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3.23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1.93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Check_20_Cel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Check_20_Cell" style:data-style-name="N116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[T] = °C</text:p>
          </table:table-cell>
          <table:table-cell table:style-name="ce4" office:value-type="string" calcext:value-type="string">
            <text:p>[T] = K</text:p>
          </table:table-cell>
          <table:table-cell table:style-name="ce4" office:value-type="string" calcext:value-type="string">
            <text:p>[Rt] = Ohm</text:p>
          </table:table-cell>
          <table:table-cell table:style-name="ce4" office:value-type="string" calcext:value-type="string">
            <text:p>[U] = V</text:p>
          </table:table-cell>
          <table:table-cell table:style-name="ce9" office:value-type="string" calcext:value-type="string">
            <text:p>ADC</text:p>
          </table:table-cell>
          <table:table-cell table:style-name="ce12" table:number-columns-repeated="251"/>
          <table:table-cell table:number-columns-repeated="768"/>
        </table:table-row>
        <table:table-row table:style-name="ro2">
          <table:table-cell table:style-name="ce2" table:formula="of:=[.B2]-273" office:value-type="float" office:value="-10" calcext:value-type="float">
            <text:p>-10</text:p>
          </table:table-cell>
          <table:table-cell table:style-name="ce5" office:value-type="float" office:value="263" calcext:value-type="float">
            <text:p>263</text:p>
          </table:table-cell>
          <table:table-cell table:style-name="ce5" table:formula="of:=[.$H$3]*EXP([.$H$5]*((1/[.B2])-(1/[.$H$6])))" office:value-type="float" office:value="45693.8891015396" calcext:value-type="float">
            <text:p>45693.8891015396</text:p>
          </table:table-cell>
          <table:table-cell table:style-name="ce7" table:formula="of:=[.$H$4]*[.$H$2]/([.$H$3]+[.C2])" office:value-type="float" office:value="0.893789639027402" calcext:value-type="float">
            <text:p>0.893789639</text:p>
          </table:table-cell>
          <table:table-cell table:style-name="ce10" table:formula="of:=1024*[.D2]/[.$H$7]" office:value-type="float" office:value="183.048118072812" calcext:value-type="float">
            <text:p>183</text:p>
          </table:table-cell>
          <table:table-cell table:style-name="ce6"/>
          <table:table-cell table:style-name="ce13" office:value-type="string" calcext:value-type="string">
            <text:p>Ub</text:p>
          </table:table-cell>
          <table:table-cell table:style-name="ce13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table:formula="of:=[.B3]-273" office:value-type="float" office:value="-9" calcext:value-type="float">
            <text:p>-9</text:p>
          </table:table-cell>
          <table:table-cell table:style-name="ce5" office:value-type="float" office:value="264" calcext:value-type="float">
            <text:p>264</text:p>
          </table:table-cell>
          <table:table-cell table:style-name="ce5" table:formula="of:=[.$H$3]*EXP([.$H$5]*((1/[.B3])-(1/[.$H$6])))" office:value-type="float" office:value="43522.7525153246" calcext:value-type="float">
            <text:p>43522.7525153246</text:p>
          </table:table-cell>
          <table:table-cell table:style-name="ce7" table:formula="of:=[.$H$4]*[.$H$2]/([.$H$3]+[.C3])" office:value-type="float" office:value="0.929978370389481" calcext:value-type="float">
            <text:p>0.9299783704</text:p>
          </table:table-cell>
          <table:table-cell table:style-name="ce10" table:formula="of:=1024*[.D3]/[.$H$7]" office:value-type="float" office:value="190.459570255766" calcext:value-type="float">
            <text:p>190</text:p>
          </table:table-cell>
          <table:table-cell table:style-name="ce6"/>
          <table:table-cell table:style-name="ce13" office:value-type="string" calcext:value-type="string">
            <text:p>Rt0</text:p>
          </table:table-cell>
          <table:table-cell table:style-name="ce13" office:value-type="float" office:value="10100" calcext:value-type="float">
            <text:p>10100</text:p>
          </table:table-cell>
          <table:table-cell table:number-columns-repeated="1016"/>
        </table:table-row>
        <table:table-row table:style-name="ro2">
          <table:table-cell table:style-name="ce2" table:formula="of:=[.B4]-273" office:value-type="float" office:value="-8" calcext:value-type="float">
            <text:p>-8</text:p>
          </table:table-cell>
          <table:table-cell table:style-name="ce5" office:value-type="float" office:value="265" calcext:value-type="float">
            <text:p>265</text:p>
          </table:table-cell>
          <table:table-cell table:style-name="ce5" table:formula="of:=[.$H$3]*EXP([.$H$5]*((1/[.B4])-(1/[.$H$6])))" office:value-type="float" office:value="41470.0104307998" calcext:value-type="float">
            <text:p>41470.0104307998</text:p>
          </table:table-cell>
          <table:table-cell table:style-name="ce7" table:formula="of:=[.$H$4]*[.$H$2]/([.$H$3]+[.C4])" office:value-type="float" office:value="0.966996120098062" calcext:value-type="float">
            <text:p>0.9669961201</text:p>
          </table:table-cell>
          <table:table-cell table:style-name="ce10" table:formula="of:=1024*[.D4]/[.$H$7]" office:value-type="float" office:value="198.040805396083" calcext:value-type="float">
            <text:p>198</text:p>
          </table:table-cell>
          <table:table-cell table:style-name="ce6"/>
          <table:table-cell table:style-name="ce13" office:value-type="string" calcext:value-type="string">
            <text:p>R1</text:p>
          </table:table-cell>
          <table:table-cell table:style-name="ce13" office:value-type="float" office:value="9590" calcext:value-type="float">
            <text:p>9590</text:p>
          </table:table-cell>
          <table:table-cell table:number-columns-repeated="1016"/>
        </table:table-row>
        <table:table-row table:style-name="ro2">
          <table:table-cell table:style-name="ce2" table:formula="of:=[.B5]-273" office:value-type="float" office:value="-7" calcext:value-type="float">
            <text:p>-7</text:p>
          </table:table-cell>
          <table:table-cell table:style-name="ce5" office:value-type="float" office:value="266" calcext:value-type="float">
            <text:p>266</text:p>
          </table:table-cell>
          <table:table-cell table:style-name="ce5" table:formula="of:=[.$H$3]*EXP([.$H$5]*((1/[.B5])-(1/[.$H$6])))" office:value-type="float" office:value="39528.4419414153" calcext:value-type="float">
            <text:p>39528.4419414153</text:p>
          </table:table-cell>
          <table:table-cell table:style-name="ce7" table:formula="of:=[.$H$4]*[.$H$2]/([.$H$3]+[.C5])" office:value-type="float" office:value="1.00482703162166" calcext:value-type="float">
            <text:p>1.0048270316</text:p>
          </table:table-cell>
          <table:table-cell table:style-name="ce10" table:formula="of:=1024*[.D5]/[.$H$7]" office:value-type="float" office:value="205.788576076115" calcext:value-type="float">
            <text:p>206</text:p>
          </table:table-cell>
          <table:table-cell table:style-name="ce6"/>
          <table:table-cell table:style-name="ce13" office:value-type="string" calcext:value-type="string">
            <text:p>B</text:p>
          </table:table-cell>
          <table:table-cell table:style-name="ce13" office:value-type="float" office:value="3380" calcext:value-type="float">
            <text:p>3380</text:p>
          </table:table-cell>
          <table:table-cell table:number-columns-repeated="1016"/>
        </table:table-row>
        <table:table-row table:style-name="ro2">
          <table:table-cell table:style-name="ce2" table:formula="of:=[.B6]-273" office:value-type="float" office:value="-6" calcext:value-type="float">
            <text:p>-6</text:p>
          </table:table-cell>
          <table:table-cell table:style-name="ce5" office:value-type="float" office:value="267" calcext:value-type="float">
            <text:p>267</text:p>
          </table:table-cell>
          <table:table-cell table:style-name="ce5" table:formula="of:=[.$H$3]*EXP([.$H$5]*((1/[.B6])-(1/[.$H$6])))" office:value-type="float" office:value="37691.3104036766" calcext:value-type="float">
            <text:p>37691.3104036766</text:p>
          </table:table-cell>
          <table:table-cell table:style-name="ce7" table:formula="of:=[.$H$4]*[.$H$2]/([.$H$3]+[.C6])" office:value-type="float" office:value="1.04345328844893" calcext:value-type="float">
            <text:p>1.0434532884</text:p>
          </table:table-cell>
          <table:table-cell table:style-name="ce10" table:formula="of:=1024*[.D6]/[.$H$7]" office:value-type="float" office:value="213.699233474341" calcext:value-type="float">
            <text:p>214</text:p>
          </table:table-cell>
          <table:table-cell table:style-name="ce6"/>
          <table:table-cell table:style-name="ce13" office:value-type="string" calcext:value-type="string">
            <text:p>T0</text:p>
          </table:table-cell>
          <table:table-cell table:style-name="ce13" table:formula="of:=25+273" office:value-type="float" office:value="298" calcext:value-type="float">
            <text:p>298</text:p>
          </table:table-cell>
          <table:table-cell table:number-columns-repeated="1016"/>
        </table:table-row>
        <table:table-row table:style-name="ro2">
          <table:table-cell table:style-name="ce2" table:formula="of:=[.B7]-273" office:value-type="float" office:value="-5" calcext:value-type="float">
            <text:p>-5</text:p>
          </table:table-cell>
          <table:table-cell table:style-name="ce5" office:value-type="float" office:value="268" calcext:value-type="float">
            <text:p>268</text:p>
          </table:table-cell>
          <table:table-cell table:style-name="ce5" table:formula="of:=[.$H$3]*EXP([.$H$5]*((1/[.B7])-(1/[.$H$6])))" office:value-type="float" office:value="35952.3281611819" calcext:value-type="float">
            <text:p>35952.3281611819</text:p>
          </table:table-cell>
          <table:table-cell table:style-name="ce7" table:formula="of:=[.$H$4]*[.$H$2]/([.$H$3]+[.C7])" office:value-type="float" office:value="1.08285513439111" calcext:value-type="float">
            <text:p>1.0828551344</text:p>
          </table:table-cell>
          <table:table-cell table:style-name="ce10" table:formula="of:=1024*[.D7]/[.$H$7]" office:value-type="float" office:value="221.768731523299" calcext:value-type="float">
            <text:p>222</text:p>
          </table:table-cell>
          <table:table-cell table:style-name="ce6"/>
          <table:table-cell table:style-name="ce13" office:value-type="string" calcext:value-type="string">
            <text:p>Uref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table:formula="of:=[.B8]-273" office:value-type="float" office:value="-4" calcext:value-type="float">
            <text:p>-4</text:p>
          </table:table-cell>
          <table:table-cell table:style-name="ce5" office:value-type="float" office:value="269" calcext:value-type="float">
            <text:p>269</text:p>
          </table:table-cell>
          <table:table-cell table:style-name="ce5" table:formula="of:=[.$H$3]*EXP([.$H$5]*((1/[.B8])-(1/[.$H$6])))" office:value-type="float" office:value="34305.6240339176" calcext:value-type="float">
            <text:p>34305.6240339176</text:p>
          </table:table-cell>
          <table:table-cell table:style-name="ce7" table:formula="of:=[.$H$4]*[.$H$2]/([.$H$3]+[.C8])" office:value-type="float" office:value="1.1230109042474" calcext:value-type="float">
            <text:p>1.1230109042</text:p>
          </table:table-cell>
          <table:table-cell table:style-name="ce10" table:formula="of:=1024*[.D8]/[.$H$7]" office:value-type="float" office:value="229.992633189868" calcext:value-type="float">
            <text:p>23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]-273" office:value-type="float" office:value="-3" calcext:value-type="float">
            <text:p>-3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[.$H$3]*EXP([.$H$5]*((1/[.B9])-(1/[.$H$6])))" office:value-type="float" office:value="32745.7133412579" calcext:value-type="float">
            <text:p>32745.7133412579</text:p>
          </table:table-cell>
          <table:table-cell table:style-name="ce7" table:formula="of:=[.$H$4]*[.$H$2]/([.$H$3]+[.C9])" office:value-type="float" office:value="1.16389706486646" calcext:value-type="float">
            <text:p>1.1638970649</text:p>
          </table:table-cell>
          <table:table-cell table:style-name="ce10" table:formula="of:=1024*[.D9]/[.$H$7]" office:value-type="float" office:value="238.366118884652" calcext:value-type="float">
            <text:p>23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]-273" office:value-type="float" office:value="-2" calcext:value-type="float">
            <text:p>-2</text:p>
          </table:table-cell>
          <table:table-cell table:style-name="ce5" office:value-type="float" office:value="271" calcext:value-type="float">
            <text:p>271</text:p>
          </table:table-cell>
          <table:table-cell table:style-name="ce5" table:formula="of:=[.$H$3]*EXP([.$H$5]*((1/[.B10])-(1/[.$H$6])))" office:value-type="float" office:value="31267.4702477025" calcext:value-type="float">
            <text:p>31267.4702477025</text:p>
          </table:table-cell>
          <table:table-cell table:style-name="ce7" table:formula="of:=[.$H$4]*[.$H$2]/([.$H$3]+[.C10])" office:value-type="float" office:value="1.20548826653884" calcext:value-type="float">
            <text:p>1.2054882665</text:p>
          </table:table-cell>
          <table:table-cell table:style-name="ce10" table:formula="of:=1024*[.D10]/[.$H$7]" office:value-type="float" office:value="246.883996987155" calcext:value-type="float">
            <text:p>24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]-273" office:value-type="float" office:value="-1" calcext:value-type="float">
            <text:p>-1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formula="of:=[.$H$3]*EXP([.$H$5]*((1/[.B11])-(1/[.$H$6])))" office:value-type="float" office:value="29866.1022390431" calcext:value-type="float">
            <text:p>29866.1022390431</text:p>
          </table:table-cell>
          <table:table-cell table:style-name="ce7" table:formula="of:=[.$H$4]*[.$H$2]/([.$H$3]+[.C11])" office:value-type="float" office:value="1.2477574045558" calcext:value-type="float">
            <text:p>1.2477574046</text:p>
          </table:table-cell>
          <table:table-cell table:style-name="ce10" table:formula="of:=1024*[.D11]/[.$H$7]" office:value-type="float" office:value="255.540716453027" calcext:value-type="float">
            <text:p>25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]-273" office:value-type="float" office:value="0" calcext:value-type="float">
            <text:p>0</text:p>
          </table:table-cell>
          <table:table-cell table:style-name="ce5" office:value-type="float" office:value="273" calcext:value-type="float">
            <text:p>273</text:p>
          </table:table-cell>
          <table:table-cell table:style-name="ce5" table:formula="of:=[.$H$3]*EXP([.$H$5]*((1/[.B12])-(1/[.$H$6])))" office:value-type="float" office:value="28537.126553557" calcext:value-type="float">
            <text:p>28537.126553557</text:p>
          </table:table-cell>
          <table:table-cell table:style-name="ce7" table:formula="of:=[.$H$4]*[.$H$2]/([.$H$3]+[.C12])" office:value-type="float" office:value="1.29067569066958" calcext:value-type="float">
            <text:p>1.2906756907</text:p>
          </table:table-cell>
          <table:table-cell table:style-name="ce10" table:formula="of:=1024*[.D12]/[.$H$7]" office:value-type="float" office:value="264.330381449129" calcext:value-type="float">
            <text:p>26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3]-273" office:value-type="float" office:value="1" calcext:value-type="float">
            <text:p>1</text:p>
          </table:table-cell>
          <table:table-cell table:style-name="ce5" office:value-type="float" office:value="274" calcext:value-type="float">
            <text:p>274</text:p>
          </table:table-cell>
          <table:table-cell table:style-name="ce5" table:formula="of:=[.$H$3]*EXP([.$H$5]*((1/[.B13])-(1/[.$H$6])))" office:value-type="float" office:value="27276.34840817" calcext:value-type="float">
            <text:p>27276.34840817</text:p>
          </table:table-cell>
          <table:table-cell table:style-name="ce7" table:formula="of:=[.$H$4]*[.$H$2]/([.$H$3]+[.C13])" office:value-type="float" office:value="1.33421273409094" calcext:value-type="float">
            <text:p>1.3342127341</text:p>
          </table:table-cell>
          <table:table-cell table:style-name="ce10" table:formula="of:=1024*[.D13]/[.$H$7]" office:value-type="float" office:value="273.246767941824" calcext:value-type="float">
            <text:p>27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4]-273" office:value-type="float" office:value="2" calcext:value-type="float">
            <text:p>2</text:p>
          </table:table-cell>
          <table:table-cell table:style-name="ce5" office:value-type="float" office:value="275" calcext:value-type="float">
            <text:p>275</text:p>
          </table:table-cell>
          <table:table-cell table:style-name="ce5" table:formula="of:=[.$H$3]*EXP([.$H$5]*((1/[.B14])-(1/[.$H$6])))" office:value-type="float" office:value="26079.8408734495" calcext:value-type="float">
            <text:p>26079.8408734495</text:p>
          </table:table-cell>
          <table:table-cell table:style-name="ce7" table:formula="of:=[.$H$4]*[.$H$2]/([.$H$3]+[.C14])" office:value-type="float" office:value="1.37833663156312" calcext:value-type="float">
            <text:p>1.3783366316</text:p>
          </table:table-cell>
          <table:table-cell table:style-name="ce10" table:formula="of:=1024*[.D14]/[.$H$7]" office:value-type="float" office:value="282.283342144127" calcext:value-type="float">
            <text:p>28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5]-273" office:value-type="float" office:value="3" calcext:value-type="float">
            <text:p>3</text:p>
          </table:table-cell>
          <table:table-cell table:style-name="ce5" office:value-type="float" office:value="276" calcext:value-type="float">
            <text:p>276</text:p>
          </table:table-cell>
          <table:table-cell table:style-name="ce5" table:formula="of:=[.$H$3]*EXP([.$H$5]*((1/[.B15])-(1/[.$H$6])))" office:value-type="float" office:value="24943.926263933" calcext:value-type="float">
            <text:p>24943.926263933</text:p>
          </table:table-cell>
          <table:table-cell table:style-name="ce7" table:formula="of:=[.$H$4]*[.$H$2]/([.$H$3]+[.C15])" office:value-type="float" office:value="1.42301406595881" calcext:value-type="float">
            <text:p>1.423014066</text:p>
          </table:table-cell>
          <table:table-cell table:style-name="ce10" table:formula="of:=1024*[.D15]/[.$H$7]" office:value-type="float" office:value="291.433280708364" calcext:value-type="float">
            <text:p>29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6]-273" office:value-type="float" office:value="4" calcext:value-type="float">
            <text:p>4</text:p>
          </table:table-cell>
          <table:table-cell table:style-name="ce5" office:value-type="float" office:value="277" calcext:value-type="float">
            <text:p>277</text:p>
          </table:table-cell>
          <table:table-cell table:style-name="ce5" table:formula="of:=[.$H$3]*EXP([.$H$5]*((1/[.B16])-(1/[.$H$6])))" office:value-type="float" office:value="23865.1589217804" calcext:value-type="float">
            <text:p>23865.1589217804</text:p>
          </table:table-cell>
          <table:table-cell table:style-name="ce7" table:formula="of:=[.$H$4]*[.$H$2]/([.$H$3]+[.C16])" office:value-type="float" office:value="1.46821041275982" calcext:value-type="float">
            <text:p>1.4682104128</text:p>
          </table:table-cell>
          <table:table-cell table:style-name="ce10" table:formula="of:=1024*[.D16]/[.$H$7]" office:value-type="float" office:value="300.689492533211" calcext:value-type="float">
            <text:p>30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7]-273" office:value-type="float" office:value="5" calcext:value-type="float">
            <text:p>5</text:p>
          </table:table-cell>
          <table:table-cell table:style-name="ce5" office:value-type="float" office:value="278" calcext:value-type="float">
            <text:p>278</text:p>
          </table:table-cell>
          <table:table-cell table:style-name="ce5" table:formula="of:=[.$H$3]*EXP([.$H$5]*((1/[.B17])-(1/[.$H$6])))" office:value-type="float" office:value="22840.3092821824" calcext:value-type="float">
            <text:p>22840.3092821824</text:p>
          </table:table-cell>
          <table:table-cell table:style-name="ce7" table:formula="of:=[.$H$4]*[.$H$2]/([.$H$3]+[.C17])" office:value-type="float" office:value="1.51388985369891" calcext:value-type="float">
            <text:p>1.5138898537</text:p>
          </table:table-cell>
          <table:table-cell table:style-name="ce10" table:formula="of:=1024*[.D17]/[.$H$7]" office:value-type="float" office:value="310.044642037537" calcext:value-type="float">
            <text:p>31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8]-273" office:value-type="float" office:value="6" calcext:value-type="float">
            <text:p>6</text:p>
          </table:table-cell>
          <table:table-cell table:style-name="ce5" office:value-type="float" office:value="279" calcext:value-type="float">
            <text:p>279</text:p>
          </table:table-cell>
          <table:table-cell table:style-name="ce5" table:formula="of:=[.$H$3]*EXP([.$H$5]*((1/[.B18])-(1/[.$H$6])))" office:value-type="float" office:value="21866.3491184498" calcext:value-type="float">
            <text:p>21866.3491184498</text:p>
          </table:table-cell>
          <table:table-cell table:style-name="ce7" table:formula="of:=[.$H$4]*[.$H$2]/([.$H$3]+[.C18])" office:value-type="float" office:value="1.56001549677182" calcext:value-type="float">
            <text:p>1.5600154968</text:p>
          </table:table-cell>
          <table:table-cell table:style-name="ce10" table:formula="of:=1024*[.D18]/[.$H$7]" office:value-type="float" office:value="319.491173738869" calcext:value-type="float">
            <text:p>31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9]-273" office:value-type="float" office:value="7" calcext:value-type="float">
            <text:p>7</text:p>
          </table:table-cell>
          <table:table-cell table:style-name="ce5" office:value-type="float" office:value="280" calcext:value-type="float">
            <text:p>280</text:p>
          </table:table-cell>
          <table:table-cell table:style-name="ce5" table:formula="of:=[.$H$3]*EXP([.$H$5]*((1/[.B19])-(1/[.$H$6])))" office:value-type="float" office:value="20940.4378733538" calcext:value-type="float">
            <text:p>20940.4378733538</text:p>
          </table:table-cell>
          <table:table-cell table:style-name="ce7" table:formula="of:=[.$H$4]*[.$H$2]/([.$H$3]+[.C19])" office:value-type="float" office:value="1.60654950176487" calcext:value-type="float">
            <text:p>1.6065495018</text:p>
          </table:table-cell>
          <table:table-cell table:style-name="ce10" table:formula="of:=1024*[.D19]/[.$H$7]" office:value-type="float" office:value="329.021337961446" calcext:value-type="float">
            <text:p>3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0]-273" office:value-type="float" office:value="8" calcext:value-type="float">
            <text:p>8</text:p>
          </table:table-cell>
          <table:table-cell table:style-name="ce5" office:value-type="float" office:value="281" calcext:value-type="float">
            <text:p>281</text:p>
          </table:table-cell>
          <table:table-cell table:style-name="ce5" table:formula="of:=[.$H$3]*EXP([.$H$5]*((1/[.B20])-(1/[.$H$6])))" office:value-type="float" office:value="20059.9099911519" calcext:value-type="float">
            <text:p>20059.9099911519</text:p>
          </table:table-cell>
          <table:table-cell table:style-name="ce7" table:formula="of:=[.$H$4]*[.$H$2]/([.$H$3]+[.C20])" office:value-type="float" office:value="1.65345321039187" calcext:value-type="float">
            <text:p>1.6534532104</text:p>
          </table:table-cell>
          <table:table-cell table:style-name="ce10" table:formula="of:=1024*[.D20]/[.$H$7]" office:value-type="float" office:value="338.627217488255" calcext:value-type="float">
            <text:p>33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1]-273" office:value-type="float" office:value="9" calcext:value-type="float">
            <text:p>9</text:p>
          </table:table-cell>
          <table:table-cell table:style-name="ce5" office:value-type="float" office:value="282" calcext:value-type="float">
            <text:p>282</text:p>
          </table:table-cell>
          <table:table-cell table:style-name="ce5" table:formula="of:=[.$H$3]*EXP([.$H$5]*((1/[.B21])-(1/[.$H$6])))" office:value-type="float" office:value="19222.2631719022" calcext:value-type="float">
            <text:p>19222.2631719022</text:p>
          </table:table-cell>
          <table:table-cell table:style-name="ce7" table:formula="of:=[.$H$4]*[.$H$2]/([.$H$3]+[.C21])" office:value-type="float" office:value="1.70068728009322" calcext:value-type="float">
            <text:p>1.7006872801</text:p>
          </table:table-cell>
          <table:table-cell table:style-name="ce10" table:formula="of:=1024*[.D21]/[.$H$7]" office:value-type="float" office:value="348.300754963092" calcext:value-type="float">
            <text:p>34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2]-273" office:value-type="float" office:value="10" calcext:value-type="float">
            <text:p>10</text:p>
          </table:table-cell>
          <table:table-cell table:style-name="ce5" office:value-type="float" office:value="283" calcext:value-type="float">
            <text:p>283</text:p>
          </table:table-cell>
          <table:table-cell table:style-name="ce5" table:formula="of:=[.$H$3]*EXP([.$H$5]*((1/[.B22])-(1/[.$H$6])))" office:value-type="float" office:value="18425.1474762006" calcext:value-type="float">
            <text:p>18425.1474762006</text:p>
          </table:table-cell>
          <table:table-cell table:style-name="ce7" table:formula="of:=[.$H$4]*[.$H$2]/([.$H$3]+[.C22])" office:value-type="float" office:value="1.74821182052105" calcext:value-type="float">
            <text:p>1.7482118205</text:p>
          </table:table-cell>
          <table:table-cell table:style-name="ce10" table:formula="of:=1024*[.D22]/[.$H$7]" office:value-type="float" office:value="358.03378084271" calcext:value-type="float">
            <text:p>35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3]-273" office:value-type="float" office:value="11" calcext:value-type="float">
            <text:p>11</text:p>
          </table:table-cell>
          <table:table-cell table:style-name="ce5" office:value-type="float" office:value="284" calcext:value-type="float">
            <text:p>284</text:p>
          </table:table-cell>
          <table:table-cell table:style-name="ce5" table:formula="of:=[.$H$3]*EXP([.$H$5]*((1/[.B23])-(1/[.$H$6])))" office:value-type="float" office:value="17666.3552144315" calcext:value-type="float">
            <text:p>17666.3552144315</text:p>
          </table:table-cell>
          <table:table-cell table:style-name="ce7" table:formula="of:=[.$H$4]*[.$H$2]/([.$H$3]+[.C23])" office:value-type="float" office:value="1.79598653171739" calcext:value-type="float">
            <text:p>1.7959865317</text:p>
          </table:table-cell>
          <table:table-cell table:style-name="ce10" table:formula="of:=1024*[.D23]/[.$H$7]" office:value-type="float" office:value="367.818041695722" calcext:value-type="float">
            <text:p>36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4]-273" office:value-type="float" office:value="12" calcext:value-type="float">
            <text:p>12</text:p>
          </table:table-cell>
          <table:table-cell table:style-name="ce5" office:value-type="float" office:value="285" calcext:value-type="float">
            <text:p>285</text:p>
          </table:table-cell>
          <table:table-cell table:style-name="ce5" table:formula="of:=[.$H$3]*EXP([.$H$5]*((1/[.B24])-(1/[.$H$6])))" office:value-type="float" office:value="16943.8115600556" calcext:value-type="float">
            <text:p>16943.8115600556</text:p>
          </table:table-cell>
          <table:table-cell table:style-name="ce7" table:formula="of:=[.$H$4]*[.$H$2]/([.$H$3]+[.C24])" office:value-type="float" office:value="1.84397084298784" calcext:value-type="float">
            <text:p>1.843970843</text:p>
          </table:table-cell>
          <table:table-cell table:style-name="ce10" table:formula="of:=1024*[.D24]/[.$H$7]" office:value-type="float" office:value="377.645228643909" calcext:value-type="float">
            <text:p>37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5]-273" office:value-type="float" office:value="13" calcext:value-type="float">
            <text:p>13</text:p>
          </table:table-cell>
          <table:table-cell table:style-name="ce5" office:value-type="float" office:value="286" calcext:value-type="float">
            <text:p>286</text:p>
          </table:table-cell>
          <table:table-cell table:style-name="ce5" table:formula="of:=[.$H$3]*EXP([.$H$5]*((1/[.B25])-(1/[.$H$6])))" office:value-type="float" office:value="16255.5658314195" calcext:value-type="float">
            <text:p>16255.5658314195</text:p>
          </table:table-cell>
          <table:table-cell table:style-name="ce7" table:formula="of:=[.$H$4]*[.$H$2]/([.$H$3]+[.C25])" office:value-type="float" office:value="1.89212405148025" calcext:value-type="float">
            <text:p>1.8921240515</text:p>
          </table:table-cell>
          <table:table-cell table:style-name="ce10" table:formula="of:=1024*[.D25]/[.$H$7]" office:value-type="float" office:value="387.507005743156" calcext:value-type="float">
            <text:p>3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6]-273" office:value-type="float" office:value="14" calcext:value-type="float">
            <text:p>14</text:p>
          </table:table-cell>
          <table:table-cell table:style-name="ce5" office:value-type="float" office:value="287" calcext:value-type="float">
            <text:p>287</text:p>
          </table:table-cell>
          <table:table-cell table:style-name="ce5" table:formula="of:=[.$H$3]*EXP([.$H$5]*((1/[.B26])-(1/[.$H$6])))" office:value-type="float" office:value="15599.7833910992" calcext:value-type="float">
            <text:p>15599.7833910992</text:p>
          </table:table-cell>
          <table:table-cell table:style-name="ce7" table:formula="of:=[.$H$4]*[.$H$2]/([.$H$3]+[.C26])" office:value-type="float" office:value="1.94040545949781" calcext:value-type="float">
            <text:p>1.9404054595</text:p>
          </table:table-cell>
          <table:table-cell table:style-name="ce10" table:formula="of:=1024*[.D26]/[.$H$7]" office:value-type="float" office:value="397.395038105151" calcext:value-type="float">
            <text:p>39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7]-273" office:value-type="float" office:value="15" calcext:value-type="float">
            <text:p>15</text:p>
          </table:table-cell>
          <table:table-cell table:style-name="ce5" office:value-type="float" office:value="288" calcext:value-type="float">
            <text:p>288</text:p>
          </table:table-cell>
          <table:table-cell table:style-name="ce5" table:formula="of:=[.$H$3]*EXP([.$H$5]*((1/[.B27])-(1/[.$H$6])))" office:value-type="float" office:value="14974.7381159286" calcext:value-type="float">
            <text:p>14974.7381159286</text:p>
          </table:table-cell>
          <table:table-cell table:style-name="ce7" table:formula="of:=[.$H$4]*[.$H$2]/([.$H$3]+[.C27])" office:value-type="float" office:value="1.98877450960581" calcext:value-type="float">
            <text:p>1.9887745096</text:p>
          </table:table-cell>
          <table:table-cell table:style-name="ce10" table:formula="of:=1024*[.D27]/[.$H$7]" office:value-type="float" office:value="407.30101956727" calcext:value-type="float">
            <text:p>40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8]-273" office:value-type="float" office:value="16" calcext:value-type="float">
            <text:p>16</text:p>
          </table:table-cell>
          <table:table-cell table:style-name="ce5" office:value-type="float" office:value="289" calcext:value-type="float">
            <text:p>289</text:p>
          </table:table-cell>
          <table:table-cell table:style-name="ce5" table:formula="of:=[.$H$3]*EXP([.$H$5]*((1/[.B28])-(1/[.$H$6])))" office:value-type="float" office:value="14378.8053946481" calcext:value-type="float">
            <text:p>14378.8053946481</text:p>
          </table:table-cell>
          <table:table-cell table:style-name="ce7" table:formula="of:=[.$H$4]*[.$H$2]/([.$H$3]+[.C28])" office:value-type="float" office:value="2.03719091663284" calcext:value-type="float">
            <text:p>2.0371909166</text:p>
          </table:table-cell>
          <table:table-cell table:style-name="ce10" table:formula="of:=1024*[.D28]/[.$H$7]" office:value-type="float" office:value="417.216699726405" calcext:value-type="float">
            <text:p>41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9]-273" office:value-type="float" office:value="17" calcext:value-type="float">
            <text:p>17</text:p>
          </table:table-cell>
          <table:table-cell table:style-name="ce5" office:value-type="float" office:value="290" calcext:value-type="float">
            <text:p>290</text:p>
          </table:table-cell>
          <table:table-cell table:style-name="ce5" table:formula="of:=[.$H$3]*EXP([.$H$5]*((1/[.B29])-(1/[.$H$6])))" office:value-type="float" office:value="13810.4556135637" calcext:value-type="float">
            <text:p>13810.4556135637</text:p>
          </table:table-cell>
          <table:table-cell table:style-name="ce7" table:formula="of:=[.$H$4]*[.$H$2]/([.$H$3]+[.C29])" office:value-type="float" office:value="2.08561479571771" calcext:value-type="float">
            <text:p>2.0856147957</text:p>
          </table:table-cell>
          <table:table-cell table:style-name="ce10" table:formula="of:=1024*[.D29]/[.$H$7]" office:value-type="float" office:value="427.133910162987" calcext:value-type="float">
            <text:p>42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0]-273" office:value-type="float" office:value="18" calcext:value-type="float">
            <text:p>18</text:p>
          </table:table-cell>
          <table:table-cell table:style-name="ce5" office:value-type="float" office:value="291" calcext:value-type="float">
            <text:p>291</text:p>
          </table:table-cell>
          <table:table-cell table:style-name="ce5" table:formula="of:=[.$H$3]*EXP([.$H$5]*((1/[.B30])-(1/[.$H$6])))" office:value-type="float" office:value="13268.2480937769" calcext:value-type="float">
            <text:p>13268.2480937769</text:p>
          </table:table-cell>
          <table:table-cell table:style-name="ce7" table:formula="of:=[.$H$4]*[.$H$2]/([.$H$3]+[.C30])" office:value-type="float" office:value="2.13400678561266" calcext:value-type="float">
            <text:p>2.1340067856</text:p>
          </table:table-cell>
          <table:table-cell table:style-name="ce10" table:formula="of:=1024*[.D30]/[.$H$7]" office:value-type="float" office:value="437.044589693473" calcext:value-type="float">
            <text:p>43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1]-273" office:value-type="float" office:value="19" calcext:value-type="float">
            <text:p>19</text:p>
          </table:table-cell>
          <table:table-cell table:style-name="ce5" office:value-type="float" office:value="292" calcext:value-type="float">
            <text:p>292</text:p>
          </table:table-cell>
          <table:table-cell table:style-name="ce5" table:formula="of:=[.$H$3]*EXP([.$H$5]*((1/[.B31])-(1/[.$H$6])))" office:value-type="float" office:value="12750.825446439" calcext:value-type="float">
            <text:p>12750.825446439</text:p>
          </table:table-cell>
          <table:table-cell table:style-name="ce7" table:formula="of:=[.$H$4]*[.$H$2]/([.$H$3]+[.C31])" office:value-type="float" office:value="2.18232816652018" calcext:value-type="float">
            <text:p>2.1823281665</text:p>
          </table:table-cell>
          <table:table-cell table:style-name="ce10" table:formula="of:=1024*[.D31]/[.$H$7]" office:value-type="float" office:value="446.940808503334" calcext:value-type="float">
            <text:p>44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2]-273" office:value-type="float" office:value="20" calcext:value-type="float">
            <text:p>20</text:p>
          </table:table-cell>
          <table:table-cell table:style-name="ce5" office:value-type="float" office:value="293" calcext:value-type="float">
            <text:p>293</text:p>
          </table:table-cell>
          <table:table-cell table:style-name="ce5" table:formula="of:=[.$H$3]*EXP([.$H$5]*((1/[.B32])-(1/[.$H$6])))" office:value-type="float" office:value="12256.9083151388" calcext:value-type="float">
            <text:p>12256.9083151388</text:p>
          </table:table-cell>
          <table:table-cell table:style-name="ce7" table:formula="of:=[.$H$4]*[.$H$2]/([.$H$3]+[.C32])" office:value-type="float" office:value="2.23054097181372" calcext:value-type="float">
            <text:p>2.2305409718</text:p>
          </table:table-cell>
          <table:table-cell table:style-name="ce10" table:formula="of:=1024*[.D32]/[.$H$7]" office:value-type="float" office:value="456.81479102745" calcext:value-type="float">
            <text:p>45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3]-273" office:value-type="float" office:value="21" calcext:value-type="float">
            <text:p>21</text:p>
          </table:table-cell>
          <table:table-cell table:style-name="ce5" office:value-type="float" office:value="294" calcext:value-type="float">
            <text:p>294</text:p>
          </table:table-cell>
          <table:table-cell table:style-name="ce5" table:formula="of:=[.$H$3]*EXP([.$H$5]*((1/[.B33])-(1/[.$H$6])))" office:value-type="float" office:value="11785.2904769632" calcext:value-type="float">
            <text:p>11785.2904769632</text:p>
          </table:table-cell>
          <table:table-cell table:style-name="ce7" table:formula="of:=[.$H$4]*[.$H$2]/([.$H$3]+[.C33])" office:value-type="float" office:value="2.27860809307018" calcext:value-type="float">
            <text:p>2.2786080931</text:p>
          </table:table-cell>
          <table:table-cell table:style-name="ce10" table:formula="of:=1024*[.D33]/[.$H$7]" office:value-type="float" office:value="466.658937460772" calcext:value-type="float">
            <text:p>46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4]-273" office:value-type="float" office:value="22" calcext:value-type="float">
            <text:p>22</text:p>
          </table:table-cell>
          <table:table-cell table:style-name="ce5" office:value-type="float" office:value="295" calcext:value-type="float">
            <text:p>295</text:p>
          </table:table-cell>
          <table:table-cell table:style-name="ce5" table:formula="of:=[.$H$3]*EXP([.$H$5]*((1/[.B34])-(1/[.$H$6])))" office:value-type="float" office:value="11334.8342759982" calcext:value-type="float">
            <text:p>11334.8342759982</text:p>
          </table:table-cell>
          <table:table-cell table:style-name="ce7" table:formula="of:=[.$H$4]*[.$H$2]/([.$H$3]+[.C34])" office:value-type="float" office:value="2.32649337792362" calcext:value-type="float">
            <text:p>2.3264933779</text:p>
          </table:table-cell>
          <table:table-cell table:style-name="ce10" table:formula="of:=1024*[.D34]/[.$H$7]" office:value-type="float" office:value="476.465843798757" calcext:value-type="float">
            <text:p>47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5]-273" office:value-type="float" office:value="23" calcext:value-type="float">
            <text:p>23</text:p>
          </table:table-cell>
          <table:table-cell table:style-name="ce5" office:value-type="float" office:value="296" calcext:value-type="float">
            <text:p>296</text:p>
          </table:table-cell>
          <table:table-cell table:style-name="ce5" table:formula="of:=[.$H$3]*EXP([.$H$5]*((1/[.B35])-(1/[.$H$6])))" office:value-type="float" office:value="10904.4663650819" calcext:value-type="float">
            <text:p>10904.4663650819</text:p>
          </table:table-cell>
          <table:table-cell table:style-name="ce7" table:formula="of:=[.$H$4]*[.$H$2]/([.$H$3]+[.C35])" office:value-type="float" office:value="2.37416172033303" calcext:value-type="float">
            <text:p>2.3741617203</text:p>
          </table:table-cell>
          <table:table-cell table:style-name="ce10" table:formula="of:=1024*[.D35]/[.$H$7]" office:value-type="float" office:value="486.228320324204" calcext:value-type="float">
            <text:p>48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6]-273" office:value-type="float" office:value="24" calcext:value-type="float">
            <text:p>24</text:p>
          </table:table-cell>
          <table:table-cell table:style-name="ce5" office:value-type="float" office:value="297" calcext:value-type="float">
            <text:p>297</text:p>
          </table:table-cell>
          <table:table-cell table:style-name="ce5" table:formula="of:=[.$H$3]*EXP([.$H$5]*((1/[.B36])-(1/[.$H$6])))" office:value-type="float" office:value="10493.1737334956" calcext:value-type="float">
            <text:p>10493.1737334956</text:p>
          </table:table-cell>
          <table:table-cell table:style-name="ce7" table:formula="of:=[.$H$4]*[.$H$2]/([.$H$3]+[.C36])" office:value-type="float" office:value="2.42157914294132" calcext:value-type="float">
            <text:p>2.4215791429</text:p>
          </table:table-cell>
          <table:table-cell table:style-name="ce10" table:formula="of:=1024*[.D36]/[.$H$7]" office:value-type="float" office:value="495.939408474383" calcext:value-type="float">
            <text:p>49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7]-273" office:value-type="float" office:value="25" calcext:value-type="float">
            <text:p>25</text:p>
          </table:table-cell>
          <table:table-cell table:style-name="ce5" office:value-type="float" office:value="298" calcext:value-type="float">
            <text:p>298</text:p>
          </table:table-cell>
          <table:table-cell table:style-name="ce5" table:formula="of:=[.$H$3]*EXP([.$H$5]*((1/[.B37])-(1/[.$H$6])))" office:value-type="float" office:value="10100" calcext:value-type="float">
            <text:p>10100</text:p>
          </table:table-cell>
          <table:table-cell table:style-name="ce7" table:formula="of:=[.$H$4]*[.$H$2]/([.$H$3]+[.C37])" office:value-type="float" office:value="2.46871287128713" calcext:value-type="float">
            <text:p>2.4687128713</text:p>
          </table:table-cell>
          <table:table-cell table:style-name="ce10" table:formula="of:=1024*[.D37]/[.$H$7]" office:value-type="float" office:value="505.592396039604" calcext:value-type="float">
            <text:p>50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8]-273" office:value-type="float" office:value="26" calcext:value-type="float">
            <text:p>26</text:p>
          </table:table-cell>
          <table:table-cell table:style-name="ce5" office:value-type="float" office:value="299" calcext:value-type="float">
            <text:p>299</text:p>
          </table:table-cell>
          <table:table-cell table:style-name="ce5" table:formula="of:=[.$H$3]*EXP([.$H$5]*((1/[.B38])-(1/[.$H$6])))" office:value-type="float" office:value="9724.04195220428" calcext:value-type="float">
            <text:p>9724.0419522043</text:p>
          </table:table-cell>
          <table:table-cell table:style-name="ce7" table:formula="of:=[.$H$4]*[.$H$2]/([.$H$3]+[.C38])" office:value-type="float" office:value="2.51553139971312" calcext:value-type="float">
            <text:p>2.5155313997</text:p>
          </table:table-cell>
          <table:table-cell table:style-name="ce10" table:formula="of:=1024*[.D38]/[.$H$7]" office:value-type="float" office:value="515.180830661247" calcext:value-type="float">
            <text:p>51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9]-273" office:value-type="float" office:value="27" calcext:value-type="float">
            <text:p>27</text:p>
          </table:table-cell>
          <table:table-cell table:style-name="ce5" office:value-type="float" office:value="300" calcext:value-type="float">
            <text:p>300</text:p>
          </table:table-cell>
          <table:table-cell table:style-name="ce5" table:formula="of:=[.$H$3]*EXP([.$H$5]*((1/[.B39])-(1/[.$H$6])))" office:value-type="float" office:value="9364.44631470662" calcext:value-type="float">
            <text:p>9364.4463147066</text:p>
          </table:table-cell>
          <table:table-cell table:style-name="ce7" table:formula="of:=[.$H$4]*[.$H$2]/([.$H$3]+[.C39])" office:value-type="float" office:value="2.56200454889495" calcext:value-type="float">
            <text:p>2.5620045489</text:p>
          </table:table-cell>
          <table:table-cell table:style-name="ce10" table:formula="of:=1024*[.D39]/[.$H$7]" office:value-type="float" office:value="524.698531613687" calcext:value-type="float">
            <text:p>52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0]-273" office:value-type="float" office:value="28" calcext:value-type="float">
            <text:p>28</text:p>
          </table:table-cell>
          <table:table-cell table:style-name="ce5" office:value-type="float" office:value="301" calcext:value-type="float">
            <text:p>301</text:p>
          </table:table-cell>
          <table:table-cell table:style-name="ce5" table:formula="of:=[.$H$3]*EXP([.$H$5]*((1/[.B40])-(1/[.$H$6])))" office:value-type="float" office:value="9020.40672977989" calcext:value-type="float">
            <text:p>9020.4067297799</text:p>
          </table:table-cell>
          <table:table-cell table:style-name="ce7" table:formula="of:=[.$H$4]*[.$H$2]/([.$H$3]+[.C40])" office:value-type="float" office:value="2.60810351499118" calcext:value-type="float">
            <text:p>2.608103515</text:p>
          </table:table-cell>
          <table:table-cell table:style-name="ce10" table:formula="of:=1024*[.D40]/[.$H$7]" office:value-type="float" office:value="534.139599870194" calcext:value-type="float">
            <text:p>53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1]-273" office:value-type="float" office:value="29" calcext:value-type="float">
            <text:p>29</text:p>
          </table:table-cell>
          <table:table-cell table:style-name="ce5" office:value-type="float" office:value="302" calcext:value-type="float">
            <text:p>302</text:p>
          </table:table-cell>
          <table:table-cell table:style-name="ce5" table:formula="of:=[.$H$3]*EXP([.$H$5]*((1/[.B41])-(1/[.$H$6])))" office:value-type="float" office:value="8691.16093560256" calcext:value-type="float">
            <text:p>8691.1609356026</text:p>
          </table:table-cell>
          <table:table-cell table:style-name="ce7" table:formula="of:=[.$H$4]*[.$H$2]/([.$H$3]+[.C41])" office:value-type="float" office:value="2.65380091048648" calcext:value-type="float">
            <text:p>2.6538009105</text:p>
          </table:table-cell>
          <table:table-cell table:style-name="ce10" table:formula="of:=1024*[.D41]/[.$H$7]" office:value-type="float" office:value="543.498426467631" calcext:value-type="float">
            <text:p>54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2]-273" office:value-type="float" office:value="30" calcext:value-type="float">
            <text:p>30</text:p>
          </table:table-cell>
          <table:table-cell table:style-name="ce5" office:value-type="float" office:value="303" calcext:value-type="float">
            <text:p>303</text:p>
          </table:table-cell>
          <table:table-cell table:style-name="ce5" table:formula="of:=[.$H$3]*EXP([.$H$5]*((1/[.B42])-(1/[.$H$6])))" office:value-type="float" office:value="8375.98812816338" calcext:value-type="float">
            <text:p>8375.9881281634</text:p>
          </table:table-cell>
          <table:table-cell table:style-name="ce7" table:formula="of:=[.$H$4]*[.$H$2]/([.$H$3]+[.C42])" office:value-type="float" office:value="2.69907079686769" calcext:value-type="float">
            <text:p>2.6990707969</text:p>
          </table:table-cell>
          <table:table-cell table:style-name="ce10" table:formula="of:=1024*[.D42]/[.$H$7]" office:value-type="float" office:value="552.769699198504" calcext:value-type="float">
            <text:p>55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3]-273" office:value-type="float" office:value="31" calcext:value-type="float">
            <text:p>31</text:p>
          </table:table-cell>
          <table:table-cell table:style-name="ce5" office:value-type="float" office:value="304" calcext:value-type="float">
            <text:p>304</text:p>
          </table:table-cell>
          <table:table-cell table:style-name="ce5" table:formula="of:=[.$H$3]*EXP([.$H$5]*((1/[.B43])-(1/[.$H$6])))" office:value-type="float" office:value="8074.20649400697" calcext:value-type="float">
            <text:p>8074.206494007</text:p>
          </table:table-cell>
          <table:table-cell table:style-name="ce7" table:formula="of:=[.$H$4]*[.$H$2]/([.$H$3]+[.C43])" office:value-type="float" office:value="2.74388870933343" calcext:value-type="float">
            <text:p>2.7438887093</text:p>
          </table:table-cell>
          <table:table-cell table:style-name="ce10" table:formula="of:=1024*[.D43]/[.$H$7]" office:value-type="float" office:value="561.948407671486" calcext:value-type="float">
            <text:p>56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4]-273" office:value-type="float" office:value="32" calcext:value-type="float">
            <text:p>32</text:p>
          </table:table-cell>
          <table:table-cell table:style-name="ce5" office:value-type="float" office:value="305" calcext:value-type="float">
            <text:p>305</text:p>
          </table:table-cell>
          <table:table-cell table:style-name="ce5" table:formula="of:=[.$H$3]*EXP([.$H$5]*((1/[.B44])-(1/[.$H$6])))" office:value-type="float" office:value="7785.17090194336" calcext:value-type="float">
            <text:p>7785.1709019434</text:p>
          </table:table-cell>
          <table:table-cell table:style-name="ce7" table:formula="of:=[.$H$4]*[.$H$2]/([.$H$3]+[.C44])" office:value-type="float" office:value="2.78823167379303" calcext:value-type="float">
            <text:p>2.7882316738</text:p>
          </table:table-cell>
          <table:table-cell table:style-name="ce10" table:formula="of:=1024*[.D44]/[.$H$7]" office:value-type="float" office:value="571.029846792813" calcext:value-type="float">
            <text:p>57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5]-273" office:value-type="float" office:value="33" calcext:value-type="float">
            <text:p>33</text:p>
          </table:table-cell>
          <table:table-cell table:style-name="ce5" office:value-type="float" office:value="306" calcext:value-type="float">
            <text:p>306</text:p>
          </table:table-cell>
          <table:table-cell table:style-name="ce5" table:formula="of:=[.$H$3]*EXP([.$H$5]*((1/[.B45])-(1/[.$H$6])))" office:value-type="float" office:value="7508.27074272514" calcext:value-type="float">
            <text:p>7508.2707427251</text:p>
          </table:table-cell>
          <table:table-cell table:style-name="ce7" table:formula="of:=[.$H$4]*[.$H$2]/([.$H$3]+[.C45])" office:value-type="float" office:value="2.8320782164599" calcext:value-type="float">
            <text:p>2.8320782165</text:p>
          </table:table-cell>
          <table:table-cell table:style-name="ce10" table:formula="of:=1024*[.D45]/[.$H$7]" office:value-type="float" office:value="580.009618730987" calcext:value-type="float">
            <text:p>58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6]-273" office:value-type="float" office:value="34" calcext:value-type="float">
            <text:p>34</text:p>
          </table:table-cell>
          <table:table-cell table:style-name="ce5" office:value-type="float" office:value="307" calcext:value-type="float">
            <text:p>307</text:p>
          </table:table-cell>
          <table:table-cell table:style-name="ce5" table:formula="of:=[.$H$3]*EXP([.$H$5]*((1/[.B46])-(1/[.$H$6])))" office:value-type="float" office:value="7242.92790650699" calcext:value-type="float">
            <text:p>7242.927906507</text:p>
          </table:table-cell>
          <table:table-cell table:style-name="ce7" table:formula="of:=[.$H$4]*[.$H$2]/([.$H$3]+[.C46])" office:value-type="float" office:value="2.87540836638603" calcext:value-type="float">
            <text:p>2.8754083664</text:p>
          </table:table-cell>
          <table:table-cell table:style-name="ce10" table:formula="of:=1024*[.D46]/[.$H$7]" office:value-type="float" office:value="588.88363343586" calcext:value-type="float">
            <text:p>58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7]-273" office:value-type="float" office:value="35" calcext:value-type="float">
            <text:p>35</text:p>
          </table:table-cell>
          <table:table-cell table:style-name="ce5" office:value-type="float" office:value="308" calcext:value-type="float">
            <text:p>308</text:p>
          </table:table-cell>
          <table:table-cell table:style-name="ce5" table:formula="of:=[.$H$3]*EXP([.$H$5]*((1/[.B47])-(1/[.$H$6])))" office:value-type="float" office:value="6988.59488865036" calcext:value-type="float">
            <text:p>6988.5948886504</text:p>
          </table:table-cell>
          <table:table-cell table:style-name="ce7" table:formula="of:=[.$H$4]*[.$H$2]/([.$H$3]+[.C47])" office:value-type="float" office:value="2.91820365132072" calcext:value-type="float">
            <text:p>2.9182036513</text:p>
          </table:table-cell>
          <table:table-cell table:style-name="ce10" table:formula="of:=1024*[.D47]/[.$H$7]" office:value-type="float" office:value="597.648107790483" calcext:value-type="float">
            <text:p>598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2" table:formula="of:=[.B48]-273" office:value-type="float" office:value="36" calcext:value-type="float">
            <text:p>36</text:p>
          </table:table-cell>
          <table:table-cell table:style-name="ce5" office:value-type="float" office:value="309" calcext:value-type="float">
            <text:p>309</text:p>
          </table:table-cell>
          <table:table-cell table:style-name="ce5" table:formula="of:=[.$H$3]*EXP([.$H$5]*((1/[.B48])-(1/[.$H$6])))" office:value-type="float" office:value="6744.75301512534" calcext:value-type="float">
            <text:p>6744.7530151253</text:p>
          </table:table-cell>
          <table:table-cell table:style-name="ce7" table:formula="of:=[.$H$4]*[.$H$2]/([.$H$3]+[.C48])" office:value-type="float" office:value="2.960447087305" calcext:value-type="float">
            <text:p>2.9604470873</text:p>
          </table:table-cell>
          <table:table-cell table:style-name="ce10" table:formula="of:=1024*[.D48]/[.$H$7]" office:value-type="float" office:value="606.299563480065" calcext:value-type="float">
            <text:p>60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9]-273" office:value-type="float" office:value="37" calcext:value-type="float">
            <text:p>37</text:p>
          </table:table-cell>
          <table:table-cell table:style-name="ce5" office:value-type="float" office:value="310" calcext:value-type="float">
            <text:p>310</text:p>
          </table:table-cell>
          <table:table-cell table:style-name="ce5" table:formula="of:=[.$H$3]*EXP([.$H$5]*((1/[.B49])-(1/[.$H$6])))" office:value-type="float" office:value="6510.91077939821" calcext:value-type="float">
            <text:p>6510.9107793982</text:p>
          </table:table-cell>
          <table:table-cell table:style-name="ce7" table:formula="of:=[.$H$4]*[.$H$2]/([.$H$3]+[.C49])" office:value-type="float" office:value="3.00212316243665" calcext:value-type="float">
            <text:p>3.0021231624</text:p>
          </table:table-cell>
          <table:table-cell table:style-name="ce10" table:formula="of:=1024*[.D49]/[.$H$7]" office:value-type="float" office:value="614.834823667026" calcext:value-type="float">
            <text:p>61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0]-273" office:value-type="float" office:value="38" calcext:value-type="float">
            <text:p>38</text:p>
          </table:table-cell>
          <table:table-cell table:style-name="ce5" office:value-type="float" office:value="311" calcext:value-type="float">
            <text:p>311</text:p>
          </table:table-cell>
          <table:table-cell table:style-name="ce5" table:formula="of:=[.$H$3]*EXP([.$H$5]*((1/[.B50])-(1/[.$H$6])))" office:value-type="float" office:value="6286.60228327987" calcext:value-type="float">
            <text:p>6286.6022832799</text:p>
          </table:table-cell>
          <table:table-cell table:style-name="ce7" table:formula="of:=[.$H$4]*[.$H$2]/([.$H$3]+[.C50])" office:value-type="float" office:value="3.04321781525649" calcext:value-type="float">
            <text:p>3.0432178153</text:p>
          </table:table-cell>
          <table:table-cell table:style-name="ce10" table:formula="of:=1024*[.D50]/[.$H$7]" office:value-type="float" office:value="623.25100856453" calcext:value-type="float">
            <text:p>62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1]-273" office:value-type="float" office:value="39" calcext:value-type="float">
            <text:p>39</text:p>
          </table:table-cell>
          <table:table-cell table:style-name="ce5" office:value-type="float" office:value="312" calcext:value-type="float">
            <text:p>312</text:p>
          </table:table-cell>
          <table:table-cell table:style-name="ce5" table:formula="of:=[.$H$3]*EXP([.$H$5]*((1/[.B51])-(1/[.$H$6])))" office:value-type="float" office:value="6071.38577475247" calcext:value-type="float">
            <text:p>6071.3857747525</text:p>
          </table:table-cell>
          <table:table-cell table:style-name="ce7" table:formula="of:=[.$H$4]*[.$H$2]/([.$H$3]+[.C51])" office:value-type="float" office:value="3.08371840821807" calcext:value-type="float">
            <text:p>3.0837184082</text:p>
          </table:table-cell>
          <table:table-cell table:style-name="ce10" table:formula="of:=1024*[.D51]/[.$H$7]" office:value-type="float" office:value="631.54553000306" calcext:value-type="float">
            <text:p>63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2]-273" office:value-type="float" office:value="40" calcext:value-type="float">
            <text:p>40</text:p>
          </table:table-cell>
          <table:table-cell table:style-name="ce5" office:value-type="float" office:value="313" calcext:value-type="float">
            <text:p>313</text:p>
          </table:table-cell>
          <table:table-cell table:style-name="ce5" table:formula="of:=[.$H$3]*EXP([.$H$5]*((1/[.B52])-(1/[.$H$6])))" office:value-type="float" office:value="5864.84227629209" calcext:value-type="float">
            <text:p>5864.8422762921</text:p>
          </table:table-cell>
          <table:table-cell table:style-name="ce7" table:formula="of:=[.$H$4]*[.$H$2]/([.$H$3]+[.C52])" office:value-type="float" office:value="3.12361369670744" calcext:value-type="float">
            <text:p>3.1236136967</text:p>
          </table:table-cell>
          <table:table-cell table:style-name="ce10" table:formula="of:=1024*[.D52]/[.$H$7]" office:value-type="float" office:value="639.716085085684" calcext:value-type="float">
            <text:p>64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3]-273" office:value-type="float" office:value="41" calcext:value-type="float">
            <text:p>41</text:p>
          </table:table-cell>
          <table:table-cell table:style-name="ce5" office:value-type="float" office:value="314" calcext:value-type="float">
            <text:p>314</text:p>
          </table:table-cell>
          <table:table-cell table:style-name="ce5" table:formula="of:=[.$H$3]*EXP([.$H$5]*((1/[.B53])-(1/[.$H$6])))" office:value-type="float" office:value="5666.57429766767" calcext:value-type="float">
            <text:p>5666.5742976677</text:p>
          </table:table-cell>
          <table:table-cell table:style-name="ce7" table:formula="of:=[.$H$4]*[.$H$2]/([.$H$3]+[.C53])" office:value-type="float" office:value="3.16289379408036" calcext:value-type="float">
            <text:p>3.1628937941</text:p>
          </table:table-cell>
          <table:table-cell table:style-name="ce10" table:formula="of:=1024*[.D53]/[.$H$7]" office:value-type="float" office:value="647.760649027658" calcext:value-type="float">
            <text:p>64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4]-273" office:value-type="float" office:value="42" calcext:value-type="float">
            <text:p>42</text:p>
          </table:table-cell>
          <table:table-cell table:style-name="ce5" office:value-type="float" office:value="315" calcext:value-type="float">
            <text:p>315</text:p>
          </table:table-cell>
          <table:table-cell table:style-name="ce5" table:formula="of:=[.$H$3]*EXP([.$H$5]*((1/[.B54])-(1/[.$H$6])))" office:value-type="float" office:value="5476.20462762404" calcext:value-type="float">
            <text:p>5476.204627624</text:p>
          </table:table-cell>
          <table:table-cell table:style-name="ce7" table:formula="of:=[.$H$4]*[.$H$2]/([.$H$3]+[.C54])" office:value-type="float" office:value="3.20155013317944" calcext:value-type="float">
            <text:p>3.2015501332</text:p>
          </table:table-cell>
          <table:table-cell table:style-name="ce10" table:formula="of:=1024*[.D54]/[.$H$7]" office:value-type="float" office:value="655.67746727515" calcext:value-type="float">
            <text:p>65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5]-273" office:value-type="float" office:value="43" calcext:value-type="float">
            <text:p>43</text:p>
          </table:table-cell>
          <table:table-cell table:style-name="ce5" office:value-type="float" office:value="316" calcext:value-type="float">
            <text:p>316</text:p>
          </table:table-cell>
          <table:table-cell table:style-name="ce5" table:formula="of:=[.$H$3]*EXP([.$H$5]*((1/[.B55])-(1/[.$H$6])))" office:value-type="float" office:value="5293.37519925179" calcext:value-type="float">
            <text:p>5293.3751992518</text:p>
          </table:table-cell>
          <table:table-cell table:style-name="ce7" table:formula="of:=[.$H$4]*[.$H$2]/([.$H$3]+[.C55])" office:value-type="float" office:value="3.23957542478558" calcext:value-type="float">
            <text:p>3.2395754248</text:p>
          </table:table-cell>
          <table:table-cell table:style-name="ce10" table:formula="of:=1024*[.D55]/[.$H$7]" office:value-type="float" office:value="663.465046996088" calcext:value-type="float">
            <text:p>66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6]-273" office:value-type="float" office:value="44" calcext:value-type="float">
            <text:p>44</text:p>
          </table:table-cell>
          <table:table-cell table:style-name="ce5" office:value-type="float" office:value="317" calcext:value-type="float">
            <text:p>317</text:p>
          </table:table-cell>
          <table:table-cell table:style-name="ce5" table:formula="of:=[.$H$3]*EXP([.$H$5]*((1/[.B56])-(1/[.$H$6])))" office:value-type="float" office:value="5117.74602421263" calcext:value-type="float">
            <text:p>5117.7460242126</text:p>
          </table:table-cell>
          <table:table-cell table:style-name="ce7" table:formula="of:=[.$H$4]*[.$H$2]/([.$H$3]+[.C56])" office:value-type="float" office:value="3.27696361344552" calcext:value-type="float">
            <text:p>3.2769636134</text:p>
          </table:table-cell>
          <table:table-cell table:style-name="ce10" table:formula="of:=1024*[.D56]/[.$H$7]" office:value-type="float" office:value="671.122148033642" calcext:value-type="float">
            <text:p>67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7]-273" office:value-type="float" office:value="45" calcext:value-type="float">
            <text:p>45</text:p>
          </table:table-cell>
          <table:table-cell table:style-name="ce5" office:value-type="float" office:value="318" calcext:value-type="float">
            <text:p>318</text:p>
          </table:table-cell>
          <table:table-cell table:style-name="ce5" table:formula="of:=[.$H$3]*EXP([.$H$5]*((1/[.B57])-(1/[.$H$6])))" office:value-type="float" office:value="4948.99419132696" calcext:value-type="float">
            <text:p>4948.994191327</text:p>
          </table:table-cell>
          <table:table-cell table:style-name="ce7" table:formula="of:=[.$H$4]*[.$H$2]/([.$H$3]+[.C57])" office:value-type="float" office:value="3.3137098311022" calcext:value-type="float">
            <text:p>3.3137098311</text:p>
          </table:table-cell>
          <table:table-cell table:style-name="ce10" table:formula="of:=1024*[.D57]/[.$H$7]" office:value-type="float" office:value="678.64777340973" calcext:value-type="float">
            <text:p>67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8]-273" office:value-type="float" office:value="46" calcext:value-type="float">
            <text:p>46</text:p>
          </table:table-cell>
          <table:table-cell table:style-name="ce5" office:value-type="float" office:value="319" calcext:value-type="float">
            <text:p>319</text:p>
          </table:table-cell>
          <table:table-cell table:style-name="ce5" table:formula="of:=[.$H$3]*EXP([.$H$5]*((1/[.B58])-(1/[.$H$6])))" office:value-type="float" office:value="4786.8129253435" calcext:value-type="float">
            <text:p>4786.8129253435</text:p>
          </table:table-cell>
          <table:table-cell table:style-name="ce7" table:formula="of:=[.$H$4]*[.$H$2]/([.$H$3]+[.C58])" office:value-type="float" office:value="3.34981034893668" calcext:value-type="float">
            <text:p>3.3498103489</text:p>
          </table:table-cell>
          <table:table-cell table:style-name="ce10" table:formula="of:=1024*[.D58]/[.$H$7]" office:value-type="float" office:value="686.041159462232" calcext:value-type="float">
            <text:p>68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9]-273" office:value-type="float" office:value="47" calcext:value-type="float">
            <text:p>47</text:p>
          </table:table-cell>
          <table:table-cell table:style-name="ce5" office:value-type="float" office:value="320" calcext:value-type="float">
            <text:p>320</text:p>
          </table:table-cell>
          <table:table-cell table:style-name="ce5" table:formula="of:=[.$H$3]*EXP([.$H$5]*((1/[.B59])-(1/[.$H$6])))" office:value-type="float" office:value="4630.91070200099" calcext:value-type="float">
            <text:p>4630.910702001</text:p>
          </table:table-cell>
          <table:table-cell table:style-name="ce7" table:formula="of:=[.$H$4]*[.$H$2]/([.$H$3]+[.C59])" office:value-type="float" office:value="3.38526252781005" calcext:value-type="float">
            <text:p>3.3852625278</text:p>
          </table:table-cell>
          <table:table-cell table:style-name="ce10" table:formula="of:=1024*[.D59]/[.$H$7]" office:value-type="float" office:value="693.301765695498" calcext:value-type="float">
            <text:p>69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0]-273" office:value-type="float" office:value="48" calcext:value-type="float">
            <text:p>48</text:p>
          </table:table-cell>
          <table:table-cell table:style-name="ce5" office:value-type="float" office:value="321" calcext:value-type="float">
            <text:p>321</text:p>
          </table:table-cell>
          <table:table-cell table:style-name="ce5" table:formula="of:=[.$H$3]*EXP([.$H$5]*((1/[.B60])-(1/[.$H$6])))" office:value-type="float" office:value="4481.01041576009" calcext:value-type="float">
            <text:p>4481.0104157601</text:p>
          </table:table-cell>
          <table:table-cell table:style-name="ce7" table:formula="of:=[.$H$4]*[.$H$2]/([.$H$3]+[.C60])" office:value-type="float" office:value="3.42006476767203" calcext:value-type="float">
            <text:p>3.4200647677</text:p>
          </table:table-cell>
          <table:table-cell table:style-name="ce10" table:formula="of:=1024*[.D60]/[.$H$7]" office:value-type="float" office:value="700.429264419232" calcext:value-type="float">
            <text:p>70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1]-273" office:value-type="float" office:value="49" calcext:value-type="float">
            <text:p>49</text:p>
          </table:table-cell>
          <table:table-cell table:style-name="ce5" office:value-type="float" office:value="322" calcext:value-type="float">
            <text:p>322</text:p>
          </table:table-cell>
          <table:table-cell table:style-name="ce5" table:formula="of:=[.$H$3]*EXP([.$H$5]*((1/[.B61])-(1/[.$H$6])))" office:value-type="float" office:value="4336.84859683319" calcext:value-type="float">
            <text:p>4336.8485968332</text:p>
          </table:table-cell>
          <table:table-cell table:style-name="ce7" table:formula="of:=[.$H$4]*[.$H$2]/([.$H$3]+[.C61])" office:value-type="float" office:value="3.45421645627972" calcext:value-type="float">
            <text:p>3.4542164563</text:p>
          </table:table-cell>
          <table:table-cell table:style-name="ce10" table:formula="of:=1024*[.D61]/[.$H$7]" office:value-type="float" office:value="707.423530246087" calcext:value-type="float">
            <text:p>70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2]-273" office:value-type="float" office:value="50" calcext:value-type="float">
            <text:p>50</text:p>
          </table:table-cell>
          <table:table-cell table:style-name="ce5" office:value-type="float" office:value="323" calcext:value-type="float">
            <text:p>323</text:p>
          </table:table-cell>
          <table:table-cell table:style-name="ce5" table:formula="of:=[.$H$3]*EXP([.$H$5]*((1/[.B62])-(1/[.$H$6])))" office:value-type="float" office:value="4198.17467436997" calcext:value-type="float">
            <text:p>4198.17467437</text:p>
          </table:table-cell>
          <table:table-cell table:style-name="ce7" table:formula="of:=[.$H$4]*[.$H$2]/([.$H$3]+[.C62])" office:value-type="float" office:value="3.48771791754582" calcext:value-type="float">
            <text:p>3.4877179175</text:p>
          </table:table-cell>
          <table:table-cell table:style-name="ce10" table:formula="of:=1024*[.D62]/[.$H$7]" office:value-type="float" office:value="714.284629513384" calcext:value-type="float">
            <text:p>71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3]-273" office:value-type="float" office:value="51" calcext:value-type="float">
            <text:p>51</text:p>
          </table:table-cell>
          <table:table-cell table:style-name="ce5" office:value-type="float" office:value="324" calcext:value-type="float">
            <text:p>324</text:p>
          </table:table-cell>
          <table:table-cell table:style-name="ce5" table:formula="of:=[.$H$3]*EXP([.$H$5]*((1/[.B63])-(1/[.$H$6])))" office:value-type="float" office:value="4064.75028287065" calcext:value-type="float">
            <text:p>4064.7502828707</text:p>
          </table:table-cell>
          <table:table-cell table:style-name="ce7" table:formula="of:=[.$H$4]*[.$H$2]/([.$H$3]+[.C63])" office:value-type="float" office:value="3.52057035981108" calcext:value-type="float">
            <text:p>3.5205703598</text:p>
          </table:table-cell>
          <table:table-cell table:style-name="ce10" table:formula="of:=1024*[.D63]/[.$H$7]" office:value-type="float" office:value="721.012809689309" calcext:value-type="float">
            <text:p>72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4]-273" office:value-type="float" office:value="52" calcext:value-type="float">
            <text:p>52</text:p>
          </table:table-cell>
          <table:table-cell table:style-name="ce5" office:value-type="float" office:value="325" calcext:value-type="float">
            <text:p>325</text:p>
          </table:table-cell>
          <table:table-cell table:style-name="ce5" table:formula="of:=[.$H$3]*EXP([.$H$5]*((1/[.B64])-(1/[.$H$6])))" office:value-type="float" office:value="3936.34860909783" calcext:value-type="float">
            <text:p>3936.3486090978</text:p>
          </table:table-cell>
          <table:table-cell table:style-name="ce7" table:formula="of:=[.$H$4]*[.$H$2]/([.$H$3]+[.C64])" office:value-type="float" office:value="3.55277582431071" calcext:value-type="float">
            <text:p>3.5527758243</text:p>
          </table:table-cell>
          <table:table-cell table:style-name="ce10" table:formula="of:=1024*[.D64]/[.$H$7]" office:value-type="float" office:value="727.608488818833" calcext:value-type="float">
            <text:p>72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5]-273" office:value-type="float" office:value="53" calcext:value-type="float">
            <text:p>53</text:p>
          </table:table-cell>
          <table:table-cell table:style-name="ce5" office:value-type="float" office:value="326" calcext:value-type="float">
            <text:p>326</text:p>
          </table:table-cell>
          <table:table-cell table:style-name="ce5" table:formula="of:=[.$H$3]*EXP([.$H$5]*((1/[.B65])-(1/[.$H$6])))" office:value-type="float" office:value="3812.75377694111" calcext:value-type="float">
            <text:p>3812.7537769411</text:p>
          </table:table-cell>
          <table:table-cell table:style-name="ce7" table:formula="of:=[.$H$4]*[.$H$2]/([.$H$3]+[.C65])" office:value-type="float" office:value="3.58433713407987" calcext:value-type="float">
            <text:p>3.5843371341</text:p>
          </table:table-cell>
          <table:table-cell table:style-name="ce10" table:formula="of:=1024*[.D65]/[.$H$7]" office:value-type="float" office:value="734.072245059558" calcext:value-type="float">
            <text:p>73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6]-273" office:value-type="float" office:value="54" calcext:value-type="float">
            <text:p>54</text:p>
          </table:table-cell>
          <table:table-cell table:style-name="ce5" office:value-type="float" office:value="327" calcext:value-type="float">
            <text:p>327</text:p>
          </table:table-cell>
          <table:table-cell table:style-name="ce5" table:formula="of:=[.$H$3]*EXP([.$H$5]*((1/[.B66])-(1/[.$H$6])))" office:value-type="float" office:value="3693.76026786056" calcext:value-type="float">
            <text:p>3693.7602678606</text:p>
          </table:table-cell>
          <table:table-cell table:style-name="ce7" table:formula="of:=[.$H$4]*[.$H$2]/([.$H$3]+[.C66])" office:value-type="float" office:value="3.61525784351874" calcext:value-type="float">
            <text:p>3.6152578435</text:p>
          </table:table-cell>
          <table:table-cell table:style-name="ce10" table:formula="of:=1024*[.D66]/[.$H$7]" office:value-type="float" office:value="740.404806352637" calcext:value-type="float">
            <text:p>74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7]-273" office:value-type="float" office:value="55" calcext:value-type="float">
            <text:p>55</text:p>
          </table:table-cell>
          <table:table-cell table:style-name="ce5" office:value-type="float" office:value="328" calcext:value-type="float">
            <text:p>328</text:p>
          </table:table-cell>
          <table:table-cell table:style-name="ce5" table:formula="of:=[.$H$3]*EXP([.$H$5]*((1/[.B67])-(1/[.$H$6])))" office:value-type="float" office:value="3579.17237469332" calcext:value-type="float">
            <text:p>3579.1723746933</text:p>
          </table:table-cell>
          <table:table-cell table:style-name="ce7" table:formula="of:=[.$H$4]*[.$H$2]/([.$H$3]+[.C67])" office:value-type="float" office:value="3.64554218881374" calcext:value-type="float">
            <text:p>3.6455421888</text:p>
          </table:table-cell>
          <table:table-cell table:style-name="ce10" table:formula="of:=1024*[.D67]/[.$H$7]" office:value-type="float" office:value="746.607040269055" calcext:value-type="float">
            <text:p>74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8]-273" office:value-type="float" office:value="56" calcext:value-type="float">
            <text:p>56</text:p>
          </table:table-cell>
          <table:table-cell table:style-name="ce5" office:value-type="float" office:value="329" calcext:value-type="float">
            <text:p>329</text:p>
          </table:table-cell>
          <table:table-cell table:style-name="ce5" table:formula="of:=[.$H$3]*EXP([.$H$5]*((1/[.B68])-(1/[.$H$6])))" office:value-type="float" office:value="3468.80368675529" calcext:value-type="float">
            <text:p>3468.8036867553</text:p>
          </table:table-cell>
          <table:table-cell table:style-name="ce7" table:formula="of:=[.$H$4]*[.$H$2]/([.$H$3]+[.C68])" office:value-type="float" office:value="3.67519503938854" calcext:value-type="float">
            <text:p>3.6751950394</text:p>
          </table:table-cell>
          <table:table-cell table:style-name="ce10" table:formula="of:=1024*[.D68]/[.$H$7]" office:value-type="float" office:value="752.679944066773" calcext:value-type="float">
            <text:p>75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9]-273" office:value-type="float" office:value="57" calcext:value-type="float">
            <text:p>57</text:p>
          </table:table-cell>
          <table:table-cell table:style-name="ce5" office:value-type="float" office:value="330" calcext:value-type="float">
            <text:p>330</text:p>
          </table:table-cell>
          <table:table-cell table:style-name="ce5" table:formula="of:=[.$H$3]*EXP([.$H$5]*((1/[.B69])-(1/[.$H$6])))" office:value-type="float" office:value="3362.47660430696" calcext:value-type="float">
            <text:p>3362.476604307</text:p>
          </table:table-cell>
          <table:table-cell table:style-name="ce7" table:formula="of:=[.$H$4]*[.$H$2]/([.$H$3]+[.C69])" office:value-type="float" office:value="3.70422185053574" calcext:value-type="float">
            <text:p>3.7042218505</text:p>
          </table:table-cell>
          <table:table-cell table:style-name="ce10" table:formula="of:=1024*[.D69]/[.$H$7]" office:value-type="float" office:value="758.624634989719" calcext:value-type="float">
            <text:p>75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0]-273" office:value-type="float" office:value="58" calcext:value-type="float">
            <text:p>58</text:p>
          </table:table-cell>
          <table:table-cell table:style-name="ce5" office:value-type="float" office:value="331" calcext:value-type="float">
            <text:p>331</text:p>
          </table:table-cell>
          <table:table-cell table:style-name="ce5" table:formula="of:=[.$H$3]*EXP([.$H$5]*((1/[.B70])-(1/[.$H$6])))" office:value-type="float" office:value="3260.02188057967" calcext:value-type="float">
            <text:p>3260.0218805797</text:p>
          </table:table-cell>
          <table:table-cell table:style-name="ce7" table:formula="of:=[.$H$4]*[.$H$2]/([.$H$3]+[.C70])" office:value-type="float" office:value="3.73262861735944" calcext:value-type="float">
            <text:p>3.7326286174</text:p>
          </table:table-cell>
          <table:table-cell table:style-name="ce10" table:formula="of:=1024*[.D70]/[.$H$7]" office:value-type="float" office:value="764.442340835214" calcext:value-type="float">
            <text:p>76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1]-273" office:value-type="float" office:value="59" calcext:value-type="float">
            <text:p>59</text:p>
          </table:table-cell>
          <table:table-cell table:style-name="ce5" office:value-type="float" office:value="332" calcext:value-type="float">
            <text:p>332</text:p>
          </table:table-cell>
          <table:table-cell table:style-name="ce5" table:formula="of:=[.$H$3]*EXP([.$H$5]*((1/[.B71])-(1/[.$H$6])))" office:value-type="float" office:value="3161.27818967733" calcext:value-type="float">
            <text:p>3161.2781896773</text:p>
          </table:table-cell>
          <table:table-cell table:style-name="ce7" table:formula="of:=[.$H$4]*[.$H$2]/([.$H$3]+[.C71])" office:value-type="float" office:value="3.76042183013833" calcext:value-type="float">
            <text:p>3.7604218301</text:p>
          </table:table-cell>
          <table:table-cell table:style-name="ce10" table:formula="of:=1024*[.D71]/[.$H$7]" office:value-type="float" office:value="770.134390812331" calcext:value-type="float">
            <text:p>77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2]-273" office:value-type="float" office:value="60" calcext:value-type="float">
            <text:p>60</text:p>
          </table:table-cell>
          <table:table-cell table:style-name="ce5" office:value-type="float" office:value="333" calcext:value-type="float">
            <text:p>333</text:p>
          </table:table-cell>
          <table:table-cell table:style-name="ce5" table:formula="of:=[.$H$3]*EXP([.$H$5]*((1/[.B72])-(1/[.$H$6])))" office:value-type="float" office:value="3066.09171877848" calcext:value-type="float">
            <text:p>3066.0917187785</text:p>
          </table:table-cell>
          <table:table-cell table:style-name="ce7" table:formula="of:=[.$H$4]*[.$H$2]/([.$H$3]+[.C72])" office:value-type="float" office:value="3.78760843120016" calcext:value-type="float">
            <text:p>3.7876084312</text:p>
          </table:table-cell>
          <table:table-cell table:style-name="ce10" table:formula="of:=1024*[.D72]/[.$H$7]" office:value-type="float" office:value="775.702206709793" calcext:value-type="float">
            <text:p>77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3]-273" office:value-type="float" office:value="61" calcext:value-type="float">
            <text:p>61</text:p>
          </table:table-cell>
          <table:table-cell table:style-name="ce5" office:value-type="float" office:value="334" calcext:value-type="float">
            <text:p>334</text:p>
          </table:table-cell>
          <table:table-cell table:style-name="ce5" table:formula="of:=[.$H$3]*EXP([.$H$5]*((1/[.B73])-(1/[.$H$6])))" office:value-type="float" office:value="2974.31578316649" calcext:value-type="float">
            <text:p>2974.3157831665</text:p>
          </table:table-cell>
          <table:table-cell table:style-name="ce7" table:formula="of:=[.$H$4]*[.$H$2]/([.$H$3]+[.C73])" office:value-type="float" office:value="3.81419577338084" calcext:value-type="float">
            <text:p>3.8141957734</text:p>
          </table:table-cell>
          <table:table-cell table:style-name="ce10" table:formula="of:=1024*[.D73]/[.$H$7]" office:value-type="float" office:value="781.147294388396" calcext:value-type="float">
            <text:p>78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4]-273" office:value-type="float" office:value="62" calcext:value-type="float">
            <text:p>62</text:p>
          </table:table-cell>
          <table:table-cell table:style-name="ce5" office:value-type="float" office:value="335" calcext:value-type="float">
            <text:p>335</text:p>
          </table:table-cell>
          <table:table-cell table:style-name="ce5" table:formula="of:=[.$H$3]*EXP([.$H$5]*((1/[.B74])-(1/[.$H$6])))" office:value-type="float" office:value="2885.81046271062" calcext:value-type="float">
            <text:p>2885.8104627106</text:p>
          </table:table-cell>
          <table:table-cell table:style-name="ce7" table:formula="of:=[.$H$4]*[.$H$2]/([.$H$3]+[.C74])" office:value-type="float" office:value="3.84019158012496" calcext:value-type="float">
            <text:p>3.8401915801</text:p>
          </table:table-cell>
          <table:table-cell table:style-name="ce10" table:formula="of:=1024*[.D74]/[.$H$7]" office:value-type="float" office:value="786.471235609593" calcext:value-type="float">
            <text:p>78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5]-273" office:value-type="float" office:value="63" calcext:value-type="float">
            <text:p>63</text:p>
          </table:table-cell>
          <table:table-cell table:style-name="ce5" office:value-type="float" office:value="336" calcext:value-type="float">
            <text:p>336</text:p>
          </table:table-cell>
          <table:table-cell table:style-name="ce5" table:formula="of:=[.$H$3]*EXP([.$H$5]*((1/[.B75])-(1/[.$H$6])))" office:value-type="float" office:value="2800.44225851023" calcext:value-type="float">
            <text:p>2800.4422585102</text:p>
          </table:table-cell>
          <table:table-cell table:style-name="ce7" table:formula="of:=[.$H$4]*[.$H$2]/([.$H$3]+[.C75])" office:value-type="float" office:value="3.86560390726937" calcext:value-type="float">
            <text:p>3.8656039073</text:p>
          </table:table-cell>
          <table:table-cell table:style-name="ce10" table:formula="of:=1024*[.D75]/[.$H$7]" office:value-type="float" office:value="791.675680208766" calcext:value-type="float">
            <text:p>79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6]-273" office:value-type="float" office:value="64" calcext:value-type="float">
            <text:p>64</text:p>
          </table:table-cell>
          <table:table-cell table:style-name="ce5" office:value-type="float" office:value="337" calcext:value-type="float">
            <text:p>337</text:p>
          </table:table-cell>
          <table:table-cell table:style-name="ce5" table:formula="of:=[.$H$3]*EXP([.$H$5]*((1/[.B76])-(1/[.$H$6])))" office:value-type="float" office:value="2718.08376849637" calcext:value-type="float">
            <text:p>2718.0837684964</text:p>
          </table:table-cell>
          <table:table-cell table:style-name="ce7" table:formula="of:=[.$H$4]*[.$H$2]/([.$H$3]+[.C76])" office:value-type="float" office:value="3.89044110653755" calcext:value-type="float">
            <text:p>3.8904411065</text:p>
          </table:table-cell>
          <table:table-cell table:style-name="ce10" table:formula="of:=1024*[.D76]/[.$H$7]" office:value-type="float" office:value="796.76233861889" calcext:value-type="float">
            <text:p>79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7]-273" office:value-type="float" office:value="65" calcext:value-type="float">
            <text:p>65</text:p>
          </table:table-cell>
          <table:table-cell table:style-name="ce5" office:value-type="float" office:value="338" calcext:value-type="float">
            <text:p>338</text:p>
          </table:table-cell>
          <table:table-cell table:style-name="ce5" table:formula="of:=[.$H$3]*EXP([.$H$5]*((1/[.B77])-(1/[.$H$6])))" office:value-type="float" office:value="2638.61338086278" calcext:value-type="float">
            <text:p>2638.6133808628</text:p>
          </table:table-cell>
          <table:table-cell table:style-name="ce7" table:formula="of:=[.$H$4]*[.$H$2]/([.$H$3]+[.C77])" office:value-type="float" office:value="3.91471179076026" calcext:value-type="float">
            <text:p>3.9147117908</text:p>
          </table:table-cell>
          <table:table-cell table:style-name="ce10" table:formula="of:=1024*[.D77]/[.$H$7]" office:value-type="float" office:value="801.732974747702" calcext:value-type="float">
            <text:p>80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8]-273" office:value-type="float" office:value="66" calcext:value-type="float">
            <text:p>66</text:p>
          </table:table-cell>
          <table:table-cell table:style-name="ce5" office:value-type="float" office:value="339" calcext:value-type="float">
            <text:p>339</text:p>
          </table:table-cell>
          <table:table-cell table:style-name="ce5" table:formula="of:=[.$H$3]*EXP([.$H$5]*((1/[.B78])-(1/[.$H$6])))" office:value-type="float" office:value="2561.91498426979" calcext:value-type="float">
            <text:p>2561.9149842698</text:p>
          </table:table-cell>
          <table:table-cell table:style-name="ce7" table:formula="of:=[.$H$4]*[.$H$2]/([.$H$3]+[.C78])" office:value-type="float" office:value="3.93842480082612" calcext:value-type="float">
            <text:p>3.9384248008</text:p>
          </table:table-cell>
          <table:table-cell table:style-name="ce10" table:formula="of:=1024*[.D78]/[.$H$7]" office:value-type="float" office:value="806.589399209189" calcext:value-type="float">
            <text:p>80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9]-273" office:value-type="float" office:value="67" calcext:value-type="float">
            <text:p>67</text:p>
          </table:table-cell>
          <table:table-cell table:style-name="ce5" office:value-type="float" office:value="340" calcext:value-type="float">
            <text:p>340</text:p>
          </table:table-cell>
          <table:table-cell table:style-name="ce5" table:formula="of:=[.$H$3]*EXP([.$H$5]*((1/[.B79])-(1/[.$H$6])))" office:value-type="float" office:value="2487.87769383163" calcext:value-type="float">
            <text:p>2487.8776938316</text:p>
          </table:table-cell>
          <table:table-cell table:style-name="ce7" table:formula="of:=[.$H$4]*[.$H$2]/([.$H$3]+[.C79])" office:value-type="float" office:value="3.96158917435594" calcext:value-type="float">
            <text:p>3.9615891744</text:p>
          </table:table-cell>
          <table:table-cell table:style-name="ce10" table:formula="of:=1024*[.D79]/[.$H$7]" office:value-type="float" office:value="811.333462908097" calcext:value-type="float">
            <text:p>81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0]-273" office:value-type="float" office:value="68" calcext:value-type="float">
            <text:p>68</text:p>
          </table:table-cell>
          <table:table-cell table:style-name="ce5" office:value-type="float" office:value="341" calcext:value-type="float">
            <text:p>341</text:p>
          </table:table-cell>
          <table:table-cell table:style-name="ce5" table:formula="of:=[.$H$3]*EXP([.$H$5]*((1/[.B80])-(1/[.$H$6])))" office:value-type="float" office:value="2416.39559196048" calcext:value-type="float">
            <text:p>2416.3955919605</text:p>
          </table:table-cell>
          <table:table-cell table:style-name="ce7" table:formula="of:=[.$H$4]*[.$H$2]/([.$H$3]+[.C80])" office:value-type="float" office:value="3.98421411608556" calcext:value-type="float">
            <text:p>3.9842141161</text:p>
          </table:table-cell>
          <table:table-cell table:style-name="ce10" table:formula="of:=1024*[.D80]/[.$H$7]" office:value-type="float" office:value="815.967050974322" calcext:value-type="float">
            <text:p>81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1]-273" office:value-type="float" office:value="69" calcext:value-type="float">
            <text:p>69</text:p>
          </table:table-cell>
          <table:table-cell table:style-name="ce5" office:value-type="float" office:value="342" calcext:value-type="float">
            <text:p>342</text:p>
          </table:table-cell>
          <table:table-cell table:style-name="ce5" table:formula="of:=[.$H$3]*EXP([.$H$5]*((1/[.B81])-(1/[.$H$6])))" office:value-type="float" office:value="2347.3674831982" calcext:value-type="float">
            <text:p>2347.3674831982</text:p>
          </table:table-cell>
          <table:table-cell table:style-name="ce7" table:formula="of:=[.$H$4]*[.$H$2]/([.$H$3]+[.C81])" office:value-type="float" office:value="4.00630896993386" calcext:value-type="float">
            <text:p>4.0063089699</text:p>
          </table:table-cell>
          <table:table-cell table:style-name="ce10" table:formula="of:=1024*[.D81]/[.$H$7]" office:value-type="float" office:value="820.492077042455" calcext:value-type="float">
            <text:p>82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2]-273" office:value-type="float" office:value="70" calcext:value-type="float">
            <text:p>70</text:p>
          </table:table-cell>
          <table:table-cell table:style-name="ce5" office:value-type="float" office:value="343" calcext:value-type="float">
            <text:p>343</text:p>
          </table:table-cell>
          <table:table-cell table:style-name="ce5" table:formula="of:=[.$H$3]*EXP([.$H$5]*((1/[.B82])-(1/[.$H$6])))" office:value-type="float" office:value="2280.69666222178" calcext:value-type="float">
            <text:p>2280.6966622218</text:p>
          </table:table-cell>
          <table:table-cell table:style-name="ce7" table:formula="of:=[.$H$4]*[.$H$2]/([.$H$3]+[.C82])" office:value-type="float" office:value="4.02788319272584" calcext:value-type="float">
            <text:p>4.0278831927</text:p>
          </table:table-cell>
          <table:table-cell table:style-name="ce10" table:formula="of:=1024*[.D82]/[.$H$7]" office:value-type="float" office:value="824.910477870252" calcext:value-type="float">
            <text:p>82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3]-273" office:value-type="float" office:value="71" calcext:value-type="float">
            <text:p>71</text:p>
          </table:table-cell>
          <table:table-cell table:style-name="ce5" office:value-type="float" office:value="344" calcext:value-type="float">
            <text:p>344</text:p>
          </table:table-cell>
          <table:table-cell table:style-name="ce5" table:formula="of:=[.$H$3]*EXP([.$H$5]*((1/[.B83])-(1/[.$H$6])))" office:value-type="float" office:value="2216.29069425883" calcext:value-type="float">
            <text:p>2216.2906942588</text:p>
          </table:table-cell>
          <table:table-cell table:style-name="ce7" table:formula="of:=[.$H$4]*[.$H$2]/([.$H$3]+[.C83])" office:value-type="float" office:value="4.04894632953456" calcext:value-type="float">
            <text:p>4.0489463295</text:p>
          </table:table-cell>
          <table:table-cell table:style-name="ce10" table:formula="of:=1024*[.D83]/[.$H$7]" office:value-type="float" office:value="829.224208288679" calcext:value-type="float">
            <text:p>8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4]-273" office:value-type="float" office:value="72" calcext:value-type="float">
            <text:p>72</text:p>
          </table:table-cell>
          <table:table-cell table:style-name="ce5" office:value-type="float" office:value="345" calcext:value-type="float">
            <text:p>345</text:p>
          </table:table-cell>
          <table:table-cell table:style-name="ce5" table:formula="of:=[.$H$3]*EXP([.$H$5]*((1/[.B84])-(1/[.$H$6])))" office:value-type="float" office:value="2154.06120719694" calcext:value-type="float">
            <text:p>2154.0612071969</text:p>
          </table:table-cell>
          <table:table-cell table:style-name="ce7" table:formula="of:=[.$H$4]*[.$H$2]/([.$H$3]+[.C84])" office:value-type="float" office:value="4.06950799060086" calcext:value-type="float">
            <text:p>4.0695079906</text:p>
          </table:table-cell>
          <table:table-cell table:style-name="ce10" table:formula="of:=1024*[.D84]/[.$H$7]" office:value-type="float" office:value="833.435236475057" calcext:value-type="float">
            <text:p>83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5]-273" office:value-type="float" office:value="73" calcext:value-type="float">
            <text:p>73</text:p>
          </table:table-cell>
          <table:table-cell table:style-name="ce5" office:value-type="float" office:value="346" calcext:value-type="float">
            <text:p>346</text:p>
          </table:table-cell>
          <table:table-cell table:style-name="ce5" table:formula="of:=[.$H$3]*EXP([.$H$5]*((1/[.B85])-(1/[.$H$6])))" office:value-type="float" office:value="2093.92369471501" calcext:value-type="float">
            <text:p>2093.923694715</text:p>
          </table:table-cell>
          <table:table-cell table:style-name="ce7" table:formula="of:=[.$H$4]*[.$H$2]/([.$H$3]+[.C85])" office:value-type="float" office:value="4.08957782978529" calcext:value-type="float">
            <text:p>4.0895778298</text:p>
          </table:table-cell>
          <table:table-cell table:style-name="ce10" table:formula="of:=1024*[.D85]/[.$H$7]" office:value-type="float" office:value="837.545539540027" calcext:value-type="float">
            <text:p>83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6]-273" office:value-type="float" office:value="74" calcext:value-type="float">
            <text:p>74</text:p>
          </table:table-cell>
          <table:table-cell table:style-name="ce5" office:value-type="float" office:value="347" calcext:value-type="float">
            <text:p>347</text:p>
          </table:table-cell>
          <table:table-cell table:style-name="ce5" table:formula="of:=[.$H$3]*EXP([.$H$5]*((1/[.B86])-(1/[.$H$6])))" office:value-type="float" office:value="2035.7973298061" calcext:value-type="float">
            <text:p>2035.7973298061</text:p>
          </table:table-cell>
          <table:table-cell table:style-name="ce7" table:formula="of:=[.$H$4]*[.$H$2]/([.$H$3]+[.C86])" office:value-type="float" office:value="4.10916552450343" calcext:value-type="float">
            <text:p>4.1091655245</text:p>
          </table:table-cell>
          <table:table-cell table:style-name="ce10" table:formula="of:=1024*[.D86]/[.$H$7]" office:value-type="float" office:value="841.557099418302" calcext:value-type="float">
            <text:p>84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7]-273" office:value-type="float" office:value="75" calcext:value-type="float">
            <text:p>75</text:p>
          </table:table-cell>
          <table:table-cell table:style-name="ce5" office:value-type="float" office:value="348" calcext:value-type="float">
            <text:p>348</text:p>
          </table:table-cell>
          <table:table-cell table:style-name="ce5" table:formula="of:=[.$H$3]*EXP([.$H$5]*((1/[.B87])-(1/[.$H$6])))" office:value-type="float" office:value="1979.60478809976" calcext:value-type="float">
            <text:p>1979.6047880998</text:p>
          </table:table-cell>
          <table:table-cell table:style-name="ce7" table:formula="of:=[.$H$4]*[.$H$2]/([.$H$3]+[.C87])" office:value-type="float" office:value="4.12828075709294" calcext:value-type="float">
            <text:p>4.1282807571</text:p>
          </table:table-cell>
          <table:table-cell table:style-name="ce10" table:formula="of:=1024*[.D87]/[.$H$7]" office:value-type="float" office:value="845.471899052634" calcext:value-type="float">
            <text:p>84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8]-273" office:value-type="float" office:value="76" calcext:value-type="float">
            <text:p>76</text:p>
          </table:table-cell>
          <table:table-cell table:style-name="ce5" office:value-type="float" office:value="349" calcext:value-type="float">
            <text:p>349</text:p>
          </table:table-cell>
          <table:table-cell table:style-name="ce5" table:formula="of:=[.$H$3]*EXP([.$H$5]*((1/[.B88])-(1/[.$H$6])))" office:value-type="float" office:value="1925.27208042809" calcext:value-type="float">
            <text:p>1925.2720804281</text:p>
          </table:table-cell>
          <table:table-cell table:style-name="ce7" table:formula="of:=[.$H$4]*[.$H$2]/([.$H$3]+[.C88])" office:value-type="float" office:value="4.14693319755845" calcext:value-type="float">
            <text:p>4.1469331976</text:p>
          </table:table-cell>
          <table:table-cell table:style-name="ce10" table:formula="of:=1024*[.D88]/[.$H$7]" office:value-type="float" office:value="849.29191885997" calcext:value-type="float">
            <text:p>84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9]-273" office:value-type="float" office:value="77" calcext:value-type="float">
            <text:p>77</text:p>
          </table:table-cell>
          <table:table-cell table:style-name="ce5" office:value-type="float" office:value="350" calcext:value-type="float">
            <text:p>350</text:p>
          </table:table-cell>
          <table:table-cell table:style-name="ce5" table:formula="of:=[.$H$3]*EXP([.$H$5]*((1/[.B89])-(1/[.$H$6])))" office:value-type="float" office:value="1872.72839411347" calcext:value-type="float">
            <text:p>1872.7283941135</text:p>
          </table:table-cell>
          <table:table-cell table:style-name="ce7" table:formula="of:=[.$H$4]*[.$H$2]/([.$H$3]+[.C89])" office:value-type="float" office:value="4.16513248763901" calcext:value-type="float">
            <text:p>4.1651324876</text:p>
          </table:table-cell>
          <table:table-cell table:style-name="ce10" table:formula="of:=1024*[.D89]/[.$H$7]" office:value-type="float" office:value="853.019133468468" calcext:value-type="float">
            <text:p>85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0]-273" office:value-type="float" office:value="78" calcext:value-type="float">
            <text:p>78</text:p>
          </table:table-cell>
          <table:table-cell table:style-name="ce5" office:value-type="float" office:value="351" calcext:value-type="float">
            <text:p>351</text:p>
          </table:table-cell>
          <table:table-cell table:style-name="ce5" table:formula="of:=[.$H$3]*EXP([.$H$5]*((1/[.B90])-(1/[.$H$6])))" office:value-type="float" office:value="1821.90594248764" calcext:value-type="float">
            <text:p>1821.9059424876</text:p>
          </table:table-cell>
          <table:table-cell table:style-name="ce7" table:formula="of:=[.$H$4]*[.$H$2]/([.$H$3]+[.C90])" office:value-type="float" office:value="4.18288822614167" calcext:value-type="float">
            <text:p>4.1828882261</text:p>
          </table:table-cell>
          <table:table-cell table:style-name="ce10" table:formula="of:=1024*[.D90]/[.$H$7]" office:value-type="float" office:value="856.655508713815" calcext:value-type="float">
            <text:p>85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1]-273" office:value-type="float" office:value="79" calcext:value-type="float">
            <text:p>79</text:p>
          </table:table-cell>
          <table:table-cell table:style-name="ce5" office:value-type="float" office:value="352" calcext:value-type="float">
            <text:p>352</text:p>
          </table:table-cell>
          <table:table-cell table:style-name="ce5" table:formula="of:=[.$H$3]*EXP([.$H$5]*((1/[.B91])-(1/[.$H$6])))" office:value-type="float" office:value="1772.73982218102" calcext:value-type="float">
            <text:p>1772.739822181</text:p>
          </table:table-cell>
          <table:table-cell table:style-name="ce7" table:formula="of:=[.$H$4]*[.$H$2]/([.$H$3]+[.C91])" office:value-type="float" office:value="4.20020995548433" calcext:value-type="float">
            <text:p>4.2002099555</text:p>
          </table:table-cell>
          <table:table-cell table:style-name="ce10" table:formula="of:=1024*[.D91]/[.$H$7]" office:value-type="float" office:value="860.202998883191" calcext:value-type="float">
            <text:p>86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2]-273" office:value-type="float" office:value="80" calcext:value-type="float">
            <text:p>80</text:p>
          </table:table-cell>
          <table:table-cell table:style-name="ce5" office:value-type="float" office:value="353" calcext:value-type="float">
            <text:p>353</text:p>
          </table:table-cell>
          <table:table-cell table:style-name="ce5" table:formula="of:=[.$H$3]*EXP([.$H$5]*((1/[.B92])-(1/[.$H$6])))" office:value-type="float" office:value="1725.16787774922" calcext:value-type="float">
            <text:p>1725.1678777492</text:p>
          </table:table-cell>
          <table:table-cell table:style-name="ce7" table:formula="of:=[.$H$4]*[.$H$2]/([.$H$3]+[.C92])" office:value-type="float" office:value="4.21710714939057" calcext:value-type="float">
            <text:p>4.2171071494</text:p>
          </table:table-cell>
          <table:table-cell table:style-name="ce10" table:formula="of:=1024*[.D92]/[.$H$7]" office:value-type="float" office:value="863.66354419519" calcext:value-type="float">
            <text:p>86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3]-273" office:value-type="float" office:value="81" calcext:value-type="float">
            <text:p>81</text:p>
          </table:table-cell>
          <table:table-cell table:style-name="ce5" office:value-type="float" office:value="354" calcext:value-type="float">
            <text:p>354</text:p>
          </table:table-cell>
          <table:table-cell table:style-name="ce5" table:formula="of:=[.$H$3]*EXP([.$H$5]*((1/[.B93])-(1/[.$H$6])))" office:value-type="float" office:value="1679.1305732293" calcext:value-type="float">
            <text:p>1679.1305732293</text:p>
          </table:table-cell>
          <table:table-cell table:style-name="ce7" table:formula="of:=[.$H$4]*[.$H$2]/([.$H$3]+[.C93])" office:value-type="float" office:value="4.2335892016798" calcext:value-type="float">
            <text:p>4.2335892017</text:p>
          </table:table-cell>
          <table:table-cell table:style-name="ce10" table:formula="of:=1024*[.D93]/[.$H$7]" office:value-type="float" office:value="867.039068504024" calcext:value-type="float">
            <text:p>86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4]-273" office:value-type="float" office:value="82" calcext:value-type="float">
            <text:p>82</text:p>
          </table:table-cell>
          <table:table-cell table:style-name="ce5" office:value-type="float" office:value="355" calcext:value-type="float">
            <text:p>355</text:p>
          </table:table-cell>
          <table:table-cell table:style-name="ce5" table:formula="of:=[.$H$3]*EXP([.$H$5]*((1/[.B94])-(1/[.$H$6])))" office:value-type="float" office:value="1634.57087024269" calcext:value-type="float">
            <text:p>1634.5708702427</text:p>
          </table:table-cell>
          <table:table-cell table:style-name="ce7" table:formula="of:=[.$H$4]*[.$H$2]/([.$H$3]+[.C94])" office:value-type="float" office:value="4.24966541609618" calcext:value-type="float">
            <text:p>4.2496654161</text:p>
          </table:table-cell>
          <table:table-cell table:style-name="ce10" table:formula="of:=1024*[.D94]/[.$H$7]" office:value-type="float" office:value="870.331477216497" calcext:value-type="float">
            <text:p>87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5]-273" office:value-type="float" office:value="83" calcext:value-type="float">
            <text:p>83</text:p>
          </table:table-cell>
          <table:table-cell table:style-name="ce5" office:value-type="float" office:value="356" calcext:value-type="float">
            <text:p>356</text:p>
          </table:table-cell>
          <table:table-cell table:style-name="ce5" table:formula="of:=[.$H$3]*EXP([.$H$5]*((1/[.B95])-(1/[.$H$6])))" office:value-type="float" office:value="1591.43411228431" calcext:value-type="float">
            <text:p>1591.4341122843</text:p>
          </table:table-cell>
          <table:table-cell table:style-name="ce7" table:formula="of:=[.$H$4]*[.$H$2]/([.$H$3]+[.C95])" office:value-type="float" office:value="4.26534499712086" calcext:value-type="float">
            <text:p>4.2653449971</text:p>
          </table:table-cell>
          <table:table-cell table:style-name="ce10" table:formula="of:=1024*[.D95]/[.$H$7]" office:value-type="float" office:value="873.542655410351" calcext:value-type="float">
            <text:p>87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6]-273" office:value-type="float" office:value="84" calcext:value-type="float">
            <text:p>84</text:p>
          </table:table-cell>
          <table:table-cell table:style-name="ce5" office:value-type="float" office:value="357" calcext:value-type="float">
            <text:p>357</text:p>
          </table:table-cell>
          <table:table-cell table:style-name="ce5" table:formula="of:=[.$H$3]*EXP([.$H$5]*((1/[.B96])-(1/[.$H$6])))" office:value-type="float" office:value="1549.66791485887" calcext:value-type="float">
            <text:p>1549.6679148589</text:p>
          </table:table-cell>
          <table:table-cell table:style-name="ce7" table:formula="of:=[.$H$4]*[.$H$2]/([.$H$3]+[.C96])" office:value-type="float" office:value="4.28063704171297" calcext:value-type="float">
            <text:p>4.2806370417</text:p>
          </table:table-cell>
          <table:table-cell table:style-name="ce10" table:formula="of:=1024*[.D96]/[.$H$7]" office:value-type="float" office:value="876.674466142817" calcext:value-type="float">
            <text:p>87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7]-273" office:value-type="float" office:value="85" calcext:value-type="float">
            <text:p>85</text:p>
          </table:table-cell>
          <table:table-cell table:style-name="ce5" office:value-type="float" office:value="358" calcext:value-type="float">
            <text:p>358</text:p>
          </table:table-cell>
          <table:table-cell table:style-name="ce5" table:formula="of:=[.$H$3]*EXP([.$H$5]*((1/[.B97])-(1/[.$H$6])))" office:value-type="float" office:value="1509.22206114499" calcext:value-type="float">
            <text:p>1509.222061145</text:p>
          </table:table-cell>
          <table:table-cell table:style-name="ce7" table:formula="of:=[.$H$4]*[.$H$2]/([.$H$3]+[.C97])" office:value-type="float" office:value="4.29555053192614" calcext:value-type="float">
            <text:p>4.2955505319</text:p>
          </table:table-cell>
          <table:table-cell table:style-name="ce10" table:formula="of:=1024*[.D97]/[.$H$7]" office:value-type="float" office:value="879.728748938473" calcext:value-type="float">
            <text:p>88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8]-273" office:value-type="float" office:value="86" calcext:value-type="float">
            <text:p>86</text:p>
          </table:table-cell>
          <table:table-cell table:style-name="ce5" office:value-type="float" office:value="359" calcext:value-type="float">
            <text:p>359</text:p>
          </table:table-cell>
          <table:table-cell table:style-name="ce5" table:formula="of:=[.$H$3]*EXP([.$H$5]*((1/[.B98])-(1/[.$H$6])))" office:value-type="float" office:value="1470.04840288673" calcext:value-type="float">
            <text:p>1470.0484028867</text:p>
          </table:table-cell>
          <table:table-cell table:style-name="ce7" table:formula="of:=[.$H$4]*[.$H$2]/([.$H$3]+[.C98])" office:value-type="float" office:value="4.31009432834853" calcext:value-type="float">
            <text:p>4.3100943283</text:p>
          </table:table-cell>
          <table:table-cell table:style-name="ce10" table:formula="of:=1024*[.D98]/[.$H$7]" office:value-type="float" office:value="882.707318445778" calcext:value-type="float">
            <text:p>88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9]-273" office:value-type="float" office:value="87" calcext:value-type="float">
            <text:p>87</text:p>
          </table:table-cell>
          <table:table-cell table:style-name="ce5" office:value-type="float" office:value="360" calcext:value-type="float">
            <text:p>360</text:p>
          </table:table-cell>
          <table:table-cell table:style-name="ce5" table:formula="of:=[.$H$3]*EXP([.$H$5]*((1/[.B99])-(1/[.$H$6])))" office:value-type="float" office:value="1432.10076622949" calcext:value-type="float">
            <text:p>1432.1007662295</text:p>
          </table:table-cell>
          <table:table-cell table:style-name="ce7" table:formula="of:=[.$H$4]*[.$H$2]/([.$H$3]+[.C99])" office:value-type="float" office:value="4.32427716431624" calcext:value-type="float">
            <text:p>4.3242771643</text:p>
          </table:table-cell>
          <table:table-cell table:style-name="ce10" table:formula="of:=1024*[.D99]/[.$H$7]" office:value-type="float" office:value="885.611963251966" calcext:value-type="float">
            <text:p>88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0]-273" office:value-type="float" office:value="88" calcext:value-type="float">
            <text:p>88</text:p>
          </table:table-cell>
          <table:table-cell table:style-name="ce5" office:value-type="float" office:value="361" calcext:value-type="float">
            <text:p>361</text:p>
          </table:table-cell>
          <table:table-cell table:style-name="ce5" table:formula="of:=[.$H$3]*EXP([.$H$5]*((1/[.B100])-(1/[.$H$6])))" office:value-type="float" office:value="1395.33486223366" calcext:value-type="float">
            <text:p>1395.3348622337</text:p>
          </table:table-cell>
          <table:table-cell table:style-name="ce7" table:formula="of:=[.$H$4]*[.$H$2]/([.$H$3]+[.C100])" office:value-type="float" office:value="4.33810764085129" calcext:value-type="float">
            <text:p>4.3381076409</text:p>
          </table:table-cell>
          <table:table-cell table:style-name="ce10" table:formula="of:=1024*[.D100]/[.$H$7]" office:value-type="float" office:value="888.444444846343" calcext:value-type="float">
            <text:p>8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1]-273" office:value-type="float" office:value="89" calcext:value-type="float">
            <text:p>89</text:p>
          </table:table-cell>
          <table:table-cell table:style-name="ce5" office:value-type="float" office:value="362" calcext:value-type="float">
            <text:p>362</text:p>
          </table:table-cell>
          <table:table-cell table:style-name="ce5" table:formula="of:=[.$H$3]*EXP([.$H$5]*((1/[.B101])-(1/[.$H$6])))" office:value-type="float" office:value="1359.70820181497" calcext:value-type="float">
            <text:p>1359.708201815</text:p>
          </table:table-cell>
          <table:table-cell table:style-name="ce7" table:formula="of:=[.$H$4]*[.$H$2]/([.$H$3]+[.C101])" office:value-type="float" office:value="4.35159422227714" calcext:value-type="float">
            <text:p>4.3515942223</text:p>
          </table:table-cell>
          <table:table-cell table:style-name="ce10" table:formula="of:=1024*[.D101]/[.$H$7]" office:value-type="float" office:value="891.206496722359" calcext:value-type="float">
            <text:p>89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2]-273" office:value-type="float" office:value="90" calcext:value-type="float">
            <text:p>90</text:p>
          </table:table-cell>
          <table:table-cell table:style-name="ce5" office:value-type="float" office:value="363" calcext:value-type="float">
            <text:p>363</text:p>
          </table:table-cell>
          <table:table-cell table:style-name="ce5" table:formula="of:=[.$H$3]*EXP([.$H$5]*((1/[.B102])-(1/[.$H$6])))" office:value-type="float" office:value="1325.1800148747" calcext:value-type="float">
            <text:p>1325.1800148747</text:p>
          </table:table-cell>
          <table:table-cell table:style-name="ce7" table:formula="of:=[.$H$4]*[.$H$2]/([.$H$3]+[.C102])" office:value-type="float" office:value="4.36474523246686" calcext:value-type="float">
            <text:p>4.3647452325</text:p>
          </table:table-cell>
          <table:table-cell table:style-name="ce10" table:formula="of:=1024*[.D102]/[.$H$7]" office:value-type="float" office:value="893.899823609213" calcext:value-type="float">
            <text:p>89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3]-273" office:value-type="float" office:value="91" calcext:value-type="float">
            <text:p>91</text:p>
          </table:table-cell>
          <table:table-cell table:style-name="ce5" office:value-type="float" office:value="364" calcext:value-type="float">
            <text:p>364</text:p>
          </table:table-cell>
          <table:table-cell table:style-name="ce5" table:formula="of:=[.$H$3]*EXP([.$H$5]*((1/[.B103])-(1/[.$H$6])))" office:value-type="float" office:value="1291.71117339675" calcext:value-type="float">
            <text:p>1291.7111733968</text:p>
          </table:table-cell>
          <table:table-cell table:style-name="ce7" table:formula="of:=[.$H$4]*[.$H$2]/([.$H$3]+[.C103])" office:value-type="float" office:value="4.3775688516803" calcext:value-type="float">
            <text:p>4.3775688517</text:p>
          </table:table-cell>
          <table:table-cell table:style-name="ce10" table:formula="of:=1024*[.D103]/[.$H$7]" office:value-type="float" office:value="896.526100824124" calcext:value-type="float">
            <text:p>89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4]-273" office:value-type="float" office:value="92" calcext:value-type="float">
            <text:p>92</text:p>
          </table:table-cell>
          <table:table-cell table:style-name="ce5" office:value-type="float" office:value="365" calcext:value-type="float">
            <text:p>365</text:p>
          </table:table-cell>
          <table:table-cell table:style-name="ce5" table:formula="of:=[.$H$3]*EXP([.$H$5]*((1/[.B104])-(1/[.$H$6])))" office:value-type="float" office:value="1259.26411830118" calcext:value-type="float">
            <text:p>1259.2641183012</text:p>
          </table:table-cell>
          <table:table-cell table:style-name="ce7" table:formula="of:=[.$H$4]*[.$H$2]/([.$H$3]+[.C104])" office:value-type="float" office:value="4.39007311394904" calcext:value-type="float">
            <text:p>4.3900731139</text:p>
          </table:table-cell>
          <table:table-cell table:style-name="ce10" table:formula="of:=1024*[.D104]/[.$H$7]" office:value-type="float" office:value="899.086973736763" calcext:value-type="float">
            <text:p>89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5]-273" office:value-type="float" office:value="93" calcext:value-type="float">
            <text:p>9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formula="of:=[.$H$3]*EXP([.$H$5]*((1/[.B105])-(1/[.$H$6])))" office:value-type="float" office:value="1227.8027898557" calcext:value-type="float">
            <text:p>1227.8027898557</text:p>
          </table:table-cell>
          <table:table-cell table:style-name="ce7" table:formula="of:=[.$H$4]*[.$H$2]/([.$H$3]+[.C105])" office:value-type="float" office:value="4.40226590496949" calcext:value-type="float">
            <text:p>4.402265905</text:p>
          </table:table-cell>
          <table:table-cell table:style-name="ce10" table:formula="of:=1024*[.D105]/[.$H$7]" office:value-type="float" office:value="901.584057337751" calcext:value-type="float">
            <text:p>90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6]-273" office:value-type="float" office:value="94" calcext:value-type="float">
            <text:p>94</text:p>
          </table:table-cell>
          <table:table-cell table:style-name="ce5" office:value-type="float" office:value="367" calcext:value-type="float">
            <text:p>367</text:p>
          </table:table-cell>
          <table:table-cell table:style-name="ce5" table:formula="of:=[.$H$3]*EXP([.$H$5]*((1/[.B106])-(1/[.$H$6])))" office:value-type="float" office:value="1197.29256145814" calcext:value-type="float">
            <text:p>1197.2925614581</text:p>
          </table:table-cell>
          <table:table-cell table:style-name="ce7" table:formula="of:=[.$H$4]*[.$H$2]/([.$H$3]+[.C106])" office:value-type="float" office:value="4.41415496046635" calcext:value-type="float">
            <text:p>4.4141549605</text:p>
          </table:table-cell>
          <table:table-cell table:style-name="ce10" table:formula="of:=1024*[.D106]/[.$H$7]" office:value-type="float" office:value="904.018935903508" calcext:value-type="float">
            <text:p>90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7]-273" office:value-type="float" office:value="95" calcext:value-type="float">
            <text:p>95</text:p>
          </table:table-cell>
          <table:table-cell table:style-name="ce5" office:value-type="float" office:value="368" calcext:value-type="float">
            <text:p>368</text:p>
          </table:table-cell>
          <table:table-cell table:style-name="ce5" table:formula="of:=[.$H$3]*EXP([.$H$5]*((1/[.B107])-(1/[.$H$6])))" office:value-type="float" office:value="1167.70017661312" calcext:value-type="float">
            <text:p>1167.7001766131</text:p>
          </table:table-cell>
          <table:table-cell table:style-name="ce7" table:formula="of:=[.$H$4]*[.$H$2]/([.$H$3]+[.C107])" office:value-type="float" office:value="4.42574786499062" calcext:value-type="float">
            <text:p>4.425747865</text:p>
          </table:table-cell>
          <table:table-cell table:style-name="ce10" table:formula="of:=1024*[.D107]/[.$H$7]" office:value-type="float" office:value="906.39316275008" calcext:value-type="float">
            <text:p>90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8]-273" office:value-type="float" office:value="96" calcext:value-type="float">
            <text:p>96</text:p>
          </table:table-cell>
          <table:table-cell table:style-name="ce5" office:value-type="float" office:value="369" calcext:value-type="float">
            <text:p>369</text:p>
          </table:table-cell>
          <table:table-cell table:style-name="ce5" table:formula="of:=[.$H$3]*EXP([.$H$5]*((1/[.B108])-(1/[.$H$6])))" office:value-type="float" office:value="1138.9936889364" calcext:value-type="float">
            <text:p>1138.9936889364</text:p>
          </table:table-cell>
          <table:table-cell table:style-name="ce7" table:formula="of:=[.$H$4]*[.$H$2]/([.$H$3]+[.C108])" office:value-type="float" office:value="4.43705205111822" calcext:value-type="float">
            <text:p>4.4370520511</text:p>
          </table:table-cell>
          <table:table-cell table:style-name="ce10" table:formula="of:=1024*[.D108]/[.$H$7]" office:value-type="float" office:value="908.708260069012" calcext:value-type="float">
            <text:p>90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9]-273" office:value-type="float" office:value="97" calcext:value-type="float">
            <text:p>97</text:p>
          </table:table-cell>
          <table:table-cell table:style-name="ce5" office:value-type="float" office:value="370" calcext:value-type="float">
            <text:p>370</text:p>
          </table:table-cell>
          <table:table-cell table:style-name="ce5" table:formula="of:=[.$H$3]*EXP([.$H$5]*((1/[.B109])-(1/[.$H$6])))" office:value-type="float" office:value="1111.14240502945" calcext:value-type="float">
            <text:p>1111.1424050295</text:p>
          </table:table-cell>
          <table:table-cell table:style-name="ce7" table:formula="of:=[.$H$4]*[.$H$2]/([.$H$3]+[.C109])" office:value-type="float" office:value="4.44807479901679" calcext:value-type="float">
            <text:p>4.448074799</text:p>
          </table:table-cell>
          <table:table-cell table:style-name="ce10" table:formula="of:=1024*[.D109]/[.$H$7]" office:value-type="float" office:value="910.965718838639" calcext:value-type="float">
            <text:p>91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0]-273" office:value-type="float" office:value="98" calcext:value-type="float">
            <text:p>98</text:p>
          </table:table-cell>
          <table:table-cell table:style-name="ce5" office:value-type="float" office:value="371" calcext:value-type="float">
            <text:p>371</text:p>
          </table:table-cell>
          <table:table-cell table:style-name="ce5" table:formula="of:=[.$H$3]*EXP([.$H$5]*((1/[.B110])-(1/[.$H$6])))" office:value-type="float" office:value="1084.11683007579" calcext:value-type="float">
            <text:p>1084.1168300758</text:p>
          </table:table-cell>
          <table:table-cell table:style-name="ce7" table:formula="of:=[.$H$4]*[.$H$2]/([.$H$3]+[.C110])" office:value-type="float" office:value="4.45882323635044" calcext:value-type="float">
            <text:p>4.4588232364</text:p>
          </table:table-cell>
          <table:table-cell table:style-name="ce10" table:formula="of:=1024*[.D110]/[.$H$7]" office:value-type="float" office:value="913.166998804571" calcext:value-type="float">
            <text:p>91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1]-273" office:value-type="float" office:value="99" calcext:value-type="float">
            <text:p>99</text:p>
          </table:table-cell>
          <table:table-cell table:style-name="ce5" office:value-type="float" office:value="372" calcext:value-type="float">
            <text:p>372</text:p>
          </table:table-cell>
          <table:table-cell table:style-name="ce5" table:formula="of:=[.$H$3]*EXP([.$H$5]*((1/[.B111])-(1/[.$H$6])))" office:value-type="float" office:value="1057.88861601875" calcext:value-type="float">
            <text:p>1057.8886160188</text:p>
          </table:table-cell>
          <table:table-cell table:style-name="ce7" table:formula="of:=[.$H$4]*[.$H$2]/([.$H$3]+[.C111])" office:value-type="float" office:value="4.46930433849352" calcext:value-type="float">
            <text:p>4.4693043385</text:p>
          </table:table-cell>
          <table:table-cell table:style-name="ce10" table:formula="of:=1024*[.D111]/[.$H$7]" office:value-type="float" office:value="915.313528523472" calcext:value-type="float">
            <text:p>91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2]-273" office:value-type="float" office:value="100" calcext:value-type="float">
            <text:p>100</text:p>
          </table:table-cell>
          <table:table-cell table:style-name="ce5" office:value-type="float" office:value="373" calcext:value-type="float">
            <text:p>373</text:p>
          </table:table-cell>
          <table:table-cell table:style-name="ce5" table:formula="of:=[.$H$3]*EXP([.$H$5]*((1/[.B112])-(1/[.$H$6])))" office:value-type="float" office:value="1032.43051218805" calcext:value-type="float">
            <text:p>1032.4305121881</text:p>
          </table:table-cell>
          <table:table-cell table:style-name="ce7" table:formula="of:=[.$H$4]*[.$H$2]/([.$H$3]+[.C112])" office:value-type="float" office:value="4.47952492902636" calcext:value-type="float">
            <text:p>4.479524929</text:p>
          </table:table-cell>
          <table:table-cell table:style-name="ce10" table:formula="of:=1024*[.D112]/[.$H$7]" office:value-type="float" office:value="917.406705464598" calcext:value-type="float">
            <text:p>91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3]-273" office:value-type="float" office:value="101" calcext:value-type="float">
            <text:p>101</text:p>
          </table:table-cell>
          <table:table-cell table:style-name="ce5" office:value-type="float" office:value="374" calcext:value-type="float">
            <text:p>374</text:p>
          </table:table-cell>
          <table:table-cell table:style-name="ce5" table:formula="of:=[.$H$3]*EXP([.$H$5]*((1/[.B113])-(1/[.$H$6])))" office:value-type="float" office:value="1007.7163182501" calcext:value-type="float">
            <text:p>1007.7163182501</text:p>
          </table:table-cell>
          <table:table-cell table:style-name="ce7" table:formula="of:=[.$H$4]*[.$H$2]/([.$H$3]+[.C113])" office:value-type="float" office:value="4.48949168048758" calcext:value-type="float">
            <text:p>4.4894916805</text:p>
          </table:table-cell>
          <table:table-cell table:style-name="ce10" table:formula="of:=1024*[.D113]/[.$H$7]" office:value-type="float" office:value="919.447896163857" calcext:value-type="float">
            <text:p>91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4]-273" office:value-type="float" office:value="102" calcext:value-type="float">
            <text:p>102</text:p>
          </table:table-cell>
          <table:table-cell table:style-name="ce5" office:value-type="float" office:value="375" calcext:value-type="float">
            <text:p>375</text:p>
          </table:table-cell>
          <table:table-cell table:style-name="ce5" table:formula="of:=[.$H$3]*EXP([.$H$5]*((1/[.B114])-(1/[.$H$6])))" office:value-type="float" office:value="983.720839363551" calcext:value-type="float">
            <text:p>983.7208393636</text:p>
          </table:table-cell>
          <table:table-cell table:style-name="ce7" table:formula="of:=[.$H$4]*[.$H$2]/([.$H$3]+[.C114])" office:value-type="float" office:value="4.49921111535894" calcext:value-type="float">
            <text:p>4.4992111154</text:p>
          </table:table-cell>
          <table:table-cell table:style-name="ce10" table:formula="of:=1024*[.D114]/[.$H$7]" office:value-type="float" office:value="921.438436425511" calcext:value-type="float">
            <text:p>92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5]-273" office:value-type="float" office:value="103" calcext:value-type="float">
            <text:p>103</text:p>
          </table:table-cell>
          <table:table-cell table:style-name="ce5" office:value-type="float" office:value="376" calcext:value-type="float">
            <text:p>376</text:p>
          </table:table-cell>
          <table:table-cell table:style-name="ce5" table:formula="of:=[.$H$3]*EXP([.$H$5]*((1/[.B115])-(1/[.$H$6])))" office:value-type="float" office:value="960.419843428232" calcext:value-type="float">
            <text:p>960.4198434282</text:p>
          </table:table-cell>
          <table:table-cell table:style-name="ce7" table:formula="of:=[.$H$4]*[.$H$2]/([.$H$3]+[.C115])" office:value-type="float" office:value="4.50868960726026" calcext:value-type="float">
            <text:p>4.5086896073</text:p>
          </table:table-cell>
          <table:table-cell table:style-name="ce10" table:formula="of:=1024*[.D115]/[.$H$7]" office:value-type="float" office:value="923.379631566901" calcext:value-type="float">
            <text:p>92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6]-273" office:value-type="float" office:value="104" calcext:value-type="float">
            <text:p>104</text:p>
          </table:table-cell>
          <table:table-cell table:style-name="ce5" office:value-type="float" office:value="377" calcext:value-type="float">
            <text:p>377</text:p>
          </table:table-cell>
          <table:table-cell table:style-name="ce5" table:formula="of:=[.$H$3]*EXP([.$H$5]*((1/[.B116])-(1/[.$H$6])))" office:value-type="float" office:value="937.790020321743" calcext:value-type="float">
            <text:p>937.7900203217</text:p>
          </table:table-cell>
          <table:table-cell table:style-name="ce7" table:formula="of:=[.$H$4]*[.$H$2]/([.$H$3]+[.C116])" office:value-type="float" office:value="4.51793338233358" calcext:value-type="float">
            <text:p>4.5179333823</text:p>
          </table:table-cell>
          <table:table-cell table:style-name="ce10" table:formula="of:=1024*[.D116]/[.$H$7]" office:value-type="float" office:value="925.272756701916" calcext:value-type="float">
            <text:p>92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7]-273" office:value-type="float" office:value="105" calcext:value-type="float">
            <text:p>105</text:p>
          </table:table-cell>
          <table:table-cell table:style-name="ce5" office:value-type="float" office:value="378" calcext:value-type="float">
            <text:p>378</text:p>
          </table:table-cell>
          <table:table-cell table:style-name="ce5" table:formula="of:=[.$H$3]*EXP([.$H$5]*((1/[.B117])-(1/[.$H$6])))" office:value-type="float" office:value="915.808943023593" calcext:value-type="float">
            <text:p>915.8089430236</text:p>
          </table:table-cell>
          <table:table-cell table:style-name="ce7" table:formula="of:=[.$H$4]*[.$H$2]/([.$H$3]+[.C117])" office:value-type="float" office:value="4.52694852079673" calcext:value-type="float">
            <text:p>4.5269485208</text:p>
          </table:table-cell>
          <table:table-cell table:style-name="ce10" table:formula="of:=1024*[.D117]/[.$H$7]" office:value-type="float" office:value="927.11905705917" calcext:value-type="float">
            <text:p>92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8]-273" office:value-type="float" office:value="106" calcext:value-type="float">
            <text:p>106</text:p>
          </table:table-cell>
          <table:table-cell table:style-name="ce5" office:value-type="float" office:value="379" calcext:value-type="float">
            <text:p>379</text:p>
          </table:table-cell>
          <table:table-cell table:style-name="ce5" table:formula="of:=[.$H$3]*EXP([.$H$5]*((1/[.B118])-(1/[.$H$6])))" office:value-type="float" office:value="894.455030532283" calcext:value-type="float">
            <text:p>894.4550305323</text:p>
          </table:table-cell>
          <table:table-cell table:style-name="ce7" table:formula="of:=[.$H$4]*[.$H$2]/([.$H$3]+[.C118])" office:value-type="float" office:value="4.53574095864811" calcext:value-type="float">
            <text:p>4.5357409586</text:p>
          </table:table-cell>
          <table:table-cell table:style-name="ce10" table:formula="of:=1024*[.D118]/[.$H$7]" office:value-type="float" office:value="928.919748331132" calcext:value-type="float">
            <text:p>9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9]-273" office:value-type="float" office:value="107" calcext:value-type="float">
            <text:p>107</text:p>
          </table:table-cell>
          <table:table-cell table:style-name="ce5" office:value-type="float" office:value="380" calcext:value-type="float">
            <text:p>380</text:p>
          </table:table-cell>
          <table:table-cell table:style-name="ce5" table:formula="of:=[.$H$3]*EXP([.$H$5]*((1/[.B119])-(1/[.$H$6])))" office:value-type="float" office:value="873.707512485773" calcext:value-type="float">
            <text:p>873.7075124858</text:p>
          </table:table-cell>
          <table:table-cell table:style-name="ce7" table:formula="of:=[.$H$4]*[.$H$2]/([.$H$3]+[.C119])" office:value-type="float" office:value="4.54431648950555" calcext:value-type="float">
            <text:p>4.5443164895</text:p>
          </table:table-cell>
          <table:table-cell table:style-name="ce10" table:formula="of:=1024*[.D119]/[.$H$7]" office:value-type="float" office:value="930.676017050736" calcext:value-type="float">
            <text:p>93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0]-273" office:value-type="float" office:value="108" calcext:value-type="float">
            <text:p>108</text:p>
          </table:table-cell>
          <table:table-cell table:style-name="ce5" office:value-type="float" office:value="381" calcext:value-type="float">
            <text:p>381</text:p>
          </table:table-cell>
          <table:table-cell table:style-name="ce5" table:formula="of:=[.$H$3]*EXP([.$H$5]*((1/[.B120])-(1/[.$H$6])))" office:value-type="float" office:value="853.546395400617" calcext:value-type="float">
            <text:p>853.5463954006</text:p>
          </table:table-cell>
          <table:table-cell table:style-name="ce7" table:formula="of:=[.$H$4]*[.$H$2]/([.$H$3]+[.C120])" office:value-type="float" office:value="4.55268076656338" calcext:value-type="float">
            <text:p>4.5526807666</text:p>
          </table:table-cell>
          <table:table-cell table:style-name="ce10" table:formula="of:=1024*[.D120]/[.$H$7]" office:value-type="float" office:value="932.38902099218" calcext:value-type="float">
            <text:p>93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1]-273" office:value-type="float" office:value="109" calcext:value-type="float">
            <text:p>109</text:p>
          </table:table-cell>
          <table:table-cell table:style-name="ce5" office:value-type="float" office:value="382" calcext:value-type="float">
            <text:p>382</text:p>
          </table:table-cell>
          <table:table-cell table:style-name="ce5" table:formula="of:=[.$H$3]*EXP([.$H$5]*((1/[.B121])-(1/[.$H$6])))" office:value-type="float" office:value="833.952430449537" calcext:value-type="float">
            <text:p>833.9524304495</text:p>
          </table:table-cell>
          <table:table-cell table:style-name="ce7" table:formula="of:=[.$H$4]*[.$H$2]/([.$H$3]+[.C121])" office:value-type="float" office:value="4.56083930465296" calcext:value-type="float">
            <text:p>4.5608393047</text:p>
          </table:table-cell>
          <table:table-cell table:style-name="ce10" table:formula="of:=1024*[.D121]/[.$H$7]" office:value-type="float" office:value="934.059889592926" calcext:value-type="float">
            <text:p>93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2]-273" office:value-type="float" office:value="110" calcext:value-type="float">
            <text:p>110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$H$3]*EXP([.$H$5]*((1/[.B122])-(1/[.$H$6])))" office:value-type="float" office:value="814.907082701519" calcext:value-type="float">
            <text:p>814.9070827015</text:p>
          </table:table-cell>
          <table:table-cell table:style-name="ce7" table:formula="of:=[.$H$4]*[.$H$2]/([.$H$3]+[.C122])" office:value-type="float" office:value="4.56879748239298" calcext:value-type="float">
            <text:p>4.5687974824</text:p>
          </table:table-cell>
          <table:table-cell table:style-name="ce10" table:formula="of:=1024*[.D122]/[.$H$7]" office:value-type="float" office:value="935.689724394082" calcext:value-type="float">
            <text:p>93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3]-273" office:value-type="float" office:value="111" calcext:value-type="float">
            <text:p>111</text:p>
          </table:table-cell>
          <table:table-cell table:style-name="ce5" office:value-type="float" office:value="384" calcext:value-type="float">
            <text:p>384</text:p>
          </table:table-cell>
          <table:table-cell table:style-name="ce5" table:formula="of:=[.$H$3]*EXP([.$H$5]*((1/[.B123])-(1/[.$H$6])))" office:value-type="float" office:value="796.392501752508" calcext:value-type="float">
            <text:p>796.3925017525</text:p>
          </table:table-cell>
          <table:table-cell table:style-name="ce7" table:formula="of:=[.$H$4]*[.$H$2]/([.$H$3]+[.C123])" office:value-type="float" office:value="4.57656054441684" calcext:value-type="float">
            <text:p>4.5765605444</text:p>
          </table:table-cell>
          <table:table-cell table:style-name="ce10" table:formula="of:=1024*[.D123]/[.$H$7]" office:value-type="float" office:value="937.279599496568" calcext:value-type="float">
            <text:p>93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4]-273" office:value-type="float" office:value="112" calcext:value-type="float">
            <text:p>112</text:p>
          </table:table-cell>
          <table:table-cell table:style-name="ce5" office:value-type="float" office:value="385" calcext:value-type="float">
            <text:p>385</text:p>
          </table:table-cell>
          <table:table-cell table:style-name="ce5" table:formula="of:=[.$H$3]*EXP([.$H$5]*((1/[.B124])-(1/[.$H$6])))" office:value-type="float" office:value="778.391493678594" calcext:value-type="float">
            <text:p>778.3914936786</text:p>
          </table:table-cell>
          <table:table-cell table:style-name="ce7" table:formula="of:=[.$H$4]*[.$H$2]/([.$H$3]+[.C124])" office:value-type="float" office:value="4.58413360366541" calcext:value-type="float">
            <text:p>4.5841336037</text:p>
          </table:table-cell>
          <table:table-cell table:style-name="ce10" table:formula="of:=1024*[.D124]/[.$H$7]" office:value-type="float" office:value="938.830562030676" calcext:value-type="float">
            <text:p>93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5]-273" office:value-type="float" office:value="113" calcext:value-type="float">
            <text:p>113</text:p>
          </table:table-cell>
          <table:table-cell table:style-name="ce5" office:value-type="float" office:value="386" calcext:value-type="float">
            <text:p>386</text:p>
          </table:table-cell>
          <table:table-cell table:style-name="ce5" table:formula="of:=[.$H$3]*EXP([.$H$5]*((1/[.B125])-(1/[.$H$6])))" office:value-type="float" office:value="760.887494247172" calcext:value-type="float">
            <text:p>760.8874942472</text:p>
          </table:table-cell>
          <table:table-cell table:style-name="ce7" table:formula="of:=[.$H$4]*[.$H$2]/([.$H$3]+[.C125])" office:value-type="float" office:value="4.59152164373439" calcext:value-type="float">
            <text:p>4.5915216437</text:p>
          </table:table-cell>
          <table:table-cell table:style-name="ce10" table:formula="of:=1024*[.D125]/[.$H$7]" office:value-type="float" office:value="940.343632636802" calcext:value-type="float">
            <text:p>94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6]-273" office:value-type="float" office:value="114" calcext:value-type="float">
            <text:p>114</text:p>
          </table:table-cell>
          <table:table-cell table:style-name="ce5" office:value-type="float" office:value="387" calcext:value-type="float">
            <text:p>387</text:p>
          </table:table-cell>
          <table:table-cell table:style-name="ce5" table:formula="of:=[.$H$3]*EXP([.$H$5]*((1/[.B126])-(1/[.$H$6])))" office:value-type="float" office:value="743.864543324928" calcext:value-type="float">
            <text:p>743.8645433249</text:p>
          </table:table-cell>
          <table:table-cell table:style-name="ce7" table:formula="of:=[.$H$4]*[.$H$2]/([.$H$3]+[.C126])" office:value-type="float" office:value="4.59872952126618" calcext:value-type="float">
            <text:p>4.5987295213</text:p>
          </table:table-cell>
          <table:table-cell table:style-name="ce10" table:formula="of:=1024*[.D126]/[.$H$7]" office:value-type="float" office:value="941.819805955315" calcext:value-type="float">
            <text:p>94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7]-273" office:value-type="float" office:value="115" calcext:value-type="float">
            <text:p>1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table:formula="of:=[.$H$3]*EXP([.$H$5]*((1/[.B127])-(1/[.$H$6])))" office:value-type="float" office:value="727.307260424706" calcext:value-type="float">
            <text:p>727.3072604247</text:p>
          </table:table-cell>
          <table:table-cell table:style-name="ce7" table:formula="of:=[.$H$4]*[.$H$2]/([.$H$3]+[.C127])" office:value-type="float" office:value="4.60576196837734" calcext:value-type="float">
            <text:p>4.6057619684</text:p>
          </table:table-cell>
          <table:table-cell table:style-name="ce10" table:formula="of:=1024*[.D127]/[.$H$7]" office:value-type="float" office:value="943.26005112368" calcext:value-type="float">
            <text:p>94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8]-273" office:value-type="float" office:value="116" calcext:value-type="float">
            <text:p>116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formula="of:=[.$H$3]*EXP([.$H$5]*((1/[.B128])-(1/[.$H$6])))" office:value-type="float" office:value="711.200821336329" calcext:value-type="float">
            <text:p>711.2008213363</text:p>
          </table:table-cell>
          <table:table-cell table:style-name="ce7" table:formula="of:=[.$H$4]*[.$H$2]/([.$H$3]+[.C128])" office:value-type="float" office:value="4.61262359511291" calcext:value-type="float">
            <text:p>4.6126235951</text:p>
          </table:table-cell>
          <table:table-cell table:style-name="ce10" table:formula="of:=1024*[.D128]/[.$H$7]" office:value-type="float" office:value="944.665312279123" calcext:value-type="float">
            <text:p>94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9]-273" office:value-type="float" office:value="117" calcext:value-type="float">
            <text:p>117</text:p>
          </table:table-cell>
          <table:table-cell table:style-name="ce5" office:value-type="float" office:value="390" calcext:value-type="float">
            <text:p>390</text:p>
          </table:table-cell>
          <table:table-cell table:style-name="ce5" table:formula="of:=[.$H$3]*EXP([.$H$5]*((1/[.B129])-(1/[.$H$6])))" office:value-type="float" office:value="695.530935789293" calcext:value-type="float">
            <text:p>695.5309357893</text:p>
          </table:table-cell>
          <table:table-cell table:style-name="ce7" table:formula="of:=[.$H$4]*[.$H$2]/([.$H$3]+[.C129])" office:value-type="float" office:value="4.61931889192016" calcext:value-type="float">
            <text:p>4.6193188919</text:p>
          </table:table-cell>
          <table:table-cell table:style-name="ce10" table:formula="of:=1024*[.D129]/[.$H$7]" office:value-type="float" office:value="946.036509065249" calcext:value-type="float">
            <text:p>94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30]-273" office:value-type="float" office:value="118" calcext:value-type="float">
            <text:p>118</text:p>
          </table:table-cell>
          <table:table-cell table:style-name="ce5" office:value-type="float" office:value="391" calcext:value-type="float">
            <text:p>391</text:p>
          </table:table-cell>
          <table:table-cell table:style-name="ce5" table:formula="of:=[.$H$3]*EXP([.$H$5]*((1/[.B130])-(1/[.$H$6])))" office:value-type="float" office:value="680.283826097922" calcext:value-type="float">
            <text:p>680.2838260979</text:p>
          </table:table-cell>
          <table:table-cell table:style-name="ce7" table:formula="of:=[.$H$4]*[.$H$2]/([.$H$3]+[.C130])" office:value-type="float" office:value="4.62585223213464" calcext:value-type="float">
            <text:p>4.6258522321</text:p>
          </table:table-cell>
          <table:table-cell table:style-name="ce10" table:formula="of:=1024*[.D130]/[.$H$7]" office:value-type="float" office:value="947.374537141174" calcext:value-type="float">
            <text:p>947</text:p>
          </table:table-cell>
          <table:table-cell table:number-columns-repeated="1019"/>
        </table:table-row>
        <table:table-row table:style-name="ro2">
          <table:table-cell table:style-name="ce2" table:formula="of:=[.B131]-273" office:value-type="float" office:value="119" calcext:value-type="float">
            <text:p>119</text:p>
          </table:table-cell>
          <table:table-cell table:style-name="ce5" office:value-type="float" office:value="392" calcext:value-type="float">
            <text:p>392</text:p>
          </table:table-cell>
          <table:table-cell table:style-name="ce5" table:formula="of:=[.$H$3]*EXP([.$H$5]*((1/[.B131])-(1/[.$H$6])))" office:value-type="float" office:value="665.446206742178" calcext:value-type="float">
            <text:p>665.4462067422</text:p>
          </table:table-cell>
          <table:table-cell table:style-name="ce7" table:formula="of:=[.$H$4]*[.$H$2]/([.$H$3]+[.C131])" office:value-type="float" office:value="4.632227874472" calcext:value-type="float">
            <text:p>4.6322278745</text:p>
          </table:table-cell>
          <table:table-cell table:style-name="ce10" table:formula="of:=1024*[.D131]/[.$H$7]" office:value-type="float" office:value="948.680268691866" calcext:value-type="float">
            <text:p>949</text:p>
          </table:table-cell>
          <table:table-cell table:number-columns-repeated="1019"/>
        </table:table-row>
        <table:table-row table:style-name="ro2">
          <table:table-cell table:style-name="ce2" table:formula="of:=[.B132]-273" office:value-type="float" office:value="120" calcext:value-type="float">
            <text:p>120</text:p>
          </table:table-cell>
          <table:table-cell table:style-name="ce5" office:value-type="float" office:value="393" calcext:value-type="float">
            <text:p>393</text:p>
          </table:table-cell>
          <table:table-cell table:style-name="ce5" table:formula="of:=[.$H$3]*EXP([.$H$5]*((1/[.B132])-(1/[.$H$6])))" office:value-type="float" office:value="651.005264839638" calcext:value-type="float">
            <text:p>651.0052648396</text:p>
          </table:table-cell>
          <table:table-cell table:style-name="ce7" table:formula="of:=[.$H$4]*[.$H$2]/([.$H$3]+[.C132])" office:value-type="float" office:value="4.63844996551993" calcext:value-type="float">
            <text:p>4.6384499655</text:p>
          </table:table-cell>
          <table:table-cell table:style-name="ce10" table:formula="of:=1024*[.D132]/[.$H$7]" office:value-type="float" office:value="949.954552938482" calcext:value-type="float">
            <text:p>950</text:p>
          </table:table-cell>
          <table:table-cell table:number-columns-repeated="1019"/>
        </table:table-row>
        <table:table-row table:style-name="ro2">
          <table:table-cell table:style-name="ce2" table:formula="of:=[.B133]-273" office:value-type="float" office:value="121" calcext:value-type="float">
            <text:p>121</text:p>
          </table:table-cell>
          <table:table-cell table:style-name="ce5" office:value-type="float" office:value="394" calcext:value-type="float">
            <text:p>394</text:p>
          </table:table-cell>
          <table:table-cell table:style-name="ce5" table:formula="of:=[.$H$3]*EXP([.$H$5]*((1/[.B133])-(1/[.$H$6])))" office:value-type="float" office:value="636.948641466468" calcext:value-type="float">
            <text:p>636.9486414665</text:p>
          </table:table-cell>
          <table:table-cell table:style-name="ce7" table:formula="of:=[.$H$4]*[.$H$2]/([.$H$3]+[.C133])" office:value-type="float" office:value="4.64452254222471" calcext:value-type="float">
            <text:p>4.6445225422</text:p>
          </table:table-cell>
          <table:table-cell table:style-name="ce10" table:formula="of:=1024*[.D133]/[.$H$7]" office:value-type="float" office:value="951.198216647621" calcext:value-type="float">
            <text:p>951</text:p>
          </table:table-cell>
          <table:table-cell table:number-columns-repeated="1019"/>
        </table:table-row>
        <table:table-row table:style-name="ro2">
          <table:table-cell table:style-name="ce2" table:formula="of:=[.B134]-273" office:value-type="float" office:value="122" calcext:value-type="float">
            <text:p>122</text:p>
          </table:table-cell>
          <table:table-cell table:style-name="ce5" office:value-type="float" office:value="395" calcext:value-type="float">
            <text:p>395</text:p>
          </table:table-cell>
          <table:table-cell table:style-name="ce5" table:formula="of:=[.$H$3]*EXP([.$H$5]*((1/[.B134])-(1/[.$H$6])))" office:value-type="float" office:value="623.264413787405" calcext:value-type="float">
            <text:p>623.2644137874</text:p>
          </table:table-cell>
          <table:table-cell table:style-name="ce7" table:formula="of:=[.$H$4]*[.$H$2]/([.$H$3]+[.C134])" office:value-type="float" office:value="4.65044953436776" calcext:value-type="float">
            <text:p>4.6504495344</text:p>
          </table:table-cell>
          <table:table-cell table:style-name="ce10" table:formula="of:=1024*[.D134]/[.$H$7]" office:value-type="float" office:value="952.412064638517" calcext:value-type="float">
            <text:p>952</text:p>
          </table:table-cell>
          <table:table-cell table:number-columns-repeated="1019"/>
        </table:table-row>
        <table:table-row table:style-name="ro2">
          <table:table-cell table:style-name="ce2" table:formula="of:=[.B135]-273" office:value-type="float" office:value="123" calcext:value-type="float">
            <text:p>123</text:p>
          </table:table-cell>
          <table:table-cell table:style-name="ce5" office:value-type="float" office:value="396" calcext:value-type="float">
            <text:p>396</text:p>
          </table:table-cell>
          <table:table-cell table:style-name="ce5" table:formula="of:=[.$H$3]*EXP([.$H$5]*((1/[.B135])-(1/[.$H$6])))" office:value-type="float" office:value="609.941077956676" calcext:value-type="float">
            <text:p>609.9410779567</text:p>
          </table:table-cell>
          <table:table-cell table:style-name="ce7" table:formula="of:=[.$H$4]*[.$H$2]/([.$H$3]+[.C135])" office:value-type="float" office:value="4.6562347670277" calcext:value-type="float">
            <text:p>4.656234767</text:p>
          </table:table-cell>
          <table:table-cell table:style-name="ce10" table:formula="of:=1024*[.D135]/[.$H$7]" office:value-type="float" office:value="953.596880287273" calcext:value-type="float">
            <text:p>954</text:p>
          </table:table-cell>
          <table:table-cell table:number-columns-repeated="1019"/>
        </table:table-row>
        <table:table-row table:style-name="ro2">
          <table:table-cell table:style-name="ce2" table:formula="of:=[.B136]-273" office:value-type="float" office:value="124" calcext:value-type="float">
            <text:p>124</text:p>
          </table:table-cell>
          <table:table-cell table:style-name="ce5" office:value-type="float" office:value="397" calcext:value-type="float">
            <text:p>397</text:p>
          </table:table-cell>
          <table:table-cell table:style-name="ce5" table:formula="of:=[.$H$3]*EXP([.$H$5]*((1/[.B136])-(1/[.$H$6])))" office:value-type="float" office:value="596.967532753849" calcext:value-type="float">
            <text:p>596.9675327538</text:p>
          </table:table-cell>
          <table:table-cell table:style-name="ce7" table:formula="of:=[.$H$4]*[.$H$2]/([.$H$3]+[.C136])" office:value-type="float" office:value="4.66188196302414" calcext:value-type="float">
            <text:p>4.661881963</text:p>
          </table:table-cell>
          <table:table-cell table:style-name="ce10" table:formula="of:=1024*[.D136]/[.$H$7]" office:value-type="float" office:value="954.753426027344" calcext:value-type="float">
            <text:p>955</text:p>
          </table:table-cell>
          <table:table-cell table:number-columns-repeated="1019"/>
        </table:table-row>
        <table:table-row table:style-name="ro2">
          <table:table-cell table:style-name="ce2" table:formula="of:=[.B137]-273" office:value-type="float" office:value="125" calcext:value-type="float">
            <text:p>125</text:p>
          </table:table-cell>
          <table:table-cell table:style-name="ce5" office:value-type="float" office:value="398" calcext:value-type="float">
            <text:p>398</text:p>
          </table:table-cell>
          <table:table-cell table:style-name="ce5" table:formula="of:=[.$H$3]*EXP([.$H$5]*((1/[.B137])-(1/[.$H$6])))" office:value-type="float" office:value="584.333063920309" calcext:value-type="float">
            <text:p>584.3330639203</text:p>
          </table:table-cell>
          <table:table-cell table:style-name="ce7" table:formula="of:=[.$H$4]*[.$H$2]/([.$H$3]+[.C137])" office:value-type="float" office:value="4.66739474533962" calcext:value-type="float">
            <text:p>4.6673947453</text:p>
          </table:table-cell>
          <table:table-cell table:style-name="ce10" table:formula="of:=1024*[.D137]/[.$H$7]" office:value-type="float" office:value="955.882443845554" calcext:value-type="float">
            <text:p>956</text:p>
          </table:table-cell>
          <table:table-cell table:number-columns-repeated="1019"/>
        </table:table-row>
        <table:table-row table:style-name="ro2">
          <table:table-cell table:style-name="ce2" table:formula="of:=[.B138]-273" office:value-type="float" office:value="126" calcext:value-type="float">
            <text:p>126</text:p>
          </table:table-cell>
          <table:table-cell table:style-name="ce5" office:value-type="float" office:value="399" calcext:value-type="float">
            <text:p>399</text:p>
          </table:table-cell>
          <table:table-cell table:style-name="ce5" table:formula="of:=[.$H$3]*EXP([.$H$5]*((1/[.B138])-(1/[.$H$6])))" office:value-type="float" office:value="572.027329163817" calcext:value-type="float">
            <text:p>572.0273291638</text:p>
          </table:table-cell>
          <table:table-cell table:style-name="ce7" table:formula="of:=[.$H$4]*[.$H$2]/([.$H$3]+[.C138])" office:value-type="float" office:value="4.67277663951665" calcext:value-type="float">
            <text:p>4.6727766395</text:p>
          </table:table-cell>
          <table:table-cell table:style-name="ce10" table:formula="of:=1024*[.D138]/[.$H$7]" office:value-type="float" office:value="956.984655773011" calcext:value-type="float">
            <text:p>957</text:p>
          </table:table-cell>
          <table:table-cell table:number-columns-repeated="1019"/>
        </table:table-row>
        <table:table-row table:style-name="ro2">
          <table:table-cell table:style-name="ce2" table:formula="of:=[.B139]-273" office:value-type="float" office:value="127" calcext:value-type="float">
            <text:p>127</text:p>
          </table:table-cell>
          <table:table-cell table:style-name="ce5" office:value-type="float" office:value="400" calcext:value-type="float">
            <text:p>400</text:p>
          </table:table-cell>
          <table:table-cell table:style-name="ce5" table:formula="of:=[.$H$3]*EXP([.$H$5]*((1/[.B139])-(1/[.$H$6])))" office:value-type="float" office:value="560.040343800258" calcext:value-type="float">
            <text:p>560.0403438003</text:p>
          </table:table-cell>
          <table:table-cell table:style-name="ce7" table:formula="of:=[.$H$4]*[.$H$2]/([.$H$3]+[.C139])" office:value-type="float" office:value="4.67803107602708" calcext:value-type="float">
            <text:p>4.678031076</text:p>
          </table:table-cell>
          <table:table-cell table:style-name="ce10" table:formula="of:=1024*[.D139]/[.$H$7]" office:value-type="float" office:value="958.060764370346" calcext:value-type="float">
            <text:p>958</text:p>
          </table:table-cell>
          <table:table-cell table:number-columns-repeated="1019"/>
        </table:table-row>
        <table:table-row table:style-name="ro2">
          <table:table-cell table:style-name="ce2" table:formula="of:=[.B140]-273" office:value-type="float" office:value="128" calcext:value-type="float">
            <text:p>128</text:p>
          </table:table-cell>
          <table:table-cell table:style-name="ce5" office:value-type="float" office:value="401" calcext:value-type="float">
            <text:p>401</text:p>
          </table:table-cell>
          <table:table-cell table:style-name="ce5" table:formula="of:=[.$H$3]*EXP([.$H$5]*((1/[.B140])-(1/[.$H$6])))" office:value-type="float" office:value="548.362467003175" calcext:value-type="float">
            <text:p>548.3624670032</text:p>
          </table:table-cell>
          <table:table-cell table:style-name="ce7" table:formula="of:=[.$H$4]*[.$H$2]/([.$H$3]+[.C140])" office:value-type="float" office:value="4.68316139261125" calcext:value-type="float">
            <text:p>4.6831613926</text:p>
          </table:table-cell>
          <table:table-cell table:style-name="ce10" table:formula="of:=1024*[.D140]/[.$H$7]" office:value-type="float" office:value="959.111453206785" calcext:value-type="float">
            <text:p>959</text:p>
          </table:table-cell>
          <table:table-cell table:number-columns-repeated="1019"/>
        </table:table-row>
        <table:table-row table:style-name="ro2">
          <table:table-cell table:style-name="ce2" table:formula="of:=[.B141]-273" office:value-type="float" office:value="129" calcext:value-type="float">
            <text:p>129</text:p>
          </table:table-cell>
          <table:table-cell table:style-name="ce5" office:value-type="float" office:value="402" calcext:value-type="float">
            <text:p>402</text:p>
          </table:table-cell>
          <table:table-cell table:style-name="ce5" table:formula="of:=[.$H$3]*EXP([.$H$5]*((1/[.B141])-(1/[.$H$6])))" office:value-type="float" office:value="536.984388633183" calcext:value-type="float">
            <text:p>536.9843886332</text:p>
          </table:table-cell>
          <table:table-cell table:style-name="ce7" table:formula="of:=[.$H$4]*[.$H$2]/([.$H$3]+[.C141])" office:value-type="float" office:value="4.688170836585" calcext:value-type="float">
            <text:p>4.6881708366</text:p>
          </table:table-cell>
          <table:table-cell table:style-name="ce10" table:formula="of:=1024*[.D141]/[.$H$7]" office:value-type="float" office:value="960.137387332608" calcext:value-type="float">
            <text:p>960</text:p>
          </table:table-cell>
          <table:table-cell table:number-columns-repeated="1019"/>
        </table:table-row>
        <table:table-row table:style-name="ro2">
          <table:table-cell table:style-name="ce2" table:formula="of:=[.B142]-273" office:value-type="float" office:value="130" calcext:value-type="float">
            <text:p>130</text:p>
          </table:table-cell>
          <table:table-cell table:style-name="ce5" office:value-type="float" office:value="403" calcext:value-type="float">
            <text:p>403</text:p>
          </table:table-cell>
          <table:table-cell table:style-name="ce5" table:formula="of:=[.$H$3]*EXP([.$H$5]*((1/[.B142])-(1/[.$H$6])))" office:value-type="float" office:value="525.897116620723" calcext:value-type="float">
            <text:p>525.8971166207</text:p>
          </table:table-cell>
          <table:table-cell table:style-name="ce7" table:formula="of:=[.$H$4]*[.$H$2]/([.$H$3]+[.C142])" office:value-type="float" office:value="4.69306256711237" calcext:value-type="float">
            <text:p>4.6930625671</text:p>
          </table:table-cell>
          <table:table-cell table:style-name="ce10" table:formula="of:=1024*[.D142]/[.$H$7]" office:value-type="float" office:value="961.139213744614" calcext:value-type="float">
            <text:p>961</text:p>
          </table:table-cell>
          <table:table-cell table:number-columns-repeated="1019"/>
        </table:table-row>
        <table:table-row table:style-name="ro2">
          <table:table-cell table:style-name="ce2" table:formula="of:=[.B143]-273" office:value-type="float" office:value="131" calcext:value-type="float">
            <text:p>131</text:p>
          </table:table-cell>
          <table:table-cell table:style-name="ce5" office:value-type="float" office:value="404" calcext:value-type="float">
            <text:p>404</text:p>
          </table:table-cell>
          <table:table-cell table:style-name="ce5" table:formula="of:=[.$H$3]*EXP([.$H$5]*((1/[.B143])-(1/[.$H$6])))" office:value-type="float" office:value="515.091964876916" calcext:value-type="float">
            <text:p>515.0919648769</text:p>
          </table:table-cell>
          <table:table-cell table:style-name="ce7" table:formula="of:=[.$H$4]*[.$H$2]/([.$H$3]+[.C143])" office:value-type="float" office:value="4.69783965744269" calcext:value-type="float">
            <text:p>4.6978396574</text:p>
          </table:table-cell>
          <table:table-cell table:style-name="ce10" table:formula="of:=1024*[.D143]/[.$H$7]" office:value-type="float" office:value="962.117561844262" calcext:value-type="float">
            <text:p>962</text:p>
          </table:table-cell>
          <table:table-cell table:number-columns-repeated="1019"/>
        </table:table-row>
        <table:table-row table:style-name="ro2">
          <table:table-cell table:style-name="ce2" table:formula="of:=[.B144]-273" office:value-type="float" office:value="132" calcext:value-type="float">
            <text:p>132</text:p>
          </table:table-cell>
          <table:table-cell table:style-name="ce5" office:value-type="float" office:value="405" calcext:value-type="float">
            <text:p>405</text:p>
          </table:table-cell>
          <table:table-cell table:style-name="ce5" table:formula="of:=[.$H$3]*EXP([.$H$5]*((1/[.B144])-(1/[.$H$6])))" office:value-type="float" office:value="504.560541708522" calcext:value-type="float">
            <text:p>504.5605417085</text:p>
          </table:table-cell>
          <table:table-cell table:style-name="ce7" table:formula="of:=[.$H$4]*[.$H$2]/([.$H$3]+[.C144])" office:value-type="float" office:value="4.70250509711039" calcext:value-type="float">
            <text:p>4.7025050971</text:p>
          </table:table-cell>
          <table:table-cell table:style-name="ce10" table:formula="of:=1024*[.D144]/[.$H$7]" office:value-type="float" office:value="963.073043888207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2" table:formula="of:=[.B145]-273" office:value-type="float" office:value="133" calcext:value-type="float">
            <text:p>133</text:p>
          </table:table-cell>
          <table:table-cell table:style-name="ce5" office:value-type="float" office:value="406" calcext:value-type="float">
            <text:p>406</text:p>
          </table:table-cell>
          <table:table-cell table:style-name="ce5" table:formula="of:=[.$H$3]*EXP([.$H$5]*((1/[.B145])-(1/[.$H$6])))" office:value-type="float" office:value="494.294738714206" calcext:value-type="float">
            <text:p>494.2947387142</text:p>
          </table:table-cell>
          <table:table-cell table:style-name="ce7" table:formula="of:=[.$H$4]*[.$H$2]/([.$H$3]+[.C145])" office:value-type="float" office:value="4.70706179409657" calcext:value-type="float">
            <text:p>4.7070617941</text:p>
          </table:table-cell>
          <table:table-cell table:style-name="ce10" table:formula="of:=1024*[.D145]/[.$H$7]" office:value-type="float" office:value="964.006255430979" calcext:value-type="float">
            <text:p>964</text:p>
          </table:table-cell>
          <table:table-cell table:number-columns-repeated="1019"/>
        </table:table-row>
        <table:table-row table:style-name="ro2">
          <table:table-cell table:style-name="ce2" table:formula="of:=[.B146]-273" office:value-type="float" office:value="134" calcext:value-type="float">
            <text:p>134</text:p>
          </table:table-cell>
          <table:table-cell table:style-name="ce5" office:value-type="float" office:value="407" calcext:value-type="float">
            <text:p>407</text:p>
          </table:table-cell>
          <table:table-cell table:style-name="ce5" table:formula="of:=[.$H$3]*EXP([.$H$5]*((1/[.B146])-(1/[.$H$6])))" office:value-type="float" office:value="484.286720140362" calcext:value-type="float">
            <text:p>484.2867201404</text:p>
          </table:table-cell>
          <table:table-cell table:style-name="ce7" table:formula="of:=[.$H$4]*[.$H$2]/([.$H$3]+[.C146])" office:value-type="float" office:value="4.71151257695131" calcext:value-type="float">
            <text:p>4.711512577</text:p>
          </table:table-cell>
          <table:table-cell table:style-name="ce10" table:formula="of:=1024*[.D146]/[.$H$7]" office:value-type="float" office:value="964.917775759627" calcext:value-type="float">
            <text:p>965</text:p>
          </table:table-cell>
          <table:table-cell table:number-columns-repeated="1019"/>
        </table:table-row>
        <table:table-row table:style-name="ro2">
          <table:table-cell table:style-name="ce2" table:formula="of:=[.B147]-273" office:value-type="float" office:value="135" calcext:value-type="float">
            <text:p>135</text:p>
          </table:table-cell>
          <table:table-cell table:style-name="ce5" office:value-type="float" office:value="408" calcext:value-type="float">
            <text:p>408</text:p>
          </table:table-cell>
          <table:table-cell table:style-name="ce5" table:formula="of:=[.$H$3]*EXP([.$H$5]*((1/[.B147])-(1/[.$H$6])))" office:value-type="float" office:value="474.528912675887" calcext:value-type="float">
            <text:p>474.5289126759</text:p>
          </table:table-cell>
          <table:table-cell table:style-name="ce7" table:formula="of:=[.$H$4]*[.$H$2]/([.$H$3]+[.C147])" office:value-type="float" office:value="4.71586019687575" calcext:value-type="float">
            <text:p>4.7158601969</text:p>
          </table:table-cell>
          <table:table-cell table:style-name="ce10" table:formula="of:=1024*[.D147]/[.$H$7]" office:value-type="float" office:value="965.808168320153" calcext:value-type="float">
            <text:p>966</text:p>
          </table:table-cell>
          <table:table-cell table:number-columns-repeated="1019"/>
        </table:table-row>
        <table:table-row table:style-name="ro2">
          <table:table-cell table:style-name="ce2" table:formula="of:=[.B148]-273" office:value-type="float" office:value="136" calcext:value-type="float">
            <text:p>136</text:p>
          </table:table-cell>
          <table:table-cell table:style-name="ce5" office:value-type="float" office:value="409" calcext:value-type="float">
            <text:p>409</text:p>
          </table:table-cell>
          <table:table-cell table:style-name="ce5" table:formula="of:=[.$H$3]*EXP([.$H$5]*((1/[.B148])-(1/[.$H$6])))" office:value-type="float" office:value="465.013995666212" calcext:value-type="float">
            <text:p>465.0139956662</text:p>
          </table:table-cell>
          <table:table-cell table:style-name="ce7" table:formula="of:=[.$H$4]*[.$H$2]/([.$H$3]+[.C148])" office:value-type="float" office:value="4.72010732976368" calcext:value-type="float">
            <text:p>4.7201073298</text:p>
          </table:table-cell>
          <table:table-cell table:style-name="ce10" table:formula="of:=1024*[.D148]/[.$H$7]" office:value-type="float" office:value="966.677981135603" calcext:value-type="float">
            <text:p>967</text:p>
          </table:table-cell>
          <table:table-cell table:number-columns-repeated="1019"/>
        </table:table-row>
        <table:table-row table:style-name="ro2">
          <table:table-cell table:style-name="ce2" table:formula="of:=[.B149]-273" office:value-type="float" office:value="137" calcext:value-type="float">
            <text:p>137</text:p>
          </table:table-cell>
          <table:table-cell table:style-name="ce5" office:value-type="float" office:value="410" calcext:value-type="float">
            <text:p>410</text:p>
          </table:table-cell>
          <table:table-cell table:style-name="ce5" table:formula="of:=[.$H$3]*EXP([.$H$5]*((1/[.B149])-(1/[.$H$6])))" office:value-type="float" office:value="455.734891727907" calcext:value-type="float">
            <text:p>455.7348917279</text:p>
          </table:table-cell>
          <table:table-cell table:style-name="ce7" table:formula="of:=[.$H$4]*[.$H$2]/([.$H$3]+[.C149])" office:value-type="float" office:value="4.72425657820182" calcext:value-type="float">
            <text:p>4.7242565782</text:p>
          </table:table-cell>
          <table:table-cell table:style-name="ce10" table:formula="of:=1024*[.D149]/[.$H$7]" office:value-type="float" office:value="967.527747215732" calcext:value-type="float">
            <text:p>968</text:p>
          </table:table-cell>
          <table:table-cell table:number-columns-repeated="1019"/>
        </table:table-row>
        <table:table-row table:style-name="ro2">
          <table:table-cell table:style-name="ce2" table:formula="of:=[.B150]-273" office:value-type="float" office:value="138" calcext:value-type="float">
            <text:p>138</text:p>
          </table:table-cell>
          <table:table-cell table:style-name="ce5" office:value-type="float" office:value="411" calcext:value-type="float">
            <text:p>411</text:p>
          </table:table-cell>
          <table:table-cell table:style-name="ce5" table:formula="of:=[.$H$3]*EXP([.$H$5]*((1/[.B150])-(1/[.$H$6])))" office:value-type="float" office:value="446.684757746044" calcext:value-type="float">
            <text:p>446.684757746</text:p>
          </table:table-cell>
          <table:table-cell table:style-name="ce7" table:formula="of:=[.$H$4]*[.$H$2]/([.$H$3]+[.C150])" office:value-type="float" office:value="4.72831047342856" calcext:value-type="float">
            <text:p>4.7283104734</text:p>
          </table:table-cell>
          <table:table-cell table:style-name="ce10" table:formula="of:=1024*[.D150]/[.$H$7]" office:value-type="float" office:value="968.35798495817" calcext:value-type="float">
            <text:p>968</text:p>
          </table:table-cell>
          <table:table-cell table:number-columns-repeated="1019"/>
        </table:table-row>
        <table:table-row table:style-name="ro2">
          <table:table-cell table:style-name="ce2" table:formula="of:=[.B151]-273" office:value-type="float" office:value="139" calcext:value-type="float">
            <text:p>139</text:p>
          </table:table-cell>
          <table:table-cell table:style-name="ce5" office:value-type="float" office:value="412" calcext:value-type="float">
            <text:p>412</text:p>
          </table:table-cell>
          <table:table-cell table:style-name="ce5" table:formula="of:=[.$H$3]*EXP([.$H$5]*((1/[.B151])-(1/[.$H$6])))" office:value-type="float" office:value="437.856976237361" calcext:value-type="float">
            <text:p>437.8569762374</text:p>
          </table:table-cell>
          <table:table-cell table:style-name="ce7" table:formula="of:=[.$H$4]*[.$H$2]/([.$H$3]+[.C151])" office:value-type="float" office:value="4.73227147725114" calcext:value-type="float">
            <text:p>4.7322714773</text:p>
          </table:table-cell>
          <table:table-cell table:style-name="ce10" table:formula="of:=1024*[.D151]/[.$H$7]" office:value-type="float" office:value="969.169198541033" calcext:value-type="float">
            <text:p>969</text:p>
          </table:table-cell>
          <table:table-cell table:number-columns-repeated="1019"/>
        </table:table-row>
        <table:table-row table:style-name="ro2">
          <table:table-cell table:style-name="ce2" table:formula="of:=[.B152]-273" office:value-type="float" office:value="140" calcext:value-type="float">
            <text:p>140</text:p>
          </table:table-cell>
          <table:table-cell table:style-name="ce5" office:value-type="float" office:value="413" calcext:value-type="float">
            <text:p>413</text:p>
          </table:table-cell>
          <table:table-cell table:style-name="ce5" table:formula="of:=[.$H$3]*EXP([.$H$5]*((1/[.B152])-(1/[.$H$6])))" office:value-type="float" office:value="429.245147063084" calcext:value-type="float">
            <text:p>429.2451470631</text:p>
          </table:table-cell>
          <table:table-cell table:style-name="ce7" table:formula="of:=[.$H$4]*[.$H$2]/([.$H$3]+[.C152])" office:value-type="float" office:value="4.73614198392082" calcext:value-type="float">
            <text:p>4.7361419839</text:p>
          </table:table-cell>
          <table:table-cell table:style-name="ce10" table:formula="of:=1024*[.D152]/[.$H$7]" office:value-type="float" office:value="969.961878306983" calcext:value-type="float">
            <text:p>970</text:p>
          </table:table-cell>
          <table:table-cell table:number-columns-repeated="1019"/>
        </table:table-row>
        <table:table-row table:style-name="ro2">
          <table:table-cell table:style-name="ce2" table:formula="of:=[.B153]-273" office:value-type="float" office:value="141" calcext:value-type="float">
            <text:p>141</text:p>
          </table:table-cell>
          <table:table-cell table:style-name="ce5" office:value-type="float" office:value="414" calcext:value-type="float">
            <text:p>414</text:p>
          </table:table-cell>
          <table:table-cell table:style-name="ce5" table:formula="of:=[.$H$3]*EXP([.$H$5]*((1/[.B153])-(1/[.$H$6])))" office:value-type="float" office:value="420.843079476026" calcext:value-type="float">
            <text:p>420.843079476</text:p>
          </table:table-cell>
          <table:table-cell table:style-name="ce7" table:formula="of:=[.$H$4]*[.$H$2]/([.$H$3]+[.C153])" office:value-type="float" office:value="4.73992432196637" calcext:value-type="float">
            <text:p>4.739924322</text:p>
          </table:table-cell>
          <table:table-cell table:style-name="ce10" table:formula="of:=1024*[.D153]/[.$H$7]" office:value-type="float" office:value="970.736501138713" calcext:value-type="float">
            <text:p>971</text:p>
          </table:table-cell>
          <table:table-cell table:number-columns-repeated="1019"/>
        </table:table-row>
        <table:table-row table:style-name="ro2">
          <table:table-cell table:style-name="ce2" table:formula="of:=[.B154]-273" office:value-type="float" office:value="142" calcext:value-type="float">
            <text:p>142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formula="of:=[.$H$3]*EXP([.$H$5]*((1/[.B154])-(1/[.$H$6])))" office:value-type="float" office:value="412.644784487316" calcext:value-type="float">
            <text:p>412.6447844873</text:p>
          </table:table-cell>
          <table:table-cell table:style-name="ce7" table:formula="of:=[.$H$4]*[.$H$2]/([.$H$3]+[.C154])" office:value-type="float" office:value="4.74362075598581" calcext:value-type="float">
            <text:p>4.743620756</text:p>
          </table:table-cell>
          <table:table-cell table:style-name="ce10" table:formula="of:=1024*[.D154]/[.$H$7]" office:value-type="float" office:value="971.493530825894" calcext:value-type="float">
            <text:p>971</text:p>
          </table:table-cell>
          <table:table-cell table:number-columns-repeated="1019"/>
        </table:table-row>
        <table:table-row table:style-name="ro2">
          <table:table-cell table:style-name="ce2" table:formula="of:=[.B155]-273" office:value-type="float" office:value="143" calcext:value-type="float">
            <text:p>143</text:p>
          </table:table-cell>
          <table:table-cell table:style-name="ce5" office:value-type="float" office:value="416" calcext:value-type="float">
            <text:p>416</text:p>
          </table:table-cell>
          <table:table-cell table:style-name="ce5" table:formula="of:=[.$H$3]*EXP([.$H$5]*((1/[.B155])-(1/[.$H$6])))" office:value-type="float" office:value="404.644467538797" calcext:value-type="float">
            <text:p>404.6444675388</text:p>
          </table:table-cell>
          <table:table-cell table:style-name="ce7" table:formula="of:=[.$H$4]*[.$H$2]/([.$H$3]+[.C155])" office:value-type="float" office:value="4.74723348839658" calcext:value-type="float">
            <text:p>4.7472334884</text:p>
          </table:table-cell>
          <table:table-cell table:style-name="ce10" table:formula="of:=1024*[.D155]/[.$H$7]" office:value-type="float" office:value="972.233418423619" calcext:value-type="float">
            <text:p>972</text:p>
          </table:table-cell>
          <table:table-cell table:number-columns-repeated="1019"/>
        </table:table-row>
        <table:table-row table:style-name="ro2">
          <table:table-cell table:style-name="ce2" table:formula="of:=[.B156]-273" office:value-type="float" office:value="144" calcext:value-type="float">
            <text:p>144</text:p>
          </table:table-cell>
          <table:table-cell table:style-name="ce5" office:value-type="float" office:value="417" calcext:value-type="float">
            <text:p>417</text:p>
          </table:table-cell>
          <table:table-cell table:style-name="ce5" table:formula="of:=[.$H$3]*EXP([.$H$5]*((1/[.B156])-(1/[.$H$6])))" office:value-type="float" office:value="396.836521467793" calcext:value-type="float">
            <text:p>396.8365214678</text:p>
          </table:table-cell>
          <table:table-cell table:style-name="ce7" table:formula="of:=[.$H$4]*[.$H$2]/([.$H$3]+[.C156])" office:value-type="float" office:value="4.75076466114449" calcext:value-type="float">
            <text:p>4.7507646611</text:p>
          </table:table-cell>
          <table:table-cell table:style-name="ce10" table:formula="of:=1024*[.D156]/[.$H$7]" office:value-type="float" office:value="972.956602602391" calcext:value-type="float">
            <text:p>973</text:p>
          </table:table-cell>
          <table:table-cell table:number-columns-repeated="1019"/>
        </table:table-row>
        <table:table-row table:style-name="ro2">
          <table:table-cell table:style-name="ce2" table:formula="of:=[.B157]-273" office:value-type="float" office:value="145" calcext:value-type="float">
            <text:p>145</text:p>
          </table:table-cell>
          <table:table-cell table:style-name="ce5" office:value-type="float" office:value="418" calcext:value-type="float">
            <text:p>418</text:p>
          </table:table-cell>
          <table:table-cell table:style-name="ce5" table:formula="of:=[.$H$3]*EXP([.$H$5]*((1/[.B157])-(1/[.$H$6])))" office:value-type="float" office:value="389.215519751566" calcext:value-type="float">
            <text:p>389.2155197516</text:p>
          </table:table-cell>
          <table:table-cell table:style-name="ce7" table:formula="of:=[.$H$4]*[.$H$2]/([.$H$3]+[.C157])" office:value-type="float" office:value="4.7542163573717" calcext:value-type="float">
            <text:p>4.7542163574</text:p>
          </table:table-cell>
          <table:table-cell table:style-name="ce10" table:formula="of:=1024*[.D157]/[.$H$7]" office:value-type="float" office:value="973.663509989724" calcext:value-type="float">
            <text:p>974</text:p>
          </table:table-cell>
          <table:table-cell table:number-columns-repeated="1019"/>
        </table:table-row>
        <table:table-row table:style-name="ro2">
          <table:table-cell table:style-name="ce2" table:formula="of:=[.B158]-273" office:value-type="float" office:value="146" calcext:value-type="float">
            <text:p>146</text:p>
          </table:table-cell>
          <table:table-cell table:style-name="ce5" office:value-type="float" office:value="419" calcext:value-type="float">
            <text:p>419</text:p>
          </table:table-cell>
          <table:table-cell table:style-name="ce5" table:formula="of:=[.$H$3]*EXP([.$H$5]*((1/[.B158])-(1/[.$H$6])))" office:value-type="float" office:value="381.776210019378" calcext:value-type="float">
            <text:p>381.7762100194</text:p>
          </table:table-cell>
          <table:table-cell table:style-name="ce7" table:formula="of:=[.$H$4]*[.$H$2]/([.$H$3]+[.C158])" office:value-type="float" office:value="4.75759060304416" calcext:value-type="float">
            <text:p>4.757590603</text:p>
          </table:table-cell>
          <table:table-cell table:style-name="ce10" table:formula="of:=1024*[.D158]/[.$H$7]" office:value-type="float" office:value="974.354555503444" calcext:value-type="float">
            <text:p>974</text:p>
          </table:table-cell>
          <table:table-cell table:number-columns-repeated="1019"/>
        </table:table-row>
        <table:table-row table:style-name="ro2">
          <table:table-cell table:style-name="ce2" table:formula="of:=[.B159]-273" office:value-type="float" office:value="147" calcext:value-type="float">
            <text:p>147</text:p>
          </table:table-cell>
          <table:table-cell table:style-name="ce5" office:value-type="float" office:value="420" calcext:value-type="float">
            <text:p>420</text:p>
          </table:table-cell>
          <table:table-cell table:style-name="ce5" table:formula="of:=[.$H$3]*EXP([.$H$5]*((1/[.B159])-(1/[.$H$6])))" office:value-type="float" office:value="374.513507820638" calcext:value-type="float">
            <text:p>374.5135078206</text:p>
          </table:table-cell>
          <table:table-cell table:style-name="ce7" table:formula="of:=[.$H$4]*[.$H$2]/([.$H$3]+[.C159])" office:value-type="float" office:value="4.76088936853886" calcext:value-type="float">
            <text:p>4.7608893685</text:p>
          </table:table-cell>
          <table:table-cell table:style-name="ce10" table:formula="of:=1024*[.D159]/[.$H$7]" office:value-type="float" office:value="975.030142676759" calcext:value-type="float">
            <text:p>975</text:p>
          </table:table-cell>
          <table:table-cell table:number-columns-repeated="1019"/>
        </table:table-row>
        <table:table-row table:style-name="ro2">
          <table:table-cell table:style-name="ce2" table:formula="of:=[.B160]-273" office:value-type="float" office:value="148" calcext:value-type="float">
            <text:p>148</text:p>
          </table:table-cell>
          <table:table-cell table:style-name="ce5" office:value-type="float" office:value="421" calcext:value-type="float">
            <text:p>421</text:p>
          </table:table-cell>
          <table:table-cell table:style-name="ce5" table:formula="of:=[.$H$3]*EXP([.$H$5]*((1/[.B160])-(1/[.$H$6])))" office:value-type="float" office:value="367.422490638138" calcext:value-type="float">
            <text:p>367.4224906381</text:p>
          </table:table-cell>
          <table:table-cell table:style-name="ce7" table:formula="of:=[.$H$4]*[.$H$2]/([.$H$3]+[.C160])" office:value-type="float" office:value="4.76411457019156" calcext:value-type="float">
            <text:p>4.7641145702</text:p>
          </table:table-cell>
          <table:table-cell table:style-name="ce10" table:formula="of:=1024*[.D160]/[.$H$7]" office:value-type="float" office:value="975.690663975232" calcext:value-type="float">
            <text:p>976</text:p>
          </table:table-cell>
          <table:table-cell table:number-columns-repeated="1019"/>
        </table:table-row>
        <table:table-row table:style-name="ro2">
          <table:table-cell table:style-name="ce2" table:formula="of:=[.B161]-273" office:value-type="float" office:value="149" calcext:value-type="float">
            <text:p>149</text:p>
          </table:table-cell>
          <table:table-cell table:style-name="ce5" office:value-type="float" office:value="422" calcext:value-type="float">
            <text:p>422</text:p>
          </table:table-cell>
          <table:table-cell table:style-name="ce5" table:formula="of:=[.$H$3]*EXP([.$H$5]*((1/[.B161])-(1/[.$H$6])))" office:value-type="float" office:value="360.498392135913" calcext:value-type="float">
            <text:p>360.4983921359</text:p>
          </table:table-cell>
          <table:table-cell table:style-name="ce7" table:formula="of:=[.$H$4]*[.$H$2]/([.$H$3]+[.C161])" office:value-type="float" office:value="4.76726807180528" calcext:value-type="float">
            <text:p>4.7672680718</text:p>
          </table:table-cell>
          <table:table-cell table:style-name="ce10" table:formula="of:=1024*[.D161]/[.$H$7]" office:value-type="float" office:value="976.336501105721" calcext:value-type="float">
            <text:p>976</text:p>
          </table:table-cell>
          <table:table-cell table:number-columns-repeated="1019"/>
        </table:table-row>
        <table:table-row table:style-name="ro2">
          <table:table-cell table:style-name="ce2" table:formula="of:=[.B162]-273" office:value-type="float" office:value="150" calcext:value-type="float">
            <text:p>150</text:p>
          </table:table-cell>
          <table:table-cell table:style-name="ce5" office:value-type="float" office:value="423" calcext:value-type="float">
            <text:p>423</text:p>
          </table:table-cell>
          <table:table-cell table:style-name="ce5" table:formula="of:=[.$H$3]*EXP([.$H$5]*((1/[.B162])-(1/[.$H$6])))" office:value-type="float" office:value="353.736596631712" calcext:value-type="float">
            <text:p>353.7365966317</text:p>
          </table:table-cell>
          <table:table-cell table:style-name="ce7" table:formula="of:=[.$H$4]*[.$H$2]/([.$H$3]+[.C162])" office:value-type="float" office:value="4.77035168612034" calcext:value-type="float">
            <text:p>4.7703516861</text:p>
          </table:table-cell>
          <table:table-cell table:style-name="ce10" table:formula="of:=1024*[.D162]/[.$H$7]" office:value-type="float" office:value="976.968025317446" calcext:value-type="float">
            <text:p>977</text:p>
          </table:table-cell>
          <table:table-cell table:number-columns-repeated="1019"/>
        </table:table-row>
        <table:table-row table:style-name="ro2">
          <table:table-cell table:style-name="ce2" table:formula="of:=[.B163]-273" office:value-type="float" office:value="151" calcext:value-type="float">
            <text:p>151</text:p>
          </table:table-cell>
          <table:table-cell table:style-name="ce5" office:value-type="float" office:value="424" calcext:value-type="float">
            <text:p>424</text:p>
          </table:table-cell>
          <table:table-cell table:style-name="ce5" table:formula="of:=[.$H$3]*EXP([.$H$5]*((1/[.B163])-(1/[.$H$6])))" office:value-type="float" office:value="347.13263378455" calcext:value-type="float">
            <text:p>347.1326337846</text:p>
          </table:table-cell>
          <table:table-cell table:style-name="ce7" table:formula="of:=[.$H$4]*[.$H$2]/([.$H$3]+[.C163])" office:value-type="float" office:value="4.77336717624642" calcext:value-type="float">
            <text:p>4.7733671762</text:p>
          </table:table-cell>
          <table:table-cell table:style-name="ce10" table:formula="of:=1024*[.D163]/[.$H$7]" office:value-type="float" office:value="977.585597695267" calcext:value-type="float">
            <text:p>978</text:p>
          </table:table-cell>
          <table:table-cell table:number-columns-repeated="1019"/>
        </table:table-row>
        <table:table-row table:style-name="ro2">
          <table:table-cell table:style-name="ce2" table:formula="of:=[.B164]-273" office:value-type="float" office:value="152" calcext:value-type="float">
            <text:p>152</text:p>
          </table:table-cell>
          <table:table-cell table:style-name="ce5" office:value-type="float" office:value="425" calcext:value-type="float">
            <text:p>425</text:p>
          </table:table-cell>
          <table:table-cell table:style-name="ce5" table:formula="of:=[.$H$3]*EXP([.$H$5]*((1/[.B164])-(1/[.$H$6])))" office:value-type="float" office:value="340.682173488245" calcext:value-type="float">
            <text:p>340.6821734882</text:p>
          </table:table-cell>
          <table:table-cell table:style-name="ce7" table:formula="of:=[.$H$4]*[.$H$2]/([.$H$3]+[.C164])" office:value-type="float" office:value="4.77631625705728" calcext:value-type="float">
            <text:p>4.7763162571</text:p>
          </table:table-cell>
          <table:table-cell table:style-name="ce10" table:formula="of:=1024*[.D164]/[.$H$7]" office:value-type="float" office:value="978.18956944533" calcext:value-type="float">
            <text:p>978</text:p>
          </table:table-cell>
          <table:table-cell table:number-columns-repeated="1019"/>
        </table:table-row>
        <table:table-row table:style-name="ro2">
          <table:table-cell table:style-name="ce2" table:formula="of:=[.B165]-273" office:value-type="float" office:value="153" calcext:value-type="float">
            <text:p>153</text:p>
          </table:table-cell>
          <table:table-cell table:style-name="ce5" office:value-type="float" office:value="426" calcext:value-type="float">
            <text:p>426</text:p>
          </table:table-cell>
          <table:table-cell table:style-name="ce5" table:formula="of:=[.$H$3]*EXP([.$H$5]*((1/[.B165])-(1/[.$H$6])))" office:value-type="float" office:value="334.381020962242" calcext:value-type="float">
            <text:p>334.3810209622</text:p>
          </table:table-cell>
          <table:table-cell table:style-name="ce7" table:formula="of:=[.$H$4]*[.$H$2]/([.$H$3]+[.C165])" office:value-type="float" office:value="4.77920059654878" calcext:value-type="float">
            <text:p>4.7792005965</text:p>
          </table:table-cell>
          <table:table-cell table:style-name="ce10" table:formula="of:=1024*[.D165]/[.$H$7]" office:value-type="float" office:value="978.78028217319" calcext:value-type="float">
            <text:p>979</text:p>
          </table:table-cell>
          <table:table-cell table:number-columns-repeated="1019"/>
        </table:table-row>
        <table:table-row table:style-name="ro2">
          <table:table-cell table:style-name="ce2" table:formula="of:=[.B166]-273" office:value-type="float" office:value="154" calcext:value-type="float">
            <text:p>154</text:p>
          </table:table-cell>
          <table:table-cell table:style-name="ce5" office:value-type="float" office:value="427" calcext:value-type="float">
            <text:p>427</text:p>
          </table:table-cell>
          <table:table-cell table:style-name="ce5" table:formula="of:=[.$H$3]*EXP([.$H$5]*((1/[.B166])-(1/[.$H$6])))" office:value-type="float" office:value="328.225112031445" calcext:value-type="float">
            <text:p>328.2251120314</text:p>
          </table:table-cell>
          <table:table-cell table:style-name="ce7" table:formula="of:=[.$H$4]*[.$H$2]/([.$H$3]+[.C166])" office:value-type="float" office:value="4.78202181716094" calcext:value-type="float">
            <text:p>4.7820218172</text:p>
          </table:table-cell>
          <table:table-cell table:style-name="ce10" table:formula="of:=1024*[.D166]/[.$H$7]" office:value-type="float" office:value="979.358068154561" calcext:value-type="float">
            <text:p>979</text:p>
          </table:table-cell>
          <table:table-cell table:number-columns-repeated="1019"/>
        </table:table-row>
        <table:table-row table:style-name="ro2">
          <table:table-cell table:style-name="ce2" table:formula="of:=[.B167]-273" office:value-type="float" office:value="155" calcext:value-type="float">
            <text:p>155</text:p>
          </table:table-cell>
          <table:table-cell table:style-name="ce5" office:value-type="float" office:value="428" calcext:value-type="float">
            <text:p>428</text:p>
          </table:table-cell>
          <table:table-cell table:style-name="ce5" table:formula="of:=[.$H$3]*EXP([.$H$5]*((1/[.B167])-(1/[.$H$6])))" office:value-type="float" office:value="322.210508587137" calcext:value-type="float">
            <text:p>322.2105085871</text:p>
          </table:table-cell>
          <table:table-cell table:style-name="ce7" table:formula="of:=[.$H$4]*[.$H$2]/([.$H$3]+[.C167])" office:value-type="float" office:value="4.7847814970646" calcext:value-type="float">
            <text:p>4.7847814971</text:p>
          </table:table-cell>
          <table:table-cell table:style-name="ce10" table:formula="of:=1024*[.D167]/[.$H$7]" office:value-type="float" office:value="979.923250598831" calcext:value-type="float">
            <text:p>980</text:p>
          </table:table-cell>
          <table:table-cell table:number-columns-repeated="1019"/>
        </table:table-row>
        <table:table-row table:style-name="ro2">
          <table:table-cell table:style-name="ce2" table:formula="of:=[.B168]-273" office:value-type="float" office:value="156" calcext:value-type="float">
            <text:p>156</text:p>
          </table:table-cell>
          <table:table-cell table:style-name="ce5" office:value-type="float" office:value="429" calcext:value-type="float">
            <text:p>429</text:p>
          </table:table-cell>
          <table:table-cell table:style-name="ce5" table:formula="of:=[.$H$3]*EXP([.$H$5]*((1/[.B168])-(1/[.$H$6])))" office:value-type="float" office:value="316.333394221426" calcext:value-type="float">
            <text:p>316.3333942214</text:p>
          </table:table-cell>
          <table:table-cell table:style-name="ce7" table:formula="of:=[.$H$4]*[.$H$2]/([.$H$3]+[.C168])" office:value-type="float" office:value="4.78748117141343" calcext:value-type="float">
            <text:p>4.7874811714</text:p>
          </table:table-cell>
          <table:table-cell table:style-name="ce10" table:formula="of:=1024*[.D168]/[.$H$7]" office:value-type="float" office:value="980.47614390547" calcext:value-type="float">
            <text:p>980</text:p>
          </table:table-cell>
          <table:table-cell table:number-columns-repeated="1019"/>
        </table:table-row>
        <table:table-row table:style-name="ro2">
          <table:table-cell table:style-name="ce2" table:formula="of:=[.B169]-273" office:value-type="float" office:value="157" calcext:value-type="float">
            <text:p>157</text:p>
          </table:table-cell>
          <table:table-cell table:style-name="ce5" office:value-type="float" office:value="430" calcext:value-type="float">
            <text:p>430</text:p>
          </table:table-cell>
          <table:table-cell table:style-name="ce5" table:formula="of:=[.$H$3]*EXP([.$H$5]*((1/[.B169])-(1/[.$H$6])))" office:value-type="float" office:value="310.590070028008" calcext:value-type="float">
            <text:p>310.590070028</text:p>
          </table:table-cell>
          <table:table-cell table:style-name="ce7" table:formula="of:=[.$H$4]*[.$H$2]/([.$H$3]+[.C169])" office:value-type="float" office:value="4.79012233356201" calcext:value-type="float">
            <text:p>4.7901223336</text:p>
          </table:table-cell>
          <table:table-cell table:style-name="ce10" table:formula="of:=1024*[.D169]/[.$H$7]" office:value-type="float" office:value="981.017053913499" calcext:value-type="float">
            <text:p>981</text:p>
          </table:table-cell>
          <table:table-cell table:number-columns-repeated="1019"/>
        </table:table-row>
        <table:table-row table:style-name="ro2">
          <table:table-cell table:style-name="ce2" table:formula="of:=[.B170]-273" office:value-type="float" office:value="158" calcext:value-type="float">
            <text:p>158</text:p>
          </table:table-cell>
          <table:table-cell table:style-name="ce5" office:value-type="float" office:value="431" calcext:value-type="float">
            <text:p>431</text:p>
          </table:table-cell>
          <table:table-cell table:style-name="ce5" table:formula="of:=[.$H$3]*EXP([.$H$5]*((1/[.B170])-(1/[.$H$6])))" office:value-type="float" office:value="304.976950562346" calcext:value-type="float">
            <text:p>304.9769505623</text:p>
          </table:table-cell>
          <table:table-cell table:style-name="ce7" table:formula="of:=[.$H$4]*[.$H$2]/([.$H$3]+[.C170])" office:value-type="float" office:value="4.79270643625067" calcext:value-type="float">
            <text:p>4.7927064363</text:p>
          </table:table-cell>
          <table:table-cell table:style-name="ce10" table:formula="of:=1024*[.D170]/[.$H$7]" office:value-type="float" office:value="981.546278144137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2" table:formula="of:=[.B171]-273" office:value-type="float" office:value="159" calcext:value-type="float">
            <text:p>159</text:p>
          </table:table-cell>
          <table:table-cell table:style-name="ce5" office:value-type="float" office:value="432" calcext:value-type="float">
            <text:p>432</text:p>
          </table:table-cell>
          <table:table-cell table:style-name="ce5" table:formula="of:=[.$H$3]*EXP([.$H$5]*((1/[.B171])-(1/[.$H$6])))" office:value-type="float" office:value="299.490559954685" calcext:value-type="float">
            <text:p>299.4905599547</text:p>
          </table:table-cell>
          <table:table-cell table:style-name="ce7" table:formula="of:=[.$H$4]*[.$H$2]/([.$H$3]+[.C171])" office:value-type="float" office:value="4.79523489275779" calcext:value-type="float">
            <text:p>4.7952348928</text:p>
          </table:table-cell>
          <table:table-cell table:style-name="ce10" table:formula="of:=1024*[.D171]/[.$H$7]" office:value-type="float" office:value="982.064106036796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2" table:formula="of:=[.B172]-273" office:value-type="float" office:value="160" calcext:value-type="float">
            <text:p>160</text:p>
          </table:table-cell>
          <table:table-cell table:style-name="ce5" office:value-type="float" office:value="433" calcext:value-type="float">
            <text:p>433</text:p>
          </table:table-cell>
          <table:table-cell table:style-name="ce5" table:formula="of:=[.$H$3]*EXP([.$H$5]*((1/[.B172])-(1/[.$H$6])))" office:value-type="float" office:value="294.127528169608" calcext:value-type="float">
            <text:p>294.1275281696</text:p>
          </table:table-cell>
          <table:table-cell table:style-name="ce7" table:formula="of:=[.$H$4]*[.$H$2]/([.$H$3]+[.C172])" office:value-type="float" office:value="4.7977090780203" calcext:value-type="float">
            <text:p>4.797709078</text:p>
          </table:table-cell>
          <table:table-cell table:style-name="ce10" table:formula="of:=1024*[.D172]/[.$H$7]" office:value-type="float" office:value="982.570819178557" calcext:value-type="float">
            <text:p>983</text:p>
          </table:table-cell>
          <table:table-cell table:number-columns-repeated="1019"/>
        </table:table-row>
        <table:table-row table:style-name="ro2">
          <table:table-cell table:style-name="ce2" table:formula="of:=[.B173]-273" office:value-type="float" office:value="161" calcext:value-type="float">
            <text:p>161</text:p>
          </table:table-cell>
          <table:table-cell table:style-name="ce5" office:value-type="float" office:value="434" calcext:value-type="float">
            <text:p>434</text:p>
          </table:table-cell>
          <table:table-cell table:style-name="ce5" table:formula="of:=[.$H$3]*EXP([.$H$5]*((1/[.B173])-(1/[.$H$6])))" office:value-type="float" office:value="288.884587406117" calcext:value-type="float">
            <text:p>288.8845874061</text:p>
          </table:table-cell>
          <table:table-cell table:style-name="ce7" table:formula="of:=[.$H$4]*[.$H$2]/([.$H$3]+[.C173])" office:value-type="float" office:value="4.80013032972301" calcext:value-type="float">
            <text:p>4.8001303297</text:p>
          </table:table-cell>
          <table:table-cell table:style-name="ce10" table:formula="of:=1024*[.D173]/[.$H$7]" office:value-type="float" office:value="983.066691527272" calcext:value-type="float">
            <text:p>983</text:p>
          </table:table-cell>
          <table:table-cell table:number-columns-repeated="1019"/>
        </table:table-row>
        <table:table-row table:style-name="ro2">
          <table:table-cell table:style-name="ce2" table:formula="of:=[.B174]-273" office:value-type="float" office:value="162" calcext:value-type="float">
            <text:p>162</text:p>
          </table:table-cell>
          <table:table-cell table:style-name="ce5" office:value-type="float" office:value="435" calcext:value-type="float">
            <text:p>435</text:p>
          </table:table-cell>
          <table:table-cell table:style-name="ce5" table:formula="of:=[.$H$3]*EXP([.$H$5]*((1/[.B174])-(1/[.$H$6])))" office:value-type="float" office:value="283.7585686325" calcext:value-type="float">
            <text:p>283.7585686325</text:p>
          </table:table-cell>
          <table:table-cell table:style-name="ce7" table:formula="of:=[.$H$4]*[.$H$2]/([.$H$3]+[.C174])" office:value-type="float" office:value="4.80249994935768" calcext:value-type="float">
            <text:p>4.8024999494</text:p>
          </table:table-cell>
          <table:table-cell table:style-name="ce10" table:formula="of:=1024*[.D174]/[.$H$7]" office:value-type="float" office:value="983.551989628454" calcext:value-type="float">
            <text:p>984</text:p>
          </table:table-cell>
          <table:table-cell table:number-columns-repeated="1019"/>
        </table:table-row>
        <table:table-row table:style-name="ro2">
          <table:table-cell table:style-name="ce2" table:formula="of:=[.B175]-273" office:value-type="float" office:value="163" calcext:value-type="float">
            <text:p>163</text:p>
          </table:table-cell>
          <table:table-cell table:style-name="ce5" office:value-type="float" office:value="436" calcext:value-type="float">
            <text:p>436</text:p>
          </table:table-cell>
          <table:table-cell table:style-name="ce5" table:formula="of:=[.$H$3]*EXP([.$H$5]*((1/[.B175])-(1/[.$H$6])))" office:value-type="float" office:value="278.746398250489" calcext:value-type="float">
            <text:p>278.7463982505</text:p>
          </table:table-cell>
          <table:table-cell table:style-name="ce7" table:formula="of:=[.$H$4]*[.$H$2]/([.$H$3]+[.C175])" office:value-type="float" office:value="4.80481920325234" calcext:value-type="float">
            <text:p>4.8048192033</text:p>
          </table:table-cell>
          <table:table-cell table:style-name="ce10" table:formula="of:=1024*[.D175]/[.$H$7]" office:value-type="float" office:value="984.026972826079" calcext:value-type="float">
            <text:p>984</text:p>
          </table:table-cell>
          <table:table-cell table:number-columns-repeated="1019"/>
        </table:table-row>
        <table:table-row table:style-name="ro2">
          <table:table-cell table:style-name="ce2" table:formula="of:=[.B176]-273" office:value-type="float" office:value="164" calcext:value-type="float">
            <text:p>164</text:p>
          </table:table-cell>
          <table:table-cell table:style-name="ce5" office:value-type="float" office:value="437" calcext:value-type="float">
            <text:p>437</text:p>
          </table:table-cell>
          <table:table-cell table:style-name="ce5" table:formula="of:=[.$H$3]*EXP([.$H$5]*((1/[.B176])-(1/[.$H$6])))" office:value-type="float" office:value="273.845094883451" calcext:value-type="float">
            <text:p>273.8450948835</text:p>
          </table:table-cell>
          <table:table-cell table:style-name="ce7" table:formula="of:=[.$H$4]*[.$H$2]/([.$H$3]+[.C176])" office:value-type="float" office:value="4.80708932357161" calcext:value-type="float">
            <text:p>4.8070893236</text:p>
          </table:table-cell>
          <table:table-cell table:style-name="ce10" table:formula="of:=1024*[.D176]/[.$H$7]" office:value-type="float" office:value="984.491893467467" calcext:value-type="float">
            <text:p>984</text:p>
          </table:table-cell>
          <table:table-cell table:number-columns-repeated="1019"/>
        </table:table-row>
        <table:table-row table:style-name="ro2">
          <table:table-cell table:style-name="ce2" table:formula="of:=[.B177]-273" office:value-type="float" office:value="165" calcext:value-type="float">
            <text:p>165</text:p>
          </table:table-cell>
          <table:table-cell table:style-name="ce5" office:value-type="float" office:value="438" calcext:value-type="float">
            <text:p>438</text:p>
          </table:table-cell>
          <table:table-cell table:style-name="ce5" table:formula="of:=[.$H$3]*EXP([.$H$5]*((1/[.B177])-(1/[.$H$6])))" office:value-type="float" office:value="269.051766283598" calcext:value-type="float">
            <text:p>269.0517662836</text:p>
          </table:table-cell>
          <table:table-cell table:style-name="ce7" table:formula="of:=[.$H$4]*[.$H$2]/([.$H$3]+[.C177])" office:value-type="float" office:value="4.80931150928889" calcext:value-type="float">
            <text:p>4.8093115093</text:p>
          </table:table-cell>
          <table:table-cell table:style-name="ce10" table:formula="of:=1024*[.D177]/[.$H$7]" office:value-type="float" office:value="984.946997102365" calcext:value-type="float">
            <text:p>985</text:p>
          </table:table-cell>
          <table:table-cell table:number-columns-repeated="1019"/>
        </table:table-row>
        <table:table-row table:style-name="ro2">
          <table:table-cell table:style-name="ce2" table:formula="of:=[.B178]-273" office:value-type="float" office:value="166" calcext:value-type="float">
            <text:p>166</text:p>
          </table:table-cell>
          <table:table-cell table:style-name="ce5" office:value-type="float" office:value="439" calcext:value-type="float">
            <text:p>439</text:p>
          </table:table-cell>
          <table:table-cell table:style-name="ce5" table:formula="of:=[.$H$3]*EXP([.$H$5]*((1/[.B178])-(1/[.$H$6])))" office:value-type="float" office:value="264.363606353415" calcext:value-type="float">
            <text:p>264.3636063534</text:p>
          </table:table-cell>
          <table:table-cell table:style-name="ce7" table:formula="of:=[.$H$4]*[.$H$2]/([.$H$3]+[.C178])" office:value-type="float" office:value="4.81148692713083" calcext:value-type="float">
            <text:p>4.8114869271</text:p>
          </table:table-cell>
          <table:table-cell table:style-name="ce10" table:formula="of:=1024*[.D178]/[.$H$7]" office:value-type="float" office:value="985.392522676394" calcext:value-type="float">
            <text:p>985</text:p>
          </table:table-cell>
          <table:table-cell table:number-columns-repeated="1019"/>
        </table:table-row>
        <table:table-row table:style-name="ro2">
          <table:table-cell table:style-name="ce2" table:formula="of:=[.B179]-273" office:value-type="float" office:value="167" calcext:value-type="float">
            <text:p>167</text:p>
          </table:table-cell>
          <table:table-cell table:style-name="ce5" office:value-type="float" office:value="440" calcext:value-type="float">
            <text:p>440</text:p>
          </table:table-cell>
          <table:table-cell table:style-name="ce5" table:formula="of:=[.$H$3]*EXP([.$H$5]*((1/[.B179])-(1/[.$H$6])))" office:value-type="float" office:value="259.777892276705" calcext:value-type="float">
            <text:p>259.7778922767</text:p>
          </table:table-cell>
          <table:table-cell table:style-name="ce7" table:formula="of:=[.$H$4]*[.$H$2]/([.$H$3]+[.C179])" office:value-type="float" office:value="4.81361671249506" calcext:value-type="float">
            <text:p>4.8136167125</text:p>
          </table:table-cell>
          <table:table-cell table:style-name="ce10" table:formula="of:=1024*[.D179]/[.$H$7]" office:value-type="float" office:value="985.828702718989" calcext:value-type="float">
            <text:p>986</text:p>
          </table:table-cell>
          <table:table-cell table:number-columns-repeated="1019"/>
        </table:table-row>
        <table:table-row table:style-name="ro2">
          <table:table-cell table:style-name="ce2" table:formula="of:=[.B180]-273" office:value-type="float" office:value="168" calcext:value-type="float">
            <text:p>168</text:p>
          </table:table-cell>
          <table:table-cell table:style-name="ce5" office:value-type="float" office:value="441" calcext:value-type="float">
            <text:p>441</text:p>
          </table:table-cell>
          <table:table-cell table:style-name="ce5" table:formula="of:=[.$H$3]*EXP([.$H$5]*((1/[.B180])-(1/[.$H$6])))" office:value-type="float" office:value="255.291981754865" calcext:value-type="float">
            <text:p>255.2919817549</text:p>
          </table:table-cell>
          <table:table-cell table:style-name="ce7" table:formula="of:=[.$H$4]*[.$H$2]/([.$H$3]+[.C180])" office:value-type="float" office:value="4.81570197034165" calcext:value-type="float">
            <text:p>4.8157019703</text:p>
          </table:table-cell>
          <table:table-cell table:style-name="ce10" table:formula="of:=1024*[.D180]/[.$H$7]" office:value-type="float" office:value="986.25576352597" calcext:value-type="float">
            <text:p>986</text:p>
          </table:table-cell>
          <table:table-cell table:number-columns-repeated="1019"/>
        </table:table-row>
        <table:table-row table:style-name="ro2">
          <table:table-cell table:style-name="ce2" table:formula="of:=[.B181]-273" office:value-type="float" office:value="169" calcext:value-type="float">
            <text:p>169</text:p>
          </table:table-cell>
          <table:table-cell table:style-name="ce5" office:value-type="float" office:value="442" calcext:value-type="float">
            <text:p>442</text:p>
          </table:table-cell>
          <table:table-cell table:style-name="ce5" table:formula="of:=[.$H$3]*EXP([.$H$5]*((1/[.B181])-(1/[.$H$6])))" office:value-type="float" office:value="250.90331034419" calcext:value-type="float">
            <text:p>250.9033103442</text:p>
          </table:table-cell>
          <table:table-cell table:style-name="ce7" table:formula="of:=[.$H$4]*[.$H$2]/([.$H$3]+[.C181])" office:value-type="float" office:value="4.81774377605908" calcext:value-type="float">
            <text:p>4.8177437761</text:p>
          </table:table-cell>
          <table:table-cell table:style-name="ce10" table:formula="of:=1024*[.D181]/[.$H$7]" office:value-type="float" office:value="986.673925336899" calcext:value-type="float">
            <text:p>987</text:p>
          </table:table-cell>
          <table:table-cell table:number-columns-repeated="1019"/>
        </table:table-row>
        <table:table-row table:style-name="ro2">
          <table:table-cell table:style-name="ce2" table:formula="of:=[.B182]-273" office:value-type="float" office:value="170" calcext:value-type="float">
            <text:p>170</text:p>
          </table:table-cell>
          <table:table-cell table:style-name="ce5" office:value-type="float" office:value="443" calcext:value-type="float">
            <text:p>443</text:p>
          </table:table-cell>
          <table:table-cell table:style-name="ce5" table:formula="of:=[.$H$3]*EXP([.$H$5]*((1/[.B182])-(1/[.$H$6])))" office:value-type="float" office:value="246.609388890173" calcext:value-type="float">
            <text:p>246.6093888902</text:p>
          </table:table-cell>
          <table:table-cell table:style-name="ce7" table:formula="of:=[.$H$4]*[.$H$2]/([.$H$3]+[.C182])" office:value-type="float" office:value="4.81974317630532" calcext:value-type="float">
            <text:p>4.8197431763</text:p>
          </table:table-cell>
          <table:table-cell table:style-name="ce10" table:formula="of:=1024*[.D182]/[.$H$7]" office:value-type="float" office:value="987.08340250733" calcext:value-type="float">
            <text:p>987</text:p>
          </table:table-cell>
          <table:table-cell table:number-columns-repeated="1019"/>
        </table:table-row>
        <table:table-row table:style-name="ro2">
          <table:table-cell table:style-name="ce2" table:formula="of:=[.B183]-273" office:value-type="float" office:value="171" calcext:value-type="float">
            <text:p>171</text:p>
          </table:table-cell>
          <table:table-cell table:style-name="ce5" office:value-type="float" office:value="444" calcext:value-type="float">
            <text:p>444</text:p>
          </table:table-cell>
          <table:table-cell table:style-name="ce5" table:formula="of:=[.$H$3]*EXP([.$H$5]*((1/[.B183])-(1/[.$H$6])))" office:value-type="float" office:value="242.407801054973" calcext:value-type="float">
            <text:p>242.407801055</text:p>
          </table:table-cell>
          <table:table-cell table:style-name="ce7" table:formula="of:=[.$H$4]*[.$H$2]/([.$H$3]+[.C183])" office:value-type="float" office:value="4.8217011898248" calcext:value-type="float">
            <text:p>4.8217011898</text:p>
          </table:table-cell>
          <table:table-cell table:style-name="ce10" table:formula="of:=1024*[.D183]/[.$H$7]" office:value-type="float" office:value="987.484403676118" calcext:value-type="float">
            <text:p>987</text:p>
          </table:table-cell>
          <table:table-cell table:number-columns-repeated="1019"/>
        </table:table-row>
        <table:table-row table:style-name="ro2">
          <table:table-cell table:style-name="ce2" table:formula="of:=[.B184]-273" office:value-type="float" office:value="172" calcext:value-type="float">
            <text:p>172</text:p>
          </table:table-cell>
          <table:table-cell table:style-name="ce5" office:value-type="float" office:value="445" calcext:value-type="float">
            <text:p>445</text:p>
          </table:table-cell>
          <table:table-cell table:style-name="ce5" table:formula="of:=[.$H$3]*EXP([.$H$5]*((1/[.B184])-(1/[.$H$6])))" office:value-type="float" office:value="238.296200934333" calcext:value-type="float">
            <text:p>238.2962009343</text:p>
          </table:table-cell>
          <table:table-cell table:style-name="ce7" table:formula="of:=[.$H$4]*[.$H$2]/([.$H$3]+[.C184])" office:value-type="float" office:value="4.82361880824165" calcext:value-type="float">
            <text:p>4.8236188082</text:p>
          </table:table-cell>
          <table:table-cell table:style-name="ce10" table:formula="of:=1024*[.D184]/[.$H$7]" office:value-type="float" office:value="987.877131927889" calcext:value-type="float">
            <text:p>988</text:p>
          </table:table-cell>
          <table:table-cell table:number-columns-repeated="1019"/>
        </table:table-row>
        <table:table-row table:style-name="ro2">
          <table:table-cell table:style-name="ce2" table:formula="of:=[.B185]-273" office:value-type="float" office:value="173" calcext:value-type="float">
            <text:p>173</text:p>
          </table:table-cell>
          <table:table-cell table:style-name="ce5" office:value-type="float" office:value="446" calcext:value-type="float">
            <text:p>446</text:p>
          </table:table-cell>
          <table:table-cell table:style-name="ce5" table:formula="of:=[.$H$3]*EXP([.$H$5]*((1/[.B185])-(1/[.$H$6])))" office:value-type="float" office:value="234.272310760458" calcext:value-type="float">
            <text:p>234.2723107605</text:p>
          </table:table-cell>
          <table:table-cell table:style-name="ce7" table:formula="of:=[.$H$4]*[.$H$2]/([.$H$3]+[.C185])" office:value-type="float" office:value="4.82549699683019" calcext:value-type="float">
            <text:p>4.8254969968</text:p>
          </table:table-cell>
          <table:table-cell table:style-name="ce10" table:formula="of:=1024*[.D185]/[.$H$7]" office:value-type="float" office:value="988.261784950823" calcext:value-type="float">
            <text:p>988</text:p>
          </table:table-cell>
          <table:table-cell table:number-columns-repeated="1019"/>
        </table:table-row>
        <table:table-row table:style-name="ro2">
          <table:table-cell table:style-name="ce2" table:formula="of:=[.B186]-273" office:value-type="float" office:value="174" calcext:value-type="float">
            <text:p>174</text:p>
          </table:table-cell>
          <table:table-cell table:style-name="ce5" office:value-type="float" office:value="447" calcext:value-type="float">
            <text:p>447</text:p>
          </table:table-cell>
          <table:table-cell table:style-name="ce5" table:formula="of:=[.$H$3]*EXP([.$H$5]*((1/[.B186])-(1/[.$H$6])))" office:value-type="float" office:value="230.333918687451" calcext:value-type="float">
            <text:p>230.3339186875</text:p>
          </table:table-cell>
          <table:table-cell table:style-name="ce7" table:formula="of:=[.$H$4]*[.$H$2]/([.$H$3]+[.C186])" office:value-type="float" office:value="4.827336695263" calcext:value-type="float">
            <text:p>4.8273366953</text:p>
          </table:table-cell>
          <table:table-cell table:style-name="ce10" table:formula="of:=1024*[.D186]/[.$H$7]" office:value-type="float" office:value="988.638555189863" calcext:value-type="float">
            <text:p>989</text:p>
          </table:table-cell>
          <table:table-cell table:number-columns-repeated="1019"/>
        </table:table-row>
        <table:table-row table:style-name="ro2">
          <table:table-cell table:style-name="ce2" table:formula="of:=[.B187]-273" office:value-type="float" office:value="175" calcext:value-type="float">
            <text:p>175</text:p>
          </table:table-cell>
          <table:table-cell table:style-name="ce5" office:value-type="float" office:value="448" calcext:value-type="float">
            <text:p>448</text:p>
          </table:table-cell>
          <table:table-cell table:style-name="ce5" table:formula="of:=[.$H$3]*EXP([.$H$5]*((1/[.B187])-(1/[.$H$6])))" office:value-type="float" office:value="226.478876656082" calcext:value-type="float">
            <text:p>226.4788766561</text:p>
          </table:table-cell>
          <table:table-cell table:style-name="ce7" table:formula="of:=[.$H$4]*[.$H$2]/([.$H$3]+[.C187])" office:value-type="float" office:value="4.8291388183373" calcext:value-type="float">
            <text:p>4.8291388183</text:p>
          </table:table-cell>
          <table:table-cell table:style-name="ce10" table:formula="of:=1024*[.D187]/[.$H$7]" office:value-type="float" office:value="989.007629995478" calcext:value-type="float">
            <text:p>989</text:p>
          </table:table-cell>
          <table:table-cell table:number-columns-repeated="1019"/>
        </table:table-row>
        <table:table-row table:style-name="ro2">
          <table:table-cell table:style-name="ce2" table:formula="of:=[.B188]-273" office:value-type="float" office:value="176" calcext:value-type="float">
            <text:p>176</text:p>
          </table:table-cell>
          <table:table-cell table:style-name="ce5" office:value-type="float" office:value="449" calcext:value-type="float">
            <text:p>449</text:p>
          </table:table-cell>
          <table:table-cell table:style-name="ce5" table:formula="of:=[.$H$3]*EXP([.$H$5]*((1/[.B188])-(1/[.$H$6])))" office:value-type="float" office:value="222.705098334794" calcext:value-type="float">
            <text:p>222.7050983348</text:p>
          </table:table-cell>
          <table:table-cell table:style-name="ce7" table:formula="of:=[.$H$4]*[.$H$2]/([.$H$3]+[.C188])" office:value-type="float" office:value="4.8309042566802" calcext:value-type="float">
            <text:p>4.8309042567</text:p>
          </table:table-cell>
          <table:table-cell table:style-name="ce10" table:formula="of:=1024*[.D188]/[.$H$7]" office:value-type="float" office:value="989.369191768106" calcext:value-type="float">
            <text:p>989</text:p>
          </table:table-cell>
          <table:table-cell table:number-columns-repeated="1019"/>
        </table:table-row>
        <table:table-row table:style-name="ro2">
          <table:table-cell table:style-name="ce2" table:formula="of:=[.B189]-273" office:value-type="float" office:value="177" calcext:value-type="float">
            <text:p>177</text:p>
          </table:table-cell>
          <table:table-cell table:style-name="ce5" office:value-type="float" office:value="450" calcext:value-type="float">
            <text:p>450</text:p>
          </table:table-cell>
          <table:table-cell table:style-name="ce5" table:formula="of:=[.$H$3]*EXP([.$H$5]*((1/[.B189])-(1/[.$H$6])))" office:value-type="float" office:value="219.010557133974" calcext:value-type="float">
            <text:p>219.010557134</text:p>
          </table:table-cell>
          <table:table-cell table:style-name="ce7" table:formula="of:=[.$H$4]*[.$H$2]/([.$H$3]+[.C189])" office:value-type="float" office:value="4.83263387743354" calcext:value-type="float">
            <text:p>4.8326338774</text:p>
          </table:table-cell>
          <table:table-cell table:style-name="ce10" table:formula="of:=1024*[.D189]/[.$H$7]" office:value-type="float" office:value="989.723418098389" calcext:value-type="float">
            <text:p>990</text:p>
          </table:table-cell>
          <table:table-cell table:number-columns-repeated="1019"/>
        </table:table-row>
        <table:table-row table:style-name="ro2">
          <table:table-cell table:style-name="ce2" table:formula="of:=[.B190]-273" office:value-type="float" office:value="178" calcext:value-type="float">
            <text:p>178</text:p>
          </table:table-cell>
          <table:table-cell table:style-name="ce5" office:value-type="float" office:value="451" calcext:value-type="float">
            <text:p>451</text:p>
          </table:table-cell>
          <table:table-cell table:style-name="ce5" table:formula="of:=[.$H$3]*EXP([.$H$5]*((1/[.B190])-(1/[.$H$6])))" office:value-type="float" office:value="215.393284290661" calcext:value-type="float">
            <text:p>215.3932842907</text:p>
          </table:table-cell>
          <table:table-cell table:style-name="ce7" table:formula="of:=[.$H$4]*[.$H$2]/([.$H$3]+[.C190])" office:value-type="float" office:value="4.83432852491859" calcext:value-type="float">
            <text:p>4.8343285249</text:p>
          </table:table-cell>
          <table:table-cell table:style-name="ce10" table:formula="of:=1024*[.D190]/[.$H$7]" office:value-type="float" office:value="990.070481903327" calcext:value-type="float">
            <text:p>990</text:p>
          </table:table-cell>
          <table:table-cell table:number-columns-repeated="1019"/>
        </table:table-row>
        <table:table-row table:style-name="ro2">
          <table:table-cell table:style-name="ce2" table:formula="of:=[.B191]-273" office:value-type="float" office:value="179" calcext:value-type="float">
            <text:p>179</text:p>
          </table:table-cell>
          <table:table-cell table:style-name="ce5" office:value-type="float" office:value="452" calcext:value-type="float">
            <text:p>452</text:p>
          </table:table-cell>
          <table:table-cell table:style-name="ce5" table:formula="of:=[.$H$3]*EXP([.$H$5]*((1/[.B191])-(1/[.$H$6])))" office:value-type="float" office:value="211.851367020948" calcext:value-type="float">
            <text:p>211.8513670209</text:p>
          </table:table-cell>
          <table:table-cell table:style-name="ce7" table:formula="of:=[.$H$4]*[.$H$2]/([.$H$3]+[.C191])" office:value-type="float" office:value="4.83598902128151" calcext:value-type="float">
            <text:p>4.8359890213</text:p>
          </table:table-cell>
          <table:table-cell table:style-name="ce10" table:formula="of:=1024*[.D191]/[.$H$7]" office:value-type="float" office:value="990.410551558452" calcext:value-type="float">
            <text:p>990</text:p>
          </table:table-cell>
          <table:table-cell table:number-columns-repeated="1019"/>
        </table:table-row>
        <table:table-row table:style-name="ro2">
          <table:table-cell table:style-name="ce2" table:formula="of:=[.B192]-273" office:value-type="float" office:value="180" calcext:value-type="float">
            <text:p>180</text:p>
          </table:table-cell>
          <table:table-cell table:style-name="ce5" office:value-type="float" office:value="453" calcext:value-type="float">
            <text:p>453</text:p>
          </table:table-cell>
          <table:table-cell table:style-name="ce5" table:formula="of:=[.$H$3]*EXP([.$H$5]*((1/[.B192])-(1/[.$H$6])))" office:value-type="float" office:value="208.382946737484" calcext:value-type="float">
            <text:p>208.3829467375</text:p>
          </table:table-cell>
          <table:table-cell table:style-name="ce7" table:formula="of:=[.$H$4]*[.$H$2]/([.$H$3]+[.C192])" office:value-type="float" office:value="4.83761616711987" calcext:value-type="float">
            <text:p>4.8376161671</text:p>
          </table:table-cell>
          <table:table-cell table:style-name="ce10" table:formula="of:=1024*[.D192]/[.$H$7]" office:value-type="float" office:value="990.743791026149" calcext:value-type="float">
            <text:p>991</text:p>
          </table:table-cell>
          <table:table-cell table:number-columns-repeated="1019"/>
        </table:table-row>
        <table:table-row table:style-name="ro2">
          <table:table-cell table:style-name="ce2" table:formula="of:=[.B193]-273" office:value-type="float" office:value="181" calcext:value-type="float">
            <text:p>181</text:p>
          </table:table-cell>
          <table:table-cell table:style-name="ce5" office:value-type="float" office:value="454" calcext:value-type="float">
            <text:p>454</text:p>
          </table:table-cell>
          <table:table-cell table:style-name="ce5" table:formula="of:=[.$H$3]*EXP([.$H$5]*((1/[.B193])-(1/[.$H$6])))" office:value-type="float" office:value="204.98621732958" calcext:value-type="float">
            <text:p>204.9862173296</text:p>
          </table:table-cell>
          <table:table-cell table:style-name="ce7" table:formula="of:=[.$H$4]*[.$H$2]/([.$H$3]+[.C193])" office:value-type="float" office:value="4.8392107420909" calcext:value-type="float">
            <text:p>4.8392107421</text:p>
          </table:table-cell>
          <table:table-cell table:style-name="ce10" table:formula="of:=1024*[.D193]/[.$H$7]" office:value-type="float" office:value="991.070359980217" calcext:value-type="float">
            <text:p>991</text:p>
          </table:table-cell>
          <table:table-cell table:number-columns-repeated="1019"/>
        </table:table-row>
        <table:table-row table:style-name="ro2">
          <table:table-cell table:style-name="ce2" table:formula="of:=[.B194]-273" office:value-type="float" office:value="182" calcext:value-type="float">
            <text:p>182</text:p>
          </table:table-cell>
          <table:table-cell table:style-name="ce5" office:value-type="float" office:value="455" calcext:value-type="float">
            <text:p>455</text:p>
          </table:table-cell>
          <table:table-cell table:style-name="ce5" table:formula="of:=[.$H$3]*EXP([.$H$5]*((1/[.B194])-(1/[.$H$6])))" office:value-type="float" office:value="201.6594235035" calcext:value-type="float">
            <text:p>201.6594235035</text:p>
          </table:table-cell>
          <table:table-cell table:style-name="ce7" table:formula="of:=[.$H$4]*[.$H$2]/([.$H$3]+[.C194])" office:value-type="float" office:value="4.84077350550193" calcext:value-type="float">
            <text:p>4.8407735055</text:p>
          </table:table-cell>
          <table:table-cell table:style-name="ce10" table:formula="of:=1024*[.D194]/[.$H$7]" office:value-type="float" office:value="991.390413926795" calcext:value-type="float">
            <text:p>991</text:p>
          </table:table-cell>
          <table:table-cell table:number-columns-repeated="1019"/>
        </table:table-row>
        <table:table-row table:style-name="ro2">
          <table:table-cell table:style-name="ce2" table:formula="of:=[.B195]-273" office:value-type="float" office:value="183" calcext:value-type="float">
            <text:p>183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formula="of:=[.$H$3]*EXP([.$H$5]*((1/[.B195])-(1/[.$H$6])))" office:value-type="float" office:value="198.400859180666" calcext:value-type="float">
            <text:p>198.4008591807</text:p>
          </table:table-cell>
          <table:table-cell table:style-name="ce7" table:formula="of:=[.$H$4]*[.$H$2]/([.$H$3]+[.C195])" office:value-type="float" office:value="4.8423051968835" calcext:value-type="float">
            <text:p>4.8423051969</text:p>
          </table:table-cell>
          <table:table-cell table:style-name="ce10" table:formula="of:=1024*[.D195]/[.$H$7]" office:value-type="float" office:value="991.70410432174" calcext:value-type="float">
            <text:p>992</text:p>
          </table:table-cell>
          <table:table-cell table:number-columns-repeated="1019"/>
        </table:table-row>
        <table:table-row table:style-name="ro2">
          <table:table-cell table:style-name="ce2" table:formula="of:=[.B196]-273" office:value-type="float" office:value="184" calcext:value-type="float">
            <text:p>184</text:p>
          </table:table-cell>
          <table:table-cell table:style-name="ce5" office:value-type="float" office:value="457" calcext:value-type="float">
            <text:p>457</text:p>
          </table:table-cell>
          <table:table-cell table:style-name="ce5" table:formula="of:=[.$H$3]*EXP([.$H$5]*((1/[.B196])-(1/[.$H$6])))" office:value-type="float" office:value="195.208865951555" calcext:value-type="float">
            <text:p>195.2088659516</text:p>
          </table:table-cell>
          <table:table-cell table:style-name="ce7" table:formula="of:=[.$H$4]*[.$H$2]/([.$H$3]+[.C196])" office:value-type="float" office:value="4.84380653654576" calcext:value-type="float">
            <text:p>4.8438065365</text:p>
          </table:table-cell>
          <table:table-cell table:style-name="ce10" table:formula="of:=1024*[.D196]/[.$H$7]" office:value-type="float" office:value="992.011578684572" calcext:value-type="float">
            <text:p>992</text:p>
          </table:table-cell>
          <table:table-cell table:number-columns-repeated="1019"/>
        </table:table-row>
        <table:table-row table:style-name="ro2">
          <table:table-cell table:style-name="ce2" table:formula="of:=[.B197]-273" office:value-type="float" office:value="185" calcext:value-type="float">
            <text:p>185</text:p>
          </table:table-cell>
          <table:table-cell table:style-name="ce5" office:value-type="float" office:value="458" calcext:value-type="float">
            <text:p>458</text:p>
          </table:table-cell>
          <table:table-cell table:style-name="ce5" table:formula="of:=[.$H$3]*EXP([.$H$5]*((1/[.B197])-(1/[.$H$6])))" office:value-type="float" office:value="192.081831583189" calcext:value-type="float">
            <text:p>192.0818315832</text:p>
          </table:table-cell>
          <table:table-cell table:style-name="ce7" table:formula="of:=[.$H$4]*[.$H$2]/([.$H$3]+[.C197])" office:value-type="float" office:value="4.84527822611852" calcext:value-type="float">
            <text:p>4.8452782261</text:p>
          </table:table-cell>
          <table:table-cell table:style-name="ce10" table:formula="of:=1024*[.D197]/[.$H$7]" office:value-type="float" office:value="992.312980709072" calcext:value-type="float">
            <text:p>992</text:p>
          </table:table-cell>
          <table:table-cell table:number-columns-repeated="1019"/>
        </table:table-row>
        <table:table-row table:style-name="ro2">
          <table:table-cell table:style-name="ce2" table:formula="of:=[.B198]-273" office:value-type="float" office:value="186" calcext:value-type="float">
            <text:p>186</text:p>
          </table:table-cell>
          <table:table-cell table:style-name="ce5" office:value-type="float" office:value="459" calcext:value-type="float">
            <text:p>459</text:p>
          </table:table-cell>
          <table:table-cell table:style-name="ce5" table:formula="of:=[.$H$3]*EXP([.$H$5]*((1/[.B198])-(1/[.$H$6])))" office:value-type="float" office:value="189.018188578183" calcext:value-type="float">
            <text:p>189.0181885782</text:p>
          </table:table-cell>
          <table:table-cell table:style-name="ce7" table:formula="of:=[.$H$4]*[.$H$2]/([.$H$3]+[.C198])" office:value-type="float" office:value="4.84672094907543" calcext:value-type="float">
            <text:p>4.8467209491</text:p>
          </table:table-cell>
          <table:table-cell table:style-name="ce10" table:formula="of:=1024*[.D198]/[.$H$7]" office:value-type="float" office:value="992.608450370648" calcext:value-type="float">
            <text:p>993</text:p>
          </table:table-cell>
          <table:table-cell table:number-columns-repeated="1019"/>
        </table:table-row>
        <table:table-row table:style-name="ro2">
          <table:table-cell table:style-name="ce2" table:formula="of:=[.B199]-273" office:value-type="float" office:value="187" calcext:value-type="float">
            <text:p>187</text:p>
          </table:table-cell>
          <table:table-cell table:style-name="ce5" office:value-type="float" office:value="460" calcext:value-type="float">
            <text:p>460</text:p>
          </table:table-cell>
          <table:table-cell table:style-name="ce5" table:formula="of:=[.$H$3]*EXP([.$H$5]*((1/[.B199])-(1/[.$H$6])))" office:value-type="float" office:value="186.016412783411" calcext:value-type="float">
            <text:p>186.0164127834</text:p>
          </table:table-cell>
          <table:table-cell table:style-name="ce7" table:formula="of:=[.$H$4]*[.$H$2]/([.$H$3]+[.C199])" office:value-type="float" office:value="4.84813537124288" calcext:value-type="float">
            <text:p>4.8481353712</text:p>
          </table:table-cell>
          <table:table-cell table:style-name="ce10" table:formula="of:=1024*[.D199]/[.$H$7]" office:value-type="float" office:value="992.898124030541" calcext:value-type="float">
            <text:p>993</text:p>
          </table:table-cell>
          <table:table-cell table:number-columns-repeated="1019"/>
        </table:table-row>
        <table:table-row table:style-name="ro2">
          <table:table-cell table:style-name="ce2" table:formula="of:=[.B200]-273" office:value-type="float" office:value="188" calcext:value-type="float">
            <text:p>188</text:p>
          </table:table-cell>
          <table:table-cell table:style-name="ce5" office:value-type="float" office:value="461" calcext:value-type="float">
            <text:p>461</text:p>
          </table:table-cell>
          <table:table-cell table:style-name="ce5" table:formula="of:=[.$H$3]*EXP([.$H$5]*((1/[.B200])-(1/[.$H$6])))" office:value-type="float" office:value="183.075022046432" calcext:value-type="float">
            <text:p>183.0750220464</text:p>
          </table:table-cell>
          <table:table-cell table:style-name="ce7" table:formula="of:=[.$H$4]*[.$H$2]/([.$H$3]+[.C200])" office:value-type="float" office:value="4.84952214129386" calcext:value-type="float">
            <text:p>4.8495221413</text:p>
          </table:table-cell>
          <table:table-cell table:style-name="ce10" table:formula="of:=1024*[.D200]/[.$H$7]" office:value-type="float" office:value="993.182134536982" calcext:value-type="float">
            <text:p>993</text:p>
          </table:table-cell>
          <table:table-cell table:number-columns-repeated="1019"/>
        </table:table-row>
        <table:table-row table:style-name="ro2">
          <table:table-cell table:style-name="ce2" table:formula="of:=[.B201]-273" office:value-type="float" office:value="189" calcext:value-type="float">
            <text:p>189</text:p>
          </table:table-cell>
          <table:table-cell table:style-name="ce5" office:value-type="float" office:value="462" calcext:value-type="float">
            <text:p>462</text:p>
          </table:table-cell>
          <table:table-cell table:style-name="ce5" table:formula="of:=[.$H$3]*EXP([.$H$5]*((1/[.B201])-(1/[.$H$6])))" office:value-type="float" office:value="180.192574917878" calcext:value-type="float">
            <text:p>180.1925749179</text:p>
          </table:table-cell>
          <table:table-cell table:style-name="ce7" table:formula="of:=[.$H$4]*[.$H$2]/([.$H$3]+[.C201])" office:value-type="float" office:value="4.85088189122745" calcext:value-type="float">
            <text:p>4.8508818912</text:p>
          </table:table-cell>
          <table:table-cell table:style-name="ce10" table:formula="of:=1024*[.D201]/[.$H$7]" office:value-type="float" office:value="993.460611323381" calcext:value-type="float">
            <text:p>993</text:p>
          </table:table-cell>
          <table:table-cell table:number-columns-repeated="1019"/>
        </table:table-row>
        <table:table-row table:style-name="ro2">
          <table:table-cell table:style-name="ce2" table:formula="of:=[.B202]-273" office:value-type="float" office:value="190" calcext:value-type="float">
            <text:p>190</text:p>
          </table:table-cell>
          <table:table-cell table:style-name="ce5" office:value-type="float" office:value="463" calcext:value-type="float">
            <text:p>463</text:p>
          </table:table-cell>
          <table:table-cell table:style-name="ce5" table:formula="of:=[.$H$3]*EXP([.$H$5]*((1/[.B202])-(1/[.$H$6])))" office:value-type="float" office:value="177.367669398097" calcext:value-type="float">
            <text:p>177.3676693981</text:p>
          </table:table-cell>
          <table:table-cell table:style-name="ce7" table:formula="of:=[.$H$4]*[.$H$2]/([.$H$3]+[.C202])" office:value-type="float" office:value="4.85221523683414" calcext:value-type="float">
            <text:p>4.8522152368</text:p>
          </table:table-cell>
          <table:table-cell table:style-name="ce10" table:formula="of:=1024*[.D202]/[.$H$7]" office:value-type="float" office:value="993.733680503631" calcext:value-type="float">
            <text:p>994</text:p>
          </table:table-cell>
          <table:table-cell table:number-columns-repeated="1019"/>
        </table:table-row>
        <table:table-row table:style-name="ro2">
          <table:table-cell table:style-name="ce2" table:formula="of:=[.B203]-273" office:value-type="float" office:value="191" calcext:value-type="float">
            <text:p>191</text:p>
          </table:table-cell>
          <table:table-cell table:style-name="ce5" office:value-type="float" office:value="464" calcext:value-type="float">
            <text:p>464</text:p>
          </table:table-cell>
          <table:table-cell table:style-name="ce5" table:formula="of:=[.$H$3]*EXP([.$H$5]*((1/[.B203])-(1/[.$H$6])))" office:value-type="float" office:value="174.598941726401" calcext:value-type="float">
            <text:p>174.5989417264</text:p>
          </table:table-cell>
          <table:table-cell table:style-name="ce7" table:formula="of:=[.$H$4]*[.$H$2]/([.$H$3]+[.C203])" office:value-type="float" office:value="4.85352277814757" calcext:value-type="float">
            <text:p>4.8535227781</text:p>
          </table:table-cell>
          <table:table-cell table:style-name="ce10" table:formula="of:=1024*[.D203]/[.$H$7]" office:value-type="float" office:value="994.001464964622" calcext:value-type="float">
            <text:p>994</text:p>
          </table:table-cell>
          <table:table-cell table:number-columns-repeated="1019"/>
        </table:table-row>
        <table:table-row table:style-name="ro2">
          <table:table-cell table:style-name="ce2" table:formula="of:=[.B204]-273" office:value-type="float" office:value="192" calcext:value-type="float">
            <text:p>192</text:p>
          </table:table-cell>
          <table:table-cell table:style-name="ce5" office:value-type="float" office:value="465" calcext:value-type="float">
            <text:p>465</text:p>
          </table:table-cell>
          <table:table-cell table:style-name="ce5" table:formula="of:=[.$H$3]*EXP([.$H$5]*((1/[.B204])-(1/[.$H$6])))" office:value-type="float" office:value="171.885065211338" calcext:value-type="float">
            <text:p>171.8850652113</text:p>
          </table:table-cell>
          <table:table-cell table:style-name="ce7" table:formula="of:=[.$H$4]*[.$H$2]/([.$H$3]+[.C204])" office:value-type="float" office:value="4.854805099883" calcext:value-type="float">
            <text:p>4.8548050999</text:p>
          </table:table-cell>
          <table:table-cell table:style-name="ce10" table:formula="of:=1024*[.D204]/[.$H$7]" office:value-type="float" office:value="994.264084456038" calcext:value-type="float">
            <text:p>994</text:p>
          </table:table-cell>
          <table:table-cell table:number-columns-repeated="1019"/>
        </table:table-row>
        <table:table-row table:style-name="ro2">
          <table:table-cell table:style-name="ce2" table:formula="of:=[.B205]-273" office:value-type="float" office:value="193" calcext:value-type="float">
            <text:p>193</text:p>
          </table:table-cell>
          <table:table-cell table:style-name="ce5" office:value-type="float" office:value="466" calcext:value-type="float">
            <text:p>466</text:p>
          </table:table-cell>
          <table:table-cell table:style-name="ce5" table:formula="of:=[.$H$3]*EXP([.$H$5]*((1/[.B205])-(1/[.$H$6])))" office:value-type="float" office:value="169.224749100469" calcext:value-type="float">
            <text:p>169.2247491005</text:p>
          </table:table-cell>
          <table:table-cell table:style-name="ce7" table:formula="of:=[.$H$4]*[.$H$2]/([.$H$3]+[.C205])" office:value-type="float" office:value="4.85606277186291" calcext:value-type="float">
            <text:p>4.8560627719</text:p>
          </table:table-cell>
          <table:table-cell table:style-name="ce10" table:formula="of:=1024*[.D205]/[.$H$7]" office:value-type="float" office:value="994.521655677524" calcext:value-type="float">
            <text:p>995</text:p>
          </table:table-cell>
          <table:table-cell table:number-columns-repeated="1019"/>
        </table:table-row>
        <table:table-row table:style-name="ro2">
          <table:table-cell table:style-name="ce2" table:formula="of:=[.B206]-273" office:value-type="float" office:value="194" calcext:value-type="float">
            <text:p>194</text:p>
          </table:table-cell>
          <table:table-cell table:style-name="ce5" office:value-type="float" office:value="467" calcext:value-type="float">
            <text:p>467</text:p>
          </table:table-cell>
          <table:table-cell table:style-name="ce5" table:formula="of:=[.$H$3]*EXP([.$H$5]*((1/[.B206])-(1/[.$H$6])))" office:value-type="float" office:value="166.616737488206" calcext:value-type="float">
            <text:p>166.6167374882</text:p>
          </table:table-cell>
          <table:table-cell table:style-name="ce7" table:formula="of:=[.$H$4]*[.$H$2]/([.$H$3]+[.C206])" office:value-type="float" office:value="4.85729634943016" calcext:value-type="float">
            <text:p>4.8572963494</text:p>
          </table:table-cell>
          <table:table-cell table:style-name="ce10" table:formula="of:=1024*[.D206]/[.$H$7]" office:value-type="float" office:value="994.774292363296" calcext:value-type="float">
            <text:p>995</text:p>
          </table:table-cell>
          <table:table-cell table:number-columns-repeated="1019"/>
        </table:table-row>
        <table:table-row table:style-name="ro2">
          <table:table-cell table:style-name="ce2" table:formula="of:=[.B207]-273" office:value-type="float" office:value="195" calcext:value-type="float">
            <text:p>195</text:p>
          </table:table-cell>
          <table:table-cell table:style-name="ce5" office:value-type="float" office:value="468" calcext:value-type="float">
            <text:p>468</text:p>
          </table:table-cell>
          <table:table-cell table:style-name="ce5" table:formula="of:=[.$H$3]*EXP([.$H$5]*((1/[.B207])-(1/[.$H$6])))" office:value-type="float" office:value="164.059808260293" calcext:value-type="float">
            <text:p>164.0598082603</text:p>
          </table:table-cell>
          <table:table-cell table:style-name="ce7" table:formula="of:=[.$H$4]*[.$H$2]/([.$H$3]+[.C207])" office:value-type="float" office:value="4.858506373849" calcext:value-type="float">
            <text:p>4.8585063738</text:p>
          </table:table-cell>
          <table:table-cell table:style-name="ce10" table:formula="of:=1024*[.D207]/[.$H$7]" office:value-type="float" office:value="995.022105364276" calcext:value-type="float">
            <text:p>995</text:p>
          </table:table-cell>
          <table:table-cell table:number-columns-repeated="1019"/>
        </table:table-row>
        <table:table-row table:style-name="ro2">
          <table:table-cell table:style-name="ce2" table:formula="of:=[.B208]-273" office:value-type="float" office:value="196" calcext:value-type="float">
            <text:p>196</text:p>
          </table:table-cell>
          <table:table-cell table:style-name="ce5" office:value-type="float" office:value="469" calcext:value-type="float">
            <text:p>469</text:p>
          </table:table-cell>
          <table:table-cell table:style-name="ce5" table:formula="of:=[.$H$3]*EXP([.$H$5]*((1/[.B208])-(1/[.$H$6])))" office:value-type="float" office:value="161.552772073603" calcext:value-type="float">
            <text:p>161.5527720736</text:p>
          </table:table-cell>
          <table:table-cell table:style-name="ce7" table:formula="of:=[.$H$4]*[.$H$2]/([.$H$3]+[.C208])" office:value-type="float" office:value="4.85969337269441" calcext:value-type="float">
            <text:p>4.8596933727</text:p>
          </table:table-cell>
          <table:table-cell table:style-name="ce10" table:formula="of:=1024*[.D208]/[.$H$7]" office:value-type="float" office:value="995.265202727814" calcext:value-type="float">
            <text:p>995</text:p>
          </table:table-cell>
          <table:table-cell table:number-columns-repeated="1019"/>
        </table:table-row>
        <table:table-row table:style-name="ro2">
          <table:table-cell table:style-name="ce2" table:formula="of:=[.B209]-273" office:value-type="float" office:value="197" calcext:value-type="float">
            <text:p>197</text:p>
          </table:table-cell>
          <table:table-cell table:style-name="ce5" office:value-type="float" office:value="470" calcext:value-type="float">
            <text:p>470</text:p>
          </table:table-cell>
          <table:table-cell table:style-name="ce5" table:formula="of:=[.$H$3]*EXP([.$H$5]*((1/[.B209])-(1/[.$H$6])))" office:value-type="float" office:value="159.094471369964" calcext:value-type="float">
            <text:p>159.09447137</text:p>
          </table:table-cell>
          <table:table-cell table:style-name="ce7" table:formula="of:=[.$H$4]*[.$H$2]/([.$H$3]+[.C209])" office:value-type="float" office:value="4.86085786022992" calcext:value-type="float">
            <text:p>4.8608578602</text:p>
          </table:table-cell>
          <table:table-cell table:style-name="ce10" table:formula="of:=1024*[.D209]/[.$H$7]" office:value-type="float" office:value="995.503689775088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210]-273" office:value-type="float" office:value="198" calcext:value-type="float">
            <text:p>198</text:p>
          </table:table-cell>
          <table:table-cell table:style-name="ce5" office:value-type="float" office:value="471" calcext:value-type="float">
            <text:p>471</text:p>
          </table:table-cell>
          <table:table-cell table:style-name="ce5" table:formula="of:=[.$H$3]*EXP([.$H$5]*((1/[.B210])-(1/[.$H$6])))" office:value-type="float" office:value="156.683779422751" calcext:value-type="float">
            <text:p>156.6837794228</text:p>
          </table:table-cell>
          <table:table-cell table:style-name="ce7" table:formula="of:=[.$H$4]*[.$H$2]/([.$H$3]+[.C210])" office:value-type="float" office:value="4.86200033777453" calcext:value-type="float">
            <text:p>4.8620003378</text:p>
          </table:table-cell>
          <table:table-cell table:style-name="ce10" table:formula="of:=1024*[.D210]/[.$H$7]" office:value-type="float" office:value="995.737669176225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211]-273" office:value-type="float" office:value="199" calcext:value-type="float">
            <text:p>199</text:p>
          </table:table-cell>
          <table:table-cell table:style-name="ce5" office:value-type="float" office:value="472" calcext:value-type="float">
            <text:p>472</text:p>
          </table:table-cell>
          <table:table-cell table:style-name="ce5" table:formula="of:=[.$H$3]*EXP([.$H$5]*((1/[.B211])-(1/[.$H$6])))" office:value-type="float" office:value="154.319599415088" calcext:value-type="float">
            <text:p>154.3195994151</text:p>
          </table:table-cell>
          <table:table-cell table:style-name="ce7" table:formula="of:=[.$H$4]*[.$H$2]/([.$H$3]+[.C211])" office:value-type="float" office:value="4.8631212940588" calcext:value-type="float">
            <text:p>4.8631212941</text:p>
          </table:table-cell>
          <table:table-cell table:style-name="ce10" table:formula="of:=1024*[.D211]/[.$H$7]" office:value-type="float" office:value="995.967241023242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212]-273" office:value-type="float" office:value="200" calcext:value-type="float">
            <text:p>200</text:p>
          </table:table-cell>
          <table:table-cell table:style-name="ce5" office:value-type="float" office:value="473" calcext:value-type="float">
            <text:p>473</text:p>
          </table:table-cell>
          <table:table-cell table:style-name="ce5" table:formula="of:=[.$H$3]*EXP([.$H$5]*((1/[.B212])-(1/[.$H$6])))" office:value-type="float" office:value="152.000863548495" calcext:value-type="float">
            <text:p>152.0008635485</text:p>
          </table:table-cell>
          <table:table-cell table:style-name="ce7" table:formula="of:=[.$H$4]*[.$H$2]/([.$H$3]+[.C212])" office:value-type="float" office:value="4.86422120557053" calcext:value-type="float">
            <text:p>4.8642212056</text:p>
          </table:table-cell>
          <table:table-cell table:style-name="ce10" table:formula="of:=1024*[.D212]/[.$H$7]" office:value-type="float" office:value="996.192502900845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213]-273" office:value-type="float" office:value="201" calcext:value-type="float">
            <text:p>201</text:p>
          </table:table-cell>
          <table:table-cell table:style-name="ce5" office:value-type="float" office:value="474" calcext:value-type="float">
            <text:p>474</text:p>
          </table:table-cell>
          <table:table-cell table:style-name="ce5" table:formula="of:=[.$H$3]*EXP([.$H$5]*((1/[.B213])-(1/[.$H$6])))" office:value-type="float" office:value="149.726532180882" calcext:value-type="float">
            <text:p>149.7265321809</text:p>
          </table:table-cell>
          <table:table-cell table:style-name="ce7" table:formula="of:=[.$H$4]*[.$H$2]/([.$H$3]+[.C213])" office:value-type="float" office:value="4.86530053689046" calcext:value-type="float">
            <text:p>4.8653005369</text:p>
          </table:table-cell>
          <table:table-cell table:style-name="ce10" table:formula="of:=1024*[.D213]/[.$H$7]" office:value-type="float" office:value="996.413549955165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214]-273" office:value-type="float" office:value="202" calcext:value-type="float">
            <text:p>202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formula="of:=[.$H$3]*EXP([.$H$5]*((1/[.B214])-(1/[.$H$6])))" office:value-type="float" office:value="147.495592992848" calcext:value-type="float">
            <text:p>147.4955929928</text:p>
          </table:table-cell>
          <table:table-cell table:style-name="ce7" table:formula="of:=[.$H$4]*[.$H$2]/([.$H$3]+[.C214])" office:value-type="float" office:value="4.86635974101802" calcext:value-type="float">
            <text:p>4.866359741</text:p>
          </table:table-cell>
          <table:table-cell table:style-name="ce10" table:formula="of:=1024*[.D214]/[.$H$7]" office:value-type="float" office:value="996.630474960491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215]-273" office:value-type="float" office:value="203" calcext:value-type="float">
            <text:p>203</text:p>
          </table:table-cell>
          <table:table-cell table:style-name="ce5" office:value-type="float" office:value="476" calcext:value-type="float">
            <text:p>476</text:p>
          </table:table-cell>
          <table:table-cell table:style-name="ce5" table:formula="of:=[.$H$3]*EXP([.$H$5]*((1/[.B215])-(1/[.$H$6])))" office:value-type="float" office:value="145.307060181257" calcext:value-type="float">
            <text:p>145.3070601813</text:p>
          </table:table-cell>
          <table:table-cell table:style-name="ce7" table:formula="of:=[.$H$4]*[.$H$2]/([.$H$3]+[.C215])" office:value-type="float" office:value="4.86739925968776" calcext:value-type="float">
            <text:p>4.8673992597</text:p>
          </table:table-cell>
          <table:table-cell table:style-name="ce10" table:formula="of:=1024*[.D215]/[.$H$7]" office:value-type="float" office:value="996.843368384053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216]-273" office:value-type="float" office:value="204" calcext:value-type="float">
            <text:p>204</text:p>
          </table:table-cell>
          <table:table-cell table:style-name="ce5" office:value-type="float" office:value="477" calcext:value-type="float">
            <text:p>477</text:p>
          </table:table-cell>
          <table:table-cell table:style-name="ce5" table:formula="of:=[.$H$3]*EXP([.$H$5]*((1/[.B216])-(1/[.$H$6])))" office:value-type="float" office:value="143.159973679121" calcext:value-type="float">
            <text:p>143.1599736791</text:p>
          </table:table-cell>
          <table:table-cell table:style-name="ce7" table:formula="of:=[.$H$4]*[.$H$2]/([.$H$3]+[.C216])" office:value-type="float" office:value="4.86841952367639" calcext:value-type="float">
            <text:p>4.8684195237</text:p>
          </table:table-cell>
          <table:table-cell table:style-name="ce10" table:formula="of:=1024*[.D216]/[.$H$7]" office:value-type="float" office:value="997.052318448925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217]-273" office:value-type="float" office:value="205" calcext:value-type="float">
            <text:p>205</text:p>
          </table:table-cell>
          <table:table-cell table:style-name="ce5" office:value-type="float" office:value="478" calcext:value-type="float">
            <text:p>478</text:p>
          </table:table-cell>
          <table:table-cell table:style-name="ce5" table:formula="of:=[.$H$3]*EXP([.$H$5]*((1/[.B217])-(1/[.$H$6])))" office:value-type="float" office:value="141.05339840086" calcext:value-type="float">
            <text:p>141.0533984009</text:p>
          </table:table-cell>
          <table:table-cell table:style-name="ce7" table:formula="of:=[.$H$4]*[.$H$2]/([.$H$3]+[.C217])" office:value-type="float" office:value="4.86942095310106" calcext:value-type="float">
            <text:p>4.8694209531</text:p>
          </table:table-cell>
          <table:table-cell table:style-name="ce10" table:formula="of:=1024*[.D217]/[.$H$7]" office:value-type="float" office:value="997.257411195098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218]-273" office:value-type="float" office:value="206" calcext:value-type="float">
            <text:p>206</text:p>
          </table:table-cell>
          <table:table-cell table:style-name="ce5" office:value-type="float" office:value="479" calcext:value-type="float">
            <text:p>479</text:p>
          </table:table-cell>
          <table:table-cell table:style-name="ce5" table:formula="of:=[.$H$3]*EXP([.$H$5]*((1/[.B218])-(1/[.$H$6])))" office:value-type="float" office:value="138.986423512022" calcext:value-type="float">
            <text:p>138.986423512</text:p>
          </table:table-cell>
          <table:table-cell table:style-name="ce7" table:formula="of:=[.$H$4]*[.$H$2]/([.$H$3]+[.C218])" office:value-type="float" office:value="4.87040395770884" calcext:value-type="float">
            <text:p>4.8704039577</text:p>
          </table:table-cell>
          <table:table-cell table:style-name="ce10" table:formula="of:=1024*[.D218]/[.$H$7]" office:value-type="float" office:value="997.45873053877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219]-273" office:value-type="float" office:value="207" calcext:value-type="float">
            <text:p>207</text:p>
          </table:table-cell>
          <table:table-cell table:style-name="ce5" office:value-type="float" office:value="480" calcext:value-type="float">
            <text:p>480</text:p>
          </table:table-cell>
          <table:table-cell table:style-name="ce5" table:formula="of:=[.$H$3]*EXP([.$H$5]*((1/[.B219])-(1/[.$H$6])))" office:value-type="float" office:value="136.95816172261" calcext:value-type="float">
            <text:p>136.9581617226</text:p>
          </table:table-cell>
          <table:table-cell table:style-name="ce7" table:formula="of:=[.$H$4]*[.$H$2]/([.$H$3]+[.C219])" office:value-type="float" office:value="4.87136893715785" calcext:value-type="float">
            <text:p>4.8713689372</text:p>
          </table:table-cell>
          <table:table-cell table:style-name="ce10" table:formula="of:=1024*[.D219]/[.$H$7]" office:value-type="float" office:value="997.656358329927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220]-273" office:value-type="float" office:value="208" calcext:value-type="float">
            <text:p>208</text:p>
          </table:table-cell>
          <table:table-cell table:style-name="ce5" office:value-type="float" office:value="481" calcext:value-type="float">
            <text:p>481</text:p>
          </table:table-cell>
          <table:table-cell table:style-name="ce5" table:formula="of:=[.$H$3]*EXP([.$H$5]*((1/[.B220])-(1/[.$H$6])))" office:value-type="float" office:value="134.967748603179" calcext:value-type="float">
            <text:p>134.9677486032</text:p>
          </table:table-cell>
          <table:table-cell table:style-name="ce7" table:formula="of:=[.$H$4]*[.$H$2]/([.$H$3]+[.C220])" office:value-type="float" office:value="4.87231628129026" calcext:value-type="float">
            <text:p>4.8723162813</text:p>
          </table:table-cell>
          <table:table-cell table:style-name="ce10" table:formula="of:=1024*[.D220]/[.$H$7]" office:value-type="float" office:value="997.850374408245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221]-273" office:value-type="float" office:value="209" calcext:value-type="float">
            <text:p>209</text:p>
          </table:table-cell>
          <table:table-cell table:style-name="ce5" office:value-type="float" office:value="482" calcext:value-type="float">
            <text:p>482</text:p>
          </table:table-cell>
          <table:table-cell table:style-name="ce5" table:formula="of:=[.$H$3]*EXP([.$H$5]*((1/[.B221])-(1/[.$H$6])))" office:value-type="float" office:value="133.014341922893" calcext:value-type="float">
            <text:p>133.0143419229</text:p>
          </table:table-cell>
          <table:table-cell table:style-name="ce7" table:formula="of:=[.$H$4]*[.$H$2]/([.$H$3]+[.C221])" office:value-type="float" office:value="4.87324637039737" calcext:value-type="float">
            <text:p>4.8732463704</text:p>
          </table:table-cell>
          <table:table-cell table:style-name="ce10" table:formula="of:=1024*[.D221]/[.$H$7]" office:value-type="float" office:value="998.040856657382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222]-273" office:value-type="float" office:value="210" calcext:value-type="float">
            <text:p>210</text:p>
          </table:table-cell>
          <table:table-cell table:style-name="ce5" office:value-type="float" office:value="483" calcext:value-type="float">
            <text:p>483</text:p>
          </table:table-cell>
          <table:table-cell table:style-name="ce5" table:formula="of:=[.$H$3]*EXP([.$H$5]*((1/[.B222])-(1/[.$H$6])))" office:value-type="float" office:value="131.097121008794" calcext:value-type="float">
            <text:p>131.0971210088</text:p>
          </table:table-cell>
          <table:table-cell table:style-name="ce7" table:formula="of:=[.$H$4]*[.$H$2]/([.$H$3]+[.C222])" office:value-type="float" office:value="4.87415957547698" calcext:value-type="float">
            <text:p>4.8741595755</text:p>
          </table:table-cell>
          <table:table-cell table:style-name="ce10" table:formula="of:=1024*[.D222]/[.$H$7]" office:value-type="float" office:value="998.227881057686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223]-273" office:value-type="float" office:value="211" calcext:value-type="float">
            <text:p>211</text:p>
          </table:table-cell>
          <table:table-cell table:style-name="ce5" office:value-type="float" office:value="484" calcext:value-type="float">
            <text:p>484</text:p>
          </table:table-cell>
          <table:table-cell table:style-name="ce5" table:formula="of:=[.$H$3]*EXP([.$H$5]*((1/[.B223])-(1/[.$H$6])))" office:value-type="float" office:value="129.215286125504" calcext:value-type="float">
            <text:p>129.2152861255</text:p>
          </table:table-cell>
          <table:table-cell table:style-name="ce7" table:formula="of:=[.$H$4]*[.$H$2]/([.$H$3]+[.C223])" office:value-type="float" office:value="4.87505625848338" calcext:value-type="float">
            <text:p>4.8750562585</text:p>
          </table:table-cell>
          <table:table-cell table:style-name="ce10" table:formula="of:=1024*[.D223]/[.$H$7]" office:value-type="float" office:value="998.411521737396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224]-273" office:value-type="float" office:value="212" calcext:value-type="float">
            <text:p>212</text:p>
          </table:table-cell>
          <table:table-cell table:style-name="ce5" office:value-type="float" office:value="485" calcext:value-type="float">
            <text:p>485</text:p>
          </table:table-cell>
          <table:table-cell table:style-name="ce5" table:formula="of:=[.$H$3]*EXP([.$H$5]*((1/[.B224])-(1/[.$H$6])))" office:value-type="float" office:value="127.368057874691" calcext:value-type="float">
            <text:p>127.3680578747</text:p>
          </table:table-cell>
          <table:table-cell table:style-name="ce7" table:formula="of:=[.$H$4]*[.$H$2]/([.$H$3]+[.C224])" office:value-type="float" office:value="4.87593677257009" calcext:value-type="float">
            <text:p>4.8759367726</text:p>
          </table:table-cell>
          <table:table-cell table:style-name="ce10" table:formula="of:=1024*[.D224]/[.$H$7]" office:value-type="float" office:value="998.591851022355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225]-273" office:value-type="float" office:value="213" calcext:value-type="float">
            <text:p>213</text:p>
          </table:table-cell>
          <table:table-cell table:style-name="ce5" office:value-type="float" office:value="486" calcext:value-type="float">
            <text:p>486</text:p>
          </table:table-cell>
          <table:table-cell table:style-name="ce5" table:formula="of:=[.$H$3]*EXP([.$H$5]*((1/[.B225])-(1/[.$H$6])))" office:value-type="float" office:value="125.554676613572" calcext:value-type="float">
            <text:p>125.5546766136</text:p>
          </table:table-cell>
          <table:table-cell table:style-name="ce7" table:formula="of:=[.$H$4]*[.$H$2]/([.$H$3]+[.C225])" office:value-type="float" office:value="4.87680146232565" calcext:value-type="float">
            <text:p>4.8768014623</text:p>
          </table:table-cell>
          <table:table-cell table:style-name="ce10" table:formula="of:=1024*[.D225]/[.$H$7]" office:value-type="float" office:value="998.768939484294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226]-273" office:value-type="float" office:value="214" calcext:value-type="float">
            <text:p>214</text:p>
          </table:table-cell>
          <table:table-cell table:style-name="ce5" office:value-type="float" office:value="487" calcext:value-type="float">
            <text:p>487</text:p>
          </table:table-cell>
          <table:table-cell table:style-name="ce5" table:formula="of:=[.$H$3]*EXP([.$H$5]*((1/[.B226])-(1/[.$H$6])))" office:value-type="float" office:value="123.774401891819" calcext:value-type="float">
            <text:p>123.7744018918</text:p>
          </table:table-cell>
          <table:table-cell table:style-name="ce7" table:formula="of:=[.$H$4]*[.$H$2]/([.$H$3]+[.C226])" office:value-type="float" office:value="4.87765066400256" calcext:value-type="float">
            <text:p>4.877650664</text:p>
          </table:table-cell>
          <table:table-cell table:style-name="ce10" table:formula="of:=1024*[.D226]/[.$H$7]" office:value-type="float" office:value="998.942855987724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227]-273" office:value-type="float" office:value="215" calcext:value-type="float">
            <text:p>215</text:p>
          </table:table-cell>
          <table:table-cell table:style-name="ce5" office:value-type="float" office:value="488" calcext:value-type="float">
            <text:p>488</text:p>
          </table:table-cell>
          <table:table-cell table:style-name="ce5" table:formula="of:=[.$H$3]*EXP([.$H$5]*((1/[.B227])-(1/[.$H$6])))" office:value-type="float" office:value="122.026511906222" calcext:value-type="float">
            <text:p>122.0265119062</text:p>
          </table:table-cell>
          <table:table-cell table:style-name="ce7" table:formula="of:=[.$H$4]*[.$H$2]/([.$H$3]+[.C227])" office:value-type="float" office:value="4.87848470573968" calcext:value-type="float">
            <text:p>4.8784847057</text:p>
          </table:table-cell>
          <table:table-cell table:style-name="ce10" table:formula="of:=1024*[.D227]/[.$H$7]" office:value-type="float" office:value="999.113667735486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228]-273" office:value-type="float" office:value="216" calcext:value-type="float">
            <text:p>216</text:p>
          </table:table-cell>
          <table:table-cell table:style-name="ce5" office:value-type="float" office:value="489" calcext:value-type="float">
            <text:p>489</text:p>
          </table:table-cell>
          <table:table-cell table:style-name="ce5" table:formula="of:=[.$H$3]*EXP([.$H$5]*((1/[.B228])-(1/[.$H$6])))" office:value-type="float" office:value="120.310302972493" calcext:value-type="float">
            <text:p>120.3103029725</text:p>
          </table:table-cell>
          <table:table-cell table:style-name="ce7" table:formula="of:=[.$H$4]*[.$H$2]/([.$H$3]+[.C228])" office:value-type="float" office:value="4.87930390777825" calcext:value-type="float">
            <text:p>4.8793039078</text:p>
          </table:table-cell>
          <table:table-cell table:style-name="ce10" table:formula="of:=1024*[.D228]/[.$H$7]" office:value-type="float" office:value="999.281440312986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229]-273" office:value-type="float" office:value="217" calcext:value-type="float">
            <text:p>217</text:p>
          </table:table-cell>
          <table:table-cell table:style-name="ce5" office:value-type="float" office:value="490" calcext:value-type="float">
            <text:p>490</text:p>
          </table:table-cell>
          <table:table-cell table:style-name="ce5" table:formula="of:=[.$H$3]*EXP([.$H$5]*((1/[.B229])-(1/[.$H$6])))" office:value-type="float" office:value="118.625089013635" calcext:value-type="float">
            <text:p>118.6250890136</text:p>
          </table:table-cell>
          <table:table-cell table:style-name="ce7" table:formula="of:=[.$H$4]*[.$H$2]/([.$H$3]+[.C229])" office:value-type="float" office:value="4.88010858267172" calcext:value-type="float">
            <text:p>4.8801085827</text:p>
          </table:table-cell>
          <table:table-cell table:style-name="ce10" table:formula="of:=1024*[.D229]/[.$H$7]" office:value-type="float" office:value="999.446237731168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230]-273" office:value-type="float" office:value="218" calcext:value-type="float">
            <text:p>218</text:p>
          </table:table-cell>
          <table:table-cell table:style-name="ce5" office:value-type="float" office:value="491" calcext:value-type="float">
            <text:p>491</text:p>
          </table:table-cell>
          <table:table-cell table:style-name="ce5" table:formula="of:=[.$H$3]*EXP([.$H$5]*((1/[.B230])-(1/[.$H$6])))" office:value-type="float" office:value="116.97020106429" calcext:value-type="float">
            <text:p>116.9702010643</text:p>
          </table:table-cell>
          <table:table-cell table:style-name="ce7" table:formula="of:=[.$H$4]*[.$H$2]/([.$H$3]+[.C230])" office:value-type="float" office:value="4.88089903548953" calcext:value-type="float">
            <text:p>4.8808990355</text:p>
          </table:table-cell>
          <table:table-cell table:style-name="ce10" table:formula="of:=1024*[.D230]/[.$H$7]" office:value-type="float" office:value="999.608122468256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231]-273" office:value-type="float" office:value="219" calcext:value-type="float">
            <text:p>219</text:p>
          </table:table-cell>
          <table:table-cell table:style-name="ce5" office:value-type="float" office:value="492" calcext:value-type="float">
            <text:p>492</text:p>
          </table:table-cell>
          <table:table-cell table:style-name="ce5" table:formula="of:=[.$H$3]*EXP([.$H$5]*((1/[.B231])-(1/[.$H$6])))" office:value-type="float" office:value="115.344986790537" calcext:value-type="float">
            <text:p>115.3449867905</text:p>
          </table:table-cell>
          <table:table-cell table:style-name="ce7" table:formula="of:=[.$H$4]*[.$H$2]/([.$H$3]+[.C231])" office:value-type="float" office:value="4.88167556401515" calcext:value-type="float">
            <text:p>4.881675564</text:p>
          </table:table-cell>
          <table:table-cell table:style-name="ce10" table:formula="of:=1024*[.D231]/[.$H$7]" office:value-type="float" office:value="999.767155510302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232]-273" office:value-type="float" office:value="220" calcext:value-type="float">
            <text:p>220</text:p>
          </table:table-cell>
          <table:table-cell table:style-name="ce5" office:value-type="float" office:value="493" calcext:value-type="float">
            <text:p>493</text:p>
          </table:table-cell>
          <table:table-cell table:style-name="ce5" table:formula="of:=[.$H$3]*EXP([.$H$5]*((1/[.B232])-(1/[.$H$6])))" office:value-type="float" office:value="113.748810024606" calcext:value-type="float">
            <text:p>113.7488100246</text:p>
          </table:table-cell>
          <table:table-cell table:style-name="ce7" table:formula="of:=[.$H$4]*[.$H$2]/([.$H$3]+[.C232])" office:value-type="float" office:value="4.88243845893836" calcext:value-type="float">
            <text:p>4.8824384589</text:p>
          </table:table-cell>
          <table:table-cell table:style-name="ce10" table:formula="of:=1024*[.D232]/[.$H$7]" office:value-type="float" office:value="999.923396390575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233]-273" office:value-type="float" office:value="221" calcext:value-type="float">
            <text:p>221</text:p>
          </table:table-cell>
          <table:table-cell table:style-name="ce5" office:value-type="float" office:value="494" calcext:value-type="float">
            <text:p>494</text:p>
          </table:table-cell>
          <table:table-cell table:style-name="ce5" table:formula="of:=[.$H$3]*EXP([.$H$5]*((1/[.B233])-(1/[.$H$6])))" office:value-type="float" office:value="112.181050313997" calcext:value-type="float">
            <text:p>112.181050314</text:p>
          </table:table-cell>
          <table:table-cell table:style-name="ce7" table:formula="of:=[.$H$4]*[.$H$2]/([.$H$3]+[.C233])" office:value-type="float" office:value="4.88318800404216" calcext:value-type="float">
            <text:p>4.883188004</text:p>
          </table:table-cell>
          <table:table-cell table:style-name="ce10" table:formula="of:=1024*[.D233]/[.$H$7]" office:value-type="float" office:value="1000.07690322784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234]-273" office:value-type="float" office:value="222" calcext:value-type="float">
            <text:p>222</text:p>
          </table:table-cell>
          <table:table-cell table:style-name="ce5" office:value-type="float" office:value="495" calcext:value-type="float">
            <text:p>495</text:p>
          </table:table-cell>
          <table:table-cell table:style-name="ce5" table:formula="of:=[.$H$3]*EXP([.$H$5]*((1/[.B234])-(1/[.$H$6])))" office:value-type="float" office:value="110.641102484527" calcext:value-type="float">
            <text:p>110.6411024845</text:p>
          </table:table-cell>
          <table:table-cell table:style-name="ce7" table:formula="of:=[.$H$4]*[.$H$2]/([.$H$3]+[.C234])" office:value-type="float" office:value="4.88392447638432" calcext:value-type="float">
            <text:p>4.8839244764</text:p>
          </table:table-cell>
          <table:table-cell table:style-name="ce10" table:formula="of:=1024*[.D234]/[.$H$7]" office:value-type="float" office:value="1000.22773276351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235]-273" office:value-type="float" office:value="223" calcext:value-type="float">
            <text:p>223</text:p>
          </table:table-cell>
          <table:table-cell table:style-name="ce5" office:value-type="float" office:value="496" calcext:value-type="float">
            <text:p>496</text:p>
          </table:table-cell>
          <table:table-cell table:style-name="ce5" table:formula="of:=[.$H$3]*EXP([.$H$5]*((1/[.B235])-(1/[.$H$6])))" office:value-type="float" office:value="109.128376216827" calcext:value-type="float">
            <text:p>109.1283762168</text:p>
          </table:table-cell>
          <table:table-cell table:style-name="ce7" table:formula="of:=[.$H$4]*[.$H$2]/([.$H$3]+[.C235])" office:value-type="float" office:value="4.88464814647374" calcext:value-type="float">
            <text:p>4.8846481465</text:p>
          </table:table-cell>
          <table:table-cell table:style-name="ce10" table:formula="of:=1024*[.D235]/[.$H$7]" office:value-type="float" office:value="1000.37594039782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236]-273" office:value-type="float" office:value="224" calcext:value-type="float">
            <text:p>224</text:p>
          </table:table-cell>
          <table:table-cell table:style-name="ce5" office:value-type="float" office:value="497" calcext:value-type="float">
            <text:p>497</text:p>
          </table:table-cell>
          <table:table-cell table:style-name="ce5" table:formula="of:=[.$H$3]*EXP([.$H$5]*((1/[.B236])-(1/[.$H$6])))" office:value-type="float" office:value="107.642295635834" calcext:value-type="float">
            <text:p>107.6422956358</text:p>
          </table:table-cell>
          <table:table-cell table:style-name="ce7" table:formula="of:=[.$H$4]*[.$H$2]/([.$H$3]+[.C236])" office:value-type="float" office:value="4.88535927844185" calcext:value-type="float">
            <text:p>4.8853592784</text:p>
          </table:table-cell>
          <table:table-cell table:style-name="ce10" table:formula="of:=1024*[.D236]/[.$H$7]" office:value-type="float" office:value="1000.52158022489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37]-273" office:value-type="float" office:value="225" calcext:value-type="float">
            <text:p>225</text:p>
          </table:table-cell>
          <table:table-cell table:style-name="ce5" office:value-type="float" office:value="498" calcext:value-type="float">
            <text:p>498</text:p>
          </table:table-cell>
          <table:table-cell table:style-name="ce5" table:formula="of:=[.$H$3]*EXP([.$H$5]*((1/[.B237])-(1/[.$H$6])))" office:value-type="float" office:value="106.182298912851" calcext:value-type="float">
            <text:p>106.1822989129</text:p>
          </table:table-cell>
          <table:table-cell table:style-name="ce7" table:formula="of:=[.$H$4]*[.$H$2]/([.$H$3]+[.C237])" office:value-type="float" office:value="4.88605813020917" calcext:value-type="float">
            <text:p>4.8860581302</text:p>
          </table:table-cell>
          <table:table-cell table:style-name="ce10" table:formula="of:=1024*[.D237]/[.$H$7]" office:value-type="float" office:value="1000.66470506684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38]-273" office:value-type="float" office:value="226" calcext:value-type="float">
            <text:p>226</text:p>
          </table:table-cell>
          <table:table-cell table:style-name="ce5" office:value-type="float" office:value="499" calcext:value-type="float">
            <text:p>499</text:p>
          </table:table-cell>
          <table:table-cell table:style-name="ce5" table:formula="of:=[.$H$3]*EXP([.$H$5]*((1/[.B238])-(1/[.$H$6])))" office:value-type="float" office:value="104.747837879748" calcext:value-type="float">
            <text:p>104.7478378797</text:p>
          </table:table-cell>
          <table:table-cell table:style-name="ce7" table:formula="of:=[.$H$4]*[.$H$2]/([.$H$3]+[.C238])" office:value-type="float" office:value="4.8867449536471" calcext:value-type="float">
            <text:p>4.8867449536</text:p>
          </table:table-cell>
          <table:table-cell table:style-name="ce10" table:formula="of:=1024*[.D238]/[.$H$7]" office:value-type="float" office:value="1000.80536650693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39]-273" office:value-type="float" office:value="227" calcext:value-type="float">
            <text:p>227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[.$H$3]*EXP([.$H$5]*((1/[.B239])-(1/[.$H$6])))" office:value-type="float" office:value="103.338377654894" calcext:value-type="float">
            <text:p>103.3383776549</text:p>
          </table:table-cell>
          <table:table-cell table:style-name="ce7" table:formula="of:=[.$H$4]*[.$H$2]/([.$H$3]+[.C239])" office:value-type="float" office:value="4.88741999473524" calcext:value-type="float">
            <text:p>4.8874199947</text:p>
          </table:table-cell>
          <table:table-cell table:style-name="ce10" table:formula="of:=1024*[.D239]/[.$H$7]" office:value-type="float" office:value="1000.94361492178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40]-273" office:value-type="float" office:value="228" calcext:value-type="float">
            <text:p>228</text:p>
          </table:table-cell>
          <table:table-cell table:style-name="ce5" office:value-type="float" office:value="501" calcext:value-type="float">
            <text:p>501</text:p>
          </table:table-cell>
          <table:table-cell table:style-name="ce5" table:formula="of:=[.$H$3]*EXP([.$H$5]*((1/[.B240])-(1/[.$H$6])))" office:value-type="float" office:value="101.953396280441" calcext:value-type="float">
            <text:p>101.9533962804</text:p>
          </table:table-cell>
          <table:table-cell table:style-name="ce7" table:formula="of:=[.$H$4]*[.$H$2]/([.$H$3]+[.C240])" office:value-type="float" office:value="4.8880834937142" calcext:value-type="float">
            <text:p>4.8880834937</text:p>
          </table:table-cell>
          <table:table-cell table:style-name="ce10" table:formula="of:=1024*[.D240]/[.$H$7]" office:value-type="float" office:value="1001.07949951267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41]-273" office:value-type="float" office:value="229" calcext:value-type="float">
            <text:p>229</text:p>
          </table:table-cell>
          <table:table-cell table:style-name="ce5" office:value-type="float" office:value="502" calcext:value-type="float">
            <text:p>502</text:p>
          </table:table-cell>
          <table:table-cell table:style-name="ce5" table:formula="of:=[.$H$3]*EXP([.$H$5]*((1/[.B241])-(1/[.$H$6])))" office:value-type="float" office:value="100.59238437058" calcext:value-type="float">
            <text:p>100.5923843706</text:p>
          </table:table-cell>
          <table:table-cell table:style-name="ce7" table:formula="of:=[.$H$4]*[.$H$2]/([.$H$3]+[.C241])" office:value-type="float" office:value="4.88873568523413" calcext:value-type="float">
            <text:p>4.8887356852</text:p>
          </table:table-cell>
          <table:table-cell table:style-name="ce10" table:formula="of:=1024*[.D241]/[.$H$7]" office:value-type="float" office:value="1001.21306833595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42]-273" office:value-type="float" office:value="230" calcext:value-type="float">
            <text:p>230</text:p>
          </table:table-cell>
          <table:table-cell table:style-name="ce5" office:value-type="float" office:value="503" calcext:value-type="float">
            <text:p>503</text:p>
          </table:table-cell>
          <table:table-cell table:style-name="ce5" table:formula="of:=[.$H$3]*EXP([.$H$5]*((1/[.B242])-(1/[.$H$6])))" office:value-type="float" office:value="99.2548447703926" calcext:value-type="float">
            <text:p>99.2548447704</text:p>
          </table:table-cell>
          <table:table-cell table:style-name="ce7" table:formula="of:=[.$H$4]*[.$H$2]/([.$H$3]+[.C242])" office:value-type="float" office:value="4.88937679849911" calcext:value-type="float">
            <text:p>4.8893767985</text:p>
          </table:table-cell>
          <table:table-cell table:style-name="ce10" table:formula="of:=1024*[.D242]/[.$H$7]" office:value-type="float" office:value="1001.34436833262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43]-273" office:value-type="float" office:value="231" calcext:value-type="float">
            <text:p>231</text:p>
          </table:table-cell>
          <table:table-cell table:style-name="ce5" office:value-type="float" office:value="504" calcext:value-type="float">
            <text:p>504</text:p>
          </table:table-cell>
          <table:table-cell table:style-name="ce5" table:formula="of:=[.$H$3]*EXP([.$H$5]*((1/[.B243])-(1/[.$H$6])))" office:value-type="float" office:value="97.9402922249694" calcext:value-type="float">
            <text:p>97.940292225</text:p>
          </table:table-cell>
          <table:table-cell table:style-name="ce7" table:formula="of:=[.$H$4]*[.$H$2]/([.$H$3]+[.C243])" office:value-type="float" office:value="4.89000705740746" calcext:value-type="float">
            <text:p>4.8900070574</text:p>
          </table:table-cell>
          <table:table-cell table:style-name="ce10" table:formula="of:=1024*[.D243]/[.$H$7]" office:value-type="float" office:value="1001.47344535705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244]-273" office:value-type="float" office:value="232" calcext:value-type="float">
            <text:p>232</text:p>
          </table:table-cell>
          <table:table-cell table:style-name="ce5" office:value-type="float" office:value="505" calcext:value-type="float">
            <text:p>505</text:p>
          </table:table-cell>
          <table:table-cell table:style-name="ce5" table:formula="of:=[.$H$3]*EXP([.$H$5]*((1/[.B244])-(1/[.$H$6])))" office:value-type="float" office:value="96.6482530584433" calcext:value-type="float">
            <text:p>96.6482530584</text:p>
          </table:table-cell>
          <table:table-cell table:style-name="ce7" table:formula="of:=[.$H$4]*[.$H$2]/([.$H$3]+[.C244])" office:value-type="float" office:value="4.89062668068817" calcext:value-type="float">
            <text:p>4.8906266807</text:p>
          </table:table-cell>
          <table:table-cell table:style-name="ce10" table:formula="of:=1024*[.D244]/[.$H$7]" office:value-type="float" office:value="1001.60034420494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45]-273" office:value-type="float" office:value="233" calcext:value-type="float">
            <text:p>233</text:p>
          </table:table-cell>
          <table:table-cell table:style-name="ce5" office:value-type="float" office:value="506" calcext:value-type="float">
            <text:p>506</text:p>
          </table:table-cell>
          <table:table-cell table:style-name="ce5" table:formula="of:=[.$H$3]*EXP([.$H$5]*((1/[.B245])-(1/[.$H$6])))" office:value-type="float" office:value="95.3782648626171" calcext:value-type="float">
            <text:p>95.3782648626</text:p>
          </table:table-cell>
          <table:table-cell table:style-name="ce7" table:formula="of:=[.$H$4]*[.$H$2]/([.$H$3]+[.C245])" office:value-type="float" office:value="4.89123588203345" calcext:value-type="float">
            <text:p>4.891235882</text:p>
          </table:table-cell>
          <table:table-cell table:style-name="ce10" table:formula="of:=1024*[.D245]/[.$H$7]" office:value-type="float" office:value="1001.72510864045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46]-273" office:value-type="float" office:value="234" calcext:value-type="float">
            <text:p>234</text:p>
          </table:table-cell>
          <table:table-cell table:style-name="ce5" office:value-type="float" office:value="507" calcext:value-type="float">
            <text:p>507</text:p>
          </table:table-cell>
          <table:table-cell table:style-name="ce5" table:formula="of:=[.$H$3]*EXP([.$H$5]*((1/[.B246])-(1/[.$H$6])))" office:value-type="float" office:value="94.1298761948702" calcext:value-type="float">
            <text:p>94.1298761949</text:p>
          </table:table-cell>
          <table:table-cell table:style-name="ce7" table:formula="of:=[.$H$4]*[.$H$2]/([.$H$3]+[.C246])" office:value-type="float" office:value="4.89183487022769" calcext:value-type="float">
            <text:p>4.8918348702</text:p>
          </table:table-cell>
          <table:table-cell table:style-name="ce10" table:formula="of:=1024*[.D246]/[.$H$7]" office:value-type="float" office:value="1001.84778142263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47]-273" office:value-type="float" office:value="235" calcext:value-type="float">
            <text:p>235</text:p>
          </table:table-cell>
          <table:table-cell table:style-name="ce5" office:value-type="float" office:value="508" calcext:value-type="float">
            <text:p>508</text:p>
          </table:table-cell>
          <table:table-cell table:style-name="ce5" table:formula="of:=[.$H$3]*EXP([.$H$5]*((1/[.B247])-(1/[.$H$6])))" office:value-type="float" office:value="92.9026462850426" calcext:value-type="float">
            <text:p>92.902646285</text:p>
          </table:table-cell>
          <table:table-cell table:style-name="ce7" table:formula="of:=[.$H$4]*[.$H$2]/([.$H$3]+[.C247])" office:value-type="float" office:value="4.89242384927272" calcext:value-type="float">
            <text:p>4.8924238493</text:p>
          </table:table-cell>
          <table:table-cell table:style-name="ce10" table:formula="of:=1024*[.D247]/[.$H$7]" office:value-type="float" office:value="1001.96840433105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48]-273" office:value-type="float" office:value="236" calcext:value-type="float">
            <text:p>236</text:p>
          </table:table-cell>
          <table:table-cell table:style-name="ce5" office:value-type="float" office:value="509" calcext:value-type="float">
            <text:p>509</text:p>
          </table:table-cell>
          <table:table-cell table:style-name="ce5" table:formula="of:=[.$H$3]*EXP([.$H$5]*((1/[.B248])-(1/[.$H$6])))" office:value-type="float" office:value="91.696144751005" calcext:value-type="float">
            <text:p>91.696144751</text:p>
          </table:table-cell>
          <table:table-cell table:style-name="ce7" table:formula="of:=[.$H$4]*[.$H$2]/([.$H$3]+[.C248])" office:value-type="float" office:value="4.89300301850967" calcext:value-type="float">
            <text:p>4.8930030185</text:p>
          </table:table-cell>
          <table:table-cell table:style-name="ce10" table:formula="of:=1024*[.D248]/[.$H$7]" office:value-type="float" office:value="1002.08701819078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49]-273" office:value-type="float" office:value="237" calcext:value-type="float">
            <text:p>237</text:p>
          </table:table-cell>
          <table:table-cell table:style-name="ce5" office:value-type="float" office:value="510" calcext:value-type="float">
            <text:p>510</text:p>
          </table:table-cell>
          <table:table-cell table:style-name="ce5" table:formula="of:=[.$H$3]*EXP([.$H$5]*((1/[.B249])-(1/[.$H$6])))" office:value-type="float" office:value="90.5099513226307" calcext:value-type="float">
            <text:p>90.5099513226</text:p>
          </table:table-cell>
          <table:table-cell table:style-name="ce7" table:formula="of:=[.$H$4]*[.$H$2]/([.$H$3]+[.C249])" office:value-type="float" office:value="4.8935725727374" calcext:value-type="float">
            <text:p>4.8935725727</text:p>
          </table:table-cell>
          <table:table-cell table:style-name="ce10" table:formula="of:=1024*[.D249]/[.$H$7]" office:value-type="float" office:value="1002.20366289662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50]-273" office:value-type="float" office:value="238" calcext:value-type="float">
            <text:p>238</text:p>
          </table:table-cell>
          <table:table-cell table:style-name="ce5" office:value-type="float" office:value="511" calcext:value-type="float">
            <text:p>511</text:p>
          </table:table-cell>
          <table:table-cell table:style-name="ce5" table:formula="of:=[.$H$3]*EXP([.$H$5]*((1/[.B250])-(1/[.$H$6])))" office:value-type="float" office:value="89.3436555738995" calcext:value-type="float">
            <text:p>89.3436555739</text:p>
          </table:table-cell>
          <table:table-cell table:style-name="ce7" table:formula="of:=[.$H$4]*[.$H$2]/([.$H$3]+[.C250])" office:value-type="float" office:value="4.89413270232775" calcext:value-type="float">
            <text:p>4.8941327023</text:p>
          </table:table-cell>
          <table:table-cell table:style-name="ce10" table:formula="of:=1024*[.D250]/[.$H$7]" office:value-type="float" office:value="1002.31837743672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51]-273" office:value-type="float" office:value="239" calcext:value-type="float">
            <text:p>239</text:p>
          </table:table-cell>
          <table:table-cell table:style-name="ce5" office:value-type="float" office:value="512" calcext:value-type="float">
            <text:p>512</text:p>
          </table:table-cell>
          <table:table-cell table:style-name="ce5" table:formula="of:=[.$H$3]*EXP([.$H$5]*((1/[.B251])-(1/[.$H$6])))" office:value-type="float" office:value="88.1968566628718" calcext:value-type="float">
            <text:p>88.1968566629</text:p>
          </table:table-cell>
          <table:table-cell table:style-name="ce7" table:formula="of:=[.$H$4]*[.$H$2]/([.$H$3]+[.C251])" office:value-type="float" office:value="4.89468359333746" calcext:value-type="float">
            <text:p>4.8946835933</text:p>
          </table:table-cell>
          <table:table-cell table:style-name="ce10" table:formula="of:=1024*[.D251]/[.$H$7]" office:value-type="float" office:value="1002.43119991551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252]-273" office:value-type="float" office:value="240" calcext:value-type="float">
            <text:p>240</text:p>
          </table:table-cell>
          <table:table-cell table:style-name="ce5" office:value-type="float" office:value="513" calcext:value-type="float">
            <text:p>513</text:p>
          </table:table-cell>
          <table:table-cell table:style-name="ce5" table:formula="of:=[.$H$3]*EXP([.$H$5]*((1/[.B252])-(1/[.$H$6])))" office:value-type="float" office:value="87.0691630792768" calcext:value-type="float">
            <text:p>87.0691630793</text:p>
          </table:table-cell>
          <table:table-cell table:style-name="ce7" table:formula="of:=[.$H$4]*[.$H$2]/([.$H$3]+[.C252])" office:value-type="float" office:value="4.89522542761713" calcext:value-type="float">
            <text:p>4.8952254276</text:p>
          </table:table-cell>
          <table:table-cell table:style-name="ce10" table:formula="of:=1024*[.D252]/[.$H$7]" office:value-type="float" office:value="1002.54216757599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53]-273" office:value-type="float" office:value="241" calcext:value-type="float">
            <text:p>241</text:p>
          </table:table-cell>
          <table:table-cell table:style-name="ce5" office:value-type="float" office:value="514" calcext:value-type="float">
            <text:p>514</text:p>
          </table:table-cell>
          <table:table-cell table:style-name="ce5" table:formula="of:=[.$H$3]*EXP([.$H$5]*((1/[.B253])-(1/[.$H$6])))" office:value-type="float" office:value="85.9601923994748" calcext:value-type="float">
            <text:p>85.9601923995</text:p>
          </table:table-cell>
          <table:table-cell table:style-name="ce7" table:formula="of:=[.$H$4]*[.$H$2]/([.$H$3]+[.C253])" office:value-type="float" office:value="4.89575838291714" calcext:value-type="float">
            <text:p>4.8957583829</text:p>
          </table:table-cell>
          <table:table-cell table:style-name="ce10" table:formula="of:=1024*[.D253]/[.$H$7]" office:value-type="float" office:value="1002.65131682143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54]-273" office:value-type="float" office:value="242" calcext:value-type="float">
            <text:p>242</text:p>
          </table:table-cell>
          <table:table-cell table:style-name="ce5" office:value-type="float" office:value="515" calcext:value-type="float">
            <text:p>515</text:p>
          </table:table-cell>
          <table:table-cell table:style-name="ce5" table:formula="of:=[.$H$3]*EXP([.$H$5]*((1/[.B254])-(1/[.$H$6])))" office:value-type="float" office:value="84.8695710485533" calcext:value-type="float">
            <text:p>84.8695710486</text:p>
          </table:table-cell>
          <table:table-cell table:style-name="ce7" table:formula="of:=[.$H$4]*[.$H$2]/([.$H$3]+[.C254])" office:value-type="float" office:value="4.89628263299065" calcext:value-type="float">
            <text:p>4.896282633</text:p>
          </table:table-cell>
          <table:table-cell table:style-name="ce10" table:formula="of:=1024*[.D254]/[.$H$7]" office:value-type="float" office:value="1002.75868323649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55]-273" office:value-type="float" office:value="243" calcext:value-type="float">
            <text:p>243</text:p>
          </table:table-cell>
          <table:table-cell table:style-name="ce5" office:value-type="float" office:value="516" calcext:value-type="float">
            <text:p>516</text:p>
          </table:table-cell>
          <table:table-cell table:style-name="ce5" table:formula="of:=[.$H$3]*EXP([.$H$5]*((1/[.B255])-(1/[.$H$6])))" office:value-type="float" office:value="83.7969340693339" calcext:value-type="float">
            <text:p>83.7969340693</text:p>
          </table:table-cell>
          <table:table-cell table:style-name="ce7" table:formula="of:=[.$H$4]*[.$H$2]/([.$H$3]+[.C255])" office:value-type="float" office:value="4.89679834769381" calcext:value-type="float">
            <text:p>4.8967983477</text:p>
          </table:table-cell>
          <table:table-cell table:style-name="ce10" table:formula="of:=1024*[.D255]/[.$H$7]" office:value-type="float" office:value="1002.86430160769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56]-273" office:value-type="float" office:value="244" calcext:value-type="float">
            <text:p>244</text:p>
          </table:table-cell>
          <table:table-cell table:style-name="ce5" office:value-type="float" office:value="517" calcext:value-type="float">
            <text:p>517</text:p>
          </table:table-cell>
          <table:table-cell table:style-name="ce5" table:formula="of:=[.$H$3]*EXP([.$H$5]*((1/[.B256])-(1/[.$H$6])))" office:value-type="float" office:value="82.7419248980658" calcext:value-type="float">
            <text:p>82.7419248981</text:p>
          </table:table-cell>
          <table:table-cell table:style-name="ce7" table:formula="of:=[.$H$4]*[.$H$2]/([.$H$3]+[.C256])" office:value-type="float" office:value="4.89730569308317" calcext:value-type="float">
            <text:p>4.8973056931</text:p>
          </table:table-cell>
          <table:table-cell table:style-name="ce10" table:formula="of:=1024*[.D256]/[.$H$7]" office:value-type="float" office:value="1002.96820594343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57]-273" office:value-type="float" office:value="245" calcext:value-type="float">
            <text:p>245</text:p>
          </table:table-cell>
          <table:table-cell table:style-name="ce5" office:value-type="float" office:value="518" calcext:value-type="float">
            <text:p>518</text:p>
          </table:table-cell>
          <table:table-cell table:style-name="ce5" table:formula="of:=[.$H$3]*EXP([.$H$5]*((1/[.B257])-(1/[.$H$6])))" office:value-type="float" office:value="81.7041951465969" calcext:value-type="float">
            <text:p>81.7041951466</text:p>
          </table:table-cell>
          <table:table-cell table:style-name="ce7" table:formula="of:=[.$H$4]*[.$H$2]/([.$H$3]+[.C257])" office:value-type="float" office:value="4.89780483151053" calcext:value-type="float">
            <text:p>4.8978048315</text:p>
          </table:table-cell>
          <table:table-cell table:style-name="ce10" table:formula="of:=1024*[.D257]/[.$H$7]" office:value-type="float" office:value="1003.07042949336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58]-273" office:value-type="float" office:value="246" calcext:value-type="float">
            <text:p>246</text:p>
          </table:table-cell>
          <table:table-cell table:style-name="ce5" office:value-type="float" office:value="519" calcext:value-type="float">
            <text:p>519</text:p>
          </table:table-cell>
          <table:table-cell table:style-name="ce5" table:formula="of:=[.$H$3]*EXP([.$H$5]*((1/[.B258])-(1/[.$H$6])))" office:value-type="float" office:value="80.6834043908169" calcext:value-type="float">
            <text:p>80.6834043908</text:p>
          </table:table-cell>
          <table:table-cell table:style-name="ce7" table:formula="of:=[.$H$4]*[.$H$2]/([.$H$3]+[.C258])" office:value-type="float" office:value="4.89829592171509" calcext:value-type="float">
            <text:p>4.8982959217</text:p>
          </table:table-cell>
          <table:table-cell table:style-name="ce10" table:formula="of:=1024*[.D258]/[.$H$7]" office:value-type="float" office:value="1003.17100476725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59]-273" office:value-type="float" office:value="247" calcext:value-type="float">
            <text:p>247</text:p>
          </table:table-cell>
          <table:table-cell table:style-name="ce5" office:value-type="float" office:value="520" calcext:value-type="float">
            <text:p>520</text:p>
          </table:table-cell>
          <table:table-cell table:style-name="ce5" table:formula="of:=[.$H$3]*EXP([.$H$5]*((1/[.B259])-(1/[.$H$6])))" office:value-type="float" office:value="79.6792199651737" calcext:value-type="float">
            <text:p>79.6792199652</text:p>
          </table:table-cell>
          <table:table-cell table:style-name="ce7" table:formula="of:=[.$H$4]*[.$H$2]/([.$H$3]+[.C259])" office:value-type="float" office:value="4.8987791189132" calcext:value-type="float">
            <text:p>4.8987791189</text:p>
          </table:table-cell>
          <table:table-cell table:style-name="ce10" table:formula="of:=1024*[.D259]/[.$H$7]" office:value-type="float" office:value="1003.26996355342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60]-273" office:value-type="float" office:value="248" calcext:value-type="float">
            <text:p>248</text:p>
          </table:table-cell>
          <table:table-cell table:style-name="ce5" office:value-type="float" office:value="521" calcext:value-type="float">
            <text:p>521</text:p>
          </table:table-cell>
          <table:table-cell table:style-name="ce5" table:formula="of:=[.$H$3]*EXP([.$H$5]*((1/[.B260])-(1/[.$H$6])))" office:value-type="float" office:value="78.6913167630722" calcext:value-type="float">
            <text:p>78.6913167631</text:p>
          </table:table-cell>
          <table:table-cell table:style-name="ce7" table:formula="of:=[.$H$4]*[.$H$2]/([.$H$3]+[.C260])" office:value-type="float" office:value="4.89925457488562" calcext:value-type="float">
            <text:p>4.8992545749</text:p>
          </table:table-cell>
          <table:table-cell table:style-name="ce10" table:formula="of:=1024*[.D260]/[.$H$7]" office:value-type="float" office:value="1003.36733693657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61]-273" office:value-type="float" office:value="249" calcext:value-type="float">
            <text:p>249</text:p>
          </table:table-cell>
          <table:table-cell table:style-name="ce5" office:value-type="float" office:value="522" calcext:value-type="float">
            <text:p>522</text:p>
          </table:table-cell>
          <table:table-cell table:style-name="ce5" table:formula="of:=[.$H$3]*EXP([.$H$5]*((1/[.B261])-(1/[.$H$6])))" office:value-type="float" office:value="77.7193770429734" calcext:value-type="float">
            <text:p>77.719377043</text:p>
          </table:table-cell>
          <table:table-cell table:style-name="ce7" table:formula="of:=[.$H$4]*[.$H$2]/([.$H$3]+[.C261])" office:value-type="float" office:value="4.89972243806241" calcext:value-type="float">
            <text:p>4.8997224381</text:p>
          </table:table-cell>
          <table:table-cell table:style-name="ce10" table:formula="of:=1024*[.D261]/[.$H$7]" office:value-type="float" office:value="1003.46315531518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262]-273" office:value-type="float" office:value="250" calcext:value-type="float">
            <text:p>250</text:p>
          </table:table-cell>
          <table:table-cell table:style-name="ce5" office:value-type="float" office:value="523" calcext:value-type="float">
            <text:p>523</text:p>
          </table:table-cell>
          <table:table-cell table:style-name="ce5" table:formula="of:=[.$H$3]*EXP([.$H$5]*((1/[.B262])-(1/[.$H$6])))" office:value-type="float" office:value="76.7630902400109" calcext:value-type="float">
            <text:p>76.76309024</text:p>
          </table:table-cell>
          <table:table-cell table:style-name="ce7" table:formula="of:=[.$H$4]*[.$H$2]/([.$H$3]+[.C262])" office:value-type="float" office:value="4.90018285360556" calcext:value-type="float">
            <text:p>4.9001828536</text:p>
          </table:table-cell>
          <table:table-cell table:style-name="ce10" table:formula="of:=1024*[.D262]/[.$H$7]" office:value-type="float" office:value="1003.55744841842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63]-273" office:value-type="float" office:value="251" calcext:value-type="float">
            <text:p>251</text:p>
          </table:table-cell>
          <table:table-cell table:style-name="ce5" office:value-type="float" office:value="524" calcext:value-type="float">
            <text:p>524</text:p>
          </table:table-cell>
          <table:table-cell table:style-name="ce5" table:formula="of:=[.$H$3]*EXP([.$H$5]*((1/[.B263])-(1/[.$H$6])))" office:value-type="float" office:value="75.8221527829575" calcext:value-type="float">
            <text:p>75.822152783</text:p>
          </table:table-cell>
          <table:table-cell table:style-name="ce7" table:formula="of:=[.$H$4]*[.$H$2]/([.$H$3]+[.C263])" office:value-type="float" office:value="4.90063596348937" calcext:value-type="float">
            <text:p>4.9006359635</text:p>
          </table:table-cell>
          <table:table-cell table:style-name="ce10" table:formula="of:=1024*[.D263]/[.$H$7]" office:value-type="float" office:value="1003.65024532262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64]-273" office:value-type="float" office:value="252" calcext:value-type="float">
            <text:p>252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[.$H$3]*EXP([.$H$5]*((1/[.B264])-(1/[.$H$6])))" office:value-type="float" office:value="74.8962679163716" calcext:value-type="float">
            <text:p>74.8962679164</text:p>
          </table:table-cell>
          <table:table-cell table:style-name="ce7" table:formula="of:=[.$H$4]*[.$H$2]/([.$H$3]+[.C264])" office:value-type="float" office:value="4.90108190657869" calcext:value-type="float">
            <text:p>4.9010819066</text:p>
          </table:table-cell>
          <table:table-cell table:style-name="ce10" table:formula="of:=1024*[.D264]/[.$H$7]" office:value-type="float" office:value="1003.74157446732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65]-273" office:value-type="float" office:value="253" calcext:value-type="float">
            <text:p>253</text:p>
          </table:table-cell>
          <table:table-cell table:style-name="ce5" office:value-type="float" office:value="526" calcext:value-type="float">
            <text:p>526</text:p>
          </table:table-cell>
          <table:table-cell table:style-name="ce5" table:formula="of:=[.$H$3]*EXP([.$H$5]*((1/[.B265])-(1/[.$H$6])))" office:value-type="float" office:value="73.9851455277657" calcext:value-type="float">
            <text:p>73.9851455278</text:p>
          </table:table-cell>
          <table:table-cell table:style-name="ce7" table:formula="of:=[.$H$4]*[.$H$2]/([.$H$3]+[.C265])" office:value-type="float" office:value="4.90152081870502" calcext:value-type="float">
            <text:p>4.9015208187</text:p>
          </table:table-cell>
          <table:table-cell table:style-name="ce10" table:formula="of:=1024*[.D265]/[.$H$7]" office:value-type="float" office:value="1003.83146367079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66]-273" office:value-type="float" office:value="254" calcext:value-type="float">
            <text:p>254</text:p>
          </table:table-cell>
          <table:table-cell table:style-name="ce5" office:value-type="float" office:value="527" calcext:value-type="float">
            <text:p>527</text:p>
          </table:table-cell>
          <table:table-cell table:style-name="ce5" table:formula="of:=[.$H$3]*EXP([.$H$5]*((1/[.B266])-(1/[.$H$6])))" office:value-type="float" office:value="73.0885019796395" calcext:value-type="float">
            <text:p>73.0885019796</text:p>
          </table:table-cell>
          <table:table-cell table:style-name="ce7" table:formula="of:=[.$H$4]*[.$H$2]/([.$H$3]+[.C266])" office:value-type="float" office:value="4.90195283274061" calcext:value-type="float">
            <text:p>4.9019528327</text:p>
          </table:table-cell>
          <table:table-cell table:style-name="ce10" table:formula="of:=1024*[.D266]/[.$H$7]" office:value-type="float" office:value="1003.91994014528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67]-273" office:value-type="float" office:value="255" calcext:value-type="float">
            <text:p>255</text:p>
          </table:table-cell>
          <table:table-cell table:style-name="ce5" office:value-type="float" office:value="528" calcext:value-type="float">
            <text:p>528</text:p>
          </table:table-cell>
          <table:table-cell table:style-name="ce5" table:formula="of:=[.$H$3]*EXP([.$H$5]*((1/[.B267])-(1/[.$H$6])))" office:value-type="float" office:value="72.2060599462286" calcext:value-type="float">
            <text:p>72.2060599462</text:p>
          </table:table-cell>
          <table:table-cell table:style-name="ce7" table:formula="of:=[.$H$4]*[.$H$2]/([.$H$3]+[.C267])" office:value-type="float" office:value="4.90237807867054" calcext:value-type="float">
            <text:p>4.9023780787</text:p>
          </table:table-cell>
          <table:table-cell table:style-name="ce10" table:formula="of:=1024*[.D267]/[.$H$7]" office:value-type="float" office:value="1004.00703051173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68]-273" office:value-type="float" office:value="256" calcext:value-type="float">
            <text:p>256</text:p>
          </table:table-cell>
          <table:table-cell table:style-name="ce5" office:value-type="float" office:value="529" calcext:value-type="float">
            <text:p>529</text:p>
          </table:table-cell>
          <table:table-cell table:style-name="ce5" table:formula="of:=[.$H$3]*EXP([.$H$5]*((1/[.B268])-(1/[.$H$6])))" office:value-type="float" office:value="71.3375482548228" calcext:value-type="float">
            <text:p>71.3375482548</text:p>
          </table:table-cell>
          <table:table-cell table:style-name="ce7" table:formula="of:=[.$H$4]*[.$H$2]/([.$H$3]+[.C268])" office:value-type="float" office:value="4.90279668366293" calcext:value-type="float">
            <text:p>4.9027966837</text:p>
          </table:table-cell>
          <table:table-cell table:style-name="ce10" table:formula="of:=1024*[.D268]/[.$H$7]" office:value-type="float" office:value="1004.09276081417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69]-273" office:value-type="float" office:value="257" calcext:value-type="float">
            <text:p>257</text:p>
          </table:table-cell>
          <table:table-cell table:style-name="ce5" office:value-type="float" office:value="530" calcext:value-type="float">
            <text:p>530</text:p>
          </table:table-cell>
          <table:table-cell table:style-name="ce5" table:formula="of:=[.$H$3]*EXP([.$H$5]*((1/[.B269])-(1/[.$H$6])))" office:value-type="float" office:value="70.4827017315152" calcext:value-type="float">
            <text:p>70.4827017315</text:p>
          </table:table-cell>
          <table:table-cell table:style-name="ce7" table:formula="of:=[.$H$4]*[.$H$2]/([.$H$3]+[.C269])" office:value-type="float" office:value="4.90320877213724" calcext:value-type="float">
            <text:p>4.9032087721</text:p>
          </table:table-cell>
          <table:table-cell table:style-name="ce10" table:formula="of:=1024*[.D269]/[.$H$7]" office:value-type="float" office:value="1004.17715653371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70]-273" office:value-type="float" office:value="258" calcext:value-type="float">
            <text:p>258</text:p>
          </table:table-cell>
          <table:table-cell table:style-name="ce5" office:value-type="float" office:value="531" calcext:value-type="float">
            <text:p>531</text:p>
          </table:table-cell>
          <table:table-cell table:style-name="ce5" table:formula="of:=[.$H$3]*EXP([.$H$5]*((1/[.B270])-(1/[.$H$6])))" office:value-type="float" office:value="69.6412610512447" calcext:value-type="float">
            <text:p>69.6412610512</text:p>
          </table:table-cell>
          <table:table-cell table:style-name="ce7" table:formula="of:=[.$H$4]*[.$H$2]/([.$H$3]+[.C270])" office:value-type="float" office:value="4.90361446583074" calcext:value-type="float">
            <text:p>4.9036144658</text:p>
          </table:table-cell>
          <table:table-cell table:style-name="ce10" table:formula="of:=1024*[.D270]/[.$H$7]" office:value-type="float" office:value="1004.26024260213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71]-273" office:value-type="float" office:value="259" calcext:value-type="float">
            <text:p>259</text:p>
          </table:table-cell>
          <table:table-cell table:style-name="ce5" office:value-type="float" office:value="532" calcext:value-type="float">
            <text:p>532</text:p>
          </table:table-cell>
          <table:table-cell table:style-name="ce5" table:formula="of:=[.$H$3]*EXP([.$H$5]*((1/[.B271])-(1/[.$H$6])))" office:value-type="float" office:value="68.8129725920029" calcext:value-type="float">
            <text:p>68.812972592</text:p>
          </table:table-cell>
          <table:table-cell table:style-name="ce7" table:formula="of:=[.$H$4]*[.$H$2]/([.$H$3]+[.C271])" office:value-type="float" office:value="4.90401388386326" calcext:value-type="float">
            <text:p>4.9040138839</text:p>
          </table:table-cell>
          <table:table-cell table:style-name="ce10" table:formula="of:=1024*[.D271]/[.$H$7]" office:value-type="float" office:value="1004.3420434152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72]-273" office:value-type="float" office:value="260" calcext:value-type="float">
            <text:p>260</text:p>
          </table:table-cell>
          <table:table-cell table:style-name="ce5" office:value-type="float" office:value="533" calcext:value-type="float">
            <text:p>533</text:p>
          </table:table-cell>
          <table:table-cell table:style-name="ce5" table:formula="of:=[.$H$3]*EXP([.$H$5]*((1/[.B272])-(1/[.$H$6])))" office:value-type="float" office:value="67.9975882930758" calcext:value-type="float">
            <text:p>67.9975882931</text:p>
          </table:table-cell>
          <table:table-cell table:style-name="ce7" table:formula="of:=[.$H$4]*[.$H$2]/([.$H$3]+[.C272])" office:value-type="float" office:value="4.90440714280022" calcext:value-type="float">
            <text:p>4.9044071428</text:p>
          </table:table-cell>
          <table:table-cell table:style-name="ce10" table:formula="of:=1024*[.D272]/[.$H$7]" office:value-type="float" office:value="1004.42258284549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273]-273" office:value-type="float" office:value="261" calcext:value-type="float">
            <text:p>261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[.$H$3]*EXP([.$H$5]*((1/[.B273])-(1/[.$H$6])))" office:value-type="float" office:value="67.1948655172016" calcext:value-type="float">
            <text:p>67.1948655172</text:p>
          </table:table-cell>
          <table:table-cell table:style-name="ce7" table:formula="of:=[.$H$4]*[.$H$2]/([.$H$3]+[.C273])" office:value-type="float" office:value="4.90479435671397" calcext:value-type="float">
            <text:p>4.9047943567</text:p>
          </table:table-cell>
          <table:table-cell table:style-name="ce10" table:formula="of:=1024*[.D273]/[.$H$7]" office:value-type="float" office:value="1004.50188425502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74]-273" office:value-type="float" office:value="262" calcext:value-type="float">
            <text:p>262</text:p>
          </table:table-cell>
          <table:table-cell table:style-name="ce5" office:value-type="float" office:value="535" calcext:value-type="float">
            <text:p>535</text:p>
          </table:table-cell>
          <table:table-cell table:style-name="ce5" table:formula="of:=[.$H$3]*EXP([.$H$5]*((1/[.B274])-(1/[.$H$6])))" office:value-type="float" office:value="66.4045669165221" calcext:value-type="float">
            <text:p>66.4045669165</text:p>
          </table:table-cell>
          <table:table-cell table:style-name="ce7" table:formula="of:=[.$H$4]*[.$H$2]/([.$H$3]+[.C274])" office:value-type="float" office:value="4.9051756372435" calcext:value-type="float">
            <text:p>4.9051756372</text:p>
          </table:table-cell>
          <table:table-cell table:style-name="ce10" table:formula="of:=1024*[.D274]/[.$H$7]" office:value-type="float" office:value="1004.57997050747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75]-273" office:value-type="float" office:value="263" calcext:value-type="float">
            <text:p>263</text:p>
          </table:table-cell>
          <table:table-cell table:style-name="ce5" office:value-type="float" office:value="536" calcext:value-type="float">
            <text:p>536</text:p>
          </table:table-cell>
          <table:table-cell table:style-name="ce5" table:formula="of:=[.$H$3]*EXP([.$H$5]*((1/[.B275])-(1/[.$H$6])))" office:value-type="float" office:value="65.6264603022158" calcext:value-type="float">
            <text:p>65.6264603022</text:p>
          </table:table-cell>
          <table:table-cell table:style-name="ce7" table:formula="of:=[.$H$4]*[.$H$2]/([.$H$3]+[.C275])" office:value-type="float" office:value="4.90555109365266" calcext:value-type="float">
            <text:p>4.9055510937</text:p>
          </table:table-cell>
          <table:table-cell table:style-name="ce10" table:formula="of:=1024*[.D275]/[.$H$7]" office:value-type="float" office:value="1004.65686398007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76]-273" office:value-type="float" office:value="264" calcext:value-type="float">
            <text:p>264</text:p>
          </table:table-cell>
          <table:table-cell table:style-name="ce5" office:value-type="float" office:value="537" calcext:value-type="float">
            <text:p>537</text:p>
          </table:table-cell>
          <table:table-cell table:style-name="ce5" table:formula="of:=[.$H$3]*EXP([.$H$5]*((1/[.B276])-(1/[.$H$6])))" office:value-type="float" office:value="64.8603185177014" calcext:value-type="float">
            <text:p>64.8603185177</text:p>
          </table:table-cell>
          <table:table-cell table:style-name="ce7" table:formula="of:=[.$H$4]*[.$H$2]/([.$H$3]+[.C276])" office:value-type="float" office:value="4.90592083288677" calcext:value-type="float">
            <text:p>4.9059208329</text:p>
          </table:table-cell>
          <table:table-cell table:style-name="ce10" table:formula="of:=1024*[.D276]/[.$H$7]" office:value-type="float" office:value="1004.73258657521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77]-273" office:value-type="float" office:value="265" calcext:value-type="float">
            <text:p>265</text:p>
          </table:table-cell>
          <table:table-cell table:style-name="ce5" office:value-type="float" office:value="538" calcext:value-type="float">
            <text:p>538</text:p>
          </table:table-cell>
          <table:table-cell table:style-name="ce5" table:formula="of:=[.$H$3]*EXP([.$H$5]*((1/[.B277])-(1/[.$H$6])))" office:value-type="float" office:value="64.1059193153029" calcext:value-type="float">
            <text:p>64.1059193153</text:p>
          </table:table-cell>
          <table:table-cell table:style-name="ce7" table:formula="of:=[.$H$4]*[.$H$2]/([.$H$3]+[.C277])" office:value-type="float" office:value="4.90628495962775" calcext:value-type="float">
            <text:p>4.9062849596</text:p>
          </table:table-cell>
          <table:table-cell table:style-name="ce10" table:formula="of:=1024*[.D277]/[.$H$7]" office:value-type="float" office:value="1004.80715973176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78]-273" office:value-type="float" office:value="266" calcext:value-type="float">
            <text:p>266</text:p>
          </table:table-cell>
          <table:table-cell table:style-name="ce5" office:value-type="float" office:value="539" calcext:value-type="float">
            <text:p>539</text:p>
          </table:table-cell>
          <table:table-cell table:style-name="ce5" table:formula="of:=[.$H$3]*EXP([.$H$5]*((1/[.B278])-(1/[.$H$6])))" office:value-type="float" office:value="63.3630452362752" calcext:value-type="float">
            <text:p>63.3630452363</text:p>
          </table:table-cell>
          <table:table-cell table:style-name="ce7" table:formula="of:=[.$H$4]*[.$H$2]/([.$H$3]+[.C278])" office:value-type="float" office:value="4.90664357634788" calcext:value-type="float">
            <text:p>4.9066435763</text:p>
          </table:table-cell>
          <table:table-cell table:style-name="ce10" table:formula="of:=1024*[.D278]/[.$H$7]" office:value-type="float" office:value="1004.88060443605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79]-273" office:value-type="float" office:value="267" calcext:value-type="float">
            <text:p>267</text:p>
          </table:table-cell>
          <table:table-cell table:style-name="ce5" office:value-type="float" office:value="540" calcext:value-type="float">
            <text:p>540</text:p>
          </table:table-cell>
          <table:table-cell table:style-name="ce5" table:formula="of:=[.$H$3]*EXP([.$H$5]*((1/[.B279])-(1/[.$H$6])))" office:value-type="float" office:value="62.6314834940867" calcext:value-type="float">
            <text:p>62.6314834941</text:p>
          </table:table-cell>
          <table:table-cell table:style-name="ce7" table:formula="of:=[.$H$4]*[.$H$2]/([.$H$3]+[.C279])" office:value-type="float" office:value="4.90699678336211" calcext:value-type="float">
            <text:p>4.9069967834</text:p>
          </table:table-cell>
          <table:table-cell table:style-name="ce10" table:formula="of:=1024*[.D279]/[.$H$7]" office:value-type="float" office:value="1004.95294123256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0]-273" office:value-type="float" office:value="268" calcext:value-type="float">
            <text:p>268</text:p>
          </table:table-cell>
          <table:table-cell table:style-name="ce5" office:value-type="float" office:value="541" calcext:value-type="float">
            <text:p>541</text:p>
          </table:table-cell>
          <table:table-cell table:style-name="ce5" table:formula="of:=[.$H$3]*EXP([.$H$5]*((1/[.B280])-(1/[.$H$6])))" office:value-type="float" office:value="61.9110258608654" calcext:value-type="float">
            <text:p>61.9110258609</text:p>
          </table:table-cell>
          <table:table-cell table:style-name="ce7" table:formula="of:=[.$H$4]*[.$H$2]/([.$H$3]+[.C280])" office:value-type="float" office:value="4.90734467887898" calcext:value-type="float">
            <text:p>4.9073446789</text:p>
          </table:table-cell>
          <table:table-cell table:style-name="ce10" table:formula="of:=1024*[.D280]/[.$H$7]" office:value-type="float" office:value="1005.02419023442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1]-273" office:value-type="float" office:value="269" calcext:value-type="float">
            <text:p>269</text:p>
          </table:table-cell>
          <table:table-cell table:style-name="ce5" office:value-type="float" office:value="542" calcext:value-type="float">
            <text:p>542</text:p>
          </table:table-cell>
          <table:table-cell table:style-name="ce5" table:formula="of:=[.$H$3]*EXP([.$H$5]*((1/[.B281])-(1/[.$H$6])))" office:value-type="float" office:value="61.2014685569109" calcext:value-type="float">
            <text:p>61.2014685569</text:p>
          </table:table-cell>
          <table:table-cell table:style-name="ce7" table:formula="of:=[.$H$4]*[.$H$2]/([.$H$3]+[.C281])" office:value-type="float" office:value="4.90768735905029" calcext:value-type="float">
            <text:p>4.9076873591</text:p>
          </table:table-cell>
          <table:table-cell table:style-name="ce10" table:formula="of:=1024*[.D281]/[.$H$7]" office:value-type="float" office:value="1005.0943711335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2]-273" office:value-type="float" office:value="270" calcext:value-type="float">
            <text:p>270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[.$H$3]*EXP([.$H$5]*((1/[.B282])-(1/[.$H$6])))" office:value-type="float" office:value="60.5026121431843" calcext:value-type="float">
            <text:p>60.5026121432</text:p>
          </table:table-cell>
          <table:table-cell table:style-name="ce7" table:formula="of:=[.$H$4]*[.$H$2]/([.$H$3]+[.C282])" office:value-type="float" office:value="4.9080249180194" calcext:value-type="float">
            <text:p>4.908024918</text:p>
          </table:table-cell>
          <table:table-cell table:style-name="ce10" table:formula="of:=1024*[.D282]/[.$H$7]" office:value-type="float" office:value="1005.16350321037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3]-273" office:value-type="float" office:value="271" calcext:value-type="float">
            <text:p>271</text:p>
          </table:table-cell>
          <table:table-cell table:style-name="ce5" office:value-type="float" office:value="544" calcext:value-type="float">
            <text:p>544</text:p>
          </table:table-cell>
          <table:table-cell table:style-name="ce5" table:formula="of:=[.$H$3]*EXP([.$H$5]*((1/[.B283])-(1/[.$H$6])))" office:value-type="float" office:value="59.814261416686" calcext:value-type="float">
            <text:p>59.8142614167</text:p>
          </table:table-cell>
          <table:table-cell table:style-name="ce7" table:formula="of:=[.$H$4]*[.$H$2]/([.$H$3]+[.C283])" office:value-type="float" office:value="4.90835744796838" calcext:value-type="float">
            <text:p>4.908357448</text:p>
          </table:table-cell>
          <table:table-cell table:style-name="ce10" table:formula="of:=1024*[.D283]/[.$H$7]" office:value-type="float" office:value="1005.23160534393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4]-273" office:value-type="float" office:value="272" calcext:value-type="float">
            <text:p>272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[.$H$3]*EXP([.$H$5]*((1/[.B284])-(1/[.$H$6])))" office:value-type="float" office:value="59.1362253086379" calcext:value-type="float">
            <text:p>59.1362253086</text:p>
          </table:table-cell>
          <table:table-cell table:style-name="ce7" table:formula="of:=[.$H$4]*[.$H$2]/([.$H$3]+[.C284])" office:value-type="float" office:value="4.90868503916385" calcext:value-type="float">
            <text:p>4.9086850392</text:p>
          </table:table-cell>
          <table:table-cell table:style-name="ce10" table:formula="of:=1024*[.D284]/[.$H$7]" office:value-type="float" office:value="1005.29869602076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5]-273" office:value-type="float" office:value="273" calcext:value-type="float">
            <text:p>27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[.$H$3]*EXP([.$H$5]*((1/[.B285])-(1/[.$H$6])))" office:value-type="float" office:value="58.4683167853856" calcext:value-type="float">
            <text:p>58.4683167854</text:p>
          </table:table-cell>
          <table:table-cell table:style-name="ce7" table:formula="of:=[.$H$4]*[.$H$2]/([.$H$3]+[.C285])" office:value-type="float" office:value="4.90900778000168" calcext:value-type="float">
            <text:p>4.90900778</text:p>
          </table:table-cell>
          <table:table-cell table:style-name="ce10" table:formula="of:=1024*[.D285]/[.$H$7]" office:value-type="float" office:value="1005.36479334434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6]-273" office:value-type="float" office:value="274" calcext:value-type="float">
            <text:p>274</text:p>
          </table:table-cell>
          <table:table-cell table:style-name="ce5" office:value-type="float" office:value="547" calcext:value-type="float">
            <text:p>547</text:p>
          </table:table-cell>
          <table:table-cell table:style-name="ce5" table:formula="of:=[.$H$3]*EXP([.$H$5]*((1/[.B286])-(1/[.$H$6])))" office:value-type="float" office:value="57.8103527519431" calcext:value-type="float">
            <text:p>57.8103527519</text:p>
          </table:table-cell>
          <table:table-cell table:style-name="ce7" table:formula="of:=[.$H$4]*[.$H$2]/([.$H$3]+[.C286])" office:value-type="float" office:value="4.90932575705057" calcext:value-type="float">
            <text:p>4.9093257571</text:p>
          </table:table-cell>
          <table:table-cell table:style-name="ce10" table:formula="of:=1024*[.D286]/[.$H$7]" office:value-type="float" office:value="1005.42991504396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7]-273" office:value-type="float" office:value="275" calcext:value-type="float">
            <text:p>275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[.$H$3]*EXP([.$H$5]*((1/[.B287])-(1/[.$H$6])))" office:value-type="float" office:value="57.1621539581005" calcext:value-type="float">
            <text:p>57.1621539581</text:p>
          </table:table-cell>
          <table:table-cell table:style-name="ce7" table:formula="of:=[.$H$4]*[.$H$2]/([.$H$3]+[.C287])" office:value-type="float" office:value="4.90963905509445" calcext:value-type="float">
            <text:p>4.9096390551</text:p>
          </table:table-cell>
          <table:table-cell table:style-name="ce10" table:formula="of:=1024*[.D287]/[.$H$7]" office:value-type="float" office:value="1005.49407848334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288]-273" office:value-type="float" office:value="276" calcext:value-type="float">
            <text:p>276</text:p>
          </table:table-cell>
          <table:table-cell table:style-name="ce5" office:value-type="float" office:value="549" calcext:value-type="float">
            <text:p>549</text:p>
          </table:table-cell>
          <table:table-cell table:style-name="ce5" table:formula="of:=[.$H$3]*EXP([.$H$5]*((1/[.B288])-(1/[.$H$6])))" office:value-type="float" office:value="56.5235449070217" calcext:value-type="float">
            <text:p>56.523544907</text:p>
          </table:table-cell>
          <table:table-cell table:style-name="ce7" table:formula="of:=[.$H$4]*[.$H$2]/([.$H$3]+[.C288])" office:value-type="float" office:value="4.90994775717389" calcext:value-type="float">
            <text:p>4.9099477572</text:p>
          </table:table-cell>
          <table:table-cell table:style-name="ce10" table:formula="of:=1024*[.D288]/[.$H$7]" office:value-type="float" office:value="1005.55730066921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89]-273" office:value-type="float" office:value="277" calcext:value-type="float">
            <text:p>277</text:p>
          </table:table-cell>
          <table:table-cell table:style-name="ce5" office:value-type="float" office:value="550" calcext:value-type="float">
            <text:p>550</text:p>
          </table:table-cell>
          <table:table-cell table:style-name="ce5" table:formula="of:=[.$H$3]*EXP([.$H$5]*((1/[.B289])-(1/[.$H$6])))" office:value-type="float" office:value="55.8943537662579" calcext:value-type="float">
            <text:p>55.8943537663</text:p>
          </table:table-cell>
          <table:table-cell table:style-name="ce7" table:formula="of:=[.$H$4]*[.$H$2]/([.$H$3]+[.C289])" office:value-type="float" office:value="4.9102519446263" calcext:value-type="float">
            <text:p>4.9102519446</text:p>
          </table:table-cell>
          <table:table-cell table:style-name="ce10" table:formula="of:=1024*[.D289]/[.$H$7]" office:value-type="float" office:value="1005.61959825947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0]-273" office:value-type="float" office:value="278" calcext:value-type="float">
            <text:p>278</text:p>
          </table:table-cell>
          <table:table-cell table:style-name="ce5" office:value-type="float" office:value="551" calcext:value-type="float">
            <text:p>551</text:p>
          </table:table-cell>
          <table:table-cell table:style-name="ce5" table:formula="of:=[.$H$3]*EXP([.$H$5]*((1/[.B290])-(1/[.$H$6])))" office:value-type="float" office:value="55.2744122811092" calcext:value-type="float">
            <text:p>55.2744122811</text:p>
          </table:table-cell>
          <table:table-cell table:style-name="ce7" table:formula="of:=[.$H$4]*[.$H$2]/([.$H$3]+[.C290])" office:value-type="float" office:value="4.91055169712529" calcext:value-type="float">
            <text:p>4.9105516971</text:p>
          </table:table-cell>
          <table:table-cell table:style-name="ce10" table:formula="of:=1024*[.D290]/[.$H$7]" office:value-type="float" office:value="1005.68098757126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1]-273" office:value-type="float" office:value="279" calcext:value-type="float">
            <text:p>279</text:p>
          </table:table-cell>
          <table:table-cell table:style-name="ce5" office:value-type="float" office:value="552" calcext:value-type="float">
            <text:p>552</text:p>
          </table:table-cell>
          <table:table-cell table:style-name="ce5" table:formula="of:=[.$H$3]*EXP([.$H$5]*((1/[.B291])-(1/[.$H$6])))" office:value-type="float" office:value="54.6635556902633" calcext:value-type="float">
            <text:p>54.6635556903</text:p>
          </table:table-cell>
          <table:table-cell table:style-name="ce7" table:formula="of:=[.$H$4]*[.$H$2]/([.$H$3]+[.C291])" office:value-type="float" office:value="4.91084709271889" calcext:value-type="float">
            <text:p>4.9108470927</text:p>
          </table:table-cell>
          <table:table-cell table:style-name="ce10" table:formula="of:=1024*[.D291]/[.$H$7]" office:value-type="float" office:value="1005.74148458883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2]-273" office:value-type="float" office:value="280" calcext:value-type="float">
            <text:p>280</text:p>
          </table:table-cell>
          <table:table-cell table:style-name="ce5" office:value-type="float" office:value="553" calcext:value-type="float">
            <text:p>553</text:p>
          </table:table-cell>
          <table:table-cell table:style-name="ce5" table:formula="of:=[.$H$3]*EXP([.$H$5]*((1/[.B292])-(1/[.$H$6])))" office:value-type="float" office:value="54.0616226436482" calcext:value-type="float">
            <text:p>54.0616226436</text:p>
          </table:table-cell>
          <table:table-cell table:style-name="ce7" table:formula="of:=[.$H$4]*[.$H$2]/([.$H$3]+[.C292])" office:value-type="float" office:value="4.91113820786688" calcext:value-type="float">
            <text:p>4.9111382079</text:p>
          </table:table-cell>
          <table:table-cell table:style-name="ce10" table:formula="of:=1024*[.D292]/[.$H$7]" office:value-type="float" office:value="1005.80110497114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3]-273" office:value-type="float" office:value="281" calcext:value-type="float">
            <text:p>281</text:p>
          </table:table-cell>
          <table:table-cell table:style-name="ce5" office:value-type="float" office:value="554" calcext:value-type="float">
            <text:p>554</text:p>
          </table:table-cell>
          <table:table-cell table:style-name="ce5" table:formula="of:=[.$H$3]*EXP([.$H$5]*((1/[.B293])-(1/[.$H$6])))" office:value-type="float" office:value="53.4684551224336" calcext:value-type="float">
            <text:p>53.4684551224</text:p>
          </table:table-cell>
          <table:table-cell table:style-name="ce7" table:formula="of:=[.$H$4]*[.$H$2]/([.$H$3]+[.C293])" office:value-type="float" office:value="4.91142511747713" calcext:value-type="float">
            <text:p>4.9114251175</text:p>
          </table:table-cell>
          <table:table-cell table:style-name="ce10" table:formula="of:=1024*[.D293]/[.$H$7]" office:value-type="float" office:value="1005.85986405932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4]-273" office:value-type="float" office:value="282" calcext:value-type="float">
            <text:p>282</text:p>
          </table:table-cell>
          <table:table-cell table:style-name="ce5" office:value-type="float" office:value="555" calcext:value-type="float">
            <text:p>555</text:p>
          </table:table-cell>
          <table:table-cell table:style-name="ce5" table:formula="of:=[.$H$3]*EXP([.$H$5]*((1/[.B294])-(1/[.$H$6])))" office:value-type="float" office:value="52.8838983611196" calcext:value-type="float">
            <text:p>52.8838983611</text:p>
          </table:table-cell>
          <table:table-cell table:style-name="ce7" table:formula="of:=[.$H$4]*[.$H$2]/([.$H$3]+[.C294])" office:value-type="float" office:value="4.91170789494103" calcext:value-type="float">
            <text:p>4.9117078949</text:p>
          </table:table-cell>
          <table:table-cell table:style-name="ce10" table:formula="of:=1024*[.D294]/[.$H$7]" office:value-type="float" office:value="1005.91777688392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5]-273" office:value-type="float" office:value="283" calcext:value-type="float">
            <text:p>283</text:p>
          </table:table-cell>
          <table:table-cell table:style-name="ce5" office:value-type="float" office:value="556" calcext:value-type="float">
            <text:p>556</text:p>
          </table:table-cell>
          <table:table-cell table:style-name="ce5" table:formula="of:=[.$H$3]*EXP([.$H$5]*((1/[.B295])-(1/[.$H$6])))" office:value-type="float" office:value="52.3078007716539" calcext:value-type="float">
            <text:p>52.3078007717</text:p>
          </table:table-cell>
          <table:table-cell table:style-name="ce7" table:formula="of:=[.$H$4]*[.$H$2]/([.$H$3]+[.C295])" office:value-type="float" office:value="4.91198661216809" calcext:value-type="float">
            <text:p>4.9119866122</text:p>
          </table:table-cell>
          <table:table-cell table:style-name="ce10" table:formula="of:=1024*[.D295]/[.$H$7]" office:value-type="float" office:value="1005.97485817202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6]-273" office:value-type="float" office:value="284" calcext:value-type="float">
            <text:p>284</text:p>
          </table:table-cell>
          <table:table-cell table:style-name="ce5" office:value-type="float" office:value="557" calcext:value-type="float">
            <text:p>557</text:p>
          </table:table-cell>
          <table:table-cell table:style-name="ce5" table:formula="of:=[.$H$3]*EXP([.$H$5]*((1/[.B296])-(1/[.$H$6])))" office:value-type="float" office:value="51.7400138695172" calcext:value-type="float">
            <text:p>51.7400138695</text:p>
          </table:table-cell>
          <table:table-cell table:style-name="ce7" table:formula="of:=[.$H$4]*[.$H$2]/([.$H$3]+[.C296])" office:value-type="float" office:value="4.91226133961954" calcext:value-type="float">
            <text:p>4.9122613396</text:p>
          </table:table-cell>
          <table:table-cell table:style-name="ce10" table:formula="of:=1024*[.D296]/[.$H$7]" office:value-type="float" office:value="1006.03112235408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7]-273" office:value-type="float" office:value="285" calcext:value-type="float">
            <text:p>285</text:p>
          </table:table-cell>
          <table:table-cell table:style-name="ce5" office:value-type="float" office:value="558" calcext:value-type="float">
            <text:p>558</text:p>
          </table:table-cell>
          <table:table-cell table:style-name="ce5" table:formula="of:=[.$H$3]*EXP([.$H$5]*((1/[.B297])-(1/[.$H$6])))" office:value-type="float" office:value="51.1803922017231" calcext:value-type="float">
            <text:p>51.1803922017</text:p>
          </table:table-cell>
          <table:table-cell table:style-name="ce7" table:formula="of:=[.$H$4]*[.$H$2]/([.$H$3]+[.C297])" office:value-type="float" office:value="4.91253214634126" calcext:value-type="float">
            <text:p>4.9125321463</text:p>
          </table:table-cell>
          <table:table-cell table:style-name="ce10" table:formula="of:=1024*[.D297]/[.$H$7]" office:value-type="float" office:value="1006.08658357069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8]-273" office:value-type="float" office:value="286" calcext:value-type="float">
            <text:p>286</text:p>
          </table:table-cell>
          <table:table-cell table:style-name="ce5" office:value-type="float" office:value="559" calcext:value-type="float">
            <text:p>559</text:p>
          </table:table-cell>
          <table:table-cell table:style-name="ce5" table:formula="of:=[.$H$3]*EXP([.$H$5]*((1/[.B298])-(1/[.$H$6])))" office:value-type="float" office:value="50.6287932766775" calcext:value-type="float">
            <text:p>50.6287932767</text:p>
          </table:table-cell>
          <table:table-cell table:style-name="ce7" table:formula="of:=[.$H$4]*[.$H$2]/([.$H$3]+[.C298])" office:value-type="float" office:value="4.91279909999569" calcext:value-type="float">
            <text:p>4.9127991</text:p>
          </table:table-cell>
          <table:table-cell table:style-name="ce10" table:formula="of:=1024*[.D298]/[.$H$7]" office:value-type="float" office:value="1006.14125567912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299]-273" office:value-type="float" office:value="287" calcext:value-type="float">
            <text:p>287</text:p>
          </table:table-cell>
          <table:table-cell table:style-name="ce5" office:value-type="float" office:value="560" calcext:value-type="float">
            <text:p>560</text:p>
          </table:table-cell>
          <table:table-cell table:style-name="ce5" table:formula="of:=[.$H$3]*EXP([.$H$5]*((1/[.B299])-(1/[.$H$6])))" office:value-type="float" office:value="50.0850774958431" calcext:value-type="float">
            <text:p>50.0850774958</text:p>
          </table:table-cell>
          <table:table-cell table:style-name="ce7" table:formula="of:=[.$H$4]*[.$H$2]/([.$H$3]+[.C299])" office:value-type="float" office:value="4.91306226689314" calcext:value-type="float">
            <text:p>4.9130622669</text:p>
          </table:table-cell>
          <table:table-cell table:style-name="ce10" table:formula="of:=1024*[.D299]/[.$H$7]" office:value-type="float" office:value="1006.19515225972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300]-273" office:value-type="float" office:value="288" calcext:value-type="float">
            <text:p>288</text:p>
          </table:table-cell>
          <table:table-cell table:style-name="ce5" office:value-type="float" office:value="561" calcext:value-type="float">
            <text:p>561</text:p>
          </table:table-cell>
          <table:table-cell table:style-name="ce5" table:formula="of:=[.$H$3]*EXP([.$H$5]*((1/[.B300])-(1/[.$H$6])))" office:value-type="float" office:value="49.5491080871602" calcext:value-type="float">
            <text:p>49.5491080872</text:p>
          </table:table-cell>
          <table:table-cell table:style-name="ce7" table:formula="of:=[.$H$4]*[.$H$2]/([.$H$3]+[.C300])" office:value-type="float" office:value="4.91332171202218" calcext:value-type="float">
            <text:p>4.913321712</text:p>
          </table:table-cell>
          <table:table-cell table:style-name="ce10" table:formula="of:=1024*[.D300]/[.$H$7]" office:value-type="float" office:value="1006.24828662214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301]-273" office:value-type="float" office:value="289" calcext:value-type="float">
            <text:p>289</text:p>
          </table:table-cell>
          <table:table-cell table:style-name="ce5" office:value-type="float" office:value="562" calcext:value-type="float">
            <text:p>562</text:p>
          </table:table-cell>
          <table:table-cell table:style-name="ce5" table:formula="of:=[.$H$3]*EXP([.$H$5]*((1/[.B301])-(1/[.$H$6])))" office:value-type="float" office:value="49.020751040173" calcext:value-type="float">
            <text:p>49.0207510402</text:p>
          </table:table-cell>
          <table:table-cell table:style-name="ce7" table:formula="of:=[.$H$4]*[.$H$2]/([.$H$3]+[.C301])" office:value-type="float" office:value="4.91357749907931" calcext:value-type="float">
            <text:p>4.9135774991</text:p>
          </table:table-cell>
          <table:table-cell table:style-name="ce10" table:formula="of:=1024*[.D301]/[.$H$7]" office:value-type="float" office:value="1006.30067181144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302]-273" office:value-type="float" office:value="290" calcext:value-type="float">
            <text:p>290</text:p>
          </table:table-cell>
          <table:table-cell table:style-name="ce5" office:value-type="float" office:value="563" calcext:value-type="float">
            <text:p>563</text:p>
          </table:table-cell>
          <table:table-cell table:style-name="ce5" table:formula="of:=[.$H$3]*EXP([.$H$5]*((1/[.B302])-(1/[.$H$6])))" office:value-type="float" office:value="48.4998750428134" calcext:value-type="float">
            <text:p>48.4998750428</text:p>
          </table:table-cell>
          <table:table-cell table:style-name="ce7" table:formula="of:=[.$H$4]*[.$H$2]/([.$H$3]+[.C302])" office:value-type="float" office:value="4.91382969049794" calcext:value-type="float">
            <text:p>4.9138296905</text:p>
          </table:table-cell>
          <table:table-cell table:style-name="ce10" table:formula="of:=1024*[.D302]/[.$H$7]" office:value-type="float" office:value="1006.35232061398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303]-273" office:value-type="float" office:value="291" calcext:value-type="float">
            <text:p>291</text:p>
          </table:table-cell>
          <table:table-cell table:style-name="ce5" office:value-type="float" office:value="564" calcext:value-type="float">
            <text:p>564</text:p>
          </table:table-cell>
          <table:table-cell table:style-name="ce5" table:formula="of:=[.$H$3]*EXP([.$H$5]*((1/[.B303])-(1/[.$H$6])))" office:value-type="float" office:value="47.9863514197965" calcext:value-type="float">
            <text:p>47.9863514198</text:p>
          </table:table-cell>
          <table:table-cell table:style-name="ce7" table:formula="of:=[.$H$4]*[.$H$2]/([.$H$3]+[.C303])" office:value-type="float" office:value="4.91407834747659" calcext:value-type="float">
            <text:p>4.9140783475</text:p>
          </table:table-cell>
          <table:table-cell table:style-name="ce10" table:formula="of:=1024*[.D303]/[.$H$7]" office:value-type="float" office:value="1006.40324556321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304]-273" office:value-type="float" office:value="292" calcext:value-type="float">
            <text:p>292</text:p>
          </table:table-cell>
          <table:table-cell table:style-name="ce5" office:value-type="float" office:value="565" calcext:value-type="float">
            <text:p>565</text:p>
          </table:table-cell>
          <table:table-cell table:style-name="ce5" table:formula="of:=[.$H$3]*EXP([.$H$5]*((1/[.B304])-(1/[.$H$6])))" office:value-type="float" office:value="47.4800540725816" calcext:value-type="float">
            <text:p>47.4800540726</text:p>
          </table:table-cell>
          <table:table-cell table:style-name="ce7" table:formula="of:=[.$H$4]*[.$H$2]/([.$H$3]+[.C304])" office:value-type="float" office:value="4.91432353000645" calcext:value-type="float">
            <text:p>4.91432353</text:p>
          </table:table-cell>
          <table:table-cell table:style-name="ce10" table:formula="of:=1024*[.D304]/[.$H$7]" office:value-type="float" office:value="1006.45345894532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305]-273" office:value-type="float" office:value="293" calcext:value-type="float">
            <text:p>293</text:p>
          </table:table-cell>
          <table:table-cell table:style-name="ce5" office:value-type="float" office:value="566" calcext:value-type="float">
            <text:p>566</text:p>
          </table:table-cell>
          <table:table-cell table:style-name="ce5" table:formula="of:=[.$H$3]*EXP([.$H$5]*((1/[.B305])-(1/[.$H$6])))" office:value-type="float" office:value="46.980859420856" calcext:value-type="float">
            <text:p>46.9808594209</text:p>
          </table:table-cell>
          <table:table-cell table:style-name="ce7" table:formula="of:=[.$H$4]*[.$H$2]/([.$H$3]+[.C305])" office:value-type="float" office:value="4.9145652968982" calcext:value-type="float">
            <text:p>4.9145652969</text:p>
          </table:table-cell>
          <table:table-cell table:style-name="ce10" table:formula="of:=1024*[.D305]/[.$H$7]" office:value-type="float" office:value="1006.50297280475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06]-273" office:value-type="float" office:value="294" calcext:value-type="float">
            <text:p>294</text:p>
          </table:table-cell>
          <table:table-cell table:style-name="ce5" office:value-type="float" office:value="567" calcext:value-type="float">
            <text:p>567</text:p>
          </table:table-cell>
          <table:table-cell table:style-name="ce5" table:formula="of:=[.$H$3]*EXP([.$H$5]*((1/[.B306])-(1/[.$H$6])))" office:value-type="float" office:value="46.4886463454987" calcext:value-type="float">
            <text:p>46.4886463455</text:p>
          </table:table-cell>
          <table:table-cell table:style-name="ce7" table:formula="of:=[.$H$4]*[.$H$2]/([.$H$3]+[.C306])" office:value-type="float" office:value="4.91480370580823" calcext:value-type="float">
            <text:p>4.9148037058</text:p>
          </table:table-cell>
          <table:table-cell table:style-name="ce10" table:formula="of:=1024*[.D306]/[.$H$7]" office:value-type="float" office:value="1006.55179894953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07]-273" office:value-type="float" office:value="295" calcext:value-type="float">
            <text:p>295</text:p>
          </table:table-cell>
          <table:table-cell table:style-name="ce5" office:value-type="float" office:value="568" calcext:value-type="float">
            <text:p>568</text:p>
          </table:table-cell>
          <table:table-cell table:style-name="ce5" table:formula="of:=[.$H$3]*EXP([.$H$5]*((1/[.B307])-(1/[.$H$6])))" office:value-type="float" office:value="46.0032961329826" calcext:value-type="float">
            <text:p>46.003296133</text:p>
          </table:table-cell>
          <table:table-cell table:style-name="ce7" table:formula="of:=[.$H$4]*[.$H$2]/([.$H$3]+[.C307])" office:value-type="float" office:value="4.91503881326419" calcext:value-type="float">
            <text:p>4.9150388133</text:p>
          </table:table-cell>
          <table:table-cell table:style-name="ce10" table:formula="of:=1024*[.D307]/[.$H$7]" office:value-type="float" office:value="1006.59994895651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08]-273" office:value-type="float" office:value="296" calcext:value-type="float">
            <text:p>296</text:p>
          </table:table-cell>
          <table:table-cell table:style-name="ce5" office:value-type="float" office:value="569" calcext:value-type="float">
            <text:p>569</text:p>
          </table:table-cell>
          <table:table-cell table:style-name="ce5" table:formula="of:=[.$H$3]*EXP([.$H$5]*((1/[.B308])-(1/[.$H$6])))" office:value-type="float" office:value="45.5246924211757" calcext:value-type="float">
            <text:p>45.5246924212</text:p>
          </table:table-cell>
          <table:table-cell table:style-name="ce7" table:formula="of:=[.$H$4]*[.$H$2]/([.$H$3]+[.C308])" office:value-type="float" office:value="4.91527067468989" calcext:value-type="float">
            <text:p>4.9152706747</text:p>
          </table:table-cell>
          <table:table-cell table:style-name="ce10" table:formula="of:=1024*[.D308]/[.$H$7]" office:value-type="float" office:value="1006.64743417649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09]-273" office:value-type="float" office:value="297" calcext:value-type="float">
            <text:p>297</text:p>
          </table:table-cell>
          <table:table-cell table:style-name="ce5" office:value-type="float" office:value="570" calcext:value-type="float">
            <text:p>570</text:p>
          </table:table-cell>
          <table:table-cell table:style-name="ce5" table:formula="of:=[.$H$3]*EXP([.$H$5]*((1/[.B309])-(1/[.$H$6])))" office:value-type="float" office:value="45.052721146503" calcext:value-type="float">
            <text:p>45.0527211465</text:p>
          </table:table-cell>
          <table:table-cell table:style-name="ce7" table:formula="of:=[.$H$4]*[.$H$2]/([.$H$3]+[.C309])" office:value-type="float" office:value="4.91549934442966" calcext:value-type="float">
            <text:p>4.9154993444</text:p>
          </table:table-cell>
          <table:table-cell table:style-name="ce10" table:formula="of:=1024*[.D309]/[.$H$7]" office:value-type="float" office:value="1006.69426573919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0]-273" office:value-type="float" office:value="298" calcext:value-type="float">
            <text:p>298</text:p>
          </table:table-cell>
          <table:table-cell table:style-name="ce5" office:value-type="float" office:value="571" calcext:value-type="float">
            <text:p>571</text:p>
          </table:table-cell>
          <table:table-cell table:style-name="ce5" table:formula="of:=[.$H$3]*EXP([.$H$5]*((1/[.B310])-(1/[.$H$6])))" office:value-type="float" office:value="44.5872704924303" calcext:value-type="float">
            <text:p>44.5872704924</text:p>
          </table:table-cell>
          <table:table-cell table:style-name="ce7" table:formula="of:=[.$H$4]*[.$H$2]/([.$H$3]+[.C310])" office:value-type="float" office:value="4.91572487577204" calcext:value-type="float">
            <text:p>4.9157248758</text:p>
          </table:table-cell>
          <table:table-cell table:style-name="ce10" table:formula="of:=1024*[.D310]/[.$H$7]" office:value-type="float" office:value="1006.74045455811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1]-273" office:value-type="float" office:value="299" calcext:value-type="float">
            <text:p>299</text:p>
          </table:table-cell>
          <table:table-cell table:style-name="ce5" office:value-type="float" office:value="572" calcext:value-type="float">
            <text:p>572</text:p>
          </table:table-cell>
          <table:table-cell table:style-name="ce5" table:formula="of:=[.$H$3]*EXP([.$H$5]*((1/[.B311])-(1/[.$H$6])))" office:value-type="float" office:value="44.1282308392349" calcext:value-type="float">
            <text:p>44.1282308392</text:p>
          </table:table-cell>
          <table:table-cell table:style-name="ce7" table:formula="of:=[.$H$4]*[.$H$2]/([.$H$3]+[.C311])" office:value-type="float" office:value="4.91594732097293" calcext:value-type="float">
            <text:p>4.915947321</text:p>
          </table:table-cell>
          <table:table-cell table:style-name="ce10" table:formula="of:=1024*[.D311]/[.$H$7]" office:value-type="float" office:value="1006.78601133526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2]-273" office:value-type="float" office:value="300" calcext:value-type="float">
            <text:p>300</text:p>
          </table:table-cell>
          <table:table-cell table:style-name="ce5" office:value-type="float" office:value="573" calcext:value-type="float">
            <text:p>573</text:p>
          </table:table-cell>
          <table:table-cell table:style-name="ce5" table:formula="of:=[.$H$3]*EXP([.$H$5]*((1/[.B312])-(1/[.$H$6])))" office:value-type="float" office:value="43.6754947150275" calcext:value-type="float">
            <text:p>43.675494715</text:p>
          </table:table-cell>
          <table:table-cell table:style-name="ce7" table:formula="of:=[.$H$4]*[.$H$2]/([.$H$3]+[.C312])" office:value-type="float" office:value="4.91616673127821" calcext:value-type="float">
            <text:p>4.9161667313</text:p>
          </table:table-cell>
          <table:table-cell table:style-name="ce10" table:formula="of:=1024*[.D312]/[.$H$7]" office:value-type="float" office:value="1006.83094656578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3]-273" office:value-type="float" office:value="301" calcext:value-type="float">
            <text:p>301</text:p>
          </table:table-cell>
          <table:table-cell table:style-name="ce5" office:value-type="float" office:value="574" calcext:value-type="float">
            <text:p>574</text:p>
          </table:table-cell>
          <table:table-cell table:style-name="ce5" table:formula="of:=[.$H$3]*EXP([.$H$5]*((1/[.B313])-(1/[.$H$6])))" office:value-type="float" office:value="43.2289567479897" calcext:value-type="float">
            <text:p>43.228956748</text:p>
          </table:table-cell>
          <table:table-cell table:style-name="ce7" table:formula="of:=[.$H$4]*[.$H$2]/([.$H$3]+[.C313])" office:value-type="float" office:value="4.91638315694573" calcext:value-type="float">
            <text:p>4.9163831569</text:p>
          </table:table-cell>
          <table:table-cell table:style-name="ce10" table:formula="of:=1024*[.D313]/[.$H$7]" office:value-type="float" office:value="1006.87527054249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4]-273" office:value-type="float" office:value="302" calcext:value-type="float">
            <text:p>302</text:p>
          </table:table-cell>
          <table:table-cell table:style-name="ce5" office:value-type="float" office:value="575" calcext:value-type="float">
            <text:p>575</text:p>
          </table:table-cell>
          <table:table-cell table:style-name="ce5" table:formula="of:=[.$H$3]*EXP([.$H$5]*((1/[.B314])-(1/[.$H$6])))" office:value-type="float" office:value="42.7885136197967" calcext:value-type="float">
            <text:p>42.7885136198</text:p>
          </table:table-cell>
          <table:table-cell table:style-name="ce7" table:formula="of:=[.$H$4]*[.$H$2]/([.$H$3]+[.C314])" office:value-type="float" office:value="4.91659664726687" calcext:value-type="float">
            <text:p>4.9165966473</text:p>
          </table:table-cell>
          <table:table-cell table:style-name="ce10" table:formula="of:=1024*[.D314]/[.$H$7]" office:value-type="float" office:value="1006.91899336025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5]-273" office:value-type="float" office:value="303" calcext:value-type="float">
            <text:p>303</text:p>
          </table:table-cell>
          <table:table-cell table:style-name="ce5" office:value-type="float" office:value="576" calcext:value-type="float">
            <text:p>576</text:p>
          </table:table-cell>
          <table:table-cell table:style-name="ce5" table:formula="of:=[.$H$3]*EXP([.$H$5]*((1/[.B315])-(1/[.$H$6])))" office:value-type="float" office:value="42.3540640201899" calcext:value-type="float">
            <text:p>42.3540640202</text:p>
          </table:table-cell>
          <table:table-cell table:style-name="ce7" table:formula="of:=[.$H$4]*[.$H$2]/([.$H$3]+[.C315])" office:value-type="float" office:value="4.91680725058749" calcext:value-type="float">
            <text:p>4.9168072506</text:p>
          </table:table-cell>
          <table:table-cell table:style-name="ce10" table:formula="of:=1024*[.D315]/[.$H$7]" office:value-type="float" office:value="1006.96212492032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6]-273" office:value-type="float" office:value="304" calcext:value-type="float">
            <text:p>304</text:p>
          </table:table-cell>
          <table:table-cell table:style-name="ce5" office:value-type="float" office:value="577" calcext:value-type="float">
            <text:p>577</text:p>
          </table:table-cell>
          <table:table-cell table:style-name="ce5" table:formula="of:=[.$H$3]*EXP([.$H$5]*((1/[.B316])-(1/[.$H$6])))" office:value-type="float" office:value="41.9255086026701" calcext:value-type="float">
            <text:p>41.9255086027</text:p>
          </table:table-cell>
          <table:table-cell table:style-name="ce7" table:formula="of:=[.$H$4]*[.$H$2]/([.$H$3]+[.C316])" office:value-type="float" office:value="4.91701501432845" calcext:value-type="float">
            <text:p>4.9170150143</text:p>
          </table:table-cell>
          <table:table-cell table:style-name="ce10" table:formula="of:=1024*[.D316]/[.$H$7]" office:value-type="float" office:value="1007.00467493447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7]-273" office:value-type="float" office:value="305" calcext:value-type="float">
            <text:p>305</text:p>
          </table:table-cell>
          <table:table-cell table:style-name="ce5" office:value-type="float" office:value="578" calcext:value-type="float">
            <text:p>578</text:p>
          </table:table-cell>
          <table:table-cell table:style-name="ce5" table:formula="of:=[.$H$3]*EXP([.$H$5]*((1/[.B317])-(1/[.$H$6])))" office:value-type="float" office:value="41.5027499412803" calcext:value-type="float">
            <text:p>41.5027499413</text:p>
          </table:table-cell>
          <table:table-cell table:style-name="ce7" table:formula="of:=[.$H$4]*[.$H$2]/([.$H$3]+[.C317])" office:value-type="float" office:value="4.91721998500555" calcext:value-type="float">
            <text:p>4.917219985</text:p>
          </table:table-cell>
          <table:table-cell table:style-name="ce10" table:formula="of:=1024*[.D317]/[.$H$7]" office:value-type="float" office:value="1007.04665292914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8]-273" office:value-type="float" office:value="306" calcext:value-type="float">
            <text:p>306</text:p>
          </table:table-cell>
          <table:table-cell table:style-name="ce5" office:value-type="float" office:value="579" calcext:value-type="float">
            <text:p>579</text:p>
          </table:table-cell>
          <table:table-cell table:style-name="ce5" table:formula="of:=[.$H$3]*EXP([.$H$5]*((1/[.B318])-(1/[.$H$6])))" office:value-type="float" office:value="41.0856924884486" calcext:value-type="float">
            <text:p>41.0856924884</text:p>
          </table:table-cell>
          <table:table-cell table:style-name="ce7" table:formula="of:=[.$H$4]*[.$H$2]/([.$H$3]+[.C318])" office:value-type="float" office:value="4.91742220824911" calcext:value-type="float">
            <text:p>4.9174222082</text:p>
          </table:table-cell>
          <table:table-cell table:style-name="ce10" table:formula="of:=1024*[.D318]/[.$H$7]" office:value-type="float" office:value="1007.08806824942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19]-273" office:value-type="float" office:value="307" calcext:value-type="float">
            <text:p>307</text:p>
          </table:table-cell>
          <table:table-cell table:style-name="ce5" office:value-type="float" office:value="580" calcext:value-type="float">
            <text:p>580</text:p>
          </table:table-cell>
          <table:table-cell table:style-name="ce5" table:formula="of:=[.$H$3]*EXP([.$H$5]*((1/[.B319])-(1/[.$H$6])))" office:value-type="float" office:value="40.6742425338625" calcext:value-type="float">
            <text:p>40.6742425339</text:p>
          </table:table-cell>
          <table:table-cell table:style-name="ce7" table:formula="of:=[.$H$4]*[.$H$2]/([.$H$3]+[.C319])" office:value-type="float" office:value="4.91762172882298" calcext:value-type="float">
            <text:p>4.9176217288</text:p>
          </table:table-cell>
          <table:table-cell table:style-name="ce10" table:formula="of:=1024*[.D319]/[.$H$7]" office:value-type="float" office:value="1007.12893006295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0]-273" office:value-type="float" office:value="308" calcext:value-type="float">
            <text:p>308</text:p>
          </table:table-cell>
          <table:table-cell table:style-name="ce5" office:value-type="float" office:value="581" calcext:value-type="float">
            <text:p>581</text:p>
          </table:table-cell>
          <table:table-cell table:style-name="ce5" table:formula="of:=[.$H$3]*EXP([.$H$5]*((1/[.B320])-(1/[.$H$6])))" office:value-type="float" office:value="40.2683081643474" calcext:value-type="float">
            <text:p>40.2683081643</text:p>
          </table:table-cell>
          <table:table-cell table:style-name="ce7" table:formula="of:=[.$H$4]*[.$H$2]/([.$H$3]+[.C320])" office:value-type="float" office:value="4.91781859064313" calcext:value-type="float">
            <text:p>4.9178185906</text:p>
          </table:table-cell>
          <table:table-cell table:style-name="ce10" table:formula="of:=1024*[.D320]/[.$H$7]" office:value-type="float" office:value="1007.16924736371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1]-273" office:value-type="float" office:value="309" calcext:value-type="float">
            <text:p>309</text:p>
          </table:table-cell>
          <table:table-cell table:style-name="ce5" office:value-type="float" office:value="582" calcext:value-type="float">
            <text:p>582</text:p>
          </table:table-cell>
          <table:table-cell table:style-name="ce5" table:formula="of:=[.$H$3]*EXP([.$H$5]*((1/[.B321])-(1/[.$H$6])))" office:value-type="float" office:value="39.8677992247215" calcext:value-type="float">
            <text:p>39.8677992247</text:p>
          </table:table-cell>
          <table:table-cell table:style-name="ce7" table:formula="of:=[.$H$4]*[.$H$2]/([.$H$3]+[.C321])" office:value-type="float" office:value="4.91801283679584" calcext:value-type="float">
            <text:p>4.9180128368</text:p>
          </table:table-cell>
          <table:table-cell table:style-name="ce10" table:formula="of:=1024*[.D321]/[.$H$7]" office:value-type="float" office:value="1007.20902897579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2]-273" office:value-type="float" office:value="310" calcext:value-type="float">
            <text:p>310</text:p>
          </table:table-cell>
          <table:table-cell table:style-name="ce5" office:value-type="float" office:value="583" calcext:value-type="float">
            <text:p>583</text:p>
          </table:table-cell>
          <table:table-cell table:style-name="ce5" table:formula="of:=[.$H$3]*EXP([.$H$5]*((1/[.B322])-(1/[.$H$6])))" office:value-type="float" office:value="39.472627279602" calcext:value-type="float">
            <text:p>39.4726272796</text:p>
          </table:table-cell>
          <table:table-cell table:style-name="ce7" table:formula="of:=[.$H$4]*[.$H$2]/([.$H$3]+[.C322])" office:value-type="float" office:value="4.91820450955539" calcext:value-type="float">
            <text:p>4.9182045096</text:p>
          </table:table-cell>
          <table:table-cell table:style-name="ce10" table:formula="of:=1024*[.D322]/[.$H$7]" office:value-type="float" office:value="1007.24828355694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3]-273" office:value-type="float" office:value="311" calcext:value-type="float">
            <text:p>311</text:p>
          </table:table-cell>
          <table:table-cell table:style-name="ce5" office:value-type="float" office:value="584" calcext:value-type="float">
            <text:p>584</text:p>
          </table:table-cell>
          <table:table-cell table:style-name="ce5" table:formula="of:=[.$H$3]*EXP([.$H$5]*((1/[.B323])-(1/[.$H$6])))" office:value-type="float" office:value="39.0827055761356" calcext:value-type="float">
            <text:p>39.0827055761</text:p>
          </table:table-cell>
          <table:table-cell table:style-name="ce7" table:formula="of:=[.$H$4]*[.$H$2]/([.$H$3]+[.C323])" office:value-type="float" office:value="4.91839365040137" calcext:value-type="float">
            <text:p>4.9183936504</text:p>
          </table:table-cell>
          <table:table-cell table:style-name="ce10" table:formula="of:=1024*[.D323]/[.$H$7]" office:value-type="float" office:value="1007.2870196022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4]-273" office:value-type="float" office:value="312" calcext:value-type="float">
            <text:p>312</text:p>
          </table:table-cell>
          <table:table-cell table:style-name="ce5" office:value-type="float" office:value="585" calcext:value-type="float">
            <text:p>585</text:p>
          </table:table-cell>
          <table:table-cell table:style-name="ce5" table:formula="of:=[.$H$3]*EXP([.$H$5]*((1/[.B324])-(1/[.$H$6])))" office:value-type="float" office:value="38.697949007631" calcext:value-type="float">
            <text:p>38.6979490076</text:p>
          </table:table-cell>
          <table:table-cell table:style-name="ce7" table:formula="of:=[.$H$4]*[.$H$2]/([.$H$3]+[.C324])" office:value-type="float" office:value="4.91858030003557" calcext:value-type="float">
            <text:p>4.9185803</text:p>
          </table:table-cell>
          <table:table-cell table:style-name="ce10" table:formula="of:=1024*[.D324]/[.$H$7]" office:value-type="float" office:value="1007.32524544729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5]-273" office:value-type="float" office:value="313" calcext:value-type="float">
            <text:p>313</text:p>
          </table:table-cell>
          <table:table-cell table:style-name="ce5" office:value-type="float" office:value="586" calcext:value-type="float">
            <text:p>586</text:p>
          </table:table-cell>
          <table:table-cell table:style-name="ce5" table:formula="of:=[.$H$3]*EXP([.$H$5]*((1/[.B325])-(1/[.$H$6])))" office:value-type="float" office:value="38.3182740780668" calcext:value-type="float">
            <text:p>38.3182740781</text:p>
          </table:table-cell>
          <table:table-cell table:style-name="ce7" table:formula="of:=[.$H$4]*[.$H$2]/([.$H$3]+[.C325])" office:value-type="float" office:value="4.91876449839851" calcext:value-type="float">
            <text:p>4.9187644984</text:p>
          </table:table-cell>
          <table:table-cell table:style-name="ce10" table:formula="of:=1024*[.D325]/[.$H$7]" office:value-type="float" office:value="1007.36296927201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6]-273" office:value-type="float" office:value="314" calcext:value-type="float">
            <text:p>314</text:p>
          </table:table-cell>
          <table:table-cell table:style-name="ce5" office:value-type="float" office:value="587" calcext:value-type="float">
            <text:p>587</text:p>
          </table:table-cell>
          <table:table-cell table:style-name="ce5" table:formula="of:=[.$H$3]*EXP([.$H$5]*((1/[.B326])-(1/[.$H$6])))" office:value-type="float" office:value="37.9435988674536" calcext:value-type="float">
            <text:p>37.9435988675</text:p>
          </table:table-cell>
          <table:table-cell table:style-name="ce7" table:formula="of:=[.$H$4]*[.$H$2]/([.$H$3]+[.C326])" office:value-type="float" office:value="4.91894628468548" calcext:value-type="float">
            <text:p>4.9189462847</text:p>
          </table:table-cell>
          <table:table-cell table:style-name="ce10" table:formula="of:=1024*[.D326]/[.$H$7]" office:value-type="float" office:value="1007.40019910359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7]-273" office:value-type="float" office:value="315" calcext:value-type="float">
            <text:p>315</text:p>
          </table:table-cell>
          <table:table-cell table:style-name="ce5" office:value-type="float" office:value="588" calcext:value-type="float">
            <text:p>588</text:p>
          </table:table-cell>
          <table:table-cell table:style-name="ce5" table:formula="of:=[.$H$3]*EXP([.$H$5]*((1/[.B327])-(1/[.$H$6])))" office:value-type="float" office:value="37.5738429980267" calcext:value-type="float">
            <text:p>37.573842998</text:p>
          </table:table-cell>
          <table:table-cell table:style-name="ce7" table:formula="of:=[.$H$4]*[.$H$2]/([.$H$3]+[.C327])" office:value-type="float" office:value="4.91912569736235" calcext:value-type="float">
            <text:p>4.9191256974</text:p>
          </table:table-cell>
          <table:table-cell table:style-name="ce10" table:formula="of:=1024*[.D327]/[.$H$7]" office:value-type="float" office:value="1007.43694281981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8]-273" office:value-type="float" office:value="316" calcext:value-type="float">
            <text:p>316</text:p>
          </table:table-cell>
          <table:table-cell table:style-name="ce5" office:value-type="float" office:value="589" calcext:value-type="float">
            <text:p>589</text:p>
          </table:table-cell>
          <table:table-cell table:style-name="ce5" table:formula="of:=[.$H$3]*EXP([.$H$5]*((1/[.B328])-(1/[.$H$6])))" office:value-type="float" office:value="37.2089276012483" calcext:value-type="float">
            <text:p>37.2089276012</text:p>
          </table:table-cell>
          <table:table-cell table:style-name="ce7" table:formula="of:=[.$H$4]*[.$H$2]/([.$H$3]+[.C328])" office:value-type="float" office:value="4.91930277418088" calcext:value-type="float">
            <text:p>4.9193027742</text:p>
          </table:table-cell>
          <table:table-cell table:style-name="ce10" table:formula="of:=1024*[.D328]/[.$H$7]" office:value-type="float" office:value="1007.47320815224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329]-273" office:value-type="float" office:value="317" calcext:value-type="float">
            <text:p>317</text:p>
          </table:table-cell>
          <table:table-cell table:style-name="ce5" office:value-type="float" office:value="590" calcext:value-type="float">
            <text:p>590</text:p>
          </table:table-cell>
          <table:table-cell table:style-name="ce5" table:formula="of:=[.$H$3]*EXP([.$H$5]*((1/[.B329])-(1/[.$H$6])))" office:value-type="float" office:value="36.8487752855961" calcext:value-type="float">
            <text:p>36.8487752856</text:p>
          </table:table-cell>
          <table:table-cell table:style-name="ce7" table:formula="of:=[.$H$4]*[.$H$2]/([.$H$3]+[.C329])" office:value-type="float" office:value="4.91947755219373" calcext:value-type="float">
            <text:p>4.9194775522</text:p>
          </table:table-cell>
          <table:table-cell table:style-name="ce10" table:formula="of:=1024*[.D329]/[.$H$7]" office:value-type="float" office:value="1007.50900268928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0]-273" office:value-type="float" office:value="318" calcext:value-type="float">
            <text:p>318</text:p>
          </table:table-cell>
          <table:table-cell table:style-name="ce5" office:value-type="float" office:value="591" calcext:value-type="float">
            <text:p>591</text:p>
          </table:table-cell>
          <table:table-cell table:style-name="ce5" table:formula="of:=[.$H$3]*EXP([.$H$5]*((1/[.B330])-(1/[.$H$6])))" office:value-type="float" office:value="36.4933101051203" calcext:value-type="float">
            <text:p>36.4933101051</text:p>
          </table:table-cell>
          <table:table-cell table:style-name="ce7" table:formula="of:=[.$H$4]*[.$H$2]/([.$H$3]+[.C330])" office:value-type="float" office:value="4.91965006776913" calcext:value-type="float">
            <text:p>4.9196500678</text:p>
          </table:table-cell>
          <table:table-cell table:style-name="ce10" table:formula="of:=1024*[.D330]/[.$H$7]" office:value-type="float" office:value="1007.54433387912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1]-273" office:value-type="float" office:value="319" calcext:value-type="float">
            <text:p>319</text:p>
          </table:table-cell>
          <table:table-cell table:style-name="ce5" office:value-type="float" office:value="592" calcext:value-type="float">
            <text:p>592</text:p>
          </table:table-cell>
          <table:table-cell table:style-name="ce5" table:formula="of:=[.$H$3]*EXP([.$H$5]*((1/[.B331])-(1/[.$H$6])))" office:value-type="float" office:value="36.1424575287462" calcext:value-type="float">
            <text:p>36.1424575287</text:p>
          </table:table-cell>
          <table:table-cell table:style-name="ce7" table:formula="of:=[.$H$4]*[.$H$2]/([.$H$3]+[.C331])" office:value-type="float" office:value="4.91982035660518" calcext:value-type="float">
            <text:p>4.9198203566</text:p>
          </table:table-cell>
          <table:table-cell table:style-name="ce10" table:formula="of:=1024*[.D331]/[.$H$7]" office:value-type="float" office:value="1007.57920903274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2]-273" office:value-type="float" office:value="320" calcext:value-type="float">
            <text:p>320</text:p>
          </table:table-cell>
          <table:table-cell table:style-name="ce5" office:value-type="float" office:value="593" calcext:value-type="float">
            <text:p>593</text:p>
          </table:table-cell>
          <table:table-cell table:style-name="ce5" table:formula="of:=[.$H$3]*EXP([.$H$5]*((1/[.B332])-(1/[.$H$6])))" office:value-type="float" office:value="35.7961444103053" calcext:value-type="float">
            <text:p>35.7961444103</text:p>
          </table:table-cell>
          <table:table-cell table:style-name="ce7" table:formula="of:=[.$H$4]*[.$H$2]/([.$H$3]+[.C332])" office:value-type="float" office:value="4.91998845374384" calcext:value-type="float">
            <text:p>4.9199884537</text:p>
          </table:table-cell>
          <table:table-cell table:style-name="ce10" table:formula="of:=1024*[.D332]/[.$H$7]" office:value-type="float" office:value="1007.61363532674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3]-273" office:value-type="float" office:value="321" calcext:value-type="float">
            <text:p>321</text:p>
          </table:table-cell>
          <table:table-cell table:style-name="ce5" office:value-type="float" office:value="594" calcext:value-type="float">
            <text:p>594</text:p>
          </table:table-cell>
          <table:table-cell table:style-name="ce5" table:formula="of:=[.$H$3]*EXP([.$H$5]*((1/[.B333])-(1/[.$H$6])))" office:value-type="float" office:value="35.4542989592737" calcext:value-type="float">
            <text:p>35.4542989593</text:p>
          </table:table-cell>
          <table:table-cell table:style-name="ce7" table:formula="of:=[.$H$4]*[.$H$2]/([.$H$3]+[.C333])" office:value-type="float" office:value="4.92015439358456" calcext:value-type="float">
            <text:p>4.9201543936</text:p>
          </table:table-cell>
          <table:table-cell table:style-name="ce10" table:formula="of:=1024*[.D333]/[.$H$7]" office:value-type="float" office:value="1007.64761980612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4]-273" office:value-type="float" office:value="322" calcext:value-type="float">
            <text:p>322</text:p>
          </table:table-cell>
          <table:table-cell table:style-name="ce5" office:value-type="float" office:value="595" calcext:value-type="float">
            <text:p>595</text:p>
          </table:table-cell>
          <table:table-cell table:style-name="ce5" table:formula="of:=[.$H$3]*EXP([.$H$5]*((1/[.B334])-(1/[.$H$6])))" office:value-type="float" office:value="35.1168507122011" calcext:value-type="float">
            <text:p>35.1168507122</text:p>
          </table:table-cell>
          <table:table-cell table:style-name="ce7" table:formula="of:=[.$H$4]*[.$H$2]/([.$H$3]+[.C334])" office:value-type="float" office:value="4.92031820989767" calcext:value-type="float">
            <text:p>4.9203182099</text:p>
          </table:table-cell>
          <table:table-cell table:style-name="ce10" table:formula="of:=1024*[.D334]/[.$H$7]" office:value-type="float" office:value="1007.68116938704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5]-273" office:value-type="float" office:value="323" calcext:value-type="float">
            <text:p>323</text:p>
          </table:table-cell>
          <table:table-cell table:style-name="ce5" office:value-type="float" office:value="596" calcext:value-type="float">
            <text:p>596</text:p>
          </table:table-cell>
          <table:table-cell table:style-name="ce5" table:formula="of:=[.$H$3]*EXP([.$H$5]*((1/[.B335])-(1/[.$H$6])))" office:value-type="float" office:value="34.7837305048119" calcext:value-type="float">
            <text:p>34.7837305048</text:p>
          </table:table-cell>
          <table:table-cell table:style-name="ce7" table:formula="of:=[.$H$4]*[.$H$2]/([.$H$3]+[.C335])" office:value-type="float" office:value="4.92047993583738" calcext:value-type="float">
            <text:p>4.9204799358</text:p>
          </table:table-cell>
          <table:table-cell table:style-name="ce10" table:formula="of:=1024*[.D335]/[.$H$7]" office:value-type="float" office:value="1007.71429085949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6]-273" office:value-type="float" office:value="324" calcext:value-type="float">
            <text:p>324</text:p>
          </table:table-cell>
          <table:table-cell table:style-name="ce5" office:value-type="float" office:value="597" calcext:value-type="float">
            <text:p>597</text:p>
          </table:table-cell>
          <table:table-cell table:style-name="ce5" table:formula="of:=[.$H$3]*EXP([.$H$5]*((1/[.B336])-(1/[.$H$6])))" office:value-type="float" office:value="34.4548704447603" calcext:value-type="float">
            <text:p>34.4548704448</text:p>
          </table:table-cell>
          <table:table-cell table:style-name="ce7" table:formula="of:=[.$H$4]*[.$H$2]/([.$H$3]+[.C336])" office:value-type="float" office:value="4.92063960395449" calcext:value-type="float">
            <text:p>4.920639604</text:p>
          </table:table-cell>
          <table:table-cell table:style-name="ce10" table:formula="of:=1024*[.D336]/[.$H$7]" office:value-type="float" office:value="1007.74699088988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7]-273" office:value-type="float" office:value="325" calcext:value-type="float">
            <text:p>325</text:p>
          </table:table-cell>
          <table:table-cell table:style-name="ce5" office:value-type="float" office:value="598" calcext:value-type="float">
            <text:p>598</text:p>
          </table:table-cell>
          <table:table-cell table:style-name="ce5" table:formula="of:=[.$H$3]*EXP([.$H$5]*((1/[.B337])-(1/[.$H$6])))" office:value-type="float" office:value="34.1302038850235" calcext:value-type="float">
            <text:p>34.130203885</text:p>
          </table:table-cell>
          <table:table-cell table:style-name="ce7" table:formula="of:=[.$H$4]*[.$H$2]/([.$H$3]+[.C337])" office:value-type="float" office:value="4.92079724620891" calcext:value-type="float">
            <text:p>4.9207972462</text:p>
          </table:table-cell>
          <table:table-cell table:style-name="ce10" table:formula="of:=1024*[.D337]/[.$H$7]" office:value-type="float" office:value="1007.77927602359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8]-273" office:value-type="float" office:value="326" calcext:value-type="float">
            <text:p>326</text:p>
          </table:table-cell>
          <table:table-cell table:style-name="ce5" office:value-type="float" office:value="599" calcext:value-type="float">
            <text:p>599</text:p>
          </table:table-cell>
          <table:table-cell table:style-name="ce5" table:formula="of:=[.$H$3]*EXP([.$H$5]*((1/[.B338])-(1/[.$H$6])))" office:value-type="float" office:value="33.8096653979168" calcext:value-type="float">
            <text:p>33.8096653979</text:p>
          </table:table-cell>
          <table:table-cell table:style-name="ce7" table:formula="of:=[.$H$4]*[.$H$2]/([.$H$3]+[.C338])" office:value-type="float" office:value="4.92095289398174" calcext:value-type="float">
            <text:p>4.920952894</text:p>
          </table:table-cell>
          <table:table-cell table:style-name="ce10" table:formula="of:=1024*[.D338]/[.$H$7]" office:value-type="float" office:value="1007.81115268746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39]-273" office:value-type="float" office:value="327" calcext:value-type="float">
            <text:p>327</text:p>
          </table:table-cell>
          <table:table-cell table:style-name="ce5" office:value-type="float" office:value="600" calcext:value-type="float">
            <text:p>600</text:p>
          </table:table-cell>
          <table:table-cell table:style-name="ce5" table:formula="of:=[.$H$3]*EXP([.$H$5]*((1/[.B339])-(1/[.$H$6])))" office:value-type="float" office:value="33.4931907497126" calcext:value-type="float">
            <text:p>33.4931907497</text:p>
          </table:table-cell>
          <table:table-cell table:style-name="ce7" table:formula="of:=[.$H$4]*[.$H$2]/([.$H$3]+[.C339])" office:value-type="float" office:value="4.92110657808717" calcext:value-type="float">
            <text:p>4.9211065781</text:p>
          </table:table-cell>
          <table:table-cell table:style-name="ce10" table:formula="of:=1024*[.D339]/[.$H$7]" office:value-type="float" office:value="1007.84262719225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0]-273" office:value-type="float" office:value="328" calcext:value-type="float">
            <text:p>328</text:p>
          </table:table-cell>
          <table:table-cell table:style-name="ce5" office:value-type="float" office:value="601" calcext:value-type="float">
            <text:p>601</text:p>
          </table:table-cell>
          <table:table-cell table:style-name="ce5" table:formula="of:=[.$H$3]*EXP([.$H$5]*((1/[.B340])-(1/[.$H$6])))" office:value-type="float" office:value="33.1807168758506" calcext:value-type="float">
            <text:p>33.1807168759</text:p>
          </table:table-cell>
          <table:table-cell table:style-name="ce7" table:formula="of:=[.$H$4]*[.$H$2]/([.$H$3]+[.C340])" office:value-type="float" office:value="4.92125832878413" calcext:value-type="float">
            <text:p>4.9212583288</text:p>
          </table:table-cell>
          <table:table-cell table:style-name="ce10" table:formula="of:=1024*[.D340]/[.$H$7]" office:value-type="float" office:value="1007.87370573499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1]-273" office:value-type="float" office:value="329" calcext:value-type="float">
            <text:p>329</text:p>
          </table:table-cell>
          <table:table-cell table:style-name="ce5" office:value-type="float" office:value="602" calcext:value-type="float">
            <text:p>602</text:p>
          </table:table-cell>
          <table:table-cell table:style-name="ce5" table:formula="of:=[.$H$3]*EXP([.$H$5]*((1/[.B341])-(1/[.$H$6])))" office:value-type="float" office:value="32.8721818567219" calcext:value-type="float">
            <text:p>32.8721818567</text:p>
          </table:table-cell>
          <table:table-cell table:style-name="ce7" table:formula="of:=[.$H$4]*[.$H$2]/([.$H$3]+[.C341])" office:value-type="float" office:value="4.92140817578756" calcext:value-type="float">
            <text:p>4.9214081758</text:p>
          </table:table-cell>
          <table:table-cell table:style-name="ce10" table:formula="of:=1024*[.D341]/[.$H$7]" office:value-type="float" office:value="1007.90439440129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2]-273" office:value-type="float" office:value="330" calcext:value-type="float">
            <text:p>330</text:p>
          </table:table-cell>
          <table:table-cell table:style-name="ce5" office:value-type="float" office:value="603" calcext:value-type="float">
            <text:p>603</text:p>
          </table:table-cell>
          <table:table-cell table:style-name="ce5" table:formula="of:=[.$H$3]*EXP([.$H$5]*((1/[.B342])-(1/[.$H$6])))" office:value-type="float" office:value="32.5675248940134" calcext:value-type="float">
            <text:p>32.567524894</text:p>
          </table:table-cell>
          <table:table-cell table:style-name="ce7" table:formula="of:=[.$H$4]*[.$H$2]/([.$H$3]+[.C342])" office:value-type="float" office:value="4.92155614827957" calcext:value-type="float">
            <text:p>4.9215561483</text:p>
          </table:table-cell>
          <table:table-cell table:style-name="ce10" table:formula="of:=1024*[.D342]/[.$H$7]" office:value-type="float" office:value="1007.93469916766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3]-273" office:value-type="float" office:value="331" calcext:value-type="float">
            <text:p>331</text:p>
          </table:table-cell>
          <table:table-cell table:style-name="ce5" office:value-type="float" office:value="604" calcext:value-type="float">
            <text:p>604</text:p>
          </table:table-cell>
          <table:table-cell table:style-name="ce5" table:formula="of:=[.$H$3]*EXP([.$H$5]*((1/[.B343])-(1/[.$H$6])))" office:value-type="float" office:value="32.2666862875978" calcext:value-type="float">
            <text:p>32.2666862876</text:p>
          </table:table-cell>
          <table:table-cell table:style-name="ce7" table:formula="of:=[.$H$4]*[.$H$2]/([.$H$3]+[.C343])" office:value-type="float" office:value="4.92170227492022" calcext:value-type="float">
            <text:p>4.9217022749</text:p>
          </table:table-cell>
          <table:table-cell table:style-name="ce10" table:formula="of:=1024*[.D343]/[.$H$7]" office:value-type="float" office:value="1007.96462590366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4]-273" office:value-type="float" office:value="332" calcext:value-type="float">
            <text:p>332</text:p>
          </table:table-cell>
          <table:table-cell table:style-name="ce5" office:value-type="float" office:value="605" calcext:value-type="float">
            <text:p>605</text:p>
          </table:table-cell>
          <table:table-cell table:style-name="ce5" table:formula="of:=[.$H$3]*EXP([.$H$5]*((1/[.B344])-(1/[.$H$6])))" office:value-type="float" office:value="31.9696074129557" calcext:value-type="float">
            <text:p>31.969607413</text:p>
          </table:table-cell>
          <table:table-cell table:style-name="ce7" table:formula="of:=[.$H$4]*[.$H$2]/([.$H$3]+[.C344])" office:value-type="float" office:value="4.92184658385814" calcext:value-type="float">
            <text:p>4.9218465839</text:p>
          </table:table-cell>
          <table:table-cell table:style-name="ce10" table:formula="of:=1024*[.D344]/[.$H$7]" office:value-type="float" office:value="1007.99418037415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5]-273" office:value-type="float" office:value="333" calcext:value-type="float">
            <text:p>333</text:p>
          </table:table-cell>
          <table:table-cell table:style-name="ce5" office:value-type="float" office:value="606" calcext:value-type="float">
            <text:p>606</text:p>
          </table:table-cell>
          <table:table-cell table:style-name="ce5" table:formula="of:=[.$H$3]*EXP([.$H$5]*((1/[.B345])-(1/[.$H$6])))" office:value-type="float" office:value="31.6762306991162" calcext:value-type="float">
            <text:p>31.6762306991</text:p>
          </table:table-cell>
          <table:table-cell table:style-name="ce7" table:formula="of:=[.$H$4]*[.$H$2]/([.$H$3]+[.C345])" office:value-type="float" office:value="4.9219891027409" calcext:value-type="float">
            <text:p>4.9219891027</text:p>
          </table:table-cell>
          <table:table-cell table:style-name="ce10" table:formula="of:=1024*[.D345]/[.$H$7]" office:value-type="float" office:value="1008.02336824134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6]-273" office:value-type="float" office:value="334" calcext:value-type="float">
            <text:p>334</text:p>
          </table:table-cell>
          <table:table-cell table:style-name="ce5" office:value-type="float" office:value="607" calcext:value-type="float">
            <text:p>607</text:p>
          </table:table-cell>
          <table:table-cell table:style-name="ce5" table:formula="of:=[.$H$3]*EXP([.$H$5]*((1/[.B346])-(1/[.$H$6])))" office:value-type="float" office:value="31.3864996071021" calcext:value-type="float">
            <text:p>31.3864996071</text:p>
          </table:table-cell>
          <table:table-cell table:style-name="ce7" table:formula="of:=[.$H$4]*[.$H$2]/([.$H$3]+[.C346])" office:value-type="float" office:value="4.92212985872505" calcext:value-type="float">
            <text:p>4.9221298587</text:p>
          </table:table-cell>
          <table:table-cell table:style-name="ce10" table:formula="of:=1024*[.D346]/[.$H$7]" office:value-type="float" office:value="1008.05219506689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7]-273" office:value-type="float" office:value="335" calcext:value-type="float">
            <text:p>335</text:p>
          </table:table-cell>
          <table:table-cell table:style-name="ce5" office:value-type="float" office:value="608" calcext:value-type="float">
            <text:p>608</text:p>
          </table:table-cell>
          <table:table-cell table:style-name="ce5" table:formula="of:=[.$H$3]*EXP([.$H$5]*((1/[.B347])-(1/[.$H$6])))" office:value-type="float" office:value="31.100358608869" calcext:value-type="float">
            <text:p>31.1003586089</text:p>
          </table:table-cell>
          <table:table-cell table:style-name="ce7" table:formula="of:=[.$H$4]*[.$H$2]/([.$H$3]+[.C347])" office:value-type="float" office:value="4.92226887848612" calcext:value-type="float">
            <text:p>4.9222688785</text:p>
          </table:table-cell>
          <table:table-cell table:style-name="ce10" table:formula="of:=1024*[.D347]/[.$H$7]" office:value-type="float" office:value="1008.08066631396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8]-273" office:value-type="float" office:value="336" calcext:value-type="float">
            <text:p>336</text:p>
          </table:table-cell>
          <table:table-cell table:style-name="ce5" office:value-type="float" office:value="609" calcext:value-type="float">
            <text:p>609</text:p>
          </table:table-cell>
          <table:table-cell table:style-name="ce5" table:formula="of:=[.$H$3]*EXP([.$H$5]*((1/[.B348])-(1/[.$H$6])))" office:value-type="float" office:value="30.8177531667229" calcext:value-type="float">
            <text:p>30.8177531667</text:p>
          </table:table-cell>
          <table:table-cell table:style-name="ce7" table:formula="of:=[.$H$4]*[.$H$2]/([.$H$3]+[.C348])" office:value-type="float" office:value="4.9224061882282" calcext:value-type="float">
            <text:p>4.9224061882</text:p>
          </table:table-cell>
          <table:table-cell table:style-name="ce10" table:formula="of:=1024*[.D348]/[.$H$7]" office:value-type="float" office:value="1008.10878734914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49]-273" office:value-type="float" office:value="337" calcext:value-type="float">
            <text:p>337</text:p>
          </table:table-cell>
          <table:table-cell table:style-name="ce5" office:value-type="float" office:value="610" calcext:value-type="float">
            <text:p>610</text:p>
          </table:table-cell>
          <table:table-cell table:style-name="ce5" table:formula="of:=[.$H$3]*EXP([.$H$5]*((1/[.B349])-(1/[.$H$6])))" office:value-type="float" office:value="30.5386297132075" calcext:value-type="float">
            <text:p>30.5386297132</text:p>
          </table:table-cell>
          <table:table-cell table:style-name="ce7" table:formula="of:=[.$H$4]*[.$H$2]/([.$H$3]+[.C349])" office:value-type="float" office:value="4.92254181369345" calcext:value-type="float">
            <text:p>4.9225418137</text:p>
          </table:table-cell>
          <table:table-cell table:style-name="ce10" table:formula="of:=1024*[.D349]/[.$H$7]" office:value-type="float" office:value="1008.13656344442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0]-273" office:value-type="float" office:value="338" calcext:value-type="float">
            <text:p>338</text:p>
          </table:table-cell>
          <table:table-cell table:style-name="ce5" office:value-type="float" office:value="611" calcext:value-type="float">
            <text:p>611</text:p>
          </table:table-cell>
          <table:table-cell table:style-name="ce5" table:formula="of:=[.$H$3]*EXP([.$H$5]*((1/[.B350])-(1/[.$H$6])))" office:value-type="float" office:value="30.2629356314466" calcext:value-type="float">
            <text:p>30.2629356314</text:p>
          </table:table-cell>
          <table:table-cell table:style-name="ce7" table:formula="of:=[.$H$4]*[.$H$2]/([.$H$3]+[.C350])" office:value-type="float" office:value="4.92267578017131" calcext:value-type="float">
            <text:p>4.9226757802</text:p>
          </table:table-cell>
          <table:table-cell table:style-name="ce10" table:formula="of:=1024*[.D350]/[.$H$7]" office:value-type="float" office:value="1008.16399977908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1]-273" office:value-type="float" office:value="339" calcext:value-type="float">
            <text:p>339</text:p>
          </table:table-cell>
          <table:table-cell table:style-name="ce5" office:value-type="float" office:value="612" calcext:value-type="float">
            <text:p>612</text:p>
          </table:table-cell>
          <table:table-cell table:style-name="ce5" table:formula="of:=[.$H$3]*EXP([.$H$5]*((1/[.B351])-(1/[.$H$6])))" office:value-type="float" office:value="29.9906192359322" calcext:value-type="float">
            <text:p>29.9906192359</text:p>
          </table:table-cell>
          <table:table-cell table:style-name="ce7" table:formula="of:=[.$H$4]*[.$H$2]/([.$H$3]+[.C351])" office:value-type="float" office:value="4.92280811250755" calcext:value-type="float">
            <text:p>4.9228081125</text:p>
          </table:table-cell>
          <table:table-cell table:style-name="ce10" table:formula="of:=1024*[.D351]/[.$H$7]" office:value-type="float" office:value="1008.19110144155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2]-273" office:value-type="float" office:value="340" calcext:value-type="float">
            <text:p>340</text:p>
          </table:table-cell>
          <table:table-cell table:style-name="ce5" office:value-type="float" office:value="613" calcext:value-type="float">
            <text:p>613</text:p>
          </table:table-cell>
          <table:table-cell table:style-name="ce5" table:formula="of:=[.$H$3]*EXP([.$H$5]*((1/[.B352])-(1/[.$H$6])))" office:value-type="float" office:value="29.7216297537464" calcext:value-type="float">
            <text:p>29.7216297537</text:p>
          </table:table-cell>
          <table:table-cell table:style-name="ce7" table:formula="of:=[.$H$4]*[.$H$2]/([.$H$3]+[.C352])" office:value-type="float" office:value="4.92293883511311" calcext:value-type="float">
            <text:p>4.9229388351</text:p>
          </table:table-cell>
          <table:table-cell table:style-name="ce10" table:formula="of:=1024*[.D352]/[.$H$7]" office:value-type="float" office:value="1008.21787343117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3]-273" office:value-type="float" office:value="341" calcext:value-type="float">
            <text:p>341</text:p>
          </table:table-cell>
          <table:table-cell table:style-name="ce5" office:value-type="float" office:value="614" calcext:value-type="float">
            <text:p>614</text:p>
          </table:table-cell>
          <table:table-cell table:style-name="ce5" table:formula="of:=[.$H$3]*EXP([.$H$5]*((1/[.B353])-(1/[.$H$6])))" office:value-type="float" office:value="29.4559173062059" calcext:value-type="float">
            <text:p>29.4559173062</text:p>
          </table:table-cell>
          <table:table-cell table:style-name="ce7" table:formula="of:=[.$H$4]*[.$H$2]/([.$H$3]+[.C353])" office:value-type="float" office:value="4.92306797197275" calcext:value-type="float">
            <text:p>4.923067972</text:p>
          </table:table-cell>
          <table:table-cell table:style-name="ce10" table:formula="of:=1024*[.D353]/[.$H$7]" office:value-type="float" office:value="1008.24432066002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4]-273" office:value-type="float" office:value="342" calcext:value-type="float">
            <text:p>342</text:p>
          </table:table-cell>
          <table:table-cell table:style-name="ce5" office:value-type="float" office:value="615" calcext:value-type="float">
            <text:p>615</text:p>
          </table:table-cell>
          <table:table-cell table:style-name="ce5" table:formula="of:=[.$H$3]*EXP([.$H$5]*((1/[.B354])-(1/[.$H$6])))" office:value-type="float" office:value="29.1934328909197" calcext:value-type="float">
            <text:p>29.1934328909</text:p>
          </table:table-cell>
          <table:table-cell table:style-name="ce7" table:formula="of:=[.$H$4]*[.$H$2]/([.$H$3]+[.C354])" office:value-type="float" office:value="4.92319554665346" calcext:value-type="float">
            <text:p>4.9231955467</text:p>
          </table:table-cell>
          <table:table-cell table:style-name="ce10" table:formula="of:=1024*[.D354]/[.$H$7]" office:value-type="float" office:value="1008.27044795463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5]-273" office:value-type="float" office:value="343" calcext:value-type="float">
            <text:p>343</text:p>
          </table:table-cell>
          <table:table-cell table:style-name="ce5" office:value-type="float" office:value="616" calcext:value-type="float">
            <text:p>616</text:p>
          </table:table-cell>
          <table:table-cell table:style-name="ce5" table:formula="of:=[.$H$3]*EXP([.$H$5]*((1/[.B355])-(1/[.$H$6])))" office:value-type="float" office:value="28.9341283642487" calcext:value-type="float">
            <text:p>28.9341283642</text:p>
          </table:table-cell>
          <table:table-cell table:style-name="ce7" table:formula="of:=[.$H$4]*[.$H$2]/([.$H$3]+[.C355])" office:value-type="float" office:value="4.92332158231276" calcext:value-type="float">
            <text:p>4.9233215823</text:p>
          </table:table-cell>
          <table:table-cell table:style-name="ce10" table:formula="of:=1024*[.D355]/[.$H$7]" office:value-type="float" office:value="1008.29626005765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6]-273" office:value-type="float" office:value="344" calcext:value-type="float">
            <text:p>344</text:p>
          </table:table-cell>
          <table:table-cell table:style-name="ce5" office:value-type="float" office:value="617" calcext:value-type="float">
            <text:p>617</text:p>
          </table:table-cell>
          <table:table-cell table:style-name="ce5" table:formula="of:=[.$H$3]*EXP([.$H$5]*((1/[.B356])-(1/[.$H$6])))" office:value-type="float" office:value="28.6779564241577" calcext:value-type="float">
            <text:p>28.6779564242</text:p>
          </table:table-cell>
          <table:table-cell table:style-name="ce7" table:formula="of:=[.$H$4]*[.$H$2]/([.$H$3]+[.C356])" office:value-type="float" office:value="4.92344610170679" calcext:value-type="float">
            <text:p>4.9234461017</text:p>
          </table:table-cell>
          <table:table-cell table:style-name="ce10" table:formula="of:=1024*[.D356]/[.$H$7]" office:value-type="float" office:value="1008.32176162955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7]-273" office:value-type="float" office:value="345" calcext:value-type="float">
            <text:p>345</text:p>
          </table:table-cell>
          <table:table-cell table:style-name="ce5" office:value-type="float" office:value="618" calcext:value-type="float">
            <text:p>618</text:p>
          </table:table-cell>
          <table:table-cell table:style-name="ce5" table:formula="of:=[.$H$3]*EXP([.$H$5]*((1/[.B357])-(1/[.$H$6])))" office:value-type="float" office:value="28.4248705934509" calcext:value-type="float">
            <text:p>28.4248705935</text:p>
          </table:table-cell>
          <table:table-cell table:style-name="ce7" table:formula="of:=[.$H$4]*[.$H$2]/([.$H$3]+[.C357])" office:value-type="float" office:value="4.92356912719817" calcext:value-type="float">
            <text:p>4.9235691272</text:p>
          </table:table-cell>
          <table:table-cell table:style-name="ce10" table:formula="of:=1024*[.D357]/[.$H$7]" office:value-type="float" office:value="1008.34695725018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8]-273" office:value-type="float" office:value="346" calcext:value-type="float">
            <text:p>346</text:p>
          </table:table-cell>
          <table:table-cell table:style-name="ce5" office:value-type="float" office:value="619" calcext:value-type="float">
            <text:p>619</text:p>
          </table:table-cell>
          <table:table-cell table:style-name="ce5" table:formula="of:=[.$H$3]*EXP([.$H$5]*((1/[.B358])-(1/[.$H$6])))" office:value-type="float" office:value="28.1748252033792" calcext:value-type="float">
            <text:p>28.1748252034</text:p>
          </table:table-cell>
          <table:table-cell table:style-name="ce7" table:formula="of:=[.$H$4]*[.$H$2]/([.$H$3]+[.C358])" office:value-type="float" office:value="4.92369068076376" calcext:value-type="float">
            <text:p>4.9236906808</text:p>
          </table:table-cell>
          <table:table-cell table:style-name="ce10" table:formula="of:=1024*[.D358]/[.$H$7]" office:value-type="float" office:value="1008.37185142042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59]-273" office:value-type="float" office:value="347" calcext:value-type="float">
            <text:p>347</text:p>
          </table:table-cell>
          <table:table-cell table:style-name="ce5" office:value-type="float" office:value="620" calcext:value-type="float">
            <text:p>620</text:p>
          </table:table-cell>
          <table:table-cell table:style-name="ce5" table:formula="of:=[.$H$3]*EXP([.$H$5]*((1/[.B359])-(1/[.$H$6])))" office:value-type="float" office:value="27.9277753776133" calcext:value-type="float">
            <text:p>27.9277753776</text:p>
          </table:table-cell>
          <table:table-cell table:style-name="ce7" table:formula="of:=[.$H$4]*[.$H$2]/([.$H$3]+[.C359])" office:value-type="float" office:value="4.92381078400223" calcext:value-type="float">
            <text:p>4.923810784</text:p>
          </table:table-cell>
          <table:table-cell table:style-name="ce10" table:formula="of:=1024*[.D359]/[.$H$7]" office:value-type="float" office:value="1008.39644856366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60]-273" office:value-type="float" office:value="348" calcext:value-type="float">
            <text:p>348</text:p>
          </table:table-cell>
          <table:table-cell table:style-name="ce5" office:value-type="float" office:value="621" calcext:value-type="float">
            <text:p>621</text:p>
          </table:table-cell>
          <table:table-cell table:style-name="ce5" table:formula="of:=[.$H$3]*EXP([.$H$5]*((1/[.B360])-(1/[.$H$6])))" office:value-type="float" office:value="27.6836770165711" calcext:value-type="float">
            <text:p>27.6836770166</text:p>
          </table:table-cell>
          <table:table-cell table:style-name="ce7" table:formula="of:=[.$H$4]*[.$H$2]/([.$H$3]+[.C360])" office:value-type="float" office:value="4.92392945814143" calcext:value-type="float">
            <text:p>4.9239294581</text:p>
          </table:table-cell>
          <table:table-cell table:style-name="ce10" table:formula="of:=1024*[.D360]/[.$H$7]" office:value-type="float" office:value="1008.42075302736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61]-273" office:value-type="float" office:value="349" calcext:value-type="float">
            <text:p>349</text:p>
          </table:table-cell>
          <table:table-cell table:style-name="ce5" office:value-type="float" office:value="622" calcext:value-type="float">
            <text:p>622</text:p>
          </table:table-cell>
          <table:table-cell table:style-name="ce5" table:formula="of:=[.$H$3]*EXP([.$H$5]*((1/[.B361])-(1/[.$H$6])))" office:value-type="float" office:value="27.4424867820914" calcext:value-type="float">
            <text:p>27.4424867821</text:p>
          </table:table-cell>
          <table:table-cell table:style-name="ce7" table:formula="of:=[.$H$4]*[.$H$2]/([.$H$3]+[.C361])" office:value-type="float" office:value="4.92404672404564" calcext:value-type="float">
            <text:p>4.924046724</text:p>
          </table:table-cell>
          <table:table-cell table:style-name="ce10" table:formula="of:=1024*[.D361]/[.$H$7]" office:value-type="float" office:value="1008.44476908455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62]-273" office:value-type="float" office:value="350" calcext:value-type="float">
            <text:p>350</text:p>
          </table:table-cell>
          <table:table-cell table:style-name="ce5" office:value-type="float" office:value="623" calcext:value-type="float">
            <text:p>623</text:p>
          </table:table-cell>
          <table:table-cell table:style-name="ce5" table:formula="of:=[.$H$3]*EXP([.$H$5]*((1/[.B362])-(1/[.$H$6])))" office:value-type="float" office:value="27.204162082447" calcext:value-type="float">
            <text:p>27.2041620824</text:p>
          </table:table-cell>
          <table:table-cell table:style-name="ce7" table:formula="of:=[.$H$4]*[.$H$2]/([.$H$3]+[.C362])" office:value-type="float" office:value="4.92416260222265" calcext:value-type="float">
            <text:p>4.9241626022</text:p>
          </table:table-cell>
          <table:table-cell table:style-name="ce10" table:formula="of:=1024*[.D362]/[.$H$7]" office:value-type="float" office:value="1008.4685009352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63]-273" office:value-type="float" office:value="351" calcext:value-type="float">
            <text:p>351</text:p>
          </table:table-cell>
          <table:table-cell table:style-name="ce5" office:value-type="float" office:value="624" calcext:value-type="float">
            <text:p>624</text:p>
          </table:table-cell>
          <table:table-cell table:style-name="ce5" table:formula="of:=[.$H$3]*EXP([.$H$5]*((1/[.B363])-(1/[.$H$6])))" office:value-type="float" office:value="26.9686610576861" calcext:value-type="float">
            <text:p>26.9686610577</text:p>
          </table:table-cell>
          <table:table-cell table:style-name="ce7" table:formula="of:=[.$H$4]*[.$H$2]/([.$H$3]+[.C363])" office:value-type="float" office:value="4.92427711283069" calcext:value-type="float">
            <text:p>4.9242771128</text:p>
          </table:table-cell>
          <table:table-cell table:style-name="ce10" table:formula="of:=1024*[.D363]/[.$H$7]" office:value-type="float" office:value="1008.49195270773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364]-273" office:value-type="float" office:value="352" calcext:value-type="float">
            <text:p>352</text:p>
          </table:table-cell>
          <table:table-cell table:style-name="ce5" office:value-type="float" office:value="625" calcext:value-type="float">
            <text:p>625</text:p>
          </table:table-cell>
          <table:table-cell table:style-name="ce5" table:formula="of:=[.$H$3]*EXP([.$H$5]*((1/[.B364])-(1/[.$H$6])))" office:value-type="float" office:value="26.7359425652968" calcext:value-type="float">
            <text:p>26.7359425653</text:p>
          </table:table-cell>
          <table:table-cell table:style-name="ce7" table:formula="of:=[.$H$4]*[.$H$2]/([.$H$3]+[.C364])" office:value-type="float" office:value="4.92439027568517" calcext:value-type="float">
            <text:p>4.9243902757</text:p>
          </table:table-cell>
          <table:table-cell table:style-name="ce10" table:formula="of:=1024*[.D364]/[.$H$7]" office:value-type="float" office:value="1008.51512846032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65]-273" office:value-type="float" office:value="353" calcext:value-type="float">
            <text:p>353</text:p>
          </table:table-cell>
          <table:table-cell table:style-name="ce5" office:value-type="float" office:value="626" calcext:value-type="float">
            <text:p>626</text:p>
          </table:table-cell>
          <table:table-cell table:style-name="ce5" table:formula="of:=[.$H$3]*EXP([.$H$5]*((1/[.B365])-(1/[.$H$6])))" office:value-type="float" office:value="26.5059661661848" calcext:value-type="float">
            <text:p>26.5059661662</text:p>
          </table:table-cell>
          <table:table-cell table:style-name="ce7" table:formula="of:=[.$H$4]*[.$H$2]/([.$H$3]+[.C365])" office:value-type="float" office:value="4.92450211026535" calcext:value-type="float">
            <text:p>4.9245021103</text:p>
          </table:table-cell>
          <table:table-cell table:style-name="ce10" table:formula="of:=1024*[.D365]/[.$H$7]" office:value-type="float" office:value="1008.53803218234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66]-273" office:value-type="float" office:value="354" calcext:value-type="float">
            <text:p>354</text:p>
          </table:table-cell>
          <table:table-cell table:style-name="ce5" office:value-type="float" office:value="627" calcext:value-type="float">
            <text:p>627</text:p>
          </table:table-cell>
          <table:table-cell table:style-name="ce5" table:formula="of:=[.$H$3]*EXP([.$H$5]*((1/[.B366])-(1/[.$H$6])))" office:value-type="float" office:value="26.2786921109585" calcext:value-type="float">
            <text:p>26.278692111</text:p>
          </table:table-cell>
          <table:table-cell table:style-name="ce7" table:formula="of:=[.$H$4]*[.$H$2]/([.$H$3]+[.C366])" office:value-type="float" office:value="4.92461263572081" calcext:value-type="float">
            <text:p>4.9246126357</text:p>
          </table:table-cell>
          <table:table-cell table:style-name="ce10" table:formula="of:=1024*[.D366]/[.$H$7]" office:value-type="float" office:value="1008.56066779562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67]-273" office:value-type="float" office:value="355" calcext:value-type="float">
            <text:p>355</text:p>
          </table:table-cell>
          <table:table-cell table:style-name="ce5" office:value-type="float" office:value="628" calcext:value-type="float">
            <text:p>628</text:p>
          </table:table-cell>
          <table:table-cell table:style-name="ce5" table:formula="of:=[.$H$3]*EXP([.$H$5]*((1/[.B367])-(1/[.$H$6])))" office:value-type="float" office:value="26.0540813265126" calcext:value-type="float">
            <text:p>26.0540813265</text:p>
          </table:table-cell>
          <table:table-cell table:style-name="ce7" table:formula="of:=[.$H$4]*[.$H$2]/([.$H$3]+[.C367])" office:value-type="float" office:value="4.92472187087779" calcext:value-type="float">
            <text:p>4.9247218709</text:p>
          </table:table-cell>
          <table:table-cell table:style-name="ce10" table:formula="of:=1024*[.D367]/[.$H$7]" office:value-type="float" office:value="1008.58303915577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68]-273" office:value-type="float" office:value="356" calcext:value-type="float">
            <text:p>356</text:p>
          </table:table-cell>
          <table:table-cell table:style-name="ce5" office:value-type="float" office:value="629" calcext:value-type="float">
            <text:p>629</text:p>
          </table:table-cell>
          <table:table-cell table:style-name="ce5" table:formula="of:=[.$H$3]*EXP([.$H$5]*((1/[.B368])-(1/[.$H$6])))" office:value-type="float" office:value="25.8320954029034" calcext:value-type="float">
            <text:p>25.8320954029</text:p>
          </table:table-cell>
          <table:table-cell table:style-name="ce7" table:formula="of:=[.$H$4]*[.$H$2]/([.$H$3]+[.C368])" office:value-type="float" office:value="4.92482983424542" calcext:value-type="float">
            <text:p>4.9248298342</text:p>
          </table:table-cell>
          <table:table-cell table:style-name="ce10" table:formula="of:=1024*[.D368]/[.$H$7]" office:value-type="float" office:value="1008.60515005346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69]-273" office:value-type="float" office:value="357" calcext:value-type="float">
            <text:p>357</text:p>
          </table:table-cell>
          <table:table-cell table:style-name="ce5" office:value-type="float" office:value="630" calcext:value-type="float">
            <text:p>630</text:p>
          </table:table-cell>
          <table:table-cell table:style-name="ce5" table:formula="of:=[.$H$3]*EXP([.$H$5]*((1/[.B369])-(1/[.$H$6])))" office:value-type="float" office:value="25.6126965805099" calcext:value-type="float">
            <text:p>25.6126965805</text:p>
          </table:table-cell>
          <table:table-cell table:style-name="ce7" table:formula="of:=[.$H$4]*[.$H$2]/([.$H$3]+[.C369])" office:value-type="float" office:value="4.92493654402175" calcext:value-type="float">
            <text:p>4.924936544</text:p>
          </table:table-cell>
          <table:table-cell table:style-name="ce10" table:formula="of:=1024*[.D369]/[.$H$7]" office:value-type="float" office:value="1008.62700421566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0]-273" office:value-type="float" office:value="358" calcext:value-type="float">
            <text:p>358</text:p>
          </table:table-cell>
          <table:table-cell table:style-name="ce5" office:value-type="float" office:value="631" calcext:value-type="float">
            <text:p>631</text:p>
          </table:table-cell>
          <table:table-cell table:style-name="ce5" table:formula="of:=[.$H$3]*EXP([.$H$5]*((1/[.B370])-(1/[.$H$6])))" office:value-type="float" office:value="25.395847737472" calcext:value-type="float">
            <text:p>25.3958477375</text:p>
          </table:table-cell>
          <table:table-cell table:style-name="ce7" table:formula="of:=[.$H$4]*[.$H$2]/([.$H$3]+[.C370])" office:value-type="float" office:value="4.92504201809977" calcext:value-type="float">
            <text:p>4.9250420181</text:p>
          </table:table-cell>
          <table:table-cell table:style-name="ce10" table:formula="of:=1024*[.D370]/[.$H$7]" office:value-type="float" office:value="1008.64860530683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1]-273" office:value-type="float" office:value="359" calcext:value-type="float">
            <text:p>359</text:p>
          </table:table-cell>
          <table:table-cell table:style-name="ce5" office:value-type="float" office:value="632" calcext:value-type="float">
            <text:p>632</text:p>
          </table:table-cell>
          <table:table-cell table:style-name="ce5" table:formula="of:=[.$H$3]*EXP([.$H$5]*((1/[.B371])-(1/[.$H$6])))" office:value-type="float" office:value="25.1815123774009" calcext:value-type="float">
            <text:p>25.1815123774</text:p>
          </table:table-cell>
          <table:table-cell table:style-name="ce7" table:formula="of:=[.$H$4]*[.$H$2]/([.$H$3]+[.C371])" office:value-type="float" office:value="4.92514627407316" calcext:value-type="float">
            <text:p>4.9251462741</text:p>
          </table:table-cell>
          <table:table-cell table:style-name="ce10" table:formula="of:=1024*[.D371]/[.$H$7]" office:value-type="float" office:value="1008.66995693018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2]-273" office:value-type="float" office:value="360" calcext:value-type="float">
            <text:p>360</text:p>
          </table:table-cell>
          <table:table-cell table:style-name="ce5" office:value-type="float" office:value="633" calcext:value-type="float">
            <text:p>633</text:p>
          </table:table-cell>
          <table:table-cell table:style-name="ce5" table:formula="of:=[.$H$3]*EXP([.$H$5]*((1/[.B372])-(1/[.$H$6])))" office:value-type="float" office:value="24.9696546173543" calcext:value-type="float">
            <text:p>24.9696546174</text:p>
          </table:table-cell>
          <table:table-cell table:style-name="ce7" table:formula="of:=[.$H$4]*[.$H$2]/([.$H$3]+[.C372])" office:value-type="float" office:value="4.92524932924203" calcext:value-type="float">
            <text:p>4.9252493292</text:p>
          </table:table-cell>
          <table:table-cell table:style-name="ce10" table:formula="of:=1024*[.D372]/[.$H$7]" office:value-type="float" office:value="1008.69106262877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3]-273" office:value-type="float" office:value="361" calcext:value-type="float">
            <text:p>361</text:p>
          </table:table-cell>
          <table:table-cell table:style-name="ce5" office:value-type="float" office:value="634" calcext:value-type="float">
            <text:p>634</text:p>
          </table:table-cell>
          <table:table-cell table:style-name="ce5" table:formula="of:=[.$H$3]*EXP([.$H$5]*((1/[.B373])-(1/[.$H$6])))" office:value-type="float" office:value="24.7602391760699" calcext:value-type="float">
            <text:p>24.7602391761</text:p>
          </table:table-cell>
          <table:table-cell table:style-name="ce7" table:formula="of:=[.$H$4]*[.$H$2]/([.$H$3]+[.C373])" office:value-type="float" office:value="4.92535120061847" calcext:value-type="float">
            <text:p>4.9253512006</text:p>
          </table:table-cell>
          <table:table-cell table:style-name="ce10" table:formula="of:=1024*[.D373]/[.$H$7]" office:value-type="float" office:value="1008.71192588666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4]-273" office:value-type="float" office:value="362" calcext:value-type="float">
            <text:p>362</text:p>
          </table:table-cell>
          <table:table-cell table:style-name="ce5" office:value-type="float" office:value="635" calcext:value-type="float">
            <text:p>635</text:p>
          </table:table-cell>
          <table:table-cell table:style-name="ce5" table:formula="of:=[.$H$3]*EXP([.$H$5]*((1/[.B374])-(1/[.$H$6])))" office:value-type="float" office:value="24.5532313624518" calcext:value-type="float">
            <text:p>24.5532313625</text:p>
          </table:table-cell>
          <table:table-cell table:style-name="ce7" table:formula="of:=[.$H$4]*[.$H$2]/([.$H$3]+[.C374])" office:value-type="float" office:value="4.92545190493204" calcext:value-type="float">
            <text:p>4.9254519049</text:p>
          </table:table-cell>
          <table:table-cell table:style-name="ce10" table:formula="of:=1024*[.D374]/[.$H$7]" office:value-type="float" office:value="1008.73255013008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5]-273" office:value-type="float" office:value="363" calcext:value-type="float">
            <text:p>363</text:p>
          </table:table-cell>
          <table:table-cell table:style-name="ce5" office:value-type="float" office:value="636" calcext:value-type="float">
            <text:p>636</text:p>
          </table:table-cell>
          <table:table-cell table:style-name="ce5" table:formula="of:=[.$H$3]*EXP([.$H$5]*((1/[.B375])-(1/[.$H$6])))" office:value-type="float" office:value="24.3485970643035" calcext:value-type="float">
            <text:p>24.3485970643</text:p>
          </table:table-cell>
          <table:table-cell table:style-name="ce7" table:formula="of:=[.$H$4]*[.$H$2]/([.$H$3]+[.C375])" office:value-type="float" office:value="4.92555145863507" calcext:value-type="float">
            <text:p>4.9255514586</text:p>
          </table:table-cell>
          <table:table-cell table:style-name="ce10" table:formula="of:=1024*[.D375]/[.$H$7]" office:value-type="float" office:value="1008.75293872846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6]-273" office:value-type="float" office:value="364" calcext:value-type="float">
            <text:p>364</text:p>
          </table:table-cell>
          <table:table-cell table:style-name="ce5" office:value-type="float" office:value="637" calcext:value-type="float">
            <text:p>637</text:p>
          </table:table-cell>
          <table:table-cell table:style-name="ce5" table:formula="of:=[.$H$3]*EXP([.$H$5]*((1/[.B376])-(1/[.$H$6])))" office:value-type="float" office:value="24.1463027373014" calcext:value-type="float">
            <text:p>24.1463027373</text:p>
          </table:table-cell>
          <table:table-cell table:style-name="ce7" table:formula="of:=[.$H$4]*[.$H$2]/([.$H$3]+[.C376])" office:value-type="float" office:value="4.92564987790793" calcext:value-type="float">
            <text:p>4.9256498779</text:p>
          </table:table-cell>
          <table:table-cell table:style-name="ce10" table:formula="of:=1024*[.D376]/[.$H$7]" office:value-type="float" office:value="1008.77309499554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7]-273" office:value-type="float" office:value="365" calcext:value-type="float">
            <text:p>365</text:p>
          </table:table-cell>
          <table:table-cell table:style-name="ce5" office:value-type="float" office:value="638" calcext:value-type="float">
            <text:p>638</text:p>
          </table:table-cell>
          <table:table-cell table:style-name="ce5" table:formula="of:=[.$H$3]*EXP([.$H$5]*((1/[.B377])-(1/[.$H$6])))" office:value-type="float" office:value="23.9463153942036" calcext:value-type="float">
            <text:p>23.9463153942</text:p>
          </table:table-cell>
          <table:table-cell table:style-name="ce7" table:formula="of:=[.$H$4]*[.$H$2]/([.$H$3]+[.C377])" office:value-type="float" office:value="4.92574717866412" calcext:value-type="float">
            <text:p>4.9257471787</text:p>
          </table:table-cell>
          <table:table-cell table:style-name="ce10" table:formula="of:=1024*[.D377]/[.$H$7]" office:value-type="float" office:value="1008.79302219041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8]-273" office:value-type="float" office:value="366" calcext:value-type="float">
            <text:p>366</text:p>
          </table:table-cell>
          <table:table-cell table:style-name="ce5" office:value-type="float" office:value="639" calcext:value-type="float">
            <text:p>639</text:p>
          </table:table-cell>
          <table:table-cell table:style-name="ce5" table:formula="of:=[.$H$3]*EXP([.$H$5]*((1/[.B378])-(1/[.$H$6])))" office:value-type="float" office:value="23.748602594288" calcext:value-type="float">
            <text:p>23.7486025943</text:p>
          </table:table-cell>
          <table:table-cell table:style-name="ce7" table:formula="of:=[.$H$4]*[.$H$2]/([.$H$3]+[.C378])" office:value-type="float" office:value="4.9258433765553" calcext:value-type="float">
            <text:p>4.9258433766</text:p>
          </table:table-cell>
          <table:table-cell table:style-name="ce10" table:formula="of:=1024*[.D378]/[.$H$7]" office:value-type="float" office:value="1008.81272351852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79]-273" office:value-type="float" office:value="367" calcext:value-type="float">
            <text:p>367</text:p>
          </table:table-cell>
          <table:table-cell table:style-name="ce5" office:value-type="float" office:value="640" calcext:value-type="float">
            <text:p>640</text:p>
          </table:table-cell>
          <table:table-cell table:style-name="ce5" table:formula="of:=[.$H$3]*EXP([.$H$5]*((1/[.B379])-(1/[.$H$6])))" office:value-type="float" office:value="23.5531324330147" calcext:value-type="float">
            <text:p>23.553132433</text:p>
          </table:table-cell>
          <table:table-cell table:style-name="ce7" table:formula="of:=[.$H$4]*[.$H$2]/([.$H$3]+[.C379])" office:value-type="float" office:value="4.92593848697617" calcext:value-type="float">
            <text:p>4.925938487</text:p>
          </table:table-cell>
          <table:table-cell table:style-name="ce10" table:formula="of:=1024*[.D379]/[.$H$7]" office:value-type="float" office:value="1008.83220213272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0]-273" office:value-type="float" office:value="368" calcext:value-type="float">
            <text:p>368</text:p>
          </table:table-cell>
          <table:table-cell table:style-name="ce5" office:value-type="float" office:value="641" calcext:value-type="float">
            <text:p>641</text:p>
          </table:table-cell>
          <table:table-cell table:style-name="ce5" table:formula="of:=[.$H$3]*EXP([.$H$5]*((1/[.B380])-(1/[.$H$6])))" office:value-type="float" office:value="23.3598735319072" calcext:value-type="float">
            <text:p>23.3598735319</text:p>
          </table:table-cell>
          <table:table-cell table:style-name="ce7" table:formula="of:=[.$H$4]*[.$H$2]/([.$H$3]+[.C380])" office:value-type="float" office:value="4.92603252506934" calcext:value-type="float">
            <text:p>4.9260325251</text:p>
          </table:table-cell>
          <table:table-cell table:style-name="ce10" table:formula="of:=1024*[.D380]/[.$H$7]" office:value-type="float" office:value="1008.8514611342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1]-273" office:value-type="float" office:value="369" calcext:value-type="float">
            <text:p>369</text:p>
          </table:table-cell>
          <table:table-cell table:style-name="ce5" office:value-type="float" office:value="642" calcext:value-type="float">
            <text:p>642</text:p>
          </table:table-cell>
          <table:table-cell table:style-name="ce5" table:formula="of:=[.$H$3]*EXP([.$H$5]*((1/[.B381])-(1/[.$H$6])))" office:value-type="float" office:value="23.1687950286479" calcext:value-type="float">
            <text:p>23.1687950286</text:p>
          </table:table-cell>
          <table:table-cell table:style-name="ce7" table:formula="of:=[.$H$4]*[.$H$2]/([.$H$3]+[.C381])" office:value-type="float" office:value="4.92612550572994" calcext:value-type="float">
            <text:p>4.9261255057</text:p>
          </table:table-cell>
          <table:table-cell table:style-name="ce10" table:formula="of:=1024*[.D381]/[.$H$7]" office:value-type="float" office:value="1008.87050357349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2]-273" office:value-type="float" office:value="370" calcext:value-type="float">
            <text:p>370</text:p>
          </table:table-cell>
          <table:table-cell table:style-name="ce5" office:value-type="float" office:value="643" calcext:value-type="float">
            <text:p>643</text:p>
          </table:table-cell>
          <table:table-cell table:style-name="ce5" table:formula="of:=[.$H$3]*EXP([.$H$5]*((1/[.B382])-(1/[.$H$6])))" office:value-type="float" office:value="22.979866567381" calcext:value-type="float">
            <text:p>22.9798665674</text:p>
          </table:table-cell>
          <table:table-cell table:style-name="ce7" table:formula="of:=[.$H$4]*[.$H$2]/([.$H$3]+[.C382])" office:value-type="float" office:value="4.92621744361029" calcext:value-type="float">
            <text:p>4.9262174436</text:p>
          </table:table-cell>
          <table:table-cell table:style-name="ce10" table:formula="of:=1024*[.D382]/[.$H$7]" office:value-type="float" office:value="1008.88933245139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3]-273" office:value-type="float" office:value="371" calcext:value-type="float">
            <text:p>371</text:p>
          </table:table-cell>
          <table:table-cell table:style-name="ce5" office:value-type="float" office:value="644" calcext:value-type="float">
            <text:p>644</text:p>
          </table:table-cell>
          <table:table-cell table:style-name="ce5" table:formula="of:=[.$H$3]*EXP([.$H$5]*((1/[.B383])-(1/[.$H$6])))" office:value-type="float" office:value="22.7930582892212" calcext:value-type="float">
            <text:p>22.7930582892</text:p>
          </table:table-cell>
          <table:table-cell table:style-name="ce7" table:formula="of:=[.$H$4]*[.$H$2]/([.$H$3]+[.C383])" office:value-type="float" office:value="4.92630835312441" calcext:value-type="float">
            <text:p>4.9263083531</text:p>
          </table:table-cell>
          <table:table-cell table:style-name="ce10" table:formula="of:=1024*[.D383]/[.$H$7]" office:value-type="float" office:value="1008.90795071988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4]-273" office:value-type="float" office:value="372" calcext:value-type="float">
            <text:p>372</text:p>
          </table:table-cell>
          <table:table-cell table:style-name="ce5" office:value-type="float" office:value="645" calcext:value-type="float">
            <text:p>645</text:p>
          </table:table-cell>
          <table:table-cell table:style-name="ce5" table:formula="of:=[.$H$3]*EXP([.$H$5]*((1/[.B384])-(1/[.$H$6])))" office:value-type="float" office:value="22.6083408229603" calcext:value-type="float">
            <text:p>22.608340823</text:p>
          </table:table-cell>
          <table:table-cell table:style-name="ce7" table:formula="of:=[.$H$4]*[.$H$2]/([.$H$3]+[.C384])" office:value-type="float" office:value="4.92639824845241" calcext:value-type="float">
            <text:p>4.9263982485</text:p>
          </table:table-cell>
          <table:table-cell table:style-name="ce10" table:formula="of:=1024*[.D384]/[.$H$7]" office:value-type="float" office:value="1008.92636128305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5]-273" office:value-type="float" office:value="373" calcext:value-type="float">
            <text:p>373</text:p>
          </table:table-cell>
          <table:table-cell table:style-name="ce5" office:value-type="float" office:value="646" calcext:value-type="float">
            <text:p>646</text:p>
          </table:table-cell>
          <table:table-cell table:style-name="ce5" table:formula="of:=[.$H$3]*EXP([.$H$5]*((1/[.B385])-(1/[.$H$6])))" office:value-type="float" office:value="22.4256852759687" calcext:value-type="float">
            <text:p>22.425685276</text:p>
          </table:table-cell>
          <table:table-cell table:style-name="ce7" table:formula="of:=[.$H$4]*[.$H$2]/([.$H$3]+[.C385])" office:value-type="float" office:value="4.92648714354483" calcext:value-type="float">
            <text:p>4.9264871435</text:p>
          </table:table-cell>
          <table:table-cell table:style-name="ce10" table:formula="of:=1024*[.D385]/[.$H$7]" office:value-type="float" office:value="1008.94456699798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6]-273" office:value-type="float" office:value="374" calcext:value-type="float">
            <text:p>374</text:p>
          </table:table-cell>
          <table:table-cell table:style-name="ce5" office:value-type="float" office:value="647" calcext:value-type="float">
            <text:p>647</text:p>
          </table:table-cell>
          <table:table-cell table:style-name="ce5" table:formula="of:=[.$H$3]*EXP([.$H$5]*((1/[.B386])-(1/[.$H$6])))" office:value-type="float" office:value="22.2450632252873" calcext:value-type="float">
            <text:p>22.2450632253</text:p>
          </table:table-cell>
          <table:table-cell table:style-name="ce7" table:formula="of:=[.$H$4]*[.$H$2]/([.$H$3]+[.C386])" office:value-type="float" office:value="4.92657505212686" calcext:value-type="float">
            <text:p>4.9265750521</text:p>
          </table:table-cell>
          <table:table-cell table:style-name="ce10" table:formula="of:=1024*[.D386]/[.$H$7]" office:value-type="float" office:value="1008.96257067558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7]-273" office:value-type="float" office:value="375" calcext:value-type="float">
            <text:p>375</text:p>
          </table:table-cell>
          <table:table-cell table:style-name="ce5" office:value-type="float" office:value="648" calcext:value-type="float">
            <text:p>648</text:p>
          </table:table-cell>
          <table:table-cell table:style-name="ce5" table:formula="of:=[.$H$3]*EXP([.$H$5]*((1/[.B387])-(1/[.$H$6])))" office:value-type="float" office:value="22.0664467089048" calcext:value-type="float">
            <text:p>22.0664467089</text:p>
          </table:table-cell>
          <table:table-cell table:style-name="ce7" table:formula="of:=[.$H$4]*[.$H$2]/([.$H$3]+[.C387])" office:value-type="float" office:value="4.92666198770253" calcext:value-type="float">
            <text:p>4.9266619877</text:p>
          </table:table-cell>
          <table:table-cell table:style-name="ce10" table:formula="of:=1024*[.D387]/[.$H$7]" office:value-type="float" office:value="1008.98037508148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8]-273" office:value-type="float" office:value="376" calcext:value-type="float">
            <text:p>376</text:p>
          </table:table-cell>
          <table:table-cell table:style-name="ce5" office:value-type="float" office:value="649" calcext:value-type="float">
            <text:p>649</text:p>
          </table:table-cell>
          <table:table-cell table:style-name="ce5" table:formula="of:=[.$H$3]*EXP([.$H$5]*((1/[.B388])-(1/[.$H$6])))" office:value-type="float" office:value="21.8898082172165" calcext:value-type="float">
            <text:p>21.8898082172</text:p>
          </table:table-cell>
          <table:table-cell table:style-name="ce7" table:formula="of:=[.$H$4]*[.$H$2]/([.$H$3]+[.C388])" office:value-type="float" office:value="4.92674796355873" calcext:value-type="float">
            <text:p>4.9267479636</text:p>
          </table:table-cell>
          <table:table-cell table:style-name="ce10" table:formula="of:=1024*[.D388]/[.$H$7]" office:value-type="float" office:value="1008.99798293683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89]-273" office:value-type="float" office:value="377" calcext:value-type="float">
            <text:p>377</text:p>
          </table:table-cell>
          <table:table-cell table:style-name="ce5" office:value-type="float" office:value="650" calcext:value-type="float">
            <text:p>650</text:p>
          </table:table-cell>
          <table:table-cell table:style-name="ce5" table:formula="of:=[.$H$3]*EXP([.$H$5]*((1/[.B389])-(1/[.$H$6])))" office:value-type="float" office:value="21.7151206846603" calcext:value-type="float">
            <text:p>21.7151206847</text:p>
          </table:table-cell>
          <table:table-cell table:style-name="ce7" table:formula="of:=[.$H$4]*[.$H$2]/([.$H$3]+[.C389])" office:value-type="float" office:value="4.92683299276919" calcext:value-type="float">
            <text:p>4.9268329928</text:p>
          </table:table-cell>
          <table:table-cell table:style-name="ce10" table:formula="of:=1024*[.D389]/[.$H$7]" office:value-type="float" office:value="1009.01539691913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90]-273" office:value-type="float" office:value="378" calcext:value-type="float">
            <text:p>378</text:p>
          </table:table-cell>
          <table:table-cell table:style-name="ce5" office:value-type="float" office:value="651" calcext:value-type="float">
            <text:p>651</text:p>
          </table:table-cell>
          <table:table-cell table:style-name="ce5" table:formula="of:=[.$H$3]*EXP([.$H$5]*((1/[.B390])-(1/[.$H$6])))" office:value-type="float" office:value="21.5423574815262" calcext:value-type="float">
            <text:p>21.5423574815</text:p>
          </table:table-cell>
          <table:table-cell table:style-name="ce7" table:formula="of:=[.$H$4]*[.$H$2]/([.$H$3]+[.C390])" office:value-type="float" office:value="4.92691708819843" calcext:value-type="float">
            <text:p>4.9269170882</text:p>
          </table:table-cell>
          <table:table-cell table:style-name="ce10" table:formula="of:=1024*[.D390]/[.$H$7]" office:value-type="float" office:value="1009.03261966304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91]-273" office:value-type="float" office:value="379" calcext:value-type="float">
            <text:p>379</text:p>
          </table:table-cell>
          <table:table-cell table:style-name="ce5" office:value-type="float" office:value="652" calcext:value-type="float">
            <text:p>652</text:p>
          </table:table-cell>
          <table:table-cell table:style-name="ce5" table:formula="of:=[.$H$3]*EXP([.$H$5]*((1/[.B391])-(1/[.$H$6])))" office:value-type="float" office:value="21.3714924059349" calcext:value-type="float">
            <text:p>21.3714924059</text:p>
          </table:table-cell>
          <table:table-cell table:style-name="ce7" table:formula="of:=[.$H$4]*[.$H$2]/([.$H$3]+[.C391])" office:value-type="float" office:value="4.92700026250553" calcext:value-type="float">
            <text:p>4.9270002625</text:p>
          </table:table-cell>
          <table:table-cell table:style-name="ce10" table:formula="of:=1024*[.D391]/[.$H$7]" office:value-type="float" office:value="1009.04965376113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92]-273" office:value-type="float" office:value="380" calcext:value-type="float">
            <text:p>380</text:p>
          </table:table-cell>
          <table:table-cell table:style-name="ce5" office:value-type="float" office:value="653" calcext:value-type="float">
            <text:p>653</text:p>
          </table:table-cell>
          <table:table-cell table:style-name="ce5" table:formula="of:=[.$H$3]*EXP([.$H$5]*((1/[.B392])-(1/[.$H$6])))" office:value-type="float" office:value="21.2024996759815" calcext:value-type="float">
            <text:p>21.202499676</text:p>
          </table:table-cell>
          <table:table-cell table:style-name="ce7" table:formula="of:=[.$H$4]*[.$H$2]/([.$H$3]+[.C392])" office:value-type="float" office:value="4.92708252814786" calcext:value-type="float">
            <text:p>4.9270825281</text:p>
          </table:table-cell>
          <table:table-cell table:style-name="ce10" table:formula="of:=1024*[.D392]/[.$H$7]" office:value-type="float" office:value="1009.06650176468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93]-273" office:value-type="float" office:value="381" calcext:value-type="float">
            <text:p>381</text:p>
          </table:table-cell>
          <table:table-cell table:style-name="ce5" office:value-type="float" office:value="654" calcext:value-type="float">
            <text:p>654</text:p>
          </table:table-cell>
          <table:table-cell table:style-name="ce5" table:formula="of:=[.$H$3]*EXP([.$H$5]*((1/[.B393])-(1/[.$H$6])))" office:value-type="float" office:value="21.0353539220411" calcext:value-type="float">
            <text:p>21.035353922</text:p>
          </table:table-cell>
          <table:table-cell table:style-name="ce7" table:formula="of:=[.$H$4]*[.$H$2]/([.$H$3]+[.C393])" office:value-type="float" office:value="4.92716389738481" calcext:value-type="float">
            <text:p>4.9271638974</text:p>
          </table:table-cell>
          <table:table-cell table:style-name="ce10" table:formula="of:=1024*[.D393]/[.$H$7]" office:value-type="float" office:value="1009.08316618441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394]-273" office:value-type="float" office:value="382" calcext:value-type="float">
            <text:p>382</text:p>
          </table:table-cell>
          <table:table-cell table:style-name="ce5" office:value-type="float" office:value="655" calcext:value-type="float">
            <text:p>655</text:p>
          </table:table-cell>
          <table:table-cell table:style-name="ce5" table:formula="of:=[.$H$3]*EXP([.$H$5]*((1/[.B394])-(1/[.$H$6])))" office:value-type="float" office:value="20.8700301792327" calcext:value-type="float">
            <text:p>20.8700301792</text:p>
          </table:table-cell>
          <table:table-cell table:style-name="ce7" table:formula="of:=[.$H$4]*[.$H$2]/([.$H$3]+[.C394])" office:value-type="float" office:value="4.92724438228132" calcext:value-type="float">
            <text:p>4.9272443823</text:p>
          </table:table-cell>
          <table:table-cell table:style-name="ce10" table:formula="of:=1024*[.D394]/[.$H$7]" office:value-type="float" office:value="1009.09964949121" calcext:value-type="float">
            <text:p>1009</text:p>
          </table:table-cell>
          <table:table-cell table:number-columns-repeated="1019"/>
        </table:table-row>
        <table:table-row table:style-name="ro3" table:number-rows-repeated="629">
          <table:table-cell table:style-name="ce3"/>
          <table:table-cell table:style-name="ce6" table:number-columns-repeated="2"/>
          <table:table-cell table:style-name="ce8"/>
          <table:table-cell table:style-name="ce11"/>
          <table:table-cell table:number-columns-repeated="1019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4" office:value-type="float" office:value="-83.5916194979913" calcext:value-type="float">
            <text:p>-8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5.7082734678922" calcext:value-type="float">
            <text:p>-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0.9052384468116" calcext:value-type="float">
            <text:p>-7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7.3820554630516" calcext:value-type="float">
            <text:p>-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4.5795142494906" calcext:value-type="float">
            <text:p>-6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2.2423346087427" calcext:value-type="float">
            <text:p>-6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0.2317438453303" calcext:value-type="float">
            <text:p>-6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8.4636135879245" calcext:value-type="float">
            <text:p>-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6.8829592920951" calcext:value-type="float">
            <text:p>-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5.4518037889467" calcext:value-type="float">
            <text:p>-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4.1427815614051" calcext:value-type="float">
            <text:p>-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2.9355003829677" calcext:value-type="float">
            <text:p>-5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1.8143441391486" calcext:value-type="float">
            <text:p>-5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0.7670806584067" calcext:value-type="float">
            <text:p>-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9.7839440343735" calcext:value-type="float">
            <text:p>-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8.8570093382482" calcext:value-type="float">
            <text:p>-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979754377549" calcext:value-type="float">
            <text:p>-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1467449971648" calcext:value-type="float">
            <text:p>-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6.3534042647795" calcext:value-type="float">
            <text:p>-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5.5958400044487" calcext:value-type="float">
            <text:p>-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8707137883027" calcext:value-type="float">
            <text:p>-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1751399472263" calcext:value-type="float">
            <text:p>-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3.506606687957" calcext:value-type="float">
            <text:p>-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8629137389969" calcext:value-type="float">
            <text:p>-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2421225261004" calcext:value-type="float">
            <text:p>-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6425159651973" calcext:value-type="float">
            <text:p>-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0625657221968" calcext:value-type="float">
            <text:p>-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0.5009053309805" calcext:value-type="float">
            <text:p>-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9563079519443" calcext:value-type="float">
            <text:p>-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4276678393618" calcext:value-type="float">
            <text:p>-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9139847974255" calcext:value-type="float">
            <text:p>-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4143510631358" calcext:value-type="float">
            <text:p>-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9279401739168" calcext:value-type="float">
            <text:p>-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4539974692053" calcext:value-type="float">
            <text:p>-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9918319456517" calcext:value-type="float">
            <text:p>-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5408092402311" calcext:value-type="float">
            <text:p>-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1003455583716" calcext:value-type="float">
            <text:p>-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669902397957" calcext:value-type="float">
            <text:p>-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248981946872" calcext:value-type="float">
            <text:p>-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8371230531899" calcext:value-type="float">
            <text:p>-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4338976843402" calcext:value-type="float">
            <text:p>-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0389078055464" calcext:value-type="float">
            <text:p>-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6517826191649" calcext:value-type="float">
            <text:p>-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272176115848" calcext:value-type="float">
            <text:p>-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8997648960779" calcext:value-type="float">
            <text:p>-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5342462269204" calcext:value-type="float">
            <text:p>-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1753363040805" calcext:value-type="float">
            <text:p>-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822768693694" calcext:value-type="float">
            <text:p>-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476292931938" calcext:value-type="float">
            <text:p>-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135673263604" calcext:value-type="float">
            <text:p>-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800687503361" calcext:value-type="float">
            <text:p>-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4711260056191" calcext:value-type="float">
            <text:p>-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1467907307634" calcext:value-type="float">
            <text:p>-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8274943971046" calcext:value-type="float">
            <text:p>-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5130597092469" calcext:value-type="float">
            <text:p>-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2033186547336" calcext:value-type="float">
            <text:p>-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8981118618238" calcext:value-type="float">
            <text:p>-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5972880121145" calcext:value-type="float">
            <text:p>-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3007033024658" calcext:value-type="float">
            <text:p>-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0082209513308" calcext:value-type="float">
            <text:p>-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7197107451501" calcext:value-type="float">
            <text:p>-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4350486209604" calcext:value-type="float">
            <text:p>-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1541162817915" calcext:value-type="float">
            <text:p>-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8768008418003" calcext:value-type="float">
            <text:p>-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6029944984148" calcext:value-type="float">
            <text:p>-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3325942290528" calcext:value-type="float">
            <text:p>-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0655015102289" calcext:value-type="float">
            <text:p>-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8016220570908" calcext:value-type="float">
            <text:p>-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540865581621" calcext:value-type="float">
            <text:p>-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283145567918" calcext:value-type="float">
            <text:p>-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0283790631233" calcext:value-type="float">
            <text:p>-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7764864827024" calcext:value-type="float">
            <text:p>-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527391428909" calcext:value-type="float">
            <text:p>-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2810205213726" calcext:value-type="float">
            <text:p>-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0373032388479" calcext:value-type="float">
            <text:p>-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7961717712514" calcext:value-type="float">
            <text:p>-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5575608811921" calcext:value-type="float">
            <text:p>-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3214077742708" calcext:value-type="float">
            <text:p>-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0876519774891" calcext:value-type="float">
            <text:p>-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8562352251644" calcext:value-type="float">
            <text:p>-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6271013518005" calcext:value-type="float">
            <text:p>-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4001961914091" calcext:value-type="float">
            <text:p>-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1754674828208" calcext:value-type="float">
            <text:p>-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9528647805605" calcext:value-type="float">
            <text:p>-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7323393708996" calcext:value-type="float">
            <text:p>-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513844192726" calcext:value-type="float">
            <text:p>-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2973337629039" calcext:value-type="float">
            <text:p>-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0827641058191" calcext:value-type="float">
            <text:p>-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8700926868309" calcext:value-type="float">
            <text:p>-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6592783493733" calcext:value-type="float">
            <text:p>-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4502812554661" calcext:value-type="float">
            <text:p>-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2430628294163" calcext:value-type="float">
            <text:p>-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0375857045063" calcext:value-type="float">
            <text:p>-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8338136724799" calcext:value-type="float">
            <text:p>-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6317116356506" calcext:value-type="float">
            <text:p>-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431245561471" calcext:value-type="float">
            <text:p>-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2323824394125" calcext:value-type="float">
            <text:p>-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0350902400137" calcext:value-type="float">
            <text:p>-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8393378759708" calcext:value-type="float">
            <text:p>-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645095165144" calcext:value-type="float">
            <text:p>-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4523327953721" calcext:value-type="float">
            <text:p>-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2610222909873" calcext:value-type="float">
            <text:p>-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0711359809319" calcext:value-type="float">
            <text:p>-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8826469683877" calcext:value-type="float">
            <text:p>-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6955291018305" calcext:value-type="float">
            <text:p>-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5097569474301" calcext:value-type="float">
            <text:p>-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3253057627237" calcext:value-type="float">
            <text:p>-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142151471488" calcext:value-type="float">
            <text:p>-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9602706397501" calcext:value-type="float">
            <text:p>-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7796404528713" calcext:value-type="float">
            <text:p>-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6002386936491" calcext:value-type="float">
            <text:p>-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4220437213829" calcext:value-type="float">
            <text:p>-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2450344518515" calcext:value-type="float">
            <text:p>-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0691903381575" calcext:value-type="float">
            <text:p>-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8944913523906" calcext:value-type="float">
            <text:p>-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7209179680719" calcext:value-type="float">
            <text:p>-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5484511433348" calcext:value-type="float">
            <text:p>-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3770723048105" calcext:value-type="float">
            <text:p>-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2067633321788" calcext:value-type="float">
            <text:p>-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0375065433544" calcext:value-type="float">
            <text:p>-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8692846802749" calcext:value-type="float">
            <text:p>-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7020808952634" calcext:value-type="float">
            <text:p>-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5358787379375" calcext:value-type="float">
            <text:p>-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3706621426371" calcext:value-type="float">
            <text:p>-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2064154163482" calcext:value-type="float">
            <text:p>-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043123227099" calcext:value-type="float">
            <text:p>-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8807705928052" calcext:value-type="float">
            <text:p>-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7193428705447" calcext:value-type="float">
            <text:p>-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5588257462417" calcext:value-type="float">
            <text:p>-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3992052247419" calcext:value-type="float">
            <text:p>-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2404676202595" calcext:value-type="float">
            <text:p>-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0825995471822" calcext:value-type="float">
            <text:p>-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925587911215" calcext:value-type="float">
            <text:p>-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7694199008504" calcext:value-type="float">
            <text:p>-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6140829791486" calcext:value-type="float">
            <text:p>-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4595648758169" calcext:value-type="float">
            <text:p>-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3058535795713" calcext:value-type="float">
            <text:p>-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1529373307729" calcext:value-type="float">
            <text:p>-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0008046143233" calcext:value-type="float">
            <text:p>-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8494441528108" calcext:value-type="float">
            <text:p>-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6988448998953" calcext:value-type="float">
            <text:p>-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5489960339223" calcext:value-type="float">
            <text:p>-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3998869517575" calcext:value-type="float">
            <text:p>-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251507262831" calcext:value-type="float">
            <text:p>-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1038467833844" calcext:value-type="float">
            <text:p>-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9568955309116" calcext:value-type="float">
            <text:p>-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8106437187852" calcext:value-type="float">
            <text:p>-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6650817510621" calcext:value-type="float">
            <text:p>-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5202002174609" calcext:value-type="float">
            <text:p>-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3759898885027" calcext:value-type="float">
            <text:p>-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2324417108113" calcext:value-type="float">
            <text:p>-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0895468025659" calcext:value-type="float">
            <text:p>-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94729644909859" calcext:value-type="float">
            <text:p>-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80568209863344" calcext:value-type="float">
            <text:p>-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66469535816054" calcext:value-type="float">
            <text:p>-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52432798944039" calcext:value-type="float">
            <text:p>-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38457190513299" calcext:value-type="float">
            <text:p>-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24541916504751" calcext:value-type="float">
            <text:p>-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10686197250845" calcext:value-type="float">
            <text:p>-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96889267083293" calcext:value-type="float">
            <text:p>-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83150373991566" calcext:value-type="float">
            <text:p>-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69468779291776" calcext:value-type="float">
            <text:p>-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55843757305553" calcext:value-type="float">
            <text:p>-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42274595048497" calcext:value-type="float">
            <text:p>-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28760591927983" calcext:value-type="float">
            <text:p>-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15301059449865" calcext:value-type="float">
            <text:p>-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01895320933818" calcext:value-type="float">
            <text:p>-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88542711237051" calcext:value-type="float">
            <text:p>-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75242576486005" calcext:value-type="float">
            <text:p>-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61994273815844" calcext:value-type="float">
            <text:p>-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48797171117388" calcext:value-type="float">
            <text:p>-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35650646791362" calcext:value-type="float">
            <text:p>-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22554089509509" calcext:value-type="float">
            <text:p>-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09506897982578" calcext:value-type="float">
            <text:p>-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9650848073473" calcext:value-type="float">
            <text:p>-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83558255884248" calcext:value-type="float">
            <text:p>-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70655650930433" calcext:value-type="float">
            <text:p>-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57800102546241" calcext:value-type="float">
            <text:p>-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44991056376728" calcext:value-type="float">
            <text:p>-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32227966842925" calcext:value-type="float">
            <text:p>-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19510296951074" calcext:value-type="float">
            <text:p>-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06837518106988" calcext:value-type="float">
            <text:p>-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94209109935423" calcext:value-type="float">
            <text:p>-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81624560104234" calcext:value-type="float">
            <text:p>-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69083364153232" calcext:value-type="float">
            <text:p>-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56585025327536" calcext:value-type="float">
            <text:p>-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44129054415339" calcext:value-type="float">
            <text:p>-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31714969589831" calcext:value-type="float">
            <text:p>-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19342296255354" calcext:value-type="float">
            <text:p>-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07010566897401" calcext:value-type="float">
            <text:p>-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94719320936559" calcext:value-type="float">
            <text:p>-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8246810458615" calcext:value-type="float">
            <text:p>-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70256470713503" calcext:value-type="float">
            <text:p>-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58083978704741" calcext:value-type="float">
            <text:p>-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45950194332943" calcext:value-type="float">
            <text:p>-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33854689629658" calcext:value-type="float">
            <text:p>-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21797042759562" calcext:value-type="float">
            <text:p>-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09776837898249" calcext:value-type="float">
            <text:p>-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97793665113079" calcext:value-type="float">
            <text:p>-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85847120246842" calcext:value-type="float">
            <text:p>-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73936804804373" calcext:value-type="float">
            <text:p>-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6206232584185" calcext:value-type="float">
            <text:p>-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50223295858785" calcext:value-type="float">
            <text:p>-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38419332692632" calcext:value-type="float">
            <text:p>-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26650059415897" calcext:value-type="float">
            <text:p>-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14915104235678" calcext:value-type="float">
            <text:p>-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03214100395627" calcext:value-type="float">
            <text:p>-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9154668608021" calcext:value-type="float">
            <text:p>-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7991250432118" calcext:value-type="float">
            <text:p>-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68311202906273" calcext:value-type="float">
            <text:p>-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5674243429001" calcext:value-type="float">
            <text:p>-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45205855506549" calcext:value-type="float">
            <text:p>-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33701128084573" calcext:value-type="float">
            <text:p>-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22227917964091" calcext:value-type="float">
            <text:p>-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10785895415142" calcext:value-type="float">
            <text:p>-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99374734958406" calcext:value-type="float">
            <text:p>-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87994115287461" calcext:value-type="float">
            <text:p>-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76643719192964" calcext:value-type="float">
            <text:p>-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65323233488385" calcext:value-type="float">
            <text:p>-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54032348937488" calcext:value-type="float">
            <text:p>-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42770760183356" calcext:value-type="float">
            <text:p>-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31538165679007" calcext:value-type="float">
            <text:p>-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20334267619529" calcext:value-type="float">
            <text:p>-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0915877187573" calcext:value-type="float">
            <text:p>-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980113879291594" calcext:value-type="float">
            <text:p>-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868918288085922" calcext:value-type="float">
            <text:p>-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757998110278834" calcext:value-type="float">
            <text:p>-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647350545250902" calcext:value-type="float">
            <text:p>-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536972826030137" calcext:value-type="float">
            <text:p>-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426862218708607" calcext:value-type="float">
            <text:p>-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317016021872689" calcext:value-type="float">
            <text:p>-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207431566044306" calcext:value-type="float">
            <text:p>-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0981062131347699" calcext:value-type="float">
            <text:p>-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0109626440909096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119777582537552" calcext:value-type="float">
            <text:p>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228341149293556" calcext:value-type="float">
            <text:p>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336655862133" calcext:value-type="float">
            <text:p>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44472421000853" calcext:value-type="float">
            <text:p>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552548653533222" calcext:value-type="float">
            <text:p>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660131625453118" calcext:value-type="float">
            <text:p>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767475531110449" calcext:value-type="float">
            <text:p>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874582748896898" calcext:value-type="float">
            <text:p>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981455630698122" calcext:value-type="float">
            <text:p>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08809650232939" calcext:value-type="float">
            <text:p>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19450766396261" calcext:value-type="float">
            <text:p>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30069139054461" calcext:value-type="float">
            <text:p>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40664993220759" calcext:value-type="float">
            <text:p>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51238551467105" calcext:value-type="float">
            <text:p>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61790033963615" calcext:value-type="float">
            <text:p>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72319658517256" calcext:value-type="float">
            <text:p>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82827640609719" calcext:value-type="float">
            <text:p>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93314193434622" calcext:value-type="float">
            <text:p>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03779527933989" calcext:value-type="float">
            <text:p>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14223852833987" calcext:value-type="float">
            <text:p>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24647374680029" calcext:value-type="float">
            <text:p>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35050297871174" calcext:value-type="float">
            <text:p>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4543282469395" calcext:value-type="float">
            <text:p>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55795155355412" calcext:value-type="float">
            <text:p>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66137488015704" calcext:value-type="float">
            <text:p>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76460018819955" calcext:value-type="float">
            <text:p>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86762941929578" calcext:value-type="float">
            <text:p>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97046449553017" calcext:value-type="float">
            <text:p>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07310731975889" calcext:value-type="float">
            <text:p>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17555977590638" calcext:value-type="float">
            <text:p>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27782372925566" calcext:value-type="float">
            <text:p>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37990102673393" calcext:value-type="float">
            <text:p>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48179349719271" calcext:value-type="float">
            <text:p>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5835029516831" calcext:value-type="float">
            <text:p>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68503118372593" calcext:value-type="float">
            <text:p>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78637996957735" calcext:value-type="float">
            <text:p>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88755106848924" calcext:value-type="float">
            <text:p>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98854622296523" calcext:value-type="float">
            <text:p>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0893671590124" calcext:value-type="float">
            <text:p>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1900155863882" calcext:value-type="float">
            <text:p>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29049319884342" calcext:value-type="float">
            <text:p>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39080167436026" calcext:value-type="float">
            <text:p>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49094267538698" calcext:value-type="float">
            <text:p>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59091784906826" calcext:value-type="float">
            <text:p>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69072882747111" calcext:value-type="float">
            <text:p>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79037722780782" calcext:value-type="float">
            <text:p>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88986465265413" calcext:value-type="float">
            <text:p>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98919269016443" calcext:value-type="float">
            <text:p>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08836291428258" calcext:value-type="float">
            <text:p>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18737688495037" calcext:value-type="float">
            <text:p>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28623614831076" calcext:value-type="float">
            <text:p>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38494223690913" calcext:value-type="float">
            <text:p>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48349666989088" calcext:value-type="float">
            <text:p>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58190095319509" calcext:value-type="float">
            <text:p>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68015657974553" calcext:value-type="float">
            <text:p>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77826502963876" calcext:value-type="float">
            <text:p>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87622777032834" calcext:value-type="float">
            <text:p>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97404625680673" calcext:value-type="float">
            <text:p>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07172193178411" calcext:value-type="float">
            <text:p>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16925622586376" calcext:value-type="float">
            <text:p>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26665055771548" calcext:value-type="float">
            <text:p>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36390633424531" calcext:value-type="float">
            <text:p>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4610249507636" calcext:value-type="float">
            <text:p>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55800779114895" calcext:value-type="float">
            <text:p>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65485622801117" calcext:value-type="float">
            <text:p>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75157162285046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84815532621434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94460867785278" calcext:value-type="float">
            <text:p>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04093300687003" calcext:value-type="float">
            <text:p>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13712963187436" calcext:value-type="float">
            <text:p>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23319986112597" calcext:value-type="float">
            <text:p>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3291449926819" calcext:value-type="float">
            <text:p>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42496631453918" calcext:value-type="float">
            <text:p>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5206651047755" calcext:value-type="float">
            <text:p>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61624263168824" calcext:value-type="float">
            <text:p>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71170015393051" calcext:value-type="float">
            <text:p>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80703892064633" calcext:value-type="float">
            <text:p>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0226017160239" calcext:value-type="float">
            <text:p>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9736513731915" calcext:value-type="float">
            <text:p>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09235503919911" calcext:value-type="float">
            <text:p>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18723108965355" calcext:value-type="float">
            <text:p>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28199449222728" calcext:value-type="float">
            <text:p>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37664644172162" calcext:value-type="float">
            <text:p>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47118812431563" calcext:value-type="float">
            <text:p>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56562071768536" calcext:value-type="float">
            <text:p>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65994539112148" calcext:value-type="float">
            <text:p>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7541633056454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8482756141236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94228346138004" calcext:value-type="float">
            <text:p>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03618798430716" calcext:value-type="float">
            <text:p>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12999031197575" calcext:value-type="float">
            <text:p>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22369156574257" calcext:value-type="float">
            <text:p>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31729285935688" calcext:value-type="float">
            <text:p>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41079529906523" calcext:value-type="float">
            <text:p>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0419998371507" calcext:value-type="float">
            <text:p>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9750800485671" calcext:value-type="float">
            <text:p>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6907204468439" calcext:value-type="float">
            <text:p>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78383838693321" calcext:value-type="float">
            <text:p>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87686289538169" calcext:value-type="float">
            <text:p>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96979503554365" calcext:value-type="float">
            <text:p>1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0626358639658" calcext:value-type="float">
            <text:p>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1553864304811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2480477783019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3406209441107" calcext:value-type="float">
            <text:p>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433106958151" calcext:value-type="float">
            <text:p>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5255068443163" calcext:value-type="float">
            <text:p>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6178216202377" calcext:value-type="float">
            <text:p>1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7100522973707" calcext:value-type="float">
            <text:p>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021998810814" calcext:value-type="float">
            <text:p>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9426537073" calcext:value-type="float">
            <text:p>1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9862497597551" calcext:value-type="float">
            <text:p>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0781540357557" calcext:value-type="float">
            <text:p>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1699791805726" calcext:value-type="float">
            <text:p>1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2617261703684" calcext:value-type="float">
            <text:p>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353395975707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44498956163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536507887746" calcext:value-type="float">
            <text:p>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6279519082801" calcext:value-type="float">
            <text:p>1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7193225721778" calcext:value-type="float">
            <text:p>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8106208231647" calcext:value-type="float">
            <text:p>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01847599823" calcext:value-type="float">
            <text:p>1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930038356646" calcext:value-type="float">
            <text:p>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0840904592025" calcext:value-type="float">
            <text:p>1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1751083940215" calcext:value-type="float">
            <text:p>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2660585588492" calcext:value-type="float">
            <text:p>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3569418676245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4477592295663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5385115492415" calcext:value-type="float">
            <text:p>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6291997266312" calcext:value-type="float">
            <text:p>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7198246571973" calcext:value-type="float">
            <text:p>1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810387231948" calcext:value-type="float">
            <text:p>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008883375018" calcext:value-type="float">
            <text:p>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913288561521" calcext:value-type="float">
            <text:p>1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0817096659296" calcext:value-type="float">
            <text:p>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1720316406655" calcext:value-type="float">
            <text:p>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2622956500527" calcext:value-type="float">
            <text:p>1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3525025597074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4426532312289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5327485222597" calcext:value-type="float">
            <text:p>1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622789286545" calcext:value-type="float">
            <text:p>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7127763739902" calcext:value-type="float">
            <text:p>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027106307198" calcext:value-type="float">
            <text:p>1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925928991341" calcext:value-type="float">
            <text:p>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9824240179656" calcext:value-type="float">
            <text:p>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0722048223359" calcext:value-type="float">
            <text:p>1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1619361438106" calcext:value-type="float">
            <text:p>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2516188104539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3412536468837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4308414743251" calcext:value-type="float">
            <text:p>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5203831106635" calcext:value-type="float">
            <text:p>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098793704976" calcext:value-type="float">
            <text:p>1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993310651914" calcext:value-type="float">
            <text:p>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7887390029259" calcext:value-type="float">
            <text:p>1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8781039887509" calcext:value-type="float">
            <text:p>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9674268246348" calcext:value-type="float">
            <text:p>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0567083095156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1459492393501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2351504071638" calcext:value-type="float">
            <text:p>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3243126030993" calcext:value-type="float">
            <text:p>1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4134366144647" calcext:value-type="float">
            <text:p>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025232257817" calcext:value-type="float">
            <text:p>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915732188335" calcext:value-type="float">
            <text:p>1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6805873727111" calcext:value-type="float">
            <text:p>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7695664638606" calcext:value-type="float">
            <text:p>1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8585112661293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9474225508116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0363010866944" calcext:value-type="float">
            <text:p>1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1251476401025" calcext:value-type="float">
            <text:p>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2139629749429" calcext:value-type="float">
            <text:p>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027478527496" calcext:value-type="float">
            <text:p>1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915030327272" calcext:value-type="float">
            <text:p>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4802292717948" calcext:value-type="float">
            <text:p>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5689273246293" calcext:value-type="float">
            <text:p>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6575979437081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746241879352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8348598797675" calcext:value-type="float">
            <text:p>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9234526910882" calcext:value-type="float">
            <text:p>1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0120210574174" calcext:value-type="float">
            <text:p>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005657208687" calcext:value-type="float">
            <text:p>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890874216072" calcext:value-type="float">
            <text:p>1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2775868978903" calcext:value-type="float">
            <text:p>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3660648861083" calcext:value-type="float">
            <text:p>1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4545221208243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5429593348141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631377259106" calcext:value-type="float">
            <text:p>1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7197766230202" calcext:value-type="float">
            <text:p>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081581542074" calcext:value-type="float">
            <text:p>1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965225786881" calcext:value-type="float">
            <text:p>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9848706208911" calcext:value-type="float">
            <text:p>1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0732030036917" calcext:value-type="float">
            <text:p>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16152044845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2498236750483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3381134019293" calcext:value-type="float">
            <text:p>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4263903461332" calcext:value-type="float">
            <text:p>1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514655223335" calcext:value-type="float">
            <text:p>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029087478811" calcext:value-type="float">
            <text:p>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91151632827" calcext:value-type="float">
            <text:p>1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7793845899728" calcext:value-type="float">
            <text:p>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8676083299" calcext:value-type="float">
            <text:p>1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955823562008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0440309945497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1322313346673" calcext:value-type="float">
            <text:p>1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2204252884281" calcext:value-type="float">
            <text:p>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086135608601" calcext:value-type="float">
            <text:p>1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967968559867" calcext:value-type="float">
            <text:p>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4849758768626" calcext:value-type="float">
            <text:p>1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5731513256081" calcext:value-type="float">
            <text:p>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6613239034446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7494943107282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8376632469853" calcext:value-type="float">
            <text:p>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9258314109467" calcext:value-type="float">
            <text:p>1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0139995005812" calcext:value-type="float">
            <text:p>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021682131308" calcext:value-type="float">
            <text:p>2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903382451435" calcext:value-type="float">
            <text:p>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278510292508" calcext:value-type="float">
            <text:p>2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3666850504873" calcext:value-type="float">
            <text:p>2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4548632137519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5430454764137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6312325320594" calcext:value-type="float">
            <text:p>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7194250737836" calcext:value-type="float">
            <text:p>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076237942221" calcext:value-type="float">
            <text:p>2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95829385585" calcext:value-type="float">
            <text:p>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9840425396901" calcext:value-type="float">
            <text:p>2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0722639479948" calcext:value-type="float">
            <text:p>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1604943016301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2487342914329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3369846079784" calcext:value-type="float">
            <text:p>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4252459416131" calcext:value-type="float">
            <text:p>2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5135189824877" calcext:value-type="float">
            <text:p>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018044205885" calcext:value-type="float">
            <text:p>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901029457711" calcext:value-type="float">
            <text:p>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7784152477919" calcext:value-type="float">
            <text:p>2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8667420163409" calcext:value-type="float">
            <text:p>2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9550839410738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0434417116443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1318160177362" calcext:value-type="float">
            <text:p>2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2202075490959" calcext:value-type="float">
            <text:p>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086169955642" calcext:value-type="float">
            <text:p>2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970450471084" calcext:value-type="float">
            <text:p>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4854923938547" calcext:value-type="float">
            <text:p>2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5739597261201" calcext:value-type="float">
            <text:p>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6624477344444" calcext:value-type="float">
            <text:p>2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750957109622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839488542735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928042725184" calcext:value-type="float">
            <text:p>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01662034872" calcext:value-type="float">
            <text:p>2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05222105478" calcext:value-type="float">
            <text:p>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938486880075" calcext:value-type="float">
            <text:p>2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2825007893052" calcext:value-type="float">
            <text:p>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371179102847" calcext:value-type="float">
            <text:p>2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4598843226199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5486171431544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6373782595562" calcext:value-type="float">
            <text:p>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7261683675389" calcext:value-type="float">
            <text:p>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8149881634556" calcext:value-type="float">
            <text:p>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038383443316" calcext:value-type="float">
            <text:p>2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927196078962" calcext:value-type="float">
            <text:p>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0816326526153" calcext:value-type="float">
            <text:p>2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1705781777241" calcext:value-type="float">
            <text:p>2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2595568832585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3485694700884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4376166399501" calcext:value-type="float">
            <text:p>2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5266990954784" calcext:value-type="float">
            <text:p>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6158175402397" calcext:value-type="float">
            <text:p>2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049726787646" calcext:value-type="float">
            <text:p>2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941652165808" calcext:value-type="float">
            <text:p>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8833958602453" calcext:value-type="float">
            <text:p>2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9726653173782" calcext:value-type="float">
            <text:p>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0619742966954" calcext:value-type="float">
            <text:p>2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1513235080415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2407136624229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330145472042" calcext:value-type="float">
            <text:p>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4196196503294" calcext:value-type="float">
            <text:p>2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091369119781" calcext:value-type="float">
            <text:p>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986979729771" calcext:value-type="float">
            <text:p>2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6883035506448" calcext:value-type="float">
            <text:p>2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777954363663" calcext:value-type="float">
            <text:p>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8676511321111" calcext:value-type="float">
            <text:p>2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9573945774997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0471854228051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1370243925035" calcext:value-type="float">
            <text:p>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2269122126058" calcext:value-type="float">
            <text:p>2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3168496106919" calcext:value-type="float">
            <text:p>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06837315945" calcext:value-type="float">
            <text:p>2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968760591879" calcext:value-type="float">
            <text:p>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5869665729166" calcext:value-type="float">
            <text:p>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6771095913361" calcext:value-type="float">
            <text:p>2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7673058503958" calcext:value-type="float">
            <text:p>2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857556087825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947861043169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038221457824" calcext:value-type="float">
            <text:p>2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1286380750737" calcext:value-type="float">
            <text:p>2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2191116401258" calcext:value-type="float">
            <text:p>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3096429001483" calcext:value-type="float">
            <text:p>2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002326043058" calcext:value-type="float">
            <text:p>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908815037962" calcext:value-type="float">
            <text:p>2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5815903518887" calcext:value-type="float">
            <text:p>2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6723599039597" calcext:value-type="float">
            <text:p>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763190917531" calcext:value-type="float">
            <text:p>2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8540841523074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9450403702142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0360603354357" calcext:value-type="float">
            <text:p>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1271448144531" calcext:value-type="float">
            <text:p>2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2182945760832" calcext:value-type="float">
            <text:p>2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3095103915174" calcext:value-type="float">
            <text:p>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007930343603" calcext:value-type="float">
            <text:p>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92143280669" calcext:value-type="float">
            <text:p>2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5835619089932" calcext:value-type="float">
            <text:p>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6750497004143" calcext:value-type="float">
            <text:p>2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7666074385853" calcext:value-type="float">
            <text:p>2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8582359097721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949935902893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0417082095601" calcext:value-type="float">
            <text:p>2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1335536241202" calcext:value-type="float">
            <text:p>2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2254729436963" calcext:value-type="float">
            <text:p>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3174669682295" calcext:value-type="float">
            <text:p>2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4095365005206" calcext:value-type="float">
            <text:p>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016823462727" calcext:value-type="float">
            <text:p>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93905314134" calcext:value-type="float">
            <text:p>2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6862062157403" calcext:value-type="float">
            <text:p>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7785858657582" calcext:value-type="float">
            <text:p>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8710450819295" calcext:value-type="float">
            <text:p>2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9635846851142" calcext:value-type="float">
            <text:p>3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0562054993353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1489083518231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2416940730607" calcext:value-type="float">
            <text:p>3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3345634968284" calcext:value-type="float">
            <text:p>3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4275174602502" calcext:value-type="float">
            <text:p>3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5205568038394" calcext:value-type="float">
            <text:p>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6136823715456" calcext:value-type="float">
            <text:p>3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7068950108007" calcext:value-type="float">
            <text:p>3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001955725666" calcext:value-type="float">
            <text:p>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935849113825" calcext:value-type="float">
            <text:p>3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9870638854138" calcext:value-type="float">
            <text:p>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0806333564989" calcext:value-type="float">
            <text:p>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1742941901995" calcext:value-type="float">
            <text:p>3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2680472558494" calcext:value-type="float">
            <text:p>3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3618934266036" calcext:value-type="float">
            <text:p>3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4558335794893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5498685954558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6439993594262" calcext:value-type="float">
            <text:p>3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7382267603479" calcext:value-type="float">
            <text:p>3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8325516912456" calcext:value-type="float">
            <text:p>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926975049273" calcext:value-type="float">
            <text:p>3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0214977357661" calcext:value-type="float">
            <text:p>3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1161206562964" calcext:value-type="float">
            <text:p>3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2108447207248" calcext:value-type="float">
            <text:p>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3056708432563" calcext:value-type="float">
            <text:p>3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005999424944" calcext:value-type="float">
            <text:p>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956329414971" calcext:value-type="float">
            <text:p>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5907707678325" calcext:value-type="float">
            <text:p>3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6860143536356" calcext:value-type="float">
            <text:p>3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7813646356649" calcext:value-type="float">
            <text:p>3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876822555361" calcext:value-type="float">
            <text:p>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9723890589036" calcext:value-type="float">
            <text:p>3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068065097271" calcext:value-type="float">
            <text:p>3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1638516262997" calcext:value-type="float">
            <text:p>3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2597496067436" calcext:value-type="float">
            <text:p>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3557600043351" calcext:value-type="float">
            <text:p>3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4518837898463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5481219391506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6444754332852" calcext:value-type="float">
            <text:p>3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7409452585144" calcext:value-type="float">
            <text:p>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837532406393" calcext:value-type="float">
            <text:p>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9342378738311" calcext:value-type="float">
            <text:p>3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031062663159" calcext:value-type="float">
            <text:p>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128007782193" calcext:value-type="float">
            <text:p>3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225074244302" calcext:value-type="float">
            <text:p>3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3222630684744" calcext:value-type="float">
            <text:p>3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4195752793865" calcext:value-type="float">
            <text:p>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5170119074709" calcext:value-type="float">
            <text:p>3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6145739889856" calcext:value-type="float">
            <text:p>3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7122625660848" calcext:value-type="float">
            <text:p>3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8100786868895" calcext:value-type="float">
            <text:p>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908023405559" calcext:value-type="float">
            <text:p>3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0060977823641" calcext:value-type="float">
            <text:p>3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1043028837593" calcext:value-type="float">
            <text:p>3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2026397824582" calcext:value-type="float">
            <text:p>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011095575075" calcext:value-type="float">
            <text:p>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997132943635" calcext:value-type="float">
            <text:p>3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4984520849685" calcext:value-type="float">
            <text:p>3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597327027828" calcext:value-type="float">
            <text:p>3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69633922809" calcext:value-type="float">
            <text:p>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7954897976234" calcext:value-type="float">
            <text:p>3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894779855099" calcext:value-type="float">
            <text:p>3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9942105260705" calcext:value-type="float">
            <text:p>3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0937829430564" calcext:value-type="float">
            <text:p>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1934982456235" calcext:value-type="float">
            <text:p>3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2933575804705" calcext:value-type="float">
            <text:p>3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393362101514" calcext:value-type="float">
            <text:p>3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4935129699733" calcext:value-type="float">
            <text:p>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5938113544589" calcext:value-type="float">
            <text:p>3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6942584310594" calcext:value-type="float">
            <text:p>3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794855383432" calcext:value-type="float">
            <text:p>3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8956034028916" calcext:value-type="float">
            <text:p>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9965036885031" calcext:value-type="float">
            <text:p>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0975574471736" calcext:value-type="float">
            <text:p>3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1987658937461" calcext:value-type="float">
            <text:p>3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3001302510942" calcext:value-type="float">
            <text:p>3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4016517502181" calcext:value-type="float">
            <text:p>3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5033316303421" calcext:value-type="float">
            <text:p>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6051711390127" calcext:value-type="float">
            <text:p>3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7071715321981" calcext:value-type="float">
            <text:p>3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8093340743891" calcext:value-type="float">
            <text:p>3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9116600387018" calcext:value-type="float">
            <text:p>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0141507069802" calcext:value-type="float">
            <text:p>3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1168073699014" calcext:value-type="float">
            <text:p>3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2196313270815" calcext:value-type="float">
            <text:p>3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3226238871834" calcext:value-type="float">
            <text:p>3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425786368025" calcext:value-type="float">
            <text:p>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5291200966899" calcext:value-type="float">
            <text:p>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6326264096389" calcext:value-type="float">
            <text:p>3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7363066528228" calcext:value-type="float">
            <text:p>3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8401621817977" calcext:value-type="float">
            <text:p>3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9441943618401" calcext:value-type="float">
            <text:p>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0484045680653" calcext:value-type="float">
            <text:p>3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1527941855462" calcext:value-type="float">
            <text:p>3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2573646094339" calcext:value-type="float">
            <text:p>3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3621172450802" calcext:value-type="float">
            <text:p>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4670535081618" calcext:value-type="float">
            <text:p>3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5721748248051" calcext:value-type="float">
            <text:p>3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6774826317145" calcext:value-type="float">
            <text:p>3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7829783763009" calcext:value-type="float">
            <text:p>3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8886635168122" calcext:value-type="float">
            <text:p>3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9945395224665" calcext:value-type="float">
            <text:p>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100607873586" calcext:value-type="float">
            <text:p>4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2068700617334" calcext:value-type="float">
            <text:p>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3133275898496" calcext:value-type="float">
            <text:p>4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4199819723941" calcext:value-type="float">
            <text:p>4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5268347354867" calcext:value-type="float">
            <text:p>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6338874170514" calcext:value-type="float">
            <text:p>4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7411415669622" calcext:value-type="float">
            <text:p>4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848598747191" calcext:value-type="float">
            <text:p>4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9562605319578" calcext:value-type="float">
            <text:p>4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0641285078824" calcext:value-type="float">
            <text:p>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1722042741392" calcext:value-type="float">
            <text:p>4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280489442613" calcext:value-type="float">
            <text:p>4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3889856380583" calcext:value-type="float">
            <text:p>4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4976944982595" calcext:value-type="float">
            <text:p>4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6066176741947" calcext:value-type="float">
            <text:p>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7157568302014" calcext:value-type="float">
            <text:p>4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8251136441437" calcext:value-type="float">
            <text:p>4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9346898075834" calcext:value-type="float">
            <text:p>4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0444870259526" calcext:value-type="float">
            <text:p>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1545070187291" calcext:value-type="float">
            <text:p>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2647515196146" calcext:value-type="float">
            <text:p>4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3752222767147" calcext:value-type="float">
            <text:p>4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4859210527229" calcext:value-type="float">
            <text:p>4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5968496251058" calcext:value-type="float">
            <text:p>4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7080097862924" calcext:value-type="float">
            <text:p>4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8194033438653" calcext:value-type="float">
            <text:p>4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9310321207551" calcext:value-type="float">
            <text:p>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0428979554377" calcext:value-type="float">
            <text:p>4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1550027021347" calcext:value-type="float">
            <text:p>4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2673482310164" calcext:value-type="float">
            <text:p>4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3799364284084" calcext:value-type="float">
            <text:p>4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4927691970011" calcext:value-type="float">
            <text:p>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6058484560621" calcext:value-type="float">
            <text:p>4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7191761416525" calcext:value-type="float">
            <text:p>4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8327542068459" calcext:value-type="float">
            <text:p>4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9465846219513" calcext:value-type="float">
            <text:p>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0606693747387" calcext:value-type="float">
            <text:p>4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1750104706692" calcext:value-type="float">
            <text:p>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2896099331282" calcext:value-type="float">
            <text:p>4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4044698036617" calcext:value-type="float">
            <text:p>4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519592142217" calcext:value-type="float">
            <text:p>4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6349790273874" calcext:value-type="float">
            <text:p>4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7506325566599" calcext:value-type="float">
            <text:p>4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8665548466676" calcext:value-type="float">
            <text:p>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9827480334453" calcext:value-type="float">
            <text:p>4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0992142726905" calcext:value-type="float">
            <text:p>4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2159557400269" calcext:value-type="float">
            <text:p>4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3329746312737" calcext:value-type="float">
            <text:p>4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450273162718" calcext:value-type="float">
            <text:p>4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5678535713925" calcext:value-type="float">
            <text:p>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685718115357" calcext:value-type="float">
            <text:p>4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8038690739853" calcext:value-type="float">
            <text:p>4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9223087482556" calcext:value-type="float">
            <text:p>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0410394610472" calcext:value-type="float">
            <text:p>4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1600635574408" calcext:value-type="float">
            <text:p>4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2793834050242" calcext:value-type="float">
            <text:p>4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3990013942033" calcext:value-type="float">
            <text:p>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5189199385176" calcext:value-type="float">
            <text:p>4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6391414749625" calcext:value-type="float">
            <text:p>4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7596684643144" calcext:value-type="float">
            <text:p>4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8805033914642" calcext:value-type="float">
            <text:p>4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0016487657539" calcext:value-type="float">
            <text:p>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123107121321" calcext:value-type="float">
            <text:p>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2448810174469" calcext:value-type="float">
            <text:p>4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3669730389128" calcext:value-type="float">
            <text:p>4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4893857963605" calcext:value-type="float">
            <text:p>4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6121219266601" calcext:value-type="float">
            <text:p>4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7351840932836" calcext:value-type="float">
            <text:p>4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8585749866859" calcext:value-type="float">
            <text:p>4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9822973246906" calcext:value-type="float">
            <text:p>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1063538528844" calcext:value-type="float">
            <text:p>4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2307473450175" calcext:value-type="float">
            <text:p>4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3554806034108" calcext:value-type="float">
            <text:p>4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4805564593711" calcext:value-type="float">
            <text:p>4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6059777736126" calcext:value-type="float">
            <text:p>4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7317474366869" calcext:value-type="float">
            <text:p>4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8578683694197" calcext:value-type="float">
            <text:p>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9843435233562" calcext:value-type="float">
            <text:p>4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1111758812136" calcext:value-type="float">
            <text:p>4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238368457343" calcext:value-type="float">
            <text:p>4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3659242981977" calcext:value-type="float">
            <text:p>4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493846482812" calcext:value-type="float">
            <text:p>4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6221381232874" calcext:value-type="float">
            <text:p>4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7508023652885" calcext:value-type="float">
            <text:p>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8798423885472" calcext:value-type="float">
            <text:p>4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0092614073767" calcext:value-type="float">
            <text:p>5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1390626711951" calcext:value-type="float">
            <text:p>5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2692494650581" calcext:value-type="float">
            <text:p>5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3998251102023" calcext:value-type="float">
            <text:p>5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5307929645983" calcext:value-type="float">
            <text:p>5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6621564235138" calcext:value-type="float">
            <text:p>5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7939189200885" calcext:value-type="float">
            <text:p>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926083925918" calcext:value-type="float">
            <text:p>5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0586549516508" calcext:value-type="float">
            <text:p>5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1916355475951" calcext:value-type="float">
            <text:p>5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325029304338" calcext:value-type="float">
            <text:p>5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4588398533762" calcext:value-type="float">
            <text:p>5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5930708677593" calcext:value-type="float">
            <text:p>5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7277260627445" calcext:value-type="float">
            <text:p>5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8628091964661" calcext:value-type="float">
            <text:p>5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998324070615" calcext:value-type="float">
            <text:p>5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1342745311343" calcext:value-type="float">
            <text:p>5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2706644689271" calcext:value-type="float">
            <text:p>5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4074978205784" calcext:value-type="float">
            <text:p>5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5447785690914" calcext:value-type="float">
            <text:p>5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682510744639" calcext:value-type="float">
            <text:p>5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8206984253289" calcext:value-type="float">
            <text:p>5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9593457379855" calcext:value-type="float">
            <text:p>5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0984568589467" calcext:value-type="float">
            <text:p>5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2380360148769" calcext:value-type="float">
            <text:p>5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3780874835963" calcext:value-type="float">
            <text:p>5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5186155949277" calcext:value-type="float">
            <text:p>5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6596247315599" calcext:value-type="float">
            <text:p>5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8011193299295" calcext:value-type="float">
            <text:p>5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9431038811196" calcext:value-type="float">
            <text:p>5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085582931779" calcext:value-type="float">
            <text:p>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2285610850585" calcext:value-type="float">
            <text:p>5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372043001568" calcext:value-type="float">
            <text:p>5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5160334003534" calcext:value-type="float">
            <text:p>5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6605370598938" calcext:value-type="float">
            <text:p>5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8055588191195" calcext:value-type="float">
            <text:p>5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9511035784525" calcext:value-type="float">
            <text:p>5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0971763008678" calcext:value-type="float">
            <text:p>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243782012979" calcext:value-type="float">
            <text:p>5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3909258061457" calcext:value-type="float">
            <text:p>5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5386128376055" calcext:value-type="float">
            <text:p>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6868483316305" calcext:value-type="float">
            <text:p>5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8356375807091" calcext:value-type="float">
            <text:p>5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9849859467529" calcext:value-type="float">
            <text:p>5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1348988623306" calcext:value-type="float">
            <text:p>5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285381831929" calcext:value-type="float">
            <text:p>5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4364404332422" calcext:value-type="float">
            <text:p>5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5880803184884" calcext:value-type="float">
            <text:p>5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7403072157574" calcext:value-type="float">
            <text:p>5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8931269303874" calcext:value-type="float">
            <text:p>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0465453463728" calcext:value-type="float">
            <text:p>5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2005684278047" calcext:value-type="float">
            <text:p>5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3552022203428" calcext:value-type="float">
            <text:p>5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5104528527218" calcext:value-type="float">
            <text:p>5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6663265382924" calcext:value-type="float">
            <text:p>5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8228295765967" calcext:value-type="float">
            <text:p>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9799683549815" calcext:value-type="float">
            <text:p>5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1377493502475" calcext:value-type="float">
            <text:p>5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2961791303387" calcext:value-type="float">
            <text:p>5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4552643560694" calcext:value-type="float">
            <text:p>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615011782894" calcext:value-type="float">
            <text:p>5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7754282627167" calcext:value-type="float">
            <text:p>5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9365207457454" calcext:value-type="float">
            <text:p>5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0982962823899" calcext:value-type="float">
            <text:p>5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2607620252044" calcext:value-type="float">
            <text:p>5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4239252308787" calcext:value-type="float">
            <text:p>5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5877932622757" calcext:value-type="float">
            <text:p>5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7523735905196" calcext:value-type="float">
            <text:p>5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9176737971354" calcext:value-type="float">
            <text:p>5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0837015762394" calcext:value-type="float">
            <text:p>6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250464736786" calcext:value-type="float">
            <text:p>6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4179712048677" calcext:value-type="float">
            <text:p>6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5862290260749" calcext:value-type="float">
            <text:p>6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7552463679125" calcext:value-type="float">
            <text:p>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9250315222795" calcext:value-type="float">
            <text:p>6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0955929080092" calcext:value-type="float">
            <text:p>6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2669390734752" calcext:value-type="float">
            <text:p>6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4390786992644" calcext:value-type="float">
            <text:p>6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6120206009168" calcext:value-type="float">
            <text:p>6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7857737317379" calcext:value-type="float">
            <text:p>6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9603471856826" calcext:value-type="float">
            <text:p>6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1357502003154" calcext:value-type="float">
            <text:p>6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3119921598469" calcext:value-type="float">
            <text:p>6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4890825982513" calcext:value-type="float">
            <text:p>6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6670312024658" calcext:value-type="float">
            <text:p>6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8458478156754" calcext:value-type="float">
            <text:p>6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0255424406853" calcext:value-type="float">
            <text:p>6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2061252433837" calcext:value-type="float">
            <text:p>6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3876065562986" calcext:value-type="float">
            <text:p>6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5699968822518" calcext:value-type="float">
            <text:p>6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7533068981103" calcext:value-type="float">
            <text:p>6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937547458644" calcext:value-type="float">
            <text:p>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1227296004868" calcext:value-type="float">
            <text:p>6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3088645462098" calcext:value-type="float">
            <text:p>6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4959637085067" calcext:value-type="float">
            <text:p>6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6840386944974" calcext:value-type="float">
            <text:p>6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8731013101527" calcext:value-type="float">
            <text:p>6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0631635648444" calcext:value-type="float">
            <text:p>6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2542376760254" calcext:value-type="float">
            <text:p>6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4463360740434" calcext:value-type="float">
            <text:p>6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6394714070941" calcext:value-type="float">
            <text:p>6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833656546318" calcext:value-type="float">
            <text:p>6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028904591045" calcext:value-type="float">
            <text:p>6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2252288741935" calcext:value-type="float">
            <text:p>6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4226429678291" calcext:value-type="float">
            <text:p>6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621160688887" calcext:value-type="float">
            <text:p>6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8207961050662" calcext:value-type="float">
            <text:p>6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0215635409003" calcext:value-type="float">
            <text:p>6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2234775840114" calcext:value-type="float">
            <text:p>6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4265530915537" calcext:value-type="float">
            <text:p>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6308051968547" calcext:value-type="float">
            <text:p>6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8362493162599" calcext:value-type="float">
            <text:p>6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0429011561886" calcext:value-type="float">
            <text:p>6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2507767204102" calcext:value-type="float">
            <text:p>6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4598923175475" calcext:value-type="float">
            <text:p>6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6702645688164" calcext:value-type="float">
            <text:p>6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8819104160107" calcext:value-type="float">
            <text:p>6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0948471297409" calcext:value-type="float">
            <text:p>6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3090923179381" calcext:value-type="float">
            <text:p>6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5246639346313" calcext:value-type="float">
            <text:p>6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741580289011" calcext:value-type="float">
            <text:p>6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9598600547875" calcext:value-type="float">
            <text:p>7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1795222798577" calcext:value-type="float">
            <text:p>7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4005863962923" calcext:value-type="float">
            <text:p>7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6230722306542" calcext:value-type="float">
            <text:p>7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847000014665" calcext:value-type="float">
            <text:p>7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0723903962291" calcext:value-type="float">
            <text:p>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2992644508344" calcext:value-type="float">
            <text:p>7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5276436933413" calcext:value-type="float">
            <text:p>7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7575500901781" calcext:value-type="float">
            <text:p>7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9890060719596" calcext:value-type="float">
            <text:p>7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2220345465445" calcext:value-type="float">
            <text:p>7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4566589125532" calcext:value-type="float">
            <text:p>7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6929030733624" calcext:value-type="float">
            <text:p>7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9307914515986" calcext:value-type="float">
            <text:p>7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170349004151" calcext:value-type="float">
            <text:p>7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4116012377275" calcext:value-type="float">
            <text:p>7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6545742249749" calcext:value-type="float">
            <text:p>7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899294621191" calcext:value-type="float">
            <text:p>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1457896816516" calcext:value-type="float">
            <text:p>7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394087279583" calcext:value-type="float">
            <text:p>7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6442159248055" calcext:value-type="float">
            <text:p>7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8962047830805" calcext:value-type="float">
            <text:p>7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1500836961919" calcext:value-type="float">
            <text:p>7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4058832027962" calcext:value-type="float">
            <text:p>7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6636345600758" calcext:value-type="float">
            <text:p>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9233697662324" calcext:value-type="float">
            <text:p>7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1851215838621" calcext:value-type="float">
            <text:p>7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4489235642507" calcext:value-type="float">
            <text:p>7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7148100726346" calcext:value-type="float">
            <text:p>7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982816314473" calcext:value-type="float">
            <text:p>7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2529783627808" calcext:value-type="float">
            <text:p>7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5253331865715" calcext:value-type="float">
            <text:p>7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7999186804672" calcext:value-type="float">
            <text:p>7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0767736955326" calcext:value-type="float">
            <text:p>7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3559380713915" calcext:value-type="float">
            <text:p>7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6374526696932" calcext:value-type="float">
            <text:p>7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9213594089956" calcext:value-type="float">
            <text:p>7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2077013011365" calcext:value-type="float">
            <text:p>7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4965224891718" calcext:value-type="float">
            <text:p>7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7878682869587" calcext:value-type="float">
            <text:p>7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0817852204733" calcext:value-type="float">
            <text:p>8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3783210709499" calcext:value-type="float">
            <text:p>8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6775249199443" calcext:value-type="float">
            <text:p>8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9794471964177" calcext:value-type="float">
            <text:p>8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2841397259563" calcext:value-type="float">
            <text:p>8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5916557822404" calcext:value-type="float">
            <text:p>8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9020501408859" calcext:value-type="float">
            <text:p>8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2153791357926" calcext:value-type="float">
            <text:p>8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5317007181376" calcext:value-type="float">
            <text:p>8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8510745181655" calcext:value-type="float">
            <text:p>8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1735619099323" calcext:value-type="float">
            <text:p>8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4992260791756" calcext:value-type="float">
            <text:p>8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8281320944924" calcext:value-type="float">
            <text:p>8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1603469820181" calcext:value-type="float">
            <text:p>8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4959398038145" calcext:value-type="float">
            <text:p>8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8349817401892" calcext:value-type="float">
            <text:p>8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1775461761833" calcext:value-type="float">
            <text:p>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523708792484" calcext:value-type="float">
            <text:p>8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8735476610307" calcext:value-type="float">
            <text:p>8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2271433456117" calcext:value-type="float">
            <text:p>8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5845790077623" calcext:value-type="float">
            <text:p>8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9459405183027" calcext:value-type="float">
            <text:p>8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3113165748763" calcext:value-type="float">
            <text:p>8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6807988258812" calcext:value-type="float">
            <text:p>8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0544820012096" calcext:value-type="float">
            <text:p>8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4324640502509" calcext:value-type="float">
            <text:p>8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8148462876414" calcext:value-type="float">
            <text:p>8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2017335472891" calcext:value-type="float">
            <text:p>8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5932343452369" calcext:value-type="float">
            <text:p>8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9894610519796" calcext:value-type="float">
            <text:p>9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390530074895" calcext:value-type="float">
            <text:p>9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796562051506" calcext:value-type="float">
            <text:p>9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2076820543516" calcext:value-type="float">
            <text:p>9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6240198083063" calcext:value-type="float">
            <text:p>9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0457099212649" calcext:value-type="float">
            <text:p>9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4728921291814" calcext:value-type="float">
            <text:p>9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9057115565447" calcext:value-type="float">
            <text:p>9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3443189934631" calcext:value-type="float">
            <text:p>9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7888711906402" calcext:value-type="float">
            <text:p>9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2395311736353" calcext:value-type="float">
            <text:p>9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6964685779345" calcext:value-type="float">
            <text:p>9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1598600064985" calcext:value-type="float">
            <text:p>9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6298894116075" calcext:value-type="float">
            <text:p>9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1067485030037" calcext:value-type="float">
            <text:p>9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5906371845196" calcext:value-type="float">
            <text:p>9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0817640215968" calcext:value-type="float">
            <text:p>9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580346742342" calcext:value-type="float">
            <text:p>9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0866127750291" calcext:value-type="float">
            <text:p>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6007998252571" calcext:value-type="float">
            <text:p>9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1231564963067" calcext:value-type="float">
            <text:p>9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6539429566092" calcext:value-type="float">
            <text:p>9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193431658662" calcext:value-type="float">
            <text:p>10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741908114193" calcext:value-type="float">
            <text:p>10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299671730912" calcext:value-type="float">
            <text:p>10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867036716765" calcext:value-type="float">
            <text:p>10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2.444333058312" calcext:value-type="float">
            <text:p>10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031907580581" calcext:value-type="float">
            <text:p>10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630125096633" calcext:value-type="float">
            <text:p>10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239369656045" calcext:value-type="float">
            <text:p>10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860045902651" calcext:value-type="float">
            <text:p>10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5.49258055313" calcext:value-type="float">
            <text:p>10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137424009515" calcext:value-type="float">
            <text:p>10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795052120344" calcext:value-type="float">
            <text:p>10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7.465968107107" calcext:value-type="float">
            <text:p>10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150704674832" calcext:value-type="float">
            <text:p>10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849826328219" calcext:value-type="float">
            <text:p>10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9.563931917654" calcext:value-type="float">
            <text:p>10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0.293657442866" calcext:value-type="float">
            <text:p>1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039679145944" calcext:value-type="float">
            <text:p>1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802716930097" calcext:value-type="float">
            <text:p>1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2.583538145892" calcext:value-type="float">
            <text:p>1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3.382961793155" calcext:value-type="float">
            <text:p>1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4.201863194099" calcext:value-type="float">
            <text:p>1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041179202178" calcext:value-type="float">
            <text:p>1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901914021552" calcext:value-type="float">
            <text:p>1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6.785145724571" calcext:value-type="float">
            <text:p>1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7.692033569526" calcext:value-type="float">
            <text:p>1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8.623826238721" calcext:value-type="float">
            <text:p>1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9.581871138416" calcext:value-type="float">
            <text:p>1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0.567624928083" calcext:value-type="float">
            <text:p>1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1.582665477894" calcext:value-type="float">
            <text:p>1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2.628705491785" calcext:value-type="float">
            <text:p>1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3.707608080495" calcext:value-type="float">
            <text:p>1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4.821404627001" calcext:value-type="float">
            <text:p>1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5.972315358661" calcext:value-type="float">
            <text:p>1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7.162773129974" calcext:value-type="float">
            <text:p>1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8.395451032228" calcext:value-type="float">
            <text:p>1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9.673294588095" calcext:value-type="float">
            <text:p>1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0.999559469448" calcext:value-type="float">
            <text:p>1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2.377855907335" calcext:value-type="float">
            <text:p>1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3.812201260551" calcext:value-type="float">
            <text:p>1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5.307082596252" calcext:value-type="float">
            <text:p>1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6.867531643718" calcext:value-type="float">
            <text:p>1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8.499215154752" calcext:value-type="float">
            <text:p>1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0.208544603661" calcext:value-type="float">
            <text:p>1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2.002810376019" calcext:value-type="float">
            <text:p>1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3.890347259355" calcext:value-type="float">
            <text:p>1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5.880740354051" calcext:value-type="float">
            <text:p>1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7.985083760064" calcext:value-type="float">
            <text:p>1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0.216309009416" calcext:value-type="float">
            <text:p>15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2.589606898978" calcext:value-type="float">
            <text:p>15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5.122976235362" calcext:value-type="float">
            <text:p>1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7.837947827056" calcext:value-type="float">
            <text:p>1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0.760554839443" calcext:value-type="float">
            <text:p>1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3.922656494281" calcext:value-type="float">
            <text:p>1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7.36378011576" calcext:value-type="float">
            <text:p>1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1.133743307258" calcext:value-type="float">
            <text:p>1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5.296485220319" calcext:value-type="float">
            <text:p>17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9.935836500771" calcext:value-type="float">
            <text:p>17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5.164523997075" calcext:value-type="float">
            <text:p>1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1.138834509991" calcext:value-type="float">
            <text:p>19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8.083762888054" calcext:value-type="float">
            <text:p>1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6.339013153023" calcext:value-type="float">
            <text:p>20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6.450403726818" calcext:value-type="float">
            <text:p>2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9.372734522645" calcext:value-type="float">
            <text:p>2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6.996482196973" calcext:value-type="float">
            <text:p>2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3.894169790442" calcext:value-type="float">
            <text:p>2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6.516067640785" calcext:value-type="float">
            <text:p>3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0111P0" style:volatile="true" number:language="en" number:country="IE">
      <number:text>€</number:text>
      <number:number number:decimal-places="0" number:min-integer-digits="1" number:grouping="true"/>
    </number:number-style>
    <number:number-style style:name="N10111" number:language="en" number:country="IE">
      <number:text>-€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7" number:language="en" number:country="IE">
      <number:day number:style="long"/>
      <number:text>-</number:text>
      <number:month number:textual="true"/>
    </number:date-style>
    <number:date-style style:name="N10118" number:language="en" number:country="IE">
      <number:month number:textual="true"/>
      <number:text>-</number:text>
      <number:year/>
    </number:date-style>
    <number:time-style style:name="N10119" number:language="en" number:country="IE">
      <number:hours/>
      <number:text>:</number:text>
      <number:minutes number:style="long"/>
      <number:text> </number:text>
      <number:am-pm/>
    </number:time-style>
    <number:time-style style:name="N1012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en" number:country="IE">
      <number:number number:decimal-places="0" number:min-integer-digits="1" number:grouping="true"/>
    </number:number-style>
    <number:number-style style:name="N10122" number:language="en" number:country="IE"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0" number:min-integer-digits="1" number:grouping="true"/>
    </number:number-style>
    <number:number-style style:name="N10123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number:min-integer-digits="1" number:grouping="true"/>
    </number:number-style>
    <number:number-style style:name="N10124" number:language="en" number:country="IE"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number:min-integer-digits="1" number:grouping="true"/>
    </number:number-style>
    <number:number-style style:name="N10125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IE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I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9P2" style:volatile="true" number:language="en" number:country="IE">
      <loext:fill-character> </loext:fill-character>
      <number:text>- </number:text>
    </number:number-style>
    <number:text-style style:name="N10129" number:language="en" number:country="I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I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I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0133P2" style:volatile="true" number:language="en" number:country="IE">
      <number:text> €</number:text>
      <loext:fill-character> </loext:fill-character>
      <number:text>- </number:text>
    </number:number-style>
    <number:text-style style:name="N10133" number:language="en" number:country="I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IE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I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7P2" style:volatile="true" number:language="en" number:country="IE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I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I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n" number:country="I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0141P2" style:volatile="true" number:language="en" number:country="I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n" number:country="I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Lucida Sans" fo:font-family="'Lucida Sans'" style:font-family-generic="swiss" fo:font-size="9.5pt" fo:font-style="normal" fo:text-shadow="none" style:text-underline-style="none" fo:font-weight="bold" style:font-size-asian="9.5pt" style:font-style-asian="normal" style:font-weight-asian="bold" style:font-name-complex="Lucida Sans" style:font-family-complex="'Lucida Sans'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5:10:13.809290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Stoker</meta:initial-creator>
    <meta:editing-cycles>13</meta:editing-cycles>
    <meta:creation-date>2007-04-15T21:31:58</meta:creation-date>
    <dc:date>2015-04-21T15:27:42.670545981</dc:date>
    <dc:language>en-US</dc:language>
    <meta:editing-duration>PT1H38M7S</meta:editing-duration>
    <meta:generator>LibreOffice/4.3.6.2$Linux_X86_64 LibreOffice_project/430m0$Build-2</meta:generator>
    <meta:document-statistic meta:table-count="3" meta:cell-count="4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